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6fc6" officeooo:paragraph-rsid="03fee73b" style:font-weight-asian="bold" style:font-weight-complex="bold"/>
    </style:style>
    <style:style style:name="P227" style:family="paragraph" style:parent-style-name="Standard">
      <style:text-properties fo:font-weight="bold" officeooo:rsid="021f89b9" officeooo:paragraph-rsid="021f89b9" style:font-weight-asian="bold" style:font-weight-complex="bold"/>
    </style:style>
    <style:style style:name="P228" style:family="paragraph" style:parent-style-name="Standard">
      <style:text-properties fo:font-weight="bold" officeooo:rsid="021f89b9" officeooo:paragraph-rsid="02cbdee7" style:font-weight-asian="bold" style:font-weight-complex="bold"/>
    </style:style>
    <style:style style:name="P229" style:family="paragraph" style:parent-style-name="Standard">
      <style:text-properties fo:font-weight="bold" officeooo:rsid="02289604" officeooo:paragraph-rsid="02289604" style:font-weight-asian="bold" style:font-weight-complex="bold"/>
    </style:style>
    <style:style style:name="P230" style:family="paragraph" style:parent-style-name="Standard">
      <style:text-properties fo:font-weight="bold" officeooo:rsid="022959d7" officeooo:paragraph-rsid="022959d7" style:font-weight-asian="bold" style:font-weight-complex="bold"/>
    </style:style>
    <style:style style:name="P231" style:family="paragraph" style:parent-style-name="Standard">
      <style:text-properties fo:font-weight="bold" officeooo:rsid="02124c12" officeooo:paragraph-rsid="02cbdee7" style:font-weight-asian="bold" style:font-weight-complex="bold"/>
    </style:style>
    <style:style style:name="P232" style:family="paragraph" style:parent-style-name="Standard">
      <style:text-properties fo:font-weight="bold" officeooo:rsid="0378079b" officeooo:paragraph-rsid="0378079b" style:font-weight-asian="bold" style:font-weight-complex="bold"/>
    </style:style>
    <style:style style:name="P233" style:family="paragraph" style:parent-style-name="Standard">
      <style:text-properties fo:font-weight="bold" officeooo:rsid="0378079b" officeooo:paragraph-rsid="03ff21cb" style:font-weight-asian="bold" style:font-weight-complex="bold"/>
    </style:style>
    <style:style style:name="P234" style:family="paragraph" style:parent-style-name="Standard">
      <style:text-properties fo:font-weight="bold" officeooo:rsid="018f04eb" officeooo:paragraph-rsid="02cbdee7" style:font-weight-asian="bold" style:font-weight-complex="bold"/>
    </style:style>
    <style:style style:name="P235" style:family="paragraph" style:parent-style-name="Standard">
      <style:text-properties fo:font-weight="bold" officeooo:rsid="018f04eb" officeooo:paragraph-rsid="0377cd6c" style:font-weight-asian="bold" style:font-weight-complex="bold"/>
    </style:style>
    <style:style style:name="P236" style:family="paragraph" style:parent-style-name="Standard">
      <style:text-properties fo:font-weight="bold" officeooo:rsid="04000bc8" officeooo:paragraph-rsid="04000bc8" style:font-weight-asian="bold" style:font-weight-complex="bold"/>
    </style:style>
    <style:style style:name="P237" style:family="paragraph" style:parent-style-name="Standard">
      <style:text-properties fo:font-weight="bold" officeooo:rsid="043523d9" officeooo:paragraph-rsid="043523d9" style:font-weight-asian="bold" style:font-weight-complex="bold"/>
    </style:style>
    <style:style style:name="P238" style:family="paragraph" style:parent-style-name="Standard">
      <style:text-properties fo:font-weight="bold" officeooo:rsid="0436dd86" officeooo:paragraph-rsid="0437550b" style:font-weight-asian="bold" style:font-weight-complex="bold"/>
    </style:style>
    <style:style style:name="P239" style:family="paragraph" style:parent-style-name="Standard">
      <style:text-properties fo:font-weight="bold" officeooo:rsid="0144eded" officeooo:paragraph-rsid="0144eded" fo:background-color="#ffffff" style:font-weight-asian="bold" style:font-weight-complex="bold"/>
    </style:style>
    <style:style style:name="P240" style:family="paragraph" style:parent-style-name="Standard">
      <style:text-properties fo:font-weight="bold" officeooo:rsid="014d3006" officeooo:paragraph-rsid="014f5982" fo:background-color="#ffffff" style:font-weight-asian="bold" style:font-weight-complex="bold"/>
    </style:style>
    <style:style style:name="P241" style:family="paragraph" style:parent-style-name="Standard">
      <style:text-properties officeooo:rsid="007195fe" officeooo:paragraph-rsid="007195fe"/>
    </style:style>
    <style:style style:name="P242" style:family="paragraph" style:parent-style-name="Standard">
      <style:text-properties officeooo:rsid="006fd03b" officeooo:paragraph-rsid="006fd03b"/>
    </style:style>
    <style:style style:name="P243" style:family="paragraph" style:parent-style-name="Standard">
      <style:text-properties officeooo:rsid="0072bad2" officeooo:paragraph-rsid="0072bad2"/>
    </style:style>
    <style:style style:name="P244" style:family="paragraph" style:parent-style-name="Standard">
      <style:text-properties officeooo:rsid="0073b5f0" officeooo:paragraph-rsid="0073b5f0"/>
    </style:style>
    <style:style style:name="P245" style:family="paragraph" style:parent-style-name="Standard">
      <style:text-properties officeooo:rsid="00778e76" officeooo:paragraph-rsid="00778e76"/>
    </style:style>
    <style:style style:name="P246" style:family="paragraph" style:parent-style-name="Standard">
      <style:text-properties officeooo:rsid="0078fd99" officeooo:paragraph-rsid="0078fd99"/>
    </style:style>
    <style:style style:name="P247" style:family="paragraph" style:parent-style-name="Standard">
      <style:text-properties officeooo:rsid="0078fd99" officeooo:paragraph-rsid="007a4369"/>
    </style:style>
    <style:style style:name="P248" style:family="paragraph" style:parent-style-name="Standard">
      <style:text-properties officeooo:rsid="007aba7d" officeooo:paragraph-rsid="007aba7d"/>
    </style:style>
    <style:style style:name="P249" style:family="paragraph" style:parent-style-name="Standard">
      <style:text-properties officeooo:rsid="007bc79f" officeooo:paragraph-rsid="007bc79f"/>
    </style:style>
    <style:style style:name="P250" style:family="paragraph" style:parent-style-name="Standard">
      <style:text-properties officeooo:rsid="007cba1b" officeooo:paragraph-rsid="007cba1b"/>
    </style:style>
    <style:style style:name="P251" style:family="paragraph" style:parent-style-name="Standard">
      <style:text-properties officeooo:rsid="007f062e" officeooo:paragraph-rsid="007f062e"/>
    </style:style>
    <style:style style:name="P252" style:family="paragraph" style:parent-style-name="Standard">
      <style:text-properties officeooo:rsid="00802ca0" officeooo:paragraph-rsid="008165cb"/>
    </style:style>
    <style:style style:name="P253" style:family="paragraph" style:parent-style-name="Standard">
      <style:text-properties officeooo:rsid="00802ca0" officeooo:paragraph-rsid="009b3ae8"/>
    </style:style>
    <style:style style:name="P254" style:family="paragraph" style:parent-style-name="Standard">
      <style:text-properties officeooo:rsid="00821830" officeooo:paragraph-rsid="00821830"/>
    </style:style>
    <style:style style:name="P255" style:family="paragraph" style:parent-style-name="Standard">
      <style:text-properties officeooo:rsid="00830b2e" officeooo:paragraph-rsid="00830b2e"/>
    </style:style>
    <style:style style:name="P256" style:family="paragraph" style:parent-style-name="Standard">
      <style:text-properties officeooo:rsid="0084c640" officeooo:paragraph-rsid="0084c640"/>
    </style:style>
    <style:style style:name="P257" style:family="paragraph" style:parent-style-name="Standard">
      <style:text-properties officeooo:rsid="0086a72b" officeooo:paragraph-rsid="0086a72b"/>
    </style:style>
    <style:style style:name="P258" style:family="paragraph" style:parent-style-name="Standard">
      <style:text-properties officeooo:rsid="00871f61" officeooo:paragraph-rsid="00871f61"/>
    </style:style>
    <style:style style:name="P259" style:family="paragraph" style:parent-style-name="Standard">
      <style:text-properties officeooo:rsid="0088446e" officeooo:paragraph-rsid="0088446e"/>
    </style:style>
    <style:style style:name="P260" style:family="paragraph" style:parent-style-name="Standard">
      <style:text-properties officeooo:rsid="00897cf1" officeooo:paragraph-rsid="00897cf1"/>
    </style:style>
    <style:style style:name="P261" style:family="paragraph" style:parent-style-name="Standard">
      <style:text-properties fo:font-weight="normal" officeooo:rsid="008a7b22" officeooo:paragraph-rsid="008a7b22" style:font-weight-asian="normal" style:font-weight-complex="normal"/>
    </style:style>
    <style:style style:name="P262" style:family="paragraph" style:parent-style-name="Standard">
      <style:text-properties fo:font-weight="normal" officeooo:rsid="008bfe36" officeooo:paragraph-rsid="008bfe36" style:font-weight-asian="normal" style:font-weight-complex="normal"/>
    </style:style>
    <style:style style:name="P263" style:family="paragraph" style:parent-style-name="Standard">
      <style:text-properties fo:font-weight="normal" officeooo:rsid="008dc251" officeooo:paragraph-rsid="008dc251" style:font-weight-asian="normal" style:font-weight-complex="normal"/>
    </style:style>
    <style:style style:name="P264" style:family="paragraph" style:parent-style-name="Standard">
      <style:text-properties fo:font-weight="normal" officeooo:rsid="008fbe2e" officeooo:paragraph-rsid="008fbe2e" style:font-weight-asian="normal" style:font-weight-complex="normal"/>
    </style:style>
    <style:style style:name="P265" style:family="paragraph" style:parent-style-name="Standard">
      <style:text-properties fo:font-weight="normal" officeooo:rsid="00924519" officeooo:paragraph-rsid="00924519" style:font-weight-asian="normal" style:font-weight-complex="normal"/>
    </style:style>
    <style:style style:name="P266" style:family="paragraph" style:parent-style-name="Standard">
      <style:text-properties fo:font-weight="normal" officeooo:rsid="009343b3" officeooo:paragraph-rsid="009343b3" style:font-weight-asian="normal" style:font-weight-complex="normal"/>
    </style:style>
    <style:style style:name="P267" style:family="paragraph" style:parent-style-name="Standard">
      <style:text-properties fo:font-weight="normal" officeooo:rsid="0093bcbc" officeooo:paragraph-rsid="0093bcbc" style:font-weight-asian="normal" style:font-weight-complex="normal"/>
    </style:style>
    <style:style style:name="P268" style:family="paragraph" style:parent-style-name="Standard">
      <style:text-properties fo:font-weight="normal" officeooo:rsid="00941cfe" officeooo:paragraph-rsid="00941cfe" style:font-weight-asian="normal" style:font-weight-complex="normal"/>
    </style:style>
    <style:style style:name="P269" style:family="paragraph" style:parent-style-name="Standard">
      <style:text-properties fo:font-weight="normal" officeooo:rsid="0094a3c3" officeooo:paragraph-rsid="0094a3c3" style:font-weight-asian="normal" style:font-weight-complex="normal"/>
    </style:style>
    <style:style style:name="P270" style:family="paragraph" style:parent-style-name="Standard">
      <style:text-properties fo:font-weight="normal" officeooo:rsid="0095ff25" officeooo:paragraph-rsid="0095ff25" style:font-weight-asian="normal" style:font-weight-complex="normal"/>
    </style:style>
    <style:style style:name="P271" style:family="paragraph" style:parent-style-name="Standard">
      <style:text-properties fo:font-weight="normal" officeooo:rsid="0097f5f4" officeooo:paragraph-rsid="0097f5f4" style:font-weight-asian="normal" style:font-weight-complex="normal"/>
    </style:style>
    <style:style style:name="P272" style:family="paragraph" style:parent-style-name="Standard">
      <style:text-properties fo:font-weight="normal" officeooo:rsid="0097f5f4" officeooo:paragraph-rsid="009a0baf" style:font-weight-asian="normal" style:font-weight-complex="normal"/>
    </style:style>
    <style:style style:name="P273" style:family="paragraph" style:parent-style-name="Standard">
      <style:text-properties fo:font-weight="normal" officeooo:rsid="009812b9" officeooo:paragraph-rsid="009812b9" style:font-weight-asian="normal" style:font-weight-complex="normal"/>
    </style:style>
    <style:style style:name="P274" style:family="paragraph" style:parent-style-name="Standard">
      <style:text-properties fo:font-weight="normal" officeooo:rsid="009a0baf" officeooo:paragraph-rsid="009a0baf" style:font-weight-asian="normal" style:font-weight-complex="normal"/>
    </style:style>
    <style:style style:name="P275" style:family="paragraph" style:parent-style-name="Standard">
      <style:text-properties fo:font-weight="normal" officeooo:rsid="009b7ef9" officeooo:paragraph-rsid="009b7ef9" style:font-weight-asian="normal" style:font-weight-complex="normal"/>
    </style:style>
    <style:style style:name="P276" style:family="paragraph" style:parent-style-name="Standard">
      <style:text-properties fo:font-weight="normal" officeooo:rsid="009b96ec" officeooo:paragraph-rsid="009d3a56" style:font-weight-asian="normal" style:font-weight-complex="normal"/>
    </style:style>
    <style:style style:name="P277" style:family="paragraph" style:parent-style-name="Standard">
      <style:text-properties fo:font-weight="normal" officeooo:rsid="009b96ec" officeooo:paragraph-rsid="00a2efb5" style:font-weight-asian="normal" style:font-weight-complex="normal"/>
    </style:style>
    <style:style style:name="P278" style:family="paragraph" style:parent-style-name="Standard">
      <style:text-properties fo:font-weight="normal" officeooo:rsid="009edbd5" officeooo:paragraph-rsid="009edbd5" style:font-weight-asian="normal" style:font-weight-complex="normal"/>
    </style:style>
    <style:style style:name="P279" style:family="paragraph" style:parent-style-name="Standard">
      <style:text-properties fo:font-weight="normal" officeooo:rsid="00a545c3" officeooo:paragraph-rsid="00a545c3" style:font-weight-asian="normal" style:font-weight-complex="normal"/>
    </style:style>
    <style:style style:name="P280" style:family="paragraph" style:parent-style-name="Standard">
      <style:text-properties fo:font-weight="normal" officeooo:rsid="00a180ec" officeooo:paragraph-rsid="00a2efb5" style:font-weight-asian="normal" style:font-weight-complex="normal"/>
    </style:style>
    <style:style style:name="P281" style:family="paragraph" style:parent-style-name="Standard">
      <style:text-properties fo:font-weight="normal" officeooo:rsid="00a6696c" officeooo:paragraph-rsid="00a6696c" style:font-weight-asian="normal" style:font-weight-complex="normal"/>
    </style:style>
    <style:style style:name="P282" style:family="paragraph" style:parent-style-name="Standard">
      <style:text-properties fo:font-weight="normal" officeooo:rsid="00a7dc47" officeooo:paragraph-rsid="00a7dc47" style:font-weight-asian="normal" style:font-weight-complex="normal"/>
    </style:style>
    <style:style style:name="P283" style:family="paragraph" style:parent-style-name="Standard">
      <style:text-properties fo:font-weight="normal" officeooo:rsid="00a9a32b" officeooo:paragraph-rsid="00a9a32b" style:font-weight-asian="normal" style:font-weight-complex="normal"/>
    </style:style>
    <style:style style:name="P284" style:family="paragraph" style:parent-style-name="Standard">
      <style:text-properties fo:font-weight="normal" officeooo:rsid="00a9ae3b" officeooo:paragraph-rsid="00a9ae3b" style:font-weight-asian="normal" style:font-weight-complex="normal"/>
    </style:style>
    <style:style style:name="P285" style:family="paragraph" style:parent-style-name="Standard">
      <style:text-properties fo:font-weight="normal" officeooo:rsid="00a9b17e" officeooo:paragraph-rsid="00a9b17e" style:font-weight-asian="normal" style:font-weight-complex="normal"/>
    </style:style>
    <style:style style:name="P286" style:family="paragraph" style:parent-style-name="Standard">
      <style:text-properties fo:font-weight="normal" officeooo:rsid="00b06325" officeooo:paragraph-rsid="00b06325" style:font-weight-asian="normal" style:font-weight-complex="normal"/>
    </style:style>
    <style:style style:name="P287" style:family="paragraph" style:parent-style-name="Standard">
      <style:text-properties fo:font-weight="normal" officeooo:rsid="00b0c8cf" officeooo:paragraph-rsid="00b0c8cf" style:font-weight-asian="normal" style:font-weight-complex="normal"/>
    </style:style>
    <style:style style:name="P288" style:family="paragraph" style:parent-style-name="Standard">
      <style:text-properties fo:font-weight="normal" officeooo:rsid="00b17afa" officeooo:paragraph-rsid="00b17afa" style:font-weight-asian="normal" style:font-weight-complex="normal"/>
    </style:style>
    <style:style style:name="P289" style:family="paragraph" style:parent-style-name="Standard">
      <style:text-properties fo:font-weight="normal" officeooo:rsid="00b814ef" officeooo:paragraph-rsid="00b814ef" style:font-weight-asian="normal" style:font-weight-complex="normal"/>
    </style:style>
    <style:style style:name="P290" style:family="paragraph" style:parent-style-name="Standard">
      <style:text-properties fo:font-weight="normal" officeooo:rsid="00bb72cc" officeooo:paragraph-rsid="00bb72cc" style:font-weight-asian="normal" style:font-weight-complex="normal"/>
    </style:style>
    <style:style style:name="P291" style:family="paragraph" style:parent-style-name="Standard">
      <style:text-properties fo:font-weight="normal" officeooo:rsid="00be38e9" officeooo:paragraph-rsid="00be38e9" style:font-weight-asian="normal" style:font-weight-complex="normal"/>
    </style:style>
    <style:style style:name="P292" style:family="paragraph" style:parent-style-name="Standard">
      <style:text-properties fo:font-weight="normal" officeooo:rsid="00be553b" officeooo:paragraph-rsid="00be553b" style:font-weight-asian="normal" style:font-weight-complex="normal"/>
    </style:style>
    <style:style style:name="P293" style:family="paragraph" style:parent-style-name="Standard">
      <style:text-properties fo:font-weight="normal" officeooo:rsid="00bee452" officeooo:paragraph-rsid="00bee452" style:font-weight-asian="normal" style:font-weight-complex="normal"/>
    </style:style>
    <style:style style:name="P294" style:family="paragraph" style:parent-style-name="Standard">
      <style:text-properties fo:font-weight="normal" officeooo:rsid="00c24a2e" officeooo:paragraph-rsid="00c24a2e" style:font-weight-asian="normal" style:font-weight-complex="normal"/>
    </style:style>
    <style:style style:name="P295" style:family="paragraph" style:parent-style-name="Standard">
      <style:text-properties fo:font-weight="normal" officeooo:rsid="00c2a9d8" officeooo:paragraph-rsid="00c2a9d8" style:font-weight-asian="normal" style:font-weight-complex="normal"/>
    </style:style>
    <style:style style:name="P296" style:family="paragraph" style:parent-style-name="Standard">
      <style:text-properties fo:font-weight="normal" officeooo:rsid="00c3c64b" officeooo:paragraph-rsid="00c3c64b" style:font-weight-asian="normal" style:font-weight-complex="normal"/>
    </style:style>
    <style:style style:name="P297" style:family="paragraph" style:parent-style-name="Standard">
      <style:text-properties fo:font-weight="normal" officeooo:rsid="00c572b6" officeooo:paragraph-rsid="00c572b6" style:font-weight-asian="normal" style:font-weight-complex="normal"/>
    </style:style>
    <style:style style:name="P298" style:family="paragraph" style:parent-style-name="Standard">
      <style:text-properties fo:font-weight="normal" officeooo:rsid="00c583e0" officeooo:paragraph-rsid="00c583e0" style:font-weight-asian="normal" style:font-weight-complex="normal"/>
    </style:style>
    <style:style style:name="P299" style:family="paragraph" style:parent-style-name="Standard">
      <style:text-properties fo:font-weight="normal" officeooo:rsid="00c76894" officeooo:paragraph-rsid="00c76894" style:font-weight-asian="normal" style:font-weight-complex="normal"/>
    </style:style>
    <style:style style:name="P300" style:family="paragraph" style:parent-style-name="Standard">
      <style:text-properties fo:font-weight="normal" officeooo:rsid="00c76894" officeooo:paragraph-rsid="00c81350" style:font-weight-asian="normal" style:font-weight-complex="normal"/>
    </style:style>
    <style:style style:name="P301" style:family="paragraph" style:parent-style-name="Standard">
      <style:text-properties fo:font-weight="normal" officeooo:rsid="00c8936c" officeooo:paragraph-rsid="00c8936c" style:font-weight-asian="normal" style:font-weight-complex="normal"/>
    </style:style>
    <style:style style:name="P302" style:family="paragraph" style:parent-style-name="Standard">
      <style:text-properties fo:font-weight="normal" officeooo:rsid="00ca6fd0" officeooo:paragraph-rsid="00cc1d13" style:font-weight-asian="normal" style:font-weight-complex="normal"/>
    </style:style>
    <style:style style:name="P303" style:family="paragraph" style:parent-style-name="Standard">
      <style:text-properties fo:font-weight="normal" officeooo:rsid="00cddca0" officeooo:paragraph-rsid="00cddca0" style:font-weight-asian="normal" style:font-weight-complex="normal"/>
    </style:style>
    <style:style style:name="P304" style:family="paragraph" style:parent-style-name="Standard">
      <style:text-properties fo:font-weight="normal" officeooo:rsid="00cddca0" officeooo:paragraph-rsid="00cf2e45" style:font-weight-asian="normal" style:font-weight-complex="normal"/>
    </style:style>
    <style:style style:name="P305" style:family="paragraph" style:parent-style-name="Standard">
      <style:text-properties fo:font-weight="normal" officeooo:rsid="00d094cb" officeooo:paragraph-rsid="00d094cb" style:font-weight-asian="normal" style:font-weight-complex="normal"/>
    </style:style>
    <style:style style:name="P306" style:family="paragraph" style:parent-style-name="Standard">
      <style:text-properties fo:font-weight="normal" officeooo:rsid="00d25190" officeooo:paragraph-rsid="00d25190" style:font-weight-asian="normal" style:font-weight-complex="normal"/>
    </style:style>
    <style:style style:name="P307" style:family="paragraph" style:parent-style-name="Standard">
      <style:text-properties fo:font-weight="normal" officeooo:rsid="00d44314" officeooo:paragraph-rsid="00d44314" style:font-weight-asian="normal" style:font-weight-complex="normal"/>
    </style:style>
    <style:style style:name="P308" style:family="paragraph" style:parent-style-name="Standard">
      <style:text-properties fo:font-weight="normal" officeooo:rsid="00d55e49" officeooo:paragraph-rsid="00d55e49" style:font-weight-asian="normal" style:font-weight-complex="normal"/>
    </style:style>
    <style:style style:name="P309" style:family="paragraph" style:parent-style-name="Standard">
      <style:text-properties fo:font-weight="normal" officeooo:rsid="00d676e0" officeooo:paragraph-rsid="00d676e0" style:font-weight-asian="normal" style:font-weight-complex="normal"/>
    </style:style>
    <style:style style:name="P310" style:family="paragraph" style:parent-style-name="Standard">
      <style:text-properties fo:font-weight="normal" officeooo:rsid="00d6bca3" officeooo:paragraph-rsid="00d6bca3" style:font-weight-asian="normal" style:font-weight-complex="normal"/>
    </style:style>
    <style:style style:name="P311" style:family="paragraph" style:parent-style-name="Standard">
      <style:text-properties fo:font-weight="normal" officeooo:rsid="00d6bca3" officeooo:paragraph-rsid="00e546ee" style:font-weight-asian="normal" style:font-weight-complex="normal"/>
    </style:style>
    <style:style style:name="P312" style:family="paragraph" style:parent-style-name="Standard">
      <style:text-properties fo:font-weight="normal" officeooo:rsid="00dbc21a" officeooo:paragraph-rsid="00dbc21a" style:font-weight-asian="normal" style:font-weight-complex="normal"/>
    </style:style>
    <style:style style:name="P313" style:family="paragraph" style:parent-style-name="Standard">
      <style:text-properties fo:font-weight="normal" officeooo:rsid="00dbc21a" officeooo:paragraph-rsid="00e17fd0" style:font-weight-asian="normal" style:font-weight-complex="normal"/>
    </style:style>
    <style:style style:name="P314" style:family="paragraph" style:parent-style-name="Standard">
      <style:text-properties fo:font-weight="normal" officeooo:rsid="00ddb16b" officeooo:paragraph-rsid="00ddb16b" style:font-weight-asian="normal" style:font-weight-complex="normal"/>
    </style:style>
    <style:style style:name="P315" style:family="paragraph" style:parent-style-name="Standard">
      <style:text-properties fo:font-weight="normal" officeooo:rsid="00de5579" officeooo:paragraph-rsid="00de5579" style:font-weight-asian="normal" style:font-weight-complex="normal"/>
    </style:style>
    <style:style style:name="P316" style:family="paragraph" style:parent-style-name="Standard">
      <style:text-properties fo:font-weight="normal" officeooo:rsid="00e2f642" officeooo:paragraph-rsid="00e2f642" style:font-weight-asian="normal" style:font-weight-complex="normal"/>
    </style:style>
    <style:style style:name="P317" style:family="paragraph" style:parent-style-name="Standard">
      <style:text-properties fo:font-weight="normal" officeooo:rsid="00dfcddf" officeooo:paragraph-rsid="00dfcddf" style:font-weight-asian="normal" style:font-weight-complex="normal"/>
    </style:style>
    <style:style style:name="P318" style:family="paragraph" style:parent-style-name="Standard">
      <style:text-properties fo:font-weight="normal" officeooo:rsid="01045c30" officeooo:paragraph-rsid="01045c30" style:font-weight-asian="normal" style:font-weight-complex="normal"/>
    </style:style>
    <style:style style:name="P319" style:family="paragraph" style:parent-style-name="Standard">
      <style:text-properties fo:font-weight="normal" officeooo:rsid="01045c30" officeooo:paragraph-rsid="01054d71" style:font-weight-asian="normal" style:font-weight-complex="normal"/>
    </style:style>
    <style:style style:name="P320" style:family="paragraph" style:parent-style-name="Standard">
      <style:text-properties fo:font-weight="normal" officeooo:rsid="01045c30" officeooo:paragraph-rsid="010470a1" style:font-weight-asian="normal" style:font-weight-complex="normal"/>
    </style:style>
    <style:style style:name="P321" style:family="paragraph" style:parent-style-name="Standard">
      <style:text-properties fo:font-weight="normal" officeooo:rsid="01045c30" officeooo:paragraph-rsid="017d6c90" style:font-weight-asian="normal" style:font-weight-complex="normal"/>
    </style:style>
    <style:style style:name="P322" style:family="paragraph" style:parent-style-name="Standard">
      <style:text-properties fo:font-weight="normal" officeooo:rsid="01045c30" officeooo:paragraph-rsid="020d765a" style:font-weight-asian="normal" style:font-weight-complex="normal"/>
    </style:style>
    <style:style style:name="P323" style:family="paragraph" style:parent-style-name="Standard">
      <style:text-properties fo:font-weight="normal" officeooo:rsid="01045c30" officeooo:paragraph-rsid="02cbdee7" style:font-weight-asian="normal" style:font-weight-complex="normal"/>
    </style:style>
    <style:style style:name="P324" style:family="paragraph" style:parent-style-name="Standard">
      <style:text-properties fo:font-weight="normal" officeooo:rsid="0105a45b" officeooo:paragraph-rsid="0105a45b" style:font-weight-asian="normal" style:font-weight-complex="normal"/>
    </style:style>
    <style:style style:name="P325" style:family="paragraph" style:parent-style-name="Standard">
      <style:text-properties fo:font-weight="normal" officeooo:rsid="0105a45b" officeooo:paragraph-rsid="010a1cce" style:font-weight-asian="normal" style:font-weight-complex="normal"/>
    </style:style>
    <style:style style:name="P326" style:family="paragraph" style:parent-style-name="Standard">
      <style:text-properties fo:font-weight="normal" officeooo:rsid="0105a45b" officeooo:paragraph-rsid="017d6c90" style:font-weight-asian="normal" style:font-weight-complex="normal"/>
    </style:style>
    <style:style style:name="P327" style:family="paragraph" style:parent-style-name="Standard">
      <style:text-properties fo:font-weight="normal" officeooo:rsid="0105a45b" officeooo:paragraph-rsid="02091a0c" style:font-weight-asian="normal" style:font-weight-complex="normal"/>
    </style:style>
    <style:style style:name="P328" style:family="paragraph" style:parent-style-name="Standard">
      <style:text-properties fo:font-weight="normal" officeooo:rsid="0105a45b" officeooo:paragraph-rsid="02cbdee7" style:font-weight-asian="normal" style:font-weight-complex="normal"/>
    </style:style>
    <style:style style:name="P329" style:family="paragraph" style:parent-style-name="Standard">
      <style:text-properties fo:font-weight="normal" officeooo:rsid="0105a45b" officeooo:paragraph-rsid="0376494a" style:font-weight-asian="normal" style:font-weight-complex="normal"/>
    </style:style>
    <style:style style:name="P330" style:family="paragraph" style:parent-style-name="Standard">
      <style:text-properties fo:font-weight="normal" officeooo:rsid="0105a45b" officeooo:paragraph-rsid="03fcaa7a" style:font-weight-asian="normal" style:font-weight-complex="normal"/>
    </style:style>
    <style:style style:name="P331" style:family="paragraph" style:parent-style-name="Standard">
      <style:text-properties fo:font-weight="normal" officeooo:rsid="0106f472" officeooo:paragraph-rsid="01076c75" style:font-weight-asian="normal" style:font-weight-complex="normal"/>
    </style:style>
    <style:style style:name="P332" style:family="paragraph" style:parent-style-name="Standard">
      <style:text-properties fo:font-weight="normal" officeooo:rsid="0106f472" officeooo:paragraph-rsid="018aaabf" style:font-weight-asian="normal" style:font-weight-complex="normal"/>
    </style:style>
    <style:style style:name="P333" style:family="paragraph" style:parent-style-name="Standard">
      <style:text-properties fo:font-weight="normal" officeooo:rsid="0106f472" officeooo:paragraph-rsid="02073a64" style:font-weight-asian="normal" style:font-weight-complex="normal"/>
    </style:style>
    <style:style style:name="P334" style:family="paragraph" style:parent-style-name="Standard">
      <style:text-properties fo:font-weight="normal" officeooo:rsid="0106f472" officeooo:paragraph-rsid="02cbdee7" style:font-weight-asian="normal" style:font-weight-complex="normal"/>
    </style:style>
    <style:style style:name="P335" style:family="paragraph" style:parent-style-name="Standard">
      <style:text-properties fo:font-weight="normal" officeooo:rsid="0109607b" officeooo:paragraph-rsid="0109607b" style:font-weight-asian="normal" style:font-weight-complex="normal"/>
    </style:style>
    <style:style style:name="P336" style:family="paragraph" style:parent-style-name="Standard">
      <style:text-properties fo:font-weight="normal" officeooo:rsid="0109607b" officeooo:paragraph-rsid="010c8d3f" style:font-weight-asian="normal" style:font-weight-complex="normal"/>
    </style:style>
    <style:style style:name="P337" style:family="paragraph" style:parent-style-name="Standard">
      <style:text-properties fo:font-weight="normal" officeooo:rsid="0109607b" officeooo:paragraph-rsid="0172d62a" style:font-weight-asian="normal" style:font-weight-complex="normal"/>
    </style:style>
    <style:style style:name="P338" style:family="paragraph" style:parent-style-name="Standard">
      <style:text-properties fo:font-weight="normal" officeooo:rsid="0109607b" officeooo:paragraph-rsid="017468e5" style:font-weight-asian="normal" style:font-weight-complex="normal"/>
    </style:style>
    <style:style style:name="P339" style:family="paragraph" style:parent-style-name="Standard">
      <style:text-properties fo:font-weight="normal" officeooo:rsid="0109607b" officeooo:paragraph-rsid="02014ced" style:font-weight-asian="normal" style:font-weight-complex="normal"/>
    </style:style>
    <style:style style:name="P340" style:family="paragraph" style:parent-style-name="Standard">
      <style:text-properties fo:font-weight="normal" officeooo:rsid="0109607b" officeooo:paragraph-rsid="02cbdee7" style:font-weight-asian="normal" style:font-weight-complex="normal"/>
    </style:style>
    <style:style style:name="P341" style:family="paragraph" style:parent-style-name="Standard">
      <style:text-properties fo:font-weight="normal" officeooo:rsid="010afecb" officeooo:paragraph-rsid="010afecb" style:font-weight-asian="normal" style:font-weight-complex="normal"/>
    </style:style>
    <style:style style:name="P342" style:family="paragraph" style:parent-style-name="Standard">
      <style:text-properties fo:font-weight="normal" officeooo:rsid="010afecb" officeooo:paragraph-rsid="0172d62a" style:font-weight-asian="normal" style:font-weight-complex="normal"/>
    </style:style>
    <style:style style:name="P343" style:family="paragraph" style:parent-style-name="Standard">
      <style:text-properties fo:font-weight="normal" officeooo:rsid="010afecb" officeooo:paragraph-rsid="02014ced" style:font-weight-asian="normal" style:font-weight-complex="normal"/>
    </style:style>
    <style:style style:name="P344" style:family="paragraph" style:parent-style-name="Standard">
      <style:text-properties fo:font-weight="normal" officeooo:rsid="010afecb" officeooo:paragraph-rsid="02cbdee7" style:font-weight-asian="normal" style:font-weight-complex="normal"/>
    </style:style>
    <style:style style:name="P345" style:family="paragraph" style:parent-style-name="Standard">
      <style:text-properties fo:font-weight="normal" officeooo:rsid="010c8d3f" officeooo:paragraph-rsid="010c8d3f" style:font-weight-asian="normal" style:font-weight-complex="normal"/>
    </style:style>
    <style:style style:name="P346" style:family="paragraph" style:parent-style-name="Standard">
      <style:text-properties fo:font-weight="normal" officeooo:rsid="010c8d3f" officeooo:paragraph-rsid="0172d62a" style:font-weight-asian="normal" style:font-weight-complex="normal"/>
    </style:style>
    <style:style style:name="P347" style:family="paragraph" style:parent-style-name="Standard">
      <style:text-properties fo:font-weight="normal" officeooo:rsid="010c8d3f" officeooo:paragraph-rsid="02014ced" style:font-weight-asian="normal" style:font-weight-complex="normal"/>
    </style:style>
    <style:style style:name="P348" style:family="paragraph" style:parent-style-name="Standard">
      <style:text-properties fo:font-weight="normal" officeooo:rsid="010c8d3f" officeooo:paragraph-rsid="02cbdee7" style:font-weight-asian="normal" style:font-weight-complex="normal"/>
    </style:style>
    <style:style style:name="P349" style:family="paragraph" style:parent-style-name="Standard">
      <style:text-properties fo:font-weight="normal" officeooo:rsid="0111878e" officeooo:paragraph-rsid="0111878e" style:font-weight-asian="normal" style:font-weight-complex="normal"/>
    </style:style>
    <style:style style:name="P350" style:family="paragraph" style:parent-style-name="Standard">
      <style:text-properties fo:font-weight="normal" officeooo:rsid="010f6de0" officeooo:paragraph-rsid="010f6de0" style:font-weight-asian="normal" style:font-weight-complex="normal"/>
    </style:style>
    <style:style style:name="P351" style:family="paragraph" style:parent-style-name="Standard">
      <style:text-properties fo:font-weight="normal" officeooo:rsid="010f6de0" officeooo:paragraph-rsid="011145b5" style:font-weight-asian="normal" style:font-weight-complex="normal"/>
    </style:style>
    <style:style style:name="P352" style:family="paragraph" style:parent-style-name="Standard">
      <style:text-properties fo:font-weight="normal" officeooo:rsid="010f6de0" officeooo:paragraph-rsid="0174c03e" style:font-weight-asian="normal" style:font-weight-complex="normal"/>
    </style:style>
    <style:style style:name="P353" style:family="paragraph" style:parent-style-name="Standard">
      <style:text-properties fo:font-weight="normal" officeooo:rsid="010f6de0" officeooo:paragraph-rsid="02014ced" style:font-weight-asian="normal" style:font-weight-complex="normal"/>
    </style:style>
    <style:style style:name="P354" style:family="paragraph" style:parent-style-name="Standard">
      <style:text-properties fo:font-weight="normal" officeooo:rsid="010f6de0" officeooo:paragraph-rsid="02cbdee7" style:font-weight-asian="normal" style:font-weight-complex="normal"/>
    </style:style>
    <style:style style:name="P355" style:family="paragraph" style:parent-style-name="Standard">
      <style:text-properties fo:font-weight="normal" officeooo:rsid="00ffcd92" officeooo:paragraph-rsid="010ef993" style:font-weight-asian="normal" style:font-weight-complex="normal"/>
    </style:style>
    <style:style style:name="P356" style:family="paragraph" style:parent-style-name="Standard">
      <style:text-properties fo:font-weight="normal" officeooo:rsid="011ca338" officeooo:paragraph-rsid="011ca338" style:font-weight-asian="normal" style:font-weight-complex="normal"/>
    </style:style>
    <style:style style:name="P357" style:family="paragraph" style:parent-style-name="Standard">
      <style:text-properties fo:font-weight="normal" officeooo:rsid="0120517d" officeooo:paragraph-rsid="0120517d" style:font-weight-asian="normal" style:font-weight-complex="normal"/>
    </style:style>
    <style:style style:name="P358" style:family="paragraph" style:parent-style-name="Standard">
      <style:text-properties fo:font-weight="normal" officeooo:rsid="01219655" officeooo:paragraph-rsid="0124723d" style:font-weight-asian="normal" style:font-weight-complex="normal"/>
    </style:style>
    <style:style style:name="P359" style:family="paragraph" style:parent-style-name="Standard">
      <style:text-properties fo:font-weight="normal" officeooo:rsid="0121fd4a" officeooo:paragraph-rsid="0121fd4a" style:font-weight-asian="normal" style:font-weight-complex="normal"/>
    </style:style>
    <style:style style:name="P360" style:family="paragraph" style:parent-style-name="Standard">
      <style:text-properties fo:font-weight="normal" officeooo:rsid="0127d0f6" officeooo:paragraph-rsid="0127d0f6" style:font-weight-asian="normal" style:font-weight-complex="normal"/>
    </style:style>
    <style:style style:name="P361" style:family="paragraph" style:parent-style-name="Standard">
      <style:text-properties fo:font-weight="normal" officeooo:rsid="0175aad8" officeooo:paragraph-rsid="0175aad8" style:font-weight-asian="normal" style:font-weight-complex="normal"/>
    </style:style>
    <style:style style:name="P362" style:family="paragraph" style:parent-style-name="Standard">
      <style:text-properties fo:font-weight="normal" officeooo:rsid="0175aad8" officeooo:paragraph-rsid="02014ced" style:font-weight-asian="normal" style:font-weight-complex="normal"/>
    </style:style>
    <style:style style:name="P363" style:family="paragraph" style:parent-style-name="Standard">
      <style:text-properties fo:font-weight="normal" officeooo:rsid="0175aad8" officeooo:paragraph-rsid="02cbdee7" style:font-weight-asian="normal" style:font-weight-complex="normal"/>
    </style:style>
    <style:style style:name="P364" style:family="paragraph" style:parent-style-name="Standard">
      <style:text-properties fo:font-weight="normal" officeooo:rsid="017835fd" officeooo:paragraph-rsid="017835fd" style:font-weight-asian="normal" style:font-weight-complex="normal"/>
    </style:style>
    <style:style style:name="P365" style:family="paragraph" style:parent-style-name="Standard">
      <style:text-properties fo:font-weight="normal" officeooo:rsid="017b6db0" officeooo:paragraph-rsid="017b6db0" style:font-weight-asian="normal" style:font-weight-complex="normal"/>
    </style:style>
    <style:style style:name="P366" style:family="paragraph" style:parent-style-name="Standard">
      <style:text-properties fo:font-weight="normal" officeooo:rsid="01186fea" officeooo:paragraph-rsid="018481a6" style:font-weight-asian="normal" style:font-weight-complex="normal"/>
    </style:style>
    <style:style style:name="P367" style:family="paragraph" style:parent-style-name="Standard">
      <style:text-properties fo:font-weight="normal" officeooo:rsid="01186fea" officeooo:paragraph-rsid="01818301" style:font-weight-asian="normal" style:font-weight-complex="normal"/>
    </style:style>
    <style:style style:name="P368" style:family="paragraph" style:parent-style-name="Standard">
      <style:text-properties fo:font-weight="normal" officeooo:rsid="01186fea" officeooo:paragraph-rsid="018a9822" style:font-weight-asian="normal" style:font-weight-complex="normal"/>
    </style:style>
    <style:style style:name="P369" style:family="paragraph" style:parent-style-name="Standard">
      <style:text-properties fo:font-weight="normal" officeooo:rsid="01186fea" officeooo:paragraph-rsid="02136901" style:font-weight-asian="normal" style:font-weight-complex="normal"/>
    </style:style>
    <style:style style:name="P370" style:family="paragraph" style:parent-style-name="Standard">
      <style:text-properties fo:font-weight="normal" officeooo:rsid="01186fea" officeooo:paragraph-rsid="02cbdee7" style:font-weight-asian="normal" style:font-weight-complex="normal"/>
    </style:style>
    <style:style style:name="P371" style:family="paragraph" style:parent-style-name="Standard">
      <style:text-properties fo:font-weight="normal" officeooo:rsid="01186fea" officeooo:paragraph-rsid="03764ec0" style:font-weight-asian="normal" style:font-weight-complex="normal"/>
    </style:style>
    <style:style style:name="P372" style:family="paragraph" style:parent-style-name="Standard">
      <style:text-properties fo:font-weight="normal" officeooo:rsid="01186fea" officeooo:paragraph-rsid="03feae0b" style:font-weight-asian="normal" style:font-weight-complex="normal"/>
    </style:style>
    <style:style style:name="P373" style:family="paragraph" style:parent-style-name="Standard">
      <style:text-properties fo:font-weight="normal" officeooo:rsid="0186d0f6" officeooo:paragraph-rsid="0186d0f6" style:font-weight-asian="normal" style:font-weight-complex="normal"/>
    </style:style>
    <style:style style:name="P374" style:family="paragraph" style:parent-style-name="Standard">
      <style:text-properties fo:font-weight="normal" officeooo:rsid="018358a3" officeooo:paragraph-rsid="018b47e5" style:font-weight-asian="normal" style:font-weight-complex="normal"/>
    </style:style>
    <style:style style:name="P375" style:family="paragraph" style:parent-style-name="Standard">
      <style:text-properties fo:font-weight="normal" officeooo:rsid="018358a3" officeooo:paragraph-rsid="02136901" style:font-weight-asian="normal" style:font-weight-complex="normal"/>
    </style:style>
    <style:style style:name="P376" style:family="paragraph" style:parent-style-name="Standard">
      <style:text-properties fo:font-weight="normal" officeooo:rsid="0116a4fe" officeooo:paragraph-rsid="018cfbce" style:font-weight-asian="normal" style:font-weight-complex="normal"/>
    </style:style>
    <style:style style:name="P377" style:family="paragraph" style:parent-style-name="Standard">
      <style:text-properties fo:font-weight="normal" officeooo:rsid="0116a4fe" officeooo:paragraph-rsid="021c3331" style:font-weight-asian="normal" style:font-weight-complex="normal"/>
    </style:style>
    <style:style style:name="P378" style:family="paragraph" style:parent-style-name="Standard">
      <style:text-properties fo:font-weight="normal" officeooo:rsid="0116a4fe" officeooo:paragraph-rsid="02cbdee7" style:font-weight-asian="normal" style:font-weight-complex="normal"/>
    </style:style>
    <style:style style:name="P379" style:family="paragraph" style:parent-style-name="Standard">
      <style:text-properties fo:font-weight="normal" officeooo:rsid="0116a4fe" officeooo:paragraph-rsid="0377cd6c" style:font-weight-asian="normal" style:font-weight-complex="normal"/>
    </style:style>
    <style:style style:name="P380" style:family="paragraph" style:parent-style-name="Standard">
      <style:text-properties fo:font-weight="normal" officeooo:rsid="0116a4fe" officeooo:paragraph-rsid="03fee73b" style:font-weight-asian="normal" style:font-weight-complex="normal"/>
    </style:style>
    <style:style style:name="P381" style:family="paragraph" style:parent-style-name="Standard">
      <style:text-properties fo:font-weight="normal" officeooo:rsid="018cfbce" officeooo:paragraph-rsid="018cfbce" style:font-weight-asian="normal" style:font-weight-complex="normal"/>
    </style:style>
    <style:style style:name="P382" style:family="paragraph" style:parent-style-name="Standard">
      <style:text-properties fo:font-weight="normal" officeooo:rsid="018cfbce" officeooo:paragraph-rsid="02136901" style:font-weight-asian="normal" style:font-weight-complex="normal"/>
    </style:style>
    <style:style style:name="P383" style:family="paragraph" style:parent-style-name="Standard">
      <style:text-properties fo:font-weight="normal" officeooo:rsid="018cfbce" officeooo:paragraph-rsid="02cbdee7" style:font-weight-asian="normal" style:font-weight-complex="normal"/>
    </style:style>
    <style:style style:name="P384" style:family="paragraph" style:parent-style-name="Standard">
      <style:text-properties fo:font-weight="normal" officeooo:rsid="018cfbce" officeooo:paragraph-rsid="0377cd6c" style:font-weight-asian="normal" style:font-weight-complex="normal"/>
    </style:style>
    <style:style style:name="P385" style:family="paragraph" style:parent-style-name="Standard">
      <style:text-properties fo:font-weight="normal" officeooo:rsid="018cfbce" officeooo:paragraph-rsid="03fee73b" style:font-weight-asian="normal" style:font-weight-complex="normal"/>
    </style:style>
    <style:style style:name="P386" style:family="paragraph" style:parent-style-name="Standard">
      <style:text-properties fo:font-weight="normal" officeooo:rsid="018f04eb" officeooo:paragraph-rsid="018f04eb" style:font-weight-asian="normal" style:font-weight-complex="normal"/>
    </style:style>
    <style:style style:name="P387" style:family="paragraph" style:parent-style-name="Standard">
      <style:text-properties fo:font-weight="normal" officeooo:rsid="018f04eb" officeooo:paragraph-rsid="0222cf2d" style:font-weight-asian="normal" style:font-weight-complex="normal"/>
    </style:style>
    <style:style style:name="P388" style:family="paragraph" style:parent-style-name="Standard">
      <style:text-properties fo:font-weight="normal" officeooo:rsid="018febf9" officeooo:paragraph-rsid="018febf9" style:font-weight-asian="normal" style:font-weight-complex="normal"/>
    </style:style>
    <style:style style:name="P389" style:family="paragraph" style:parent-style-name="Standard">
      <style:text-properties fo:font-weight="normal" officeooo:rsid="019158a1" officeooo:paragraph-rsid="019158a1" style:font-weight-asian="normal" style:font-weight-complex="normal"/>
    </style:style>
    <style:style style:name="P390" style:family="paragraph" style:parent-style-name="Standard">
      <style:text-properties fo:font-weight="normal" officeooo:rsid="0191a803" officeooo:paragraph-rsid="0191a803" style:font-weight-asian="normal" style:font-weight-complex="normal"/>
    </style:style>
    <style:style style:name="P391" style:family="paragraph" style:parent-style-name="Standard">
      <style:text-properties fo:font-weight="normal" officeooo:rsid="0195b04b" officeooo:paragraph-rsid="0195b04b" style:font-weight-asian="normal" style:font-weight-complex="normal"/>
    </style:style>
    <style:style style:name="P392" style:family="paragraph" style:parent-style-name="Standard">
      <style:text-properties fo:font-weight="normal" officeooo:rsid="01964828" officeooo:paragraph-rsid="01964828" style:font-weight-asian="normal" style:font-weight-complex="normal"/>
    </style:style>
    <style:style style:name="P393" style:family="paragraph" style:parent-style-name="Standard">
      <style:text-properties fo:font-weight="normal" officeooo:rsid="0197717c" officeooo:paragraph-rsid="0197717c" style:font-weight-asian="normal" style:font-weight-complex="normal"/>
    </style:style>
    <style:style style:name="P394" style:family="paragraph" style:parent-style-name="Standard">
      <style:text-properties fo:font-weight="normal" officeooo:rsid="01999677" officeooo:paragraph-rsid="01999677" style:font-weight-asian="normal" style:font-weight-complex="normal"/>
    </style:style>
    <style:style style:name="P395" style:family="paragraph" style:parent-style-name="Standard">
      <style:text-properties fo:font-weight="normal" officeooo:rsid="019b6c92" officeooo:paragraph-rsid="019b6c92" style:font-weight-asian="normal" style:font-weight-complex="normal"/>
    </style:style>
    <style:style style:name="P396" style:family="paragraph" style:parent-style-name="Standard">
      <style:text-properties fo:font-weight="normal" officeooo:rsid="019c1ee3" officeooo:paragraph-rsid="019c1ee3" style:font-weight-asian="normal" style:font-weight-complex="normal"/>
    </style:style>
    <style:style style:name="P397" style:family="paragraph" style:parent-style-name="Standard">
      <style:text-properties fo:font-weight="normal" officeooo:rsid="019d221e" officeooo:paragraph-rsid="019d221e" style:font-weight-asian="normal" style:font-weight-complex="normal"/>
    </style:style>
    <style:style style:name="P398" style:family="paragraph" style:parent-style-name="Standard">
      <style:text-properties fo:font-weight="normal" officeooo:rsid="019df0cc" officeooo:paragraph-rsid="019df0cc" style:font-weight-asian="normal" style:font-weight-complex="normal"/>
    </style:style>
    <style:style style:name="P399" style:family="paragraph" style:parent-style-name="Standard">
      <style:text-properties fo:font-weight="normal" officeooo:rsid="01a0c9aa" officeooo:paragraph-rsid="01a0c9aa" style:font-weight-asian="normal" style:font-weight-complex="normal"/>
    </style:style>
    <style:style style:name="P400" style:family="paragraph" style:parent-style-name="Standard">
      <style:text-properties fo:font-weight="normal" officeooo:rsid="01a22de6" officeooo:paragraph-rsid="01a22de6" style:font-weight-asian="normal" style:font-weight-complex="normal"/>
    </style:style>
    <style:style style:name="P401" style:family="paragraph" style:parent-style-name="Standard">
      <style:text-properties fo:font-weight="normal" officeooo:rsid="01a58d37" officeooo:paragraph-rsid="01a58d37" style:font-weight-asian="normal" style:font-weight-complex="normal"/>
    </style:style>
    <style:style style:name="P402" style:family="paragraph" style:parent-style-name="Standard">
      <style:text-properties fo:font-weight="normal" officeooo:rsid="01a8ca32" officeooo:paragraph-rsid="01a8ca32" style:font-weight-asian="normal" style:font-weight-complex="normal"/>
    </style:style>
    <style:style style:name="P403" style:family="paragraph" style:parent-style-name="Standard">
      <style:text-properties fo:font-weight="normal" officeooo:rsid="01a8ca32" officeooo:paragraph-rsid="01ac9195" style:font-weight-asian="normal" style:font-weight-complex="normal"/>
    </style:style>
    <style:style style:name="P404" style:family="paragraph" style:parent-style-name="Standard">
      <style:text-properties fo:font-weight="normal" officeooo:rsid="01aabcc3" officeooo:paragraph-rsid="01aabcc3" style:font-weight-asian="normal" style:font-weight-complex="normal"/>
    </style:style>
    <style:style style:name="P405" style:family="paragraph" style:parent-style-name="Standard">
      <style:text-properties fo:font-weight="normal" officeooo:rsid="01ad726c" officeooo:paragraph-rsid="01ad726c" style:font-weight-asian="normal" style:font-weight-complex="normal"/>
    </style:style>
    <style:style style:name="P406" style:family="paragraph" style:parent-style-name="Standard">
      <style:text-properties fo:font-weight="normal" officeooo:rsid="01ad99bb" officeooo:paragraph-rsid="01ad99bb" style:font-weight-asian="normal" style:font-weight-complex="normal"/>
    </style:style>
    <style:style style:name="P407" style:family="paragraph" style:parent-style-name="Standard">
      <style:text-properties fo:font-weight="normal" officeooo:rsid="01ad99bb" officeooo:paragraph-rsid="025619d4" style:font-weight-asian="normal" style:font-weight-complex="normal"/>
    </style:style>
    <style:style style:name="P408" style:family="paragraph" style:parent-style-name="Standard">
      <style:text-properties fo:font-weight="normal" officeooo:rsid="01aea796" officeooo:paragraph-rsid="01aea796" style:font-weight-asian="normal" style:font-weight-complex="normal"/>
    </style:style>
    <style:style style:name="P409" style:family="paragraph" style:parent-style-name="Standard">
      <style:text-properties fo:font-weight="normal" officeooo:rsid="01aea796" officeooo:paragraph-rsid="01afcc91" style:font-weight-asian="normal" style:font-weight-complex="normal"/>
    </style:style>
    <style:style style:name="P410" style:family="paragraph" style:parent-style-name="Standard">
      <style:text-properties fo:font-weight="normal" officeooo:rsid="01aea796" officeooo:paragraph-rsid="025619d4" style:font-weight-asian="normal" style:font-weight-complex="normal"/>
    </style:style>
    <style:style style:name="P411" style:family="paragraph" style:parent-style-name="Standard">
      <style:text-properties fo:font-weight="normal" officeooo:rsid="01afcc91" officeooo:paragraph-rsid="01afcc91" style:font-weight-asian="normal" style:font-weight-complex="normal"/>
    </style:style>
    <style:style style:name="P412" style:family="paragraph" style:parent-style-name="Standard">
      <style:text-properties fo:font-weight="normal" officeooo:rsid="01afcc91" officeooo:paragraph-rsid="025619d4" style:font-weight-asian="normal" style:font-weight-complex="normal"/>
    </style:style>
    <style:style style:name="P413" style:family="paragraph" style:parent-style-name="Standard">
      <style:text-properties fo:font-weight="normal" officeooo:rsid="01b13734" officeooo:paragraph-rsid="01b13734" style:font-weight-asian="normal" style:font-weight-complex="normal"/>
    </style:style>
    <style:style style:name="P414" style:family="paragraph" style:parent-style-name="Standard">
      <style:text-properties fo:font-weight="normal" officeooo:rsid="01b13734" officeooo:paragraph-rsid="025619d4" style:font-weight-asian="normal" style:font-weight-complex="normal"/>
    </style:style>
    <style:style style:name="P415" style:family="paragraph" style:parent-style-name="Standard">
      <style:text-properties fo:font-weight="normal" officeooo:rsid="01b31112" officeooo:paragraph-rsid="01b31112" style:font-weight-asian="normal" style:font-weight-complex="normal"/>
    </style:style>
    <style:style style:name="P416" style:family="paragraph" style:parent-style-name="Standard">
      <style:text-properties fo:font-weight="normal" officeooo:rsid="01b31112" officeooo:paragraph-rsid="025619d4" style:font-weight-asian="normal" style:font-weight-complex="normal"/>
    </style:style>
    <style:style style:name="P417" style:family="paragraph" style:parent-style-name="Standard">
      <style:text-properties fo:font-weight="normal" officeooo:rsid="01b38f29" officeooo:paragraph-rsid="01b38f29" style:font-weight-asian="normal" style:font-weight-complex="normal"/>
    </style:style>
    <style:style style:name="P418" style:family="paragraph" style:parent-style-name="Standard">
      <style:text-properties fo:font-weight="normal" officeooo:rsid="01b38f29" officeooo:paragraph-rsid="025619d4" style:font-weight-asian="normal" style:font-weight-complex="normal"/>
    </style:style>
    <style:style style:name="P419" style:family="paragraph" style:parent-style-name="Standard">
      <style:text-properties fo:font-weight="normal" officeooo:rsid="01b41978" officeooo:paragraph-rsid="01b41978" style:font-weight-asian="normal" style:font-weight-complex="normal"/>
    </style:style>
    <style:style style:name="P420" style:family="paragraph" style:parent-style-name="Standard">
      <style:text-properties fo:font-weight="normal" officeooo:rsid="01b41978" officeooo:paragraph-rsid="025619d4" style:font-weight-asian="normal" style:font-weight-complex="normal"/>
    </style:style>
    <style:style style:name="P421" style:family="paragraph" style:parent-style-name="Standard">
      <style:text-properties fo:font-weight="normal" officeooo:rsid="01b4c5e9" officeooo:paragraph-rsid="01b4c5e9" style:font-weight-asian="normal" style:font-weight-complex="normal"/>
    </style:style>
    <style:style style:name="P422" style:family="paragraph" style:parent-style-name="Standard">
      <style:text-properties fo:font-weight="normal" officeooo:rsid="01b4c5e9" officeooo:paragraph-rsid="025619d4" style:font-weight-asian="normal" style:font-weight-complex="normal"/>
    </style:style>
    <style:style style:name="P423" style:family="paragraph" style:parent-style-name="Standard">
      <style:text-properties fo:font-weight="normal" officeooo:rsid="01b644b2" officeooo:paragraph-rsid="01b644b2" style:font-weight-asian="normal" style:font-weight-complex="normal"/>
    </style:style>
    <style:style style:name="P424" style:family="paragraph" style:parent-style-name="Standard">
      <style:text-properties fo:font-weight="normal" officeooo:rsid="01b644b2" officeooo:paragraph-rsid="025619d4" style:font-weight-asian="normal" style:font-weight-complex="normal"/>
    </style:style>
    <style:style style:name="P425" style:family="paragraph" style:parent-style-name="Standard">
      <style:text-properties fo:font-weight="normal" officeooo:rsid="01b645b0" officeooo:paragraph-rsid="01b645b0" style:font-weight-asian="normal" style:font-weight-complex="normal"/>
    </style:style>
    <style:style style:name="P426" style:family="paragraph" style:parent-style-name="Standard">
      <style:text-properties fo:font-weight="normal" officeooo:rsid="01b68c05" officeooo:paragraph-rsid="01b861a2" style:font-weight-asian="normal" style:font-weight-complex="normal"/>
    </style:style>
    <style:style style:name="P427" style:family="paragraph" style:parent-style-name="Standard">
      <style:text-properties fo:font-weight="normal" officeooo:rsid="01b861a2" officeooo:paragraph-rsid="01b861a2" style:font-weight-asian="normal" style:font-weight-complex="normal"/>
    </style:style>
    <style:style style:name="P428" style:family="paragraph" style:parent-style-name="Standard">
      <style:text-properties fo:font-weight="normal" officeooo:rsid="01bbae12" officeooo:paragraph-rsid="01bc8a33" style:font-weight-asian="normal" style:font-weight-complex="normal"/>
    </style:style>
    <style:style style:name="P429" style:family="paragraph" style:parent-style-name="Standard">
      <style:text-properties fo:font-weight="normal" officeooo:rsid="01bc8a33" officeooo:paragraph-rsid="01bc8a33" style:font-weight-asian="normal" style:font-weight-complex="normal"/>
    </style:style>
    <style:style style:name="P430" style:family="paragraph" style:parent-style-name="Standard">
      <style:text-properties fo:font-weight="normal" officeooo:rsid="01be3189" officeooo:paragraph-rsid="01be3189" style:font-weight-asian="normal" style:font-weight-complex="normal"/>
    </style:style>
    <style:style style:name="P431" style:family="paragraph" style:parent-style-name="Standard">
      <style:text-properties fo:font-weight="normal" officeooo:rsid="01bf0066" officeooo:paragraph-rsid="01c04a89" style:font-weight-asian="normal" style:font-weight-complex="normal"/>
    </style:style>
    <style:style style:name="P432" style:family="paragraph" style:parent-style-name="Standard">
      <style:text-properties fo:font-weight="normal" officeooo:rsid="01c0c2ab" officeooo:paragraph-rsid="01c0c2ab" style:font-weight-asian="normal" style:font-weight-complex="normal"/>
    </style:style>
    <style:style style:name="P433" style:family="paragraph" style:parent-style-name="Standard">
      <style:text-properties fo:font-weight="normal" officeooo:rsid="01c9601f" officeooo:paragraph-rsid="01c9601f" style:font-weight-asian="normal" style:font-weight-complex="normal"/>
    </style:style>
    <style:style style:name="P434" style:family="paragraph" style:parent-style-name="Standard">
      <style:text-properties fo:font-weight="normal" officeooo:rsid="020e8ac3" officeooo:paragraph-rsid="02124c12" style:font-weight-asian="normal" style:font-weight-complex="normal"/>
    </style:style>
    <style:style style:name="P435" style:family="paragraph" style:parent-style-name="Standard">
      <style:text-properties fo:font-weight="normal" officeooo:rsid="020e8ac3" officeooo:paragraph-rsid="02cbdee7" style:font-weight-asian="normal" style:font-weight-complex="normal"/>
    </style:style>
    <style:style style:name="P436" style:family="paragraph" style:parent-style-name="Standard">
      <style:text-properties fo:font-weight="normal" officeooo:rsid="0216ca92" officeooo:paragraph-rsid="0216ca92" style:font-weight-asian="normal" style:font-weight-complex="normal"/>
    </style:style>
    <style:style style:name="P437" style:family="paragraph" style:parent-style-name="Standard">
      <style:text-properties fo:font-weight="normal" officeooo:rsid="0216ca92" officeooo:paragraph-rsid="0216e0a3" style:font-weight-asian="normal" style:font-weight-complex="normal"/>
    </style:style>
    <style:style style:name="P438" style:family="paragraph" style:parent-style-name="Standard">
      <style:text-properties fo:font-weight="normal" officeooo:rsid="0216ca92" officeooo:paragraph-rsid="02cbdee7" style:font-weight-asian="normal" style:font-weight-complex="normal"/>
    </style:style>
    <style:style style:name="P439" style:family="paragraph" style:parent-style-name="Standard">
      <style:text-properties fo:font-weight="normal" officeooo:rsid="025a66b1" officeooo:paragraph-rsid="025a66b1" style:font-weight-asian="normal" style:font-weight-complex="normal"/>
    </style:style>
    <style:style style:name="P440" style:family="paragraph" style:parent-style-name="Standard">
      <style:text-properties fo:font-weight="normal" officeooo:rsid="025c9a0a" officeooo:paragraph-rsid="025c9a0a" style:font-weight-asian="normal" style:font-weight-complex="normal"/>
    </style:style>
    <style:style style:name="P441" style:family="paragraph" style:parent-style-name="Standard">
      <style:text-properties fo:font-weight="normal" officeooo:rsid="0209e6f6" officeooo:paragraph-rsid="02014ced" style:font-weight-asian="normal" style:font-weight-complex="normal"/>
    </style:style>
    <style:style style:name="P442" style:family="paragraph" style:parent-style-name="Standard">
      <style:text-properties fo:font-weight="normal" officeooo:rsid="0209e6f6" officeooo:paragraph-rsid="02cbdee7" style:font-weight-asian="normal" style:font-weight-complex="normal"/>
    </style:style>
    <style:style style:name="P443" style:family="paragraph" style:parent-style-name="Standard">
      <style:text-properties fo:font-weight="normal" officeooo:rsid="021b011b" officeooo:paragraph-rsid="021da73d" style:font-weight-asian="normal" style:font-weight-complex="normal"/>
    </style:style>
    <style:style style:name="P444" style:family="paragraph" style:parent-style-name="Standard">
      <style:text-properties fo:font-weight="normal" officeooo:rsid="021b011b" officeooo:paragraph-rsid="02cbdee7" style:font-weight-asian="normal" style:font-weight-complex="normal"/>
    </style:style>
    <style:style style:name="P445" style:family="paragraph" style:parent-style-name="Standard">
      <style:text-properties fo:font-weight="normal" officeooo:rsid="021b011b" officeooo:paragraph-rsid="0377cd6c" style:font-weight-asian="normal" style:font-weight-complex="normal"/>
    </style:style>
    <style:style style:name="P446" style:family="paragraph" style:parent-style-name="Standard">
      <style:text-properties fo:font-weight="normal" officeooo:rsid="021b011b" officeooo:paragraph-rsid="037a101e" style:font-weight-asian="normal" style:font-weight-complex="normal"/>
    </style:style>
    <style:style style:name="P447" style:family="paragraph" style:parent-style-name="Standard">
      <style:text-properties fo:font-weight="normal" officeooo:rsid="021b011b" officeooo:paragraph-rsid="03fee73b" style:font-weight-asian="normal" style:font-weight-complex="normal"/>
    </style:style>
    <style:style style:name="P448" style:family="paragraph" style:parent-style-name="Standard">
      <style:text-properties fo:font-weight="normal" officeooo:rsid="0226bbd2" officeooo:paragraph-rsid="0222cf2d" style:font-weight-asian="normal" style:font-weight-complex="normal"/>
    </style:style>
    <style:style style:name="P449" style:family="paragraph" style:parent-style-name="Standard">
      <style:text-properties fo:font-weight="normal" officeooo:rsid="02289604" officeooo:paragraph-rsid="02289604" style:font-weight-asian="normal" style:font-weight-complex="normal"/>
    </style:style>
    <style:style style:name="P450" style:family="paragraph" style:parent-style-name="Standard">
      <style:text-properties fo:font-weight="normal" officeooo:rsid="022959d7" officeooo:paragraph-rsid="022959d7" style:font-weight-asian="normal" style:font-weight-complex="normal"/>
    </style:style>
    <style:style style:name="P451" style:family="paragraph" style:parent-style-name="Standard">
      <style:text-properties fo:font-weight="normal" officeooo:rsid="025e2d4f" officeooo:paragraph-rsid="025e2d4f" style:font-weight-asian="normal" style:font-weight-complex="normal"/>
    </style:style>
    <style:style style:name="P452" style:family="paragraph" style:parent-style-name="Standard">
      <style:text-properties fo:font-weight="normal" officeooo:rsid="025f9487" officeooo:paragraph-rsid="025f9487" style:font-weight-asian="normal" style:font-weight-complex="normal"/>
    </style:style>
    <style:style style:name="P453" style:family="paragraph" style:parent-style-name="Standard">
      <style:text-properties fo:font-weight="normal" officeooo:rsid="02d745ba" officeooo:paragraph-rsid="02d745ba" style:font-weight-asian="normal" style:font-weight-complex="normal"/>
    </style:style>
    <style:style style:name="P454" style:family="paragraph" style:parent-style-name="Standard">
      <style:text-properties fo:font-weight="normal" officeooo:rsid="02ddc474" officeooo:paragraph-rsid="02ddc474" style:font-weight-asian="normal" style:font-weight-complex="normal"/>
    </style:style>
    <style:style style:name="P455" style:family="paragraph" style:parent-style-name="Standard">
      <style:text-properties fo:font-weight="normal" officeooo:rsid="02e3a211" officeooo:paragraph-rsid="02e3a211" style:font-weight-asian="normal" style:font-weight-complex="normal"/>
    </style:style>
    <style:style style:name="P456" style:family="paragraph" style:parent-style-name="Standard">
      <style:text-properties fo:font-weight="normal" officeooo:rsid="02e60169" officeooo:paragraph-rsid="02e60169" style:font-weight-asian="normal" style:font-weight-complex="normal"/>
    </style:style>
    <style:style style:name="P457" style:family="paragraph" style:parent-style-name="Standard">
      <style:text-properties fo:font-weight="normal" officeooo:rsid="02e60169" officeooo:paragraph-rsid="0377cd6c" style:font-weight-asian="normal" style:font-weight-complex="normal"/>
    </style:style>
    <style:style style:name="P458" style:family="paragraph" style:parent-style-name="Standard">
      <style:text-properties fo:font-weight="normal" officeooo:rsid="02e60169" officeooo:paragraph-rsid="03fee73b" style:font-weight-asian="normal" style:font-weight-complex="normal"/>
    </style:style>
    <style:style style:name="P459" style:family="paragraph" style:parent-style-name="Standard">
      <style:text-properties fo:font-weight="normal" officeooo:rsid="02efb63b" officeooo:paragraph-rsid="02efb63b" style:font-weight-asian="normal" style:font-weight-complex="normal"/>
    </style:style>
    <style:style style:name="P460" style:family="paragraph" style:parent-style-name="Standard">
      <style:text-properties fo:font-weight="normal" officeooo:rsid="02efb63b" officeooo:paragraph-rsid="0377cd6c" style:font-weight-asian="normal" style:font-weight-complex="normal"/>
    </style:style>
    <style:style style:name="P461" style:family="paragraph" style:parent-style-name="Standard">
      <style:text-properties fo:font-weight="normal" officeooo:rsid="03c62a60" officeooo:paragraph-rsid="03c62a60" style:font-weight-asian="normal" style:font-weight-complex="normal"/>
    </style:style>
    <style:style style:name="P462" style:family="paragraph" style:parent-style-name="Standard">
      <style:text-properties fo:font-weight="normal" officeooo:rsid="03fee73b" officeooo:paragraph-rsid="03fee73b" style:font-weight-asian="normal" style:font-weight-complex="normal"/>
    </style:style>
    <style:style style:name="P463" style:family="paragraph" style:parent-style-name="Standard">
      <style:text-properties fo:font-weight="normal" officeooo:rsid="04063b26" officeooo:paragraph-rsid="04063b26" style:font-weight-asian="normal" style:font-weight-complex="normal"/>
    </style:style>
    <style:style style:name="P464" style:family="paragraph" style:parent-style-name="Standard">
      <style:text-properties fo:font-weight="normal" officeooo:rsid="021f6fc6" officeooo:paragraph-rsid="03fee73b" style:font-weight-asian="normal" style:font-weight-complex="normal"/>
    </style:style>
    <style:style style:name="P465" style:family="paragraph" style:parent-style-name="Standard">
      <style:text-properties fo:font-weight="normal" officeooo:rsid="040d0556" officeooo:paragraph-rsid="040d0556" style:font-weight-asian="normal" style:font-weight-complex="normal"/>
    </style:style>
    <style:style style:name="P466"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7" style:family="paragraph" style:parent-style-name="Standard">
      <style:text-properties officeooo:paragraph-rsid="01805a53"/>
    </style:style>
    <style:style style:name="P468" style:family="paragraph" style:parent-style-name="Standard">
      <style:text-properties officeooo:rsid="01d383b9"/>
    </style:style>
    <style:style style:name="P469" style:family="paragraph" style:parent-style-name="Standard">
      <style:text-properties officeooo:rsid="01d383b9" officeooo:paragraph-rsid="01d383b9"/>
    </style:style>
    <style:style style:name="P470" style:family="paragraph" style:parent-style-name="Standard">
      <style:text-properties officeooo:rsid="01d5127d" officeooo:paragraph-rsid="01d5127d"/>
    </style:style>
    <style:style style:name="P471" style:family="paragraph" style:parent-style-name="Standard">
      <style:text-properties officeooo:rsid="01d67b26" officeooo:paragraph-rsid="01d67b26"/>
    </style:style>
    <style:style style:name="P472"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73"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74"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5"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7"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8"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9"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90"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91" style:family="paragraph" style:parent-style-name="Standard">
      <style:text-properties style:font-name="Liberation Serif" fo:font-size="12pt" officeooo:paragraph-rsid="024601fe"/>
    </style:style>
    <style:style style:name="P492"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93"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94"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5"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7"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8"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9"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500"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501" style:family="paragraph" style:parent-style-name="Standard">
      <style:text-properties style:font-name="Liberation Serif" fo:font-size="12pt" fo:font-style="normal" fo:font-weight="normal" officeooo:rsid="02efb63b" officeooo:paragraph-rsid="041292b6" fo:background-color="#ffffff" style:font-size-asian="12pt" style:font-style-asian="normal" style:font-weight-asian="normal" style:font-size-complex="12pt" style:font-style-complex="normal" style:font-weight-complex="normal"/>
    </style:style>
    <style:style style:name="P502" style:family="paragraph" style:parent-style-name="Standard">
      <style:text-properties style:font-name="Liberation Serif" fo:font-size="12pt" fo:font-style="normal" fo:font-weight="normal" officeooo:rsid="02efb63b" officeooo:paragraph-rsid="04144cd8" fo:background-color="#ffffff"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erif" fo:font-size="12pt" fo:font-style="normal" fo:font-weight="normal" officeooo:rsid="02efb63b" officeooo:paragraph-rsid="0415b040" fo:background-color="#ffffff"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erif" fo:font-size="12pt" fo:font-style="normal" fo:font-weight="normal" officeooo:rsid="02efb63b" officeooo:paragraph-rsid="041687e2" fo:background-color="#ffffff" style:font-size-asian="12pt" style:font-style-asian="normal" style:font-weight-asian="normal" style:font-size-complex="12pt" style:font-style-complex="normal" style:font-weight-complex="normal"/>
    </style:style>
    <style:style style:name="P505" style:family="paragraph" style:parent-style-name="Standard">
      <style:text-properties style:font-name="Liberation Serif" fo:font-size="12pt" fo:font-style="normal" fo:font-weight="normal" officeooo:rsid="02efb63b" officeooo:paragraph-rsid="04187889" fo:background-color="#ffffff" style:font-size-asian="12pt" style:font-style-asian="normal" style:font-weight-asian="normal" style:font-size-complex="12pt" style:font-style-complex="normal" style:font-weight-complex="normal"/>
    </style:style>
    <style:style style:name="P506" style:family="paragraph" style:parent-style-name="Standard">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507" style:family="paragraph" style:parent-style-name="Standard">
      <style:text-properties style:font-name="Liberation Serif" fo:font-size="12pt" fo:font-style="normal" fo:font-weight="normal" officeooo:rsid="02efb63b" officeooo:paragraph-rsid="041dd4b5" fo:background-color="#ffffff" style:font-size-asian="12pt" style:font-style-asian="normal" style:font-weight-asian="normal" style:font-size-complex="12pt" style:font-style-complex="normal" style:font-weight-complex="normal"/>
    </style:style>
    <style:style style:name="P508" style:family="paragraph" style:parent-style-name="Standard">
      <style:text-properties style:font-name="Liberation Serif" fo:font-size="12pt" fo:font-style="normal" fo:font-weight="normal" officeooo:rsid="02efb63b" officeooo:paragraph-rsid="0426f1bf" fo:background-color="#ffffff" style:font-size-asian="12pt" style:font-style-asian="normal" style:font-weight-asian="normal" style:font-size-complex="12pt" style:font-style-complex="normal" style:font-weight-complex="normal"/>
    </style:style>
    <style:style style:name="P509" style:family="paragraph" style:parent-style-name="Standard">
      <style:text-properties style:font-name="Liberation Serif" fo:font-size="12pt" fo:font-style="normal" fo:font-weight="normal" officeooo:rsid="02efb63b" officeooo:paragraph-rsid="042a488d" fo:background-color="#ffffff" style:font-size-asian="12pt" style:font-style-asian="normal" style:font-weight-asian="normal" style:font-size-complex="12pt" style:font-style-complex="normal" style:font-weight-complex="normal"/>
    </style:style>
    <style:style style:name="P510" style:family="paragraph" style:parent-style-name="Standard">
      <style:text-properties style:font-name="Liberation Serif" fo:font-size="12pt" fo:font-style="normal" fo:font-weight="normal" officeooo:rsid="02efb63b" officeooo:paragraph-rsid="042dc499" fo:background-color="#ffffff" style:font-size-asian="12pt" style:font-style-asian="normal" style:font-weight-asian="normal" style:font-size-complex="12pt" style:font-style-complex="normal" style:font-weight-complex="normal"/>
    </style:style>
    <style:style style:name="P511" style:family="paragraph" style:parent-style-name="Standard">
      <style:text-properties style:font-name="Liberation Serif" fo:font-size="12pt" fo:font-style="normal" fo:font-weight="normal" officeooo:rsid="02efb63b" officeooo:paragraph-rsid="0446652b" fo:background-color="#ffffff" style:font-size-asian="12pt" style:font-style-asian="normal" style:font-weight-asian="normal" style:font-size-complex="12pt" style:font-style-complex="normal" style:font-weight-complex="normal"/>
    </style:style>
    <style:style style:name="P512" style:family="paragraph" style:parent-style-name="Standard">
      <style:text-properties style:font-name="Liberation Serif" fo:font-size="12pt" fo:font-style="normal" fo:font-weight="normal" officeooo:rsid="02efb63b" officeooo:paragraph-rsid="04495b81" fo:background-color="#ffffff" style:font-size-asian="12pt" style:font-style-asian="normal" style:font-weight-asian="normal" style:font-size-complex="12pt" style:font-style-complex="normal" style:font-weight-complex="normal"/>
    </style:style>
    <style:style style:name="P513" style:family="paragraph" style:parent-style-name="Standard">
      <style:text-properties style:font-name="Liberation Serif" fo:font-size="12pt" fo:font-style="normal" fo:font-weight="normal" officeooo:rsid="02efb63b" officeooo:paragraph-rsid="044a7ff5" fo:background-color="#ffffff" style:font-size-asian="12pt" style:font-style-asian="normal" style:font-weight-asian="normal" style:font-size-complex="12pt" style:font-style-complex="normal" style:font-weight-complex="normal"/>
    </style:style>
    <style:style style:name="P514" style:family="paragraph" style:parent-style-name="Standard">
      <style:text-properties style:font-name="Liberation Serif" fo:font-size="12pt" fo:font-style="normal" fo:font-weight="normal" officeooo:rsid="02efb63b" officeooo:paragraph-rsid="044edade" fo:background-color="#ffffff" style:font-size-asian="12pt" style:font-style-asian="normal" style:font-weight-asian="normal" style:font-size-complex="12pt" style:font-style-complex="normal" style:font-weight-complex="normal"/>
    </style:style>
    <style:style style:name="P515" style:family="paragraph" style:parent-style-name="Standard">
      <style:text-properties style:font-name="Liberation Serif" fo:font-size="12pt" fo:font-style="normal" fo:font-weight="normal" officeooo:rsid="02efb63b" officeooo:paragraph-rsid="0450b39d" fo:background-color="#ffffff" style:font-size-asian="12pt" style:font-style-asian="normal" style:font-weight-asian="normal" style:font-size-complex="12pt" style:font-style-complex="normal" style:font-weight-complex="normal"/>
    </style:style>
    <style:style style:name="P516" style:family="paragraph" style:parent-style-name="Standard">
      <style:text-properties style:font-name="Liberation Serif" fo:font-size="12pt" fo:font-style="normal" fo:font-weight="normal" officeooo:rsid="02efb63b" officeooo:paragraph-rsid="045175c8" fo:background-color="#ffffff" style:font-size-asian="12pt" style:font-style-asian="normal" style:font-weight-asian="normal" style:font-size-complex="12pt" style:font-style-complex="normal" style:font-weight-complex="normal"/>
    </style:style>
    <style:style style:name="P517" style:family="paragraph" style:parent-style-name="Standard">
      <style:text-properties style:font-name="Liberation Serif" fo:font-size="12pt" fo:font-style="normal" fo:font-weight="normal" officeooo:rsid="02efb63b" officeooo:paragraph-rsid="04529ccc" fo:background-color="#ffffff" style:font-size-asian="12pt" style:font-style-asian="normal" style:font-weight-asian="normal" style:font-size-complex="12pt" style:font-style-complex="normal" style:font-weight-complex="normal"/>
    </style:style>
    <style:style style:name="P518" style:family="paragraph" style:parent-style-name="Standard">
      <style:text-properties style:font-name="Liberation Serif" fo:font-size="12pt" fo:font-style="normal" fo:font-weight="normal" officeooo:rsid="02efb63b" officeooo:paragraph-rsid="045418be" fo:background-color="#ffffff" style:font-size-asian="12pt" style:font-style-asian="normal" style:font-weight-asian="normal" style:font-size-complex="12pt" style:font-style-complex="normal" style:font-weight-complex="normal"/>
    </style:style>
    <style:style style:name="P519" style:family="paragraph" style:parent-style-name="Standard">
      <style:text-properties style:font-name="Liberation Serif" fo:font-size="12pt" fo:font-style="normal" fo:font-weight="normal" officeooo:rsid="02efb63b" officeooo:paragraph-rsid="045841b3" fo:background-color="#ffffff" style:font-size-asian="12pt" style:font-style-asian="normal" style:font-weight-asian="normal" style:font-size-complex="12pt" style:font-style-complex="normal" style:font-weight-complex="normal"/>
    </style:style>
    <style:style style:name="P520" style:family="paragraph" style:parent-style-name="Standard">
      <style:text-properties style:font-name="Liberation Serif" fo:font-size="12pt" fo:font-style="normal" fo:font-weight="normal" officeooo:rsid="02efb63b" officeooo:paragraph-rsid="045a7a02" fo:background-color="#ffffff" style:font-size-asian="12pt" style:font-style-asian="normal" style:font-weight-asian="normal" style:font-size-complex="12pt" style:font-style-complex="normal" style:font-weight-complex="normal"/>
    </style:style>
    <style:style style:name="P521" style:family="paragraph" style:parent-style-name="Standard">
      <style:text-properties style:font-name="Liberation Serif" fo:font-size="12pt" fo:font-style="normal" fo:font-weight="normal" officeooo:rsid="02efb63b" officeooo:paragraph-rsid="045d2ba8" fo:background-color="#ffffff" style:font-size-asian="12pt" style:font-style-asian="normal" style:font-weight-asian="normal" style:font-size-complex="12pt" style:font-style-complex="normal" style:font-weight-complex="normal"/>
    </style:style>
    <style:style style:name="P522"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523" style:family="paragraph" style:parent-style-name="Standard">
      <style:text-properties officeooo:paragraph-rsid="04063b26"/>
    </style:style>
    <style:style style:name="P524" style:family="paragraph" style:parent-style-name="Standard">
      <style:text-properties officeooo:paragraph-rsid="042a488d"/>
    </style:style>
    <style:style style:name="P525" style:family="paragraph" style:parent-style-name="Standard">
      <style:text-properties officeooo:rsid="0442b418" officeooo:paragraph-rsid="0442b418"/>
    </style:style>
    <style:style style:name="P526" style:family="paragraph" style:parent-style-name="Standard">
      <style:text-properties officeooo:paragraph-rsid="0432d5f4"/>
    </style:style>
    <style:style style:name="P527"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528"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529"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42"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43"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44"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35"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36"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37"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38"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39"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40"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48"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49"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50"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51"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52"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53"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54"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55"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56"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57"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58"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59"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60"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61"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62"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63"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64"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65"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66"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67"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68"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69"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70"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71"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72"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73"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74"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75"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76"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77"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78"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79"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80"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81"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82"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83"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84"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85"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86"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87"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88"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89"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90"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91"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92"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93"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94"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95"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96"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97" style:family="paragraph" style:parent-style-name="Standard">
      <style:paragraph-properties fo:margin-left="0.85in" fo:margin-right="0in" fo:text-indent="-0.25in" style:auto-text-indent="false"/>
      <style:text-properties officeooo:paragraph-rsid="02aa2dc0"/>
    </style:style>
    <style:style style:name="P698" style:family="paragraph" style:parent-style-name="Standard">
      <style:paragraph-properties fo:margin-left="0.85in" fo:margin-right="0in" fo:text-indent="-0.25in" style:auto-text-indent="false"/>
      <style:text-properties fo:font-size="15pt" fo:font-weight="bold" officeooo:paragraph-rsid="03505f97" style:font-size-asian="15pt" style:font-weight-asian="bold" style:font-size-complex="15pt" style:font-weight-complex="bold"/>
    </style:style>
    <style:style style:name="P699"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00"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701"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02"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703"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704"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705"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706"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707"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708"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709"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710" style:family="paragraph" style:parent-style-name="Standard">
      <style:paragraph-properties fo:margin-left="0in" fo:margin-right="0in" fo:text-indent="0in" style:auto-text-indent="false"/>
      <style:text-properties officeooo:rsid="01686afd" officeooo:paragraph-rsid="00150877" fo:background-color="#ffffff"/>
    </style:style>
    <style:style style:name="P711"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712"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713"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714"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715"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716"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717"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718"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23"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724"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25"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726"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727"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28"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729"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30"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31"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792"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3f35d2" fo:background-color="#ffffff" style:font-size-asian="10.5pt" style:font-style-asian="normal" style:font-weight-asian="normal" style:font-size-complex="12pt" style:font-style-complex="normal" style:font-weight-complex="normal"/>
    </style:style>
    <style:style style:name="P793"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420f5e" fo:background-color="#ffffff" style:font-size-asian="10.5pt" style:font-style-asian="normal" style:font-weight-asian="normal" style:font-size-complex="12pt" style:font-style-complex="normal" style:font-weight-complex="normal"/>
    </style:style>
    <style:style style:name="P794"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795"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796"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797"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798"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799"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800"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801"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802"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803"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804" style:family="paragraph" style:parent-style-name="Standard">
      <style:paragraph-properties fo:margin-left="0in" fo:margin-right="0in" fo:text-indent="0in" style:auto-text-indent="false"/>
      <style:text-properties officeooo:paragraph-rsid="038c6edf"/>
    </style:style>
    <style:style style:name="P805"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806"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807" style:family="paragraph" style:parent-style-name="Text_20_body">
      <style:text-properties fo:font-style="italic" style:text-underline-style="solid" style:text-underline-width="auto" style:text-underline-color="font-color" fo:font-weight="bold"/>
    </style:style>
    <style:style style:name="P808" style:family="paragraph" style:parent-style-name="Text_20_body">
      <style:text-properties fo:font-size="14pt"/>
    </style:style>
    <style:style style:name="P809" style:family="paragraph" style:parent-style-name="Text_20_body">
      <style:text-properties officeooo:rsid="03cb5098" officeooo:paragraph-rsid="03d19252"/>
    </style:style>
    <style:style style:name="P810" style:family="paragraph" style:parent-style-name="Text_20_body">
      <style:text-properties officeooo:rsid="03d29f43" officeooo:paragraph-rsid="03d29f43"/>
    </style:style>
    <style:style style:name="P811" style:family="paragraph" style:parent-style-name="Text_20_body">
      <style:text-properties officeooo:rsid="03d50cdf" officeooo:paragraph-rsid="03d50cdf"/>
    </style:style>
    <style:style style:name="P812" style:family="paragraph" style:parent-style-name="Text_20_body">
      <style:text-properties officeooo:paragraph-rsid="041f2deb"/>
    </style:style>
    <style:style style:name="P813" style:family="paragraph" style:parent-style-name="Text_20_body">
      <style:text-properties officeooo:rsid="041f2deb" officeooo:paragraph-rsid="041f2deb"/>
    </style:style>
    <style:style style:name="P814" style:family="paragraph" style:parent-style-name="Text_20_body">
      <style:text-properties officeooo:rsid="041ff8bf" officeooo:paragraph-rsid="041ff8bf"/>
    </style:style>
    <style:style style:name="P815" style:family="paragraph" style:parent-style-name="Preformatted_20_Text">
      <style:text-properties fo:font-weight="normal" officeooo:rsid="009b96ec" officeooo:paragraph-rsid="00a2efb5" style:font-weight-asian="normal" style:font-weight-complex="normal"/>
    </style:style>
    <style:style style:name="P816"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817" style:family="paragraph" style:parent-style-name="Preformatted_20_Text">
      <style:text-properties officeooo:paragraph-rsid="01568c27"/>
    </style:style>
    <style:style style:name="P818" style:family="paragraph" style:parent-style-name="Preformatted_20_Text">
      <style:text-properties officeooo:rsid="01587979" officeooo:paragraph-rsid="01587979"/>
    </style:style>
    <style:style style:name="P819"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820"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821"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822"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823"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824"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825"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826"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27"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82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82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830"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83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83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833"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834"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35"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36"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37"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38"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39"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40"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41"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4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43"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44"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45"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46"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47"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48"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49"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50"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51"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52"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53"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54"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55"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56"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57"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58"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59"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60"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61"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62"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63"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64"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65"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66"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67"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68"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6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7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7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7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7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7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7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876"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77"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78"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79"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880"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881"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82"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883"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84"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885"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886"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887"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88"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889"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89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891"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892"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893"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894"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895"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896"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897"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898"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89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90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90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90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90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90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90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90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90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90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0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91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91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91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91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91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91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91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91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91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91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92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2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92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92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2efaf7" fo:background-color="#ffffff" style:font-size-asian="10.5pt" style:font-style-asian="normal" style:font-weight-asian="normal" style:font-size-complex="12pt" style:font-style-complex="normal" style:font-weight-complex="normal"/>
    </style:style>
    <style:style style:name="P92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32d5f4" fo:background-color="#ffffff" style:font-size-asian="10.5pt" style:font-style-asian="normal" style:font-weight-asian="normal" style:font-size-complex="12pt" style:font-style-complex="normal" style:font-weight-complex="normal"/>
    </style:style>
    <style:style style:name="P925"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926"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927"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28" style:family="paragraph" style:parent-style-name="Standard">
      <style:paragraph-properties fo:margin-left="0.6in" fo:margin-right="0in" fo:text-indent="0in"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929" style:family="paragraph" style:parent-style-name="Standard">
      <style:paragraph-properties fo:margin-left="0.6in" fo:margin-right="0in" fo:text-indent="0in"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930"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931"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932" style:family="paragraph" style:parent-style-name="Standard">
      <style:paragraph-properties fo:margin-left="0.6in" fo:margin-right="0in" fo:text-indent="0in"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33" style:family="paragraph" style:parent-style-name="Standard">
      <style:paragraph-properties fo:margin-left="0.6in" fo:margin-right="0in" fo:text-indent="0in"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34" style:family="paragraph" style:parent-style-name="Standard">
      <style:paragraph-properties fo:margin-left="0.6in" fo:margin-right="0in" fo:text-indent="0in"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35" style:family="paragraph" style:parent-style-name="Standard">
      <style:paragraph-properties fo:margin-left="0.6in" fo:margin-right="0in" fo:text-indent="0in"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36" style:family="paragraph" style:parent-style-name="Standard">
      <style:paragraph-properties fo:margin-left="0.6in" fo:margin-right="0in" fo:text-indent="0in"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37" style:family="paragraph" style:parent-style-name="Standard">
      <style:paragraph-properties fo:margin-left="0.6in" fo:margin-right="0in" fo:text-indent="0in"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38" style:family="paragraph" style:parent-style-name="Standard">
      <style:paragraph-properties fo:margin-left="0.6in" fo:margin-right="0in" fo:text-indent="0in"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39" style:family="paragraph" style:parent-style-name="Standard">
      <style:paragraph-properties fo:margin-left="0.6in" fo:margin-right="0in" fo:text-indent="0in"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40" style:family="paragraph" style:parent-style-name="Standard">
      <style:paragraph-properties fo:margin-left="0.6in" fo:margin-right="0in" fo:text-indent="0in"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41" style:family="paragraph" style:parent-style-name="Standard">
      <style:paragraph-properties fo:margin-left="0.6in" fo:margin-right="0in" fo:text-indent="0in"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42"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43"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44" style:family="paragraph" style:parent-style-name="Standard">
      <style:paragraph-properties fo:margin-left="0.6in" fo:margin-right="0in" fo:text-indent="0in"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45" style:family="paragraph" style:parent-style-name="Standard">
      <style:paragraph-properties fo:margin-left="0.6in" fo:margin-right="0in" fo:text-indent="0in"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46"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47"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48"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49"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50" style:family="paragraph" style:parent-style-name="Standard">
      <style:paragraph-properties fo:margin-left="0.6in" fo:margin-right="0in" fo:text-indent="0in"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51"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52" style:family="paragraph" style:parent-style-name="Standard">
      <style:paragraph-properties fo:margin-left="0.6in" fo:margin-right="0in" fo:text-indent="0in" style:auto-text-indent="false"/>
      <style:text-properties officeooo:paragraph-rsid="03559951"/>
    </style:style>
    <style:style style:name="P953" style:family="paragraph" style:parent-style-name="Standard">
      <style:paragraph-properties fo:margin-left="0.6in" fo:margin-right="0in" fo:text-indent="0in" style:auto-text-indent="false"/>
      <style:text-properties fo:font-weight="normal" officeooo:paragraph-rsid="03ec3d3f" style:font-weight-asian="normal" style:font-weight-complex="normal"/>
    </style:style>
    <style:style style:name="P954" style:family="paragraph" style:parent-style-name="Standard">
      <style:paragraph-properties fo:margin-left="0.6in" fo:margin-right="0in" fo:text-indent="0in" style:auto-text-indent="false"/>
      <style:text-properties fo:font-weight="normal" officeooo:rsid="03edd6ab" officeooo:paragraph-rsid="03edd6ab" style:font-weight-asian="normal" style:font-weight-complex="normal"/>
    </style:style>
    <style:style style:name="P955" style:family="paragraph" style:parent-style-name="Standard">
      <style:paragraph-properties fo:margin-left="0.6in" fo:margin-right="0in" fo:text-indent="0in" style:auto-text-indent="false"/>
      <style:text-properties fo:font-weight="normal" officeooo:rsid="03f119d8" officeooo:paragraph-rsid="03f119d8" style:font-weight-asian="normal" style:font-weight-complex="normal"/>
    </style:style>
    <style:style style:name="P95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5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5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95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96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96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96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96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964"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65"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966"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67"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968"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69" style:family="paragraph" style:parent-style-name="Preformatted_20_Text">
      <style:paragraph-properties fo:margin-left="0.6in" fo:margin-right="0in" fo:text-indent="0in"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70" style:family="paragraph" style:parent-style-name="Preformatted_20_Text">
      <style:paragraph-properties fo:margin-left="0.6in" fo:margin-right="0in" fo:text-indent="0in"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71" style:family="paragraph" style:parent-style-name="Preformatted_20_Text">
      <style:paragraph-properties fo:margin-top="0in" fo:margin-bottom="0in" loext:contextual-spacing="false" fo:padding="0in" fo:border="none"/>
    </style:style>
    <style:style style:name="P972"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973"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974"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975"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976"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977"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978"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979" style:family="paragraph" style:parent-style-name="Heading_20_2">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980" style:family="paragraph" style:parent-style-name="Standard" style:list-style-name="L1">
      <style:text-properties officeooo:paragraph-rsid="00150877"/>
    </style:style>
    <style:style style:name="P981" style:family="paragraph" style:parent-style-name="Standard" style:list-style-name="L1">
      <style:text-properties officeooo:paragraph-rsid="015b2629"/>
    </style:style>
    <style:style style:name="P982" style:family="paragraph" style:parent-style-name="Standard" style:list-style-name="L1">
      <style:text-properties officeooo:rsid="0166086a" officeooo:paragraph-rsid="00150877" fo:background-color="#ffffff"/>
    </style:style>
    <style:style style:name="P983" style:family="paragraph" style:parent-style-name="Standard" style:list-style-name="L1">
      <style:text-properties officeooo:rsid="01672563" officeooo:paragraph-rsid="00911618" fo:background-color="#ffffff"/>
    </style:style>
    <style:style style:name="P984" style:family="paragraph" style:parent-style-name="Standard" style:list-style-name="L1">
      <style:text-properties officeooo:rsid="01672563" officeooo:paragraph-rsid="015b2629" fo:background-color="#ffffff"/>
    </style:style>
    <style:style style:name="P985" style:family="paragraph" style:parent-style-name="Standard" style:list-style-name="L2">
      <style:text-properties officeooo:rsid="01686afd" officeooo:paragraph-rsid="00150877" fo:background-color="#ffffff"/>
    </style:style>
    <style:style style:name="P986" style:family="paragraph" style:parent-style-name="Standard" style:list-style-name="L3">
      <style:text-properties officeooo:rsid="01686afd" officeooo:paragraph-rsid="00150877" fo:background-color="#ffffff"/>
    </style:style>
    <style:style style:name="P987" style:family="paragraph" style:parent-style-name="Standard" style:list-style-name="L4">
      <style:text-properties fo:font-style="italic" officeooo:paragraph-rsid="01e5fe68" style:font-style-asian="italic" style:font-style-complex="italic"/>
    </style:style>
    <style:style style:name="P988" style:family="paragraph" style:parent-style-name="Standard" style:list-style-name="L4">
      <style:text-properties fo:font-style="italic" officeooo:paragraph-rsid="01f985cf" style:font-style-asian="italic" style:font-style-complex="italic"/>
    </style:style>
    <style:style style:name="P989"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990"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991"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992"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993" style:family="paragraph" style:parent-style-name="Standard">
      <style:text-properties style:font-name="Liberation Serif" fo:font-size="12pt" fo:font-style="normal" fo:font-weight="normal" officeooo:rsid="02efb63b" officeooo:paragraph-rsid="045e14a3" fo:background-color="#ffffff" style:font-size-asian="12pt" style:font-style-asian="normal" style:font-weight-asian="normal" style:font-size-complex="12pt" style:font-style-complex="normal" style:font-weight-complex="normal"/>
    </style:style>
    <style:style style:name="P994" style:family="paragraph" style:parent-style-name="Standard">
      <style:text-properties style:font-name="Liberation Serif" fo:font-size="12pt" fo:font-style="normal" fo:font-weight="normal" officeooo:rsid="02efb63b" officeooo:paragraph-rsid="045418be" fo:background-color="#ffffff" style:font-size-asian="12pt" style:font-style-asian="normal" style:font-weight-asian="normal" style:font-size-complex="12pt" style:font-style-complex="normal" style:font-weight-complex="normal"/>
    </style:style>
    <style:style style:name="P995" style:family="paragraph" style:parent-style-name="Standard">
      <style:text-properties style:font-name="Liberation Serif" fo:font-size="12pt" fo:font-style="normal" fo:font-weight="normal" officeooo:rsid="02efb63b" officeooo:paragraph-rsid="045e2121" fo:background-color="#ffffff" style:font-size-asian="12pt" style:font-style-asian="normal" style:font-weight-asian="normal" style:font-size-complex="12pt" style:font-style-complex="normal" style:font-weight-complex="normal"/>
    </style:style>
    <style:style style:name="P996" style:family="paragraph" style:parent-style-name="Standard">
      <style:text-properties style:font-name="Liberation Serif" fo:font-size="12pt" fo:font-style="normal" fo:font-weight="normal" officeooo:rsid="02efb63b" officeooo:paragraph-rsid="045fbb1b" fo:background-color="#ffffff" style:font-size-asian="12pt" style:font-style-asian="normal" style:font-weight-asian="normal" style:font-size-complex="12pt" style:font-style-complex="normal" style:font-weight-complex="normal"/>
    </style:style>
    <style:style style:name="P997" style:family="paragraph" style:parent-style-name="Standard">
      <style:text-properties style:font-name="Liberation Serif" fo:font-size="12pt" fo:font-style="normal" fo:font-weight="normal" officeooo:rsid="02efb63b" officeooo:paragraph-rsid="04624277" fo:background-color="#ffffff" style:font-size-asian="12pt" style:font-style-asian="normal" style:font-weight-asian="normal" style:font-size-complex="12pt" style:font-style-complex="normal" style:font-weight-complex="normal"/>
    </style:style>
    <style:style style:name="P998" style:family="paragraph" style:parent-style-name="Standard">
      <style:text-properties style:font-name="Liberation Serif" fo:font-size="12pt" fo:font-style="normal" fo:font-weight="normal" officeooo:rsid="02efb63b" officeooo:paragraph-rsid="0463519a" fo:background-color="#ffffff" style:font-size-asian="12pt" style:font-style-asian="normal" style:font-weight-asian="normal" style:font-size-complex="12pt" style:font-style-complex="normal" style:font-weight-complex="normal"/>
    </style:style>
    <style:style style:name="P999" style:family="paragraph" style:parent-style-name="Standard">
      <style:text-properties officeooo:paragraph-rsid="045e2121"/>
    </style:style>
    <style:style style:name="P1000"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1001"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1002"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1003"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1004"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46196eb" fo:background-color="#ffffff" style:font-size-asian="10.5pt" style:font-style-asian="normal" style:font-weight-asian="normal" style:font-size-complex="12pt" style:font-style-complex="normal" style:font-weight-complex="normal"/>
    </style:style>
    <style:style style:name="P1005" style:family="paragraph" style:parent-style-name="Text_20_body" style:list-style-name="L7"/>
    <style:style style:name="P1006" style:family="paragraph" style:parent-style-name="Text_20_body" style:list-style-name="L8"/>
    <style:style style:name="P1007" style:family="paragraph" style:parent-style-name="Text_20_body" style:list-style-name="L9">
      <style:text-properties officeooo:paragraph-rsid="041f2deb"/>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42efaf7" style:font-weight-asian="bold" style:font-weight-complex="bold"/>
    </style:style>
    <style:style style:name="T123" style:family="text">
      <style:text-properties fo:font-weight="bold" officeooo:rsid="0432d5f4" style:font-weight-asian="bold" style:font-weight-complex="bold"/>
    </style:style>
    <style:style style:name="T124" style:family="text">
      <style:text-properties fo:font-weight="bold" officeooo:rsid="043db16f" style:font-weight-asian="bold" style:font-weight-complex="bold"/>
    </style:style>
    <style:style style:name="T125" style:family="text">
      <style:text-properties fo:font-weight="bold" officeooo:rsid="046196eb" style:font-weight-asian="bold" style:font-weight-complex="bold"/>
    </style:style>
    <style:style style:name="T126" style:family="text">
      <style:text-properties fo:font-weight="bold" officeooo:rsid="022d6b2d" fo:background-color="#ffffff" loext:char-shading-value="0" style:font-size-asian="10.5pt" style:font-weight-asian="bold" style:font-size-complex="12pt" style:font-weight-complex="bold"/>
    </style:style>
    <style:style style:name="T127" style:family="text">
      <style:text-properties fo:font-weight="bold" officeooo:rsid="02429b07" fo:background-color="#ffffff" loext:char-shading-value="0" style:font-size-asian="10.5pt" style:font-weight-asian="bold" style:font-size-complex="12pt" style:font-weight-complex="bold"/>
    </style:style>
    <style:style style:name="T128" style:family="text">
      <style:text-properties fo:font-weight="bold" style:font-size-asian="12pt" style:font-weight-asian="bold" style:font-weight-complex="bold"/>
    </style:style>
    <style:style style:name="T129" style:family="text">
      <style:text-properties fo:font-weight="bold" officeooo:rsid="010470a1" style:font-size-asian="12pt" style:font-weight-asian="bold" style:font-weight-complex="bold"/>
    </style:style>
    <style:style style:name="T130" style:family="text">
      <style:text-properties officeooo:rsid="00226f1e"/>
    </style:style>
    <style:style style:name="T131" style:family="text">
      <style:text-properties officeooo:rsid="0022d817"/>
    </style:style>
    <style:style style:name="T132" style:family="text">
      <style:text-properties officeooo:rsid="002343bb"/>
    </style:style>
    <style:style style:name="T133" style:family="text">
      <style:text-properties officeooo:rsid="0026fccc"/>
    </style:style>
    <style:style style:name="T134" style:family="text">
      <style:text-properties officeooo:rsid="0029562f"/>
    </style:style>
    <style:style style:name="T135" style:family="text">
      <style:text-properties officeooo:rsid="002e8268"/>
    </style:style>
    <style:style style:name="T136" style:family="text">
      <style:text-properties officeooo:rsid="003035a4"/>
    </style:style>
    <style:style style:name="T137" style:family="text">
      <style:text-properties officeooo:rsid="00350d4c"/>
    </style:style>
    <style:style style:name="T138" style:family="text">
      <style:text-properties officeooo:rsid="0036567b"/>
    </style:style>
    <style:style style:name="T139" style:family="text">
      <style:text-properties officeooo:rsid="00387a00"/>
    </style:style>
    <style:style style:name="T140" style:family="text">
      <style:text-properties officeooo:rsid="003cb3a5"/>
    </style:style>
    <style:style style:name="T141" style:family="text">
      <style:text-properties officeooo:rsid="003e5ed6"/>
    </style:style>
    <style:style style:name="T142" style:family="text">
      <style:text-properties officeooo:rsid="00437cae"/>
    </style:style>
    <style:style style:name="T143" style:family="text">
      <style:text-properties officeooo:rsid="0046f782"/>
    </style:style>
    <style:style style:name="T144" style:family="text">
      <style:text-properties officeooo:rsid="00484c32"/>
    </style:style>
    <style:style style:name="T145" style:family="text">
      <style:text-properties officeooo:rsid="004bb7c0"/>
    </style:style>
    <style:style style:name="T146" style:family="text">
      <style:text-properties officeooo:rsid="004fe489"/>
    </style:style>
    <style:style style:name="T147" style:family="text">
      <style:text-properties officeooo:rsid="0053185d"/>
    </style:style>
    <style:style style:name="T148" style:family="text">
      <style:text-properties officeooo:rsid="005a7aef"/>
    </style:style>
    <style:style style:name="T149" style:family="text">
      <style:text-properties officeooo:rsid="005b80b2"/>
    </style:style>
    <style:style style:name="T150" style:family="text">
      <style:text-properties officeooo:rsid="005e1fd7"/>
    </style:style>
    <style:style style:name="T151" style:family="text">
      <style:text-properties officeooo:rsid="0060b2bf"/>
    </style:style>
    <style:style style:name="T152" style:family="text">
      <style:text-properties officeooo:rsid="0066647c"/>
    </style:style>
    <style:style style:name="T153" style:family="text">
      <style:text-properties officeooo:rsid="00699e36"/>
    </style:style>
    <style:style style:name="T154" style:family="text">
      <style:text-properties officeooo:rsid="007221b9"/>
    </style:style>
    <style:style style:name="T155" style:family="text">
      <style:text-properties officeooo:rsid="0072bad2"/>
    </style:style>
    <style:style style:name="T156" style:family="text">
      <style:text-properties officeooo:rsid="0075a5d6"/>
    </style:style>
    <style:style style:name="T157" style:family="text">
      <style:text-properties officeooo:rsid="007a4369"/>
    </style:style>
    <style:style style:name="T158" style:family="text">
      <style:text-properties officeooo:rsid="007e867f"/>
    </style:style>
    <style:style style:name="T159" style:family="text">
      <style:text-properties officeooo:rsid="00801a5b"/>
    </style:style>
    <style:style style:name="T160" style:family="text">
      <style:text-properties officeooo:rsid="008165cb"/>
    </style:style>
    <style:style style:name="T161" style:family="text">
      <style:text-properties officeooo:rsid="0089429e"/>
    </style:style>
    <style:style style:name="T162" style:family="text">
      <style:text-properties officeooo:rsid="00911618"/>
    </style:style>
    <style:style style:name="T163" style:family="text">
      <style:text-properties officeooo:rsid="009a04c0"/>
    </style:style>
    <style:style style:name="T164" style:family="text">
      <style:text-properties officeooo:rsid="009a0baf"/>
    </style:style>
    <style:style style:name="T165" style:family="text">
      <style:text-properties officeooo:rsid="009b3ae8"/>
    </style:style>
    <style:style style:name="T166"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67"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8" style:family="text">
      <style:text-properties officeooo:rsid="00a7dc47"/>
    </style:style>
    <style:style style:name="T169" style:family="text">
      <style:text-properties officeooo:rsid="00ae96f3"/>
    </style:style>
    <style:style style:name="T170" style:family="text">
      <style:text-properties officeooo:rsid="00af761c"/>
    </style:style>
    <style:style style:name="T171" style:family="text">
      <style:text-properties officeooo:rsid="00b2409a"/>
    </style:style>
    <style:style style:name="T172" style:family="text">
      <style:text-properties officeooo:rsid="00b514df"/>
    </style:style>
    <style:style style:name="T173" style:family="text">
      <style:text-properties officeooo:rsid="00bb72cc"/>
    </style:style>
    <style:style style:name="T174" style:family="text">
      <style:text-properties officeooo:rsid="00bd657a"/>
    </style:style>
    <style:style style:name="T175" style:family="text">
      <style:text-properties officeooo:rsid="00c03eb6"/>
    </style:style>
    <style:style style:name="T176" style:family="text">
      <style:text-properties officeooo:rsid="00c3c64b"/>
    </style:style>
    <style:style style:name="T177" style:family="text">
      <style:text-properties officeooo:rsid="00c572b6"/>
    </style:style>
    <style:style style:name="T178" style:family="text">
      <style:text-properties officeooo:rsid="00c76894"/>
    </style:style>
    <style:style style:name="T179" style:family="text">
      <style:text-properties officeooo:rsid="00c81350"/>
    </style:style>
    <style:style style:name="T180" style:family="text">
      <style:text-properties officeooo:rsid="00c8936c"/>
    </style:style>
    <style:style style:name="T181" style:family="text">
      <style:text-properties officeooo:rsid="00cf2e45"/>
    </style:style>
    <style:style style:name="T182" style:family="text">
      <style:text-properties officeooo:rsid="00d6bca3"/>
    </style:style>
    <style:style style:name="T183" style:family="text">
      <style:text-properties officeooo:rsid="00de5579"/>
    </style:style>
    <style:style style:name="T184" style:family="text">
      <style:text-properties officeooo:rsid="00e0e28e"/>
    </style:style>
    <style:style style:name="T185" style:family="text">
      <style:text-properties officeooo:rsid="00e17fd0"/>
    </style:style>
    <style:style style:name="T186" style:family="text">
      <style:text-properties officeooo:rsid="00e546ee"/>
    </style:style>
    <style:style style:name="T187" style:family="text">
      <style:text-properties officeooo:rsid="00eb0911"/>
    </style:style>
    <style:style style:name="T188" style:family="text">
      <style:text-properties officeooo:rsid="00f440af"/>
    </style:style>
    <style:style style:name="T189" style:family="text">
      <style:text-properties officeooo:rsid="00f46d83"/>
    </style:style>
    <style:style style:name="T190" style:family="text">
      <style:text-properties officeooo:rsid="00f79778"/>
    </style:style>
    <style:style style:name="T191" style:family="text">
      <style:text-properties fo:font-style="italic" style:font-style-asian="italic" style:font-style-complex="italic"/>
    </style:style>
    <style:style style:name="T192" style:family="text">
      <style:text-properties fo:font-style="italic" officeooo:rsid="01e11318" style:font-style-asian="italic" style:font-style-complex="italic"/>
    </style:style>
    <style:style style:name="T193" style:family="text">
      <style:text-properties fo:font-style="italic" officeooo:rsid="02a1d2ff" style:font-style-asian="italic" style:font-style-complex="italic"/>
    </style:style>
    <style:style style:name="T194" style:family="text">
      <style:text-properties fo:font-style="italic" officeooo:rsid="0326e7f2" style:font-style-asian="italic" style:font-style-complex="italic"/>
    </style:style>
    <style:style style:name="T195" style:family="text">
      <style:text-properties fo:font-style="italic" fo:font-weight="normal" officeooo:rsid="0116a4fe" style:font-style-asian="italic" style:font-weight-asian="normal" style:font-style-complex="italic" style:font-weight-complex="normal"/>
    </style:style>
    <style:style style:name="T196" style:family="text">
      <style:text-properties officeooo:rsid="00ffcd92"/>
    </style:style>
    <style:style style:name="T197" style:family="text">
      <style:text-properties officeooo:rsid="010024cb"/>
    </style:style>
    <style:style style:name="T198" style:family="text">
      <style:text-properties officeooo:rsid="010470a1"/>
    </style:style>
    <style:style style:name="T199" style:family="text">
      <style:text-properties officeooo:rsid="0106f472"/>
    </style:style>
    <style:style style:name="T200" style:family="text">
      <style:text-properties officeooo:rsid="01076c75"/>
    </style:style>
    <style:style style:name="T201" style:family="text">
      <style:text-properties officeooo:rsid="0109607b"/>
    </style:style>
    <style:style style:name="T202" style:family="text">
      <style:text-properties officeooo:rsid="010a1cce"/>
    </style:style>
    <style:style style:name="T203" style:family="text">
      <style:text-properties fo:font-weight="normal" style:font-weight-asian="normal" style:font-weight-complex="normal"/>
    </style:style>
    <style:style style:name="T204" style:family="text">
      <style:text-properties fo:font-weight="normal" officeooo:rsid="00ffcd92" style:font-weight-asian="normal" style:font-weight-complex="normal"/>
    </style:style>
    <style:style style:name="T205" style:family="text">
      <style:text-properties fo:font-weight="normal" officeooo:rsid="010f6de0" style:font-weight-asian="normal" style:font-weight-complex="normal"/>
    </style:style>
    <style:style style:name="T206" style:family="text">
      <style:text-properties fo:font-weight="normal" officeooo:rsid="0116a4fe" style:font-weight-asian="normal" style:font-weight-complex="normal"/>
    </style:style>
    <style:style style:name="T207" style:family="text">
      <style:text-properties fo:font-weight="normal" officeooo:rsid="01186fea" style:font-weight-asian="normal" style:font-weight-complex="normal"/>
    </style:style>
    <style:style style:name="T208" style:family="text">
      <style:text-properties fo:font-weight="normal" officeooo:rsid="0174c03e" style:font-weight-asian="normal" style:font-weight-complex="normal"/>
    </style:style>
    <style:style style:name="T209" style:family="text">
      <style:text-properties fo:font-weight="normal" officeooo:rsid="01818301" style:font-weight-asian="normal" style:font-weight-complex="normal"/>
    </style:style>
    <style:style style:name="T210" style:family="text">
      <style:text-properties fo:font-weight="normal" officeooo:rsid="0188c1e8" style:font-weight-asian="normal" style:font-weight-complex="normal"/>
    </style:style>
    <style:style style:name="T211" style:family="text">
      <style:text-properties fo:font-weight="normal" officeooo:rsid="018dfff0" style:font-weight-asian="normal" style:font-weight-complex="normal"/>
    </style:style>
    <style:style style:name="T212" style:family="text">
      <style:text-properties fo:font-weight="normal" officeooo:rsid="01944e5a" style:font-weight-asian="normal" style:font-weight-complex="normal"/>
    </style:style>
    <style:style style:name="T213" style:family="text">
      <style:text-properties fo:font-weight="normal" officeooo:rsid="01e11318" style:font-weight-asian="normal" style:font-weight-complex="normal"/>
    </style:style>
    <style:style style:name="T214" style:family="text">
      <style:text-properties fo:font-weight="normal" officeooo:rsid="01de671b" style:font-weight-asian="normal" style:font-weight-complex="normal"/>
    </style:style>
    <style:style style:name="T215" style:family="text">
      <style:text-properties fo:font-weight="normal" officeooo:rsid="02073a64" style:font-weight-asian="normal" style:font-weight-complex="normal"/>
    </style:style>
    <style:style style:name="T216" style:family="text">
      <style:text-properties fo:font-weight="normal" officeooo:rsid="02192245" style:font-weight-asian="normal" style:font-weight-complex="normal"/>
    </style:style>
    <style:style style:name="T217" style:family="text">
      <style:text-properties fo:font-weight="normal" officeooo:rsid="021b011b" style:font-weight-asian="normal" style:font-weight-complex="normal"/>
    </style:style>
    <style:style style:name="T218" style:family="text">
      <style:text-properties fo:font-weight="normal" officeooo:rsid="021da73d" style:font-weight-asian="normal" style:font-weight-complex="normal"/>
    </style:style>
    <style:style style:name="T219" style:family="text">
      <style:text-properties fo:font-weight="normal" officeooo:rsid="021f6fc6" style:font-weight-asian="normal" style:font-weight-complex="normal"/>
    </style:style>
    <style:style style:name="T220" style:family="text">
      <style:text-properties fo:font-weight="normal" officeooo:rsid="0220ca86" style:font-weight-asian="normal" style:font-weight-complex="normal"/>
    </style:style>
    <style:style style:name="T221" style:family="text">
      <style:text-properties fo:font-weight="normal" officeooo:rsid="0220fc76" style:font-weight-asian="normal" style:font-weight-complex="normal"/>
    </style:style>
    <style:style style:name="T222" style:family="text">
      <style:text-properties fo:font-weight="normal" officeooo:rsid="02216647" style:font-weight-asian="normal" style:font-weight-complex="normal"/>
    </style:style>
    <style:style style:name="T223" style:family="text">
      <style:text-properties fo:font-weight="normal" officeooo:rsid="0223ba8c" style:font-weight-asian="normal" style:font-weight-complex="normal"/>
    </style:style>
    <style:style style:name="T224" style:family="text">
      <style:text-properties fo:font-weight="normal" officeooo:rsid="0223cc50" style:font-weight-asian="normal" style:font-weight-complex="normal"/>
    </style:style>
    <style:style style:name="T225" style:family="text">
      <style:text-properties fo:font-weight="normal" officeooo:rsid="0226bbd2" style:font-weight-asian="normal" style:font-weight-complex="normal"/>
    </style:style>
    <style:style style:name="T226" style:family="text">
      <style:text-properties fo:font-weight="normal" officeooo:rsid="02899717" style:font-weight-asian="normal" style:font-weight-complex="normal"/>
    </style:style>
    <style:style style:name="T227" style:family="text">
      <style:text-properties fo:font-weight="normal" officeooo:rsid="028e4a94" style:font-weight-asian="normal" style:font-weight-complex="normal"/>
    </style:style>
    <style:style style:name="T228" style:family="text">
      <style:text-properties fo:font-weight="normal" officeooo:rsid="028064a6" style:font-weight-asian="normal" style:font-weight-complex="normal"/>
    </style:style>
    <style:style style:name="T229" style:family="text">
      <style:text-properties fo:font-weight="normal" officeooo:rsid="02e994ea" style:font-weight-asian="normal" style:font-weight-complex="normal"/>
    </style:style>
    <style:style style:name="T230" style:family="text">
      <style:text-properties fo:font-weight="normal" officeooo:rsid="02eb1d7e" style:font-weight-asian="normal" style:font-weight-complex="normal"/>
    </style:style>
    <style:style style:name="T231" style:family="text">
      <style:text-properties fo:font-weight="normal" officeooo:rsid="02ecf414" style:font-weight-asian="normal" style:font-weight-complex="normal"/>
    </style:style>
    <style:style style:name="T232" style:family="text">
      <style:text-properties fo:font-weight="normal" officeooo:rsid="02eea051" style:font-weight-asian="normal" style:font-weight-complex="normal"/>
    </style:style>
    <style:style style:name="T233" style:family="text">
      <style:text-properties fo:font-weight="normal" officeooo:rsid="02efb63b" style:font-weight-asian="normal" style:font-weight-complex="normal"/>
    </style:style>
    <style:style style:name="T234" style:family="text">
      <style:text-properties fo:font-weight="normal" officeooo:rsid="02f146f2" style:font-weight-asian="normal" style:font-weight-complex="normal"/>
    </style:style>
    <style:style style:name="T235" style:family="text">
      <style:text-properties fo:font-weight="normal" officeooo:rsid="02f25e96" style:font-weight-asian="normal" style:font-weight-complex="normal"/>
    </style:style>
    <style:style style:name="T236" style:family="text">
      <style:text-properties fo:font-weight="normal" officeooo:rsid="02f5c76f" style:font-weight-asian="normal" style:font-weight-complex="normal"/>
    </style:style>
    <style:style style:name="T237" style:family="text">
      <style:text-properties fo:font-weight="normal" officeooo:rsid="03182c55" style:font-weight-asian="normal" style:font-weight-complex="normal"/>
    </style:style>
    <style:style style:name="T238" style:family="text">
      <style:text-properties fo:font-weight="normal" officeooo:rsid="03788551" style:font-weight-asian="normal" style:font-weight-complex="normal"/>
    </style:style>
    <style:style style:name="T239" style:family="text">
      <style:text-properties fo:font-weight="normal" officeooo:rsid="0378b464" style:font-weight-asian="normal" style:font-weight-complex="normal"/>
    </style:style>
    <style:style style:name="T240" style:family="text">
      <style:text-properties fo:font-weight="normal" officeooo:rsid="037a101e" style:font-weight-asian="normal" style:font-weight-complex="normal"/>
    </style:style>
    <style:style style:name="T241" style:family="text">
      <style:text-properties fo:font-weight="normal" officeooo:rsid="0382a24f" style:font-weight-asian="normal" style:font-weight-complex="normal"/>
    </style:style>
    <style:style style:name="T242" style:family="text">
      <style:text-properties fo:font-weight="normal" officeooo:rsid="03844746" style:font-weight-asian="normal" style:font-weight-complex="normal"/>
    </style:style>
    <style:style style:name="T243" style:family="text">
      <style:text-properties fo:font-weight="normal" officeooo:rsid="03857ca0" style:font-weight-asian="normal" style:font-weight-complex="normal"/>
    </style:style>
    <style:style style:name="T244" style:family="text">
      <style:text-properties fo:font-weight="normal" officeooo:rsid="0386f184" style:font-weight-asian="normal" style:font-weight-complex="normal"/>
    </style:style>
    <style:style style:name="T245" style:family="text">
      <style:text-properties fo:font-weight="normal" officeooo:rsid="0387dcf8" style:font-weight-asian="normal" style:font-weight-complex="normal"/>
    </style:style>
    <style:style style:name="T246" style:family="text">
      <style:text-properties fo:font-weight="normal" officeooo:rsid="0389a563" style:font-weight-asian="normal" style:font-weight-complex="normal"/>
    </style:style>
    <style:style style:name="T247" style:family="text">
      <style:text-properties fo:font-weight="normal" officeooo:rsid="03934896" style:font-weight-asian="normal" style:font-weight-complex="normal"/>
    </style:style>
    <style:style style:name="T248" style:family="text">
      <style:text-properties fo:font-weight="normal" officeooo:rsid="03986f65" style:font-weight-asian="normal" style:font-weight-complex="normal"/>
    </style:style>
    <style:style style:name="T249" style:family="text">
      <style:text-properties fo:font-weight="normal" officeooo:rsid="03ff21cb" style:font-weight-asian="normal" style:font-weight-complex="normal"/>
    </style:style>
    <style:style style:name="T250" style:family="text">
      <style:text-properties fo:font-weight="normal" officeooo:rsid="040009bd" style:font-weight-asian="normal" style:font-weight-complex="normal"/>
    </style:style>
    <style:style style:name="T251" style:family="text">
      <style:text-properties fo:font-weight="normal" officeooo:rsid="04063b26" style:font-weight-asian="normal" style:font-weight-complex="normal"/>
    </style:style>
    <style:style style:name="T252" style:family="text">
      <style:text-properties fo:font-weight="normal" officeooo:rsid="040798ff" style:font-weight-asian="normal" style:font-weight-complex="normal"/>
    </style:style>
    <style:style style:name="T253" style:family="text">
      <style:text-properties fo:font-weight="normal" officeooo:rsid="043523d9" style:font-weight-asian="normal" style:font-weight-complex="normal"/>
    </style:style>
    <style:style style:name="T254" style:family="text">
      <style:text-properties fo:font-weight="normal" officeooo:rsid="0437550b" style:font-weight-asian="normal" style:font-weight-complex="normal"/>
    </style:style>
    <style:style style:name="T255" style:family="text">
      <style:text-properties fo:font-weight="normal" officeooo:rsid="02429b07" fo:background-color="#ffffff" loext:char-shading-value="0" style:font-size-asian="10.5pt" style:font-weight-asian="normal" style:font-size-complex="12pt" style:font-weight-complex="normal"/>
    </style:style>
    <style:style style:name="T256" style:family="text">
      <style:text-properties officeooo:rsid="01045c30"/>
    </style:style>
    <style:style style:name="T257" style:family="text">
      <style:text-properties officeooo:rsid="010ef993"/>
    </style:style>
    <style:style style:name="T258" style:family="text">
      <style:text-properties officeooo:rsid="010f6de0"/>
    </style:style>
    <style:style style:name="T259" style:family="text">
      <style:text-properties officeooo:rsid="01197ab1"/>
    </style:style>
    <style:style style:name="T260" style:family="text">
      <style:text-properties officeooo:rsid="011aafbf"/>
    </style:style>
    <style:style style:name="T261" style:family="text">
      <style:text-properties officeooo:rsid="011e993d"/>
    </style:style>
    <style:style style:name="T262" style:family="text">
      <style:text-properties officeooo:rsid="0124723d"/>
    </style:style>
    <style:style style:name="T263" style:family="text">
      <style:text-properties officeooo:rsid="0125d115"/>
    </style:style>
    <style:style style:name="T264" style:family="text">
      <style:text-properties officeooo:rsid="012616db"/>
    </style:style>
    <style:style style:name="T265" style:family="text">
      <style:text-properties officeooo:rsid="0127d0f6"/>
    </style:style>
    <style:style style:name="T266" style:family="text">
      <style:text-properties officeooo:rsid="012b564a"/>
    </style:style>
    <style:style style:name="T267" style:family="text">
      <style:text-properties officeooo:rsid="012ca9dd"/>
    </style:style>
    <style:style style:name="T268" style:family="text">
      <style:text-properties officeooo:rsid="012e7b61"/>
    </style:style>
    <style:style style:name="T269" style:family="text">
      <style:text-properties officeooo:rsid="0135b025"/>
    </style:style>
    <style:style style:name="T270" style:family="text">
      <style:text-properties officeooo:rsid="0139e9c4"/>
    </style:style>
    <style:style style:name="T271" style:family="text">
      <style:text-properties officeooo:rsid="013dadf0"/>
    </style:style>
    <style:style style:name="T272" style:family="text">
      <style:text-properties officeooo:rsid="0140a9eb"/>
    </style:style>
    <style:style style:name="T273" style:family="text">
      <style:text-properties officeooo:rsid="01487ac1"/>
    </style:style>
    <style:style style:name="T274" style:family="text">
      <style:text-properties officeooo:rsid="0155f5d2"/>
    </style:style>
    <style:style style:name="T275" style:family="text">
      <style:text-properties officeooo:rsid="015ea9eb"/>
    </style:style>
    <style:style style:name="T276" style:family="text">
      <style:text-properties officeooo:rsid="016000e3"/>
    </style:style>
    <style:style style:name="T277" style:family="text">
      <style:text-properties officeooo:rsid="0164629c"/>
    </style:style>
    <style:style style:name="T278" style:family="text">
      <style:text-properties officeooo:rsid="01674ef3"/>
    </style:style>
    <style:style style:name="T279" style:family="text">
      <style:text-properties officeooo:rsid="016b17c3"/>
    </style:style>
    <style:style style:name="T280" style:family="text">
      <style:text-properties officeooo:rsid="016f00e9"/>
    </style:style>
    <style:style style:name="T281" style:family="text">
      <style:text-properties officeooo:rsid="016f3759"/>
    </style:style>
    <style:style style:name="T282" style:family="text">
      <style:text-properties officeooo:rsid="0172d62a"/>
    </style:style>
    <style:style style:name="T283" style:family="text">
      <style:text-properties fo:color="#800000" style:font-name="Ubuntu Mono" fo:font-size="10.3999996185303pt"/>
    </style:style>
    <style:style style:name="T284" style:family="text">
      <style:text-properties fo:color="#800000" style:font-name="Ubuntu Mono" fo:font-size="10.3999996185303pt" fo:font-weight="normal" style:font-weight-asian="normal" style:font-weight-complex="normal"/>
    </style:style>
    <style:style style:name="T285" style:family="text">
      <style:text-properties fo:color="#800000" style:font-name="Ubuntu Mono" fo:font-size="10.3999996185303pt" officeooo:rsid="016f8962" style:font-size-asian="12pt"/>
    </style:style>
    <style:style style:name="T286" style:family="text">
      <style:text-properties fo:color="#800000" style:font-name="Ubuntu Mono" fo:font-size="10.3999996185303pt" officeooo:rsid="0216ca92" style:font-size-asian="12pt"/>
    </style:style>
    <style:style style:name="T287" style:family="text">
      <style:text-properties fo:color="#800000" style:font-name="Ubuntu Mono" fo:font-size="10.3999996185303pt" officeooo:rsid="03904529" style:font-size-asian="12pt"/>
    </style:style>
    <style:style style:name="T288" style:family="text">
      <style:text-properties fo:color="#800000" style:font-name="Ubuntu Mono" fo:font-size="10.3999996185303pt" officeooo:rsid="0216e0a3" style:font-size-asian="12pt"/>
    </style:style>
    <style:style style:name="T289" style:family="text">
      <style:text-properties fo:color="#800000" style:font-name="Ubuntu Mono" fo:font-size="10.3999996185303pt" officeooo:rsid="0216e0a3"/>
    </style:style>
    <style:style style:name="T290" style:family="text">
      <style:text-properties fo:color="#800000" style:font-name="Ubuntu Mono" fo:font-size="10.3999996185303pt" officeooo:rsid="03904529"/>
    </style:style>
    <style:style style:name="T291" style:family="text">
      <style:text-properties fo:color="#800000" style:font-name="Ubuntu Mono" fo:font-size="10.3999996185303pt" fo:font-weight="bold" officeooo:rsid="016f8962" style:font-size-asian="12pt" style:font-weight-asian="bold" style:font-weight-complex="bold"/>
    </style:style>
    <style:style style:name="T292" style:family="text">
      <style:text-properties fo:color="#800000" style:font-name="Ubuntu Mono" fo:font-size="10.3999996185303pt" fo:font-weight="bold" officeooo:rsid="04144cd8" style:font-weight-asian="bold" style:font-weight-complex="bold"/>
    </style:style>
    <style:style style:name="T293" style:family="text">
      <style:text-properties fo:color="#800000" style:font-name="Ubuntu Mono" fo:font-size="10.3999996185303pt" fo:font-weight="bold" officeooo:rsid="041abce4" style:font-weight-asian="bold" style:font-weight-complex="bold"/>
    </style:style>
    <style:style style:name="T294" style:family="text">
      <style:text-properties fo:color="#800000" style:font-name="Ubuntu Mono" fo:font-size="10.3999996185303pt" officeooo:rsid="037aa301"/>
    </style:style>
    <style:style style:name="T295" style:family="text">
      <style:text-properties fo:color="#800000" style:font-name="Ubuntu Mono" fo:font-size="10.3999996185303pt" officeooo:rsid="0400e521"/>
    </style:style>
    <style:style style:name="T296" style:family="text">
      <style:text-properties fo:color="#800000" style:font-name="Ubuntu Mono" fo:font-size="10.3999996185303pt" officeooo:rsid="0401ba0b"/>
    </style:style>
    <style:style style:name="T297" style:family="text">
      <style:text-properties fo:color="#800000" style:font-name="Ubuntu Mono" fo:font-size="10.3999996185303pt" officeooo:rsid="0402f8a1"/>
    </style:style>
    <style:style style:name="T298" style:family="text">
      <style:text-properties fo:color="#800000" style:font-name="Ubuntu Mono" fo:font-size="10.3999996185303pt" officeooo:rsid="04049fb7"/>
    </style:style>
    <style:style style:name="T299" style:family="text">
      <style:text-properties fo:color="#800000" style:font-name="Ubuntu Mono" fo:font-size="10.3999996185303pt" officeooo:rsid="041292b6"/>
    </style:style>
    <style:style style:name="T300" style:family="text">
      <style:text-properties fo:color="#800000" style:font-name="Ubuntu Mono" fo:font-size="10.3999996185303pt" officeooo:rsid="0415b040"/>
    </style:style>
    <style:style style:name="T301" style:family="text">
      <style:text-properties fo:color="#800000" style:font-name="Ubuntu Mono" fo:font-size="10.3999996185303pt" officeooo:rsid="041687e2"/>
    </style:style>
    <style:style style:name="T302" style:family="text">
      <style:text-properties fo:color="#800000" style:font-name="Ubuntu Mono" fo:font-size="10.3999996185303pt" officeooo:rsid="041828d1"/>
    </style:style>
    <style:style style:name="T303" style:family="text">
      <style:text-properties fo:color="#800000" style:font-name="Ubuntu Mono" fo:font-size="10.3999996185303pt" officeooo:rsid="04187889"/>
    </style:style>
    <style:style style:name="T304" style:family="text">
      <style:text-properties fo:color="#800000" style:font-name="Ubuntu Mono" fo:font-size="10.3999996185303pt" officeooo:rsid="041abce4"/>
    </style:style>
    <style:style style:name="T305" style:family="text">
      <style:text-properties fo:color="#800000" style:font-name="Ubuntu Mono" fo:font-size="10.3999996185303pt" officeooo:rsid="041c8c7a"/>
    </style:style>
    <style:style style:name="T306" style:family="text">
      <style:text-properties fo:color="#800000" style:font-name="Ubuntu Mono" fo:font-size="10.3999996185303pt" officeooo:rsid="041dd4b5"/>
    </style:style>
    <style:style style:name="T307" style:family="text">
      <style:text-properties fo:color="#800000" style:font-name="Ubuntu Mono" fo:font-size="10.3999996185303pt" officeooo:rsid="044c8809"/>
    </style:style>
    <style:style style:name="T308" style:family="text">
      <style:text-properties fo:color="#800000" style:font-name="Ubuntu Mono" fo:font-size="10.3999996185303pt" officeooo:rsid="044de58c"/>
    </style:style>
    <style:style style:name="T309" style:family="text">
      <style:text-properties fo:color="#800000" style:font-name="Ubuntu Mono" fo:font-size="12.3999996185303pt" officeooo:rsid="042a488d"/>
    </style:style>
    <style:style style:name="T310" style:family="text">
      <style:text-properties fo:color="#800000" style:font-name="Liberation Serif"/>
    </style:style>
    <style:style style:name="T311" style:family="text">
      <style:text-properties fo:color="#800000" style:font-name="Liberation Serif" fo:font-size="12pt" fo:font-style="normal" fo:font-weight="normal" officeooo:rsid="02efb63b"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color="#800000" style:font-name="Liberation Serif" fo:font-size="12pt" fo:font-style="normal" fo:font-weight="normal" officeooo:rsid="0426f1bf"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color="#800000" style:font-name="Liberation Serif" fo:font-size="12pt" fo:font-style="normal" fo:font-weight="normal" officeooo:rsid="042a488d" fo:background-color="#ffffff" loext:char-shading-value="0" style:font-size-asian="12pt" style:font-style-asian="normal" style:font-weight-asian="normal" style:font-size-complex="12pt" style:font-style-complex="normal" style:font-weight-complex="normal"/>
    </style:style>
    <style:style style:name="T314" style:family="text">
      <style:text-properties fo:color="#800000" style:font-name="Liberation Serif" fo:font-size="12pt" fo:font-style="normal" fo:font-weight="bold" officeooo:rsid="0471e8a2" fo:background-color="#ffffff" loext:char-shading-value="0" style:font-size-asian="12pt" style:font-style-asian="normal" style:font-weight-asian="bold" style:font-size-complex="12pt" style:font-style-complex="normal" style:font-weight-complex="bold"/>
    </style:style>
    <style:style style:name="T315" style:family="text">
      <style:text-properties fo:color="#800000" style:font-name="Liberation Serif" fo:font-size="12pt" fo:font-style="normal" fo:font-weight="bold" officeooo:rsid="0471e8a2"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6" style:family="text">
      <style:text-properties fo:color="#800000" style:font-name="Liberation Serif" fo:font-size="12pt" fo:font-style="normal" fo:font-weight="bold" officeooo:rsid="0473aaf4"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7" style:family="text">
      <style:text-properties fo:color="#800000" style:font-name="Liberation Serif" officeooo:rsid="042191d4"/>
    </style:style>
    <style:style style:name="T318" style:family="text">
      <style:text-properties fo:color="#800000" style:font-name="Liberation Serif" officeooo:rsid="0425a968"/>
    </style:style>
    <style:style style:name="T319" style:family="text">
      <style:text-properties fo:color="#800000" style:font-name="Liberation Serif" officeooo:rsid="0426f1bf"/>
    </style:style>
    <style:style style:name="T320" style:family="text">
      <style:text-properties fo:color="#800000" style:font-name="Liberation Serif" officeooo:rsid="042dc499"/>
    </style:style>
    <style:style style:name="T321" style:family="text">
      <style:text-properties fo:color="#800000" style:font-name="Liberation Serif" officeooo:rsid="042efaf7"/>
    </style:style>
    <style:style style:name="T322" style:family="text">
      <style:text-properties fo:color="#800000" style:font-name="Liberation Serif" officeooo:rsid="044454fe"/>
    </style:style>
    <style:style style:name="T323" style:family="text">
      <style:text-properties fo:color="#800000" style:font-name="Liberation Serif" officeooo:rsid="0444d698"/>
    </style:style>
    <style:style style:name="T324" style:family="text">
      <style:text-properties fo:color="#800000" style:font-name="Liberation Serif" officeooo:rsid="0446652b"/>
    </style:style>
    <style:style style:name="T325" style:family="text">
      <style:text-properties fo:color="#800000" style:font-name="Liberation Serif" officeooo:rsid="04482f94"/>
    </style:style>
    <style:style style:name="T326" style:family="text">
      <style:text-properties fo:color="#800000" style:font-name="Liberation Serif" officeooo:rsid="04483f90"/>
    </style:style>
    <style:style style:name="T327" style:family="text">
      <style:text-properties fo:color="#800000" style:font-name="Liberation Serif" officeooo:rsid="04495b81"/>
    </style:style>
    <style:style style:name="T328" style:family="text">
      <style:text-properties fo:color="#800000" style:font-name="Liberation Serif" officeooo:rsid="044a7ff5"/>
    </style:style>
    <style:style style:name="T329" style:family="text">
      <style:text-properties fo:color="#800000" style:font-name="Liberation Serif" officeooo:rsid="044de620"/>
    </style:style>
    <style:style style:name="T330" style:family="text">
      <style:text-properties fo:color="#800000" style:font-name="Liberation Serif" officeooo:rsid="044edade"/>
    </style:style>
    <style:style style:name="T331" style:family="text">
      <style:text-properties fo:color="#800000" style:font-name="Liberation Serif" officeooo:rsid="0450b39d"/>
    </style:style>
    <style:style style:name="T332" style:family="text">
      <style:text-properties fo:color="#800000" style:font-name="Liberation Serif" officeooo:rsid="045175c8"/>
    </style:style>
    <style:style style:name="T333" style:family="text">
      <style:text-properties fo:color="#800000" style:font-name="Liberation Serif" officeooo:rsid="04529ccc"/>
    </style:style>
    <style:style style:name="T334" style:family="text">
      <style:text-properties fo:color="#800000" style:font-name="Liberation Serif" officeooo:rsid="045333c7"/>
    </style:style>
    <style:style style:name="T335" style:family="text">
      <style:text-properties fo:color="#800000" style:font-name="Liberation Serif" officeooo:rsid="04541800"/>
    </style:style>
    <style:style style:name="T336" style:family="text">
      <style:text-properties fo:color="#800000" style:font-name="Liberation Serif" officeooo:rsid="045418be"/>
    </style:style>
    <style:style style:name="T337" style:family="text">
      <style:text-properties fo:color="#800000" style:font-name="Liberation Serif" officeooo:rsid="045737f8"/>
    </style:style>
    <style:style style:name="T338" style:family="text">
      <style:text-properties fo:color="#800000" style:font-name="Liberation Serif" officeooo:rsid="045841b3"/>
    </style:style>
    <style:style style:name="T339" style:family="text">
      <style:text-properties fo:color="#800000" style:font-name="Liberation Serif" officeooo:rsid="04597758"/>
    </style:style>
    <style:style style:name="T340" style:family="text">
      <style:text-properties fo:color="#800000" style:font-name="Liberation Serif" officeooo:rsid="045a7a02"/>
    </style:style>
    <style:style style:name="T341" style:family="text">
      <style:text-properties fo:color="#800000" style:font-name="Liberation Serif" officeooo:rsid="045b173c"/>
    </style:style>
    <style:style style:name="T342" style:family="text">
      <style:text-properties fo:color="#800000" style:font-name="Liberation Serif" officeooo:rsid="045d2ba8"/>
    </style:style>
    <style:style style:name="T343" style:family="text">
      <style:text-properties fo:color="#800000" style:font-name="Liberation Serif" officeooo:rsid="045e14a3"/>
    </style:style>
    <style:style style:name="T344" style:family="text">
      <style:text-properties fo:color="#800000" style:font-name="Liberation Serif" fo:font-weight="bold" officeooo:rsid="045e14a3" style:font-weight-asian="bold" style:font-weight-complex="bold"/>
    </style:style>
    <style:style style:name="T345" style:family="text">
      <style:text-properties fo:color="#800000" style:font-name="Liberation Serif" fo:font-weight="bold" officeooo:rsid="046153bb" style:font-weight-asian="bold" style:font-weight-complex="bold"/>
    </style:style>
    <style:style style:name="T346" style:family="text">
      <style:text-properties fo:color="#800000" style:font-name="Liberation Serif" fo:font-weight="bold" officeooo:rsid="045d7e0e" style:font-weight-asian="bold" style:font-weight-complex="bold"/>
    </style:style>
    <style:style style:name="T347" style:family="text">
      <style:text-properties fo:color="#800000" style:font-name="Liberation Serif" fo:font-weight="bold" officeooo:rsid="045e9d3a" style:font-weight-asian="bold" style:font-weight-complex="bold"/>
    </style:style>
    <style:style style:name="T348" style:family="text">
      <style:text-properties fo:color="#800000" style:font-name="Liberation Serif" fo:font-weight="bold" officeooo:rsid="0465ea9a" style:font-weight-asian="bold" style:font-weight-complex="bold"/>
    </style:style>
    <style:style style:name="T349" style:family="text">
      <style:text-properties fo:color="#800000" style:font-name="Liberation Serif" fo:font-weight="bold" officeooo:rsid="046742b1" style:font-weight-asian="bold" style:font-weight-complex="bold"/>
    </style:style>
    <style:style style:name="T350" style:family="text">
      <style:text-properties fo:color="#800000" style:font-name="Liberation Serif" fo:font-weight="bold" officeooo:rsid="0468ea99" style:font-weight-asian="bold" style:font-weight-complex="bold"/>
    </style:style>
    <style:style style:name="T351" style:family="text">
      <style:text-properties fo:color="#800000" style:font-name="Liberation Serif" fo:font-weight="bold" officeooo:rsid="046cc2f5" style:font-weight-asian="bold" style:font-weight-complex="bold"/>
    </style:style>
    <style:style style:name="T352" style:family="text">
      <style:text-properties fo:color="#800000" style:font-name="Liberation Serif" fo:font-weight="bold" officeooo:rsid="047055f7" style:font-weight-asian="bold" style:font-weight-complex="bold"/>
    </style:style>
    <style:style style:name="T353" style:family="text">
      <style:text-properties fo:color="#800000" style:font-name="Liberation Serif" fo:font-weight="bold" officeooo:rsid="0472fb83" style:font-weight-asian="bold" style:font-weight-complex="bold"/>
    </style:style>
    <style:style style:name="T354" style:family="text">
      <style:text-properties fo:color="#800000" style:font-name="Liberation Serif" fo:font-weight="bold" officeooo:rsid="045fbb1b" style:font-weight-asian="bold" style:font-weight-complex="bold"/>
    </style:style>
    <style:style style:name="T355" style:family="text">
      <style:text-properties fo:color="#800000" style:font-name="Liberation Serif" fo:font-weight="bold" officeooo:rsid="04624277" style:font-weight-asian="bold" style:font-weight-complex="bold"/>
    </style:style>
    <style:style style:name="T356" style:family="text">
      <style:text-properties fo:color="#800000" style:font-name="Liberation Serif" fo:font-weight="bold" officeooo:rsid="0463519a" style:font-weight-asian="bold" style:font-weight-complex="bold"/>
    </style:style>
    <style:style style:name="T357" style:family="text">
      <style:text-properties fo:color="#800000" style:font-name="Liberation Serif" officeooo:rsid="045fbb1b"/>
    </style:style>
    <style:style style:name="T358" style:family="text">
      <style:text-properties fo:color="#800000" style:font-name="Liberation Serif" officeooo:rsid="03f433b5" style:font-size-asian="10.5pt"/>
    </style:style>
    <style:style style:name="T359" style:family="text">
      <style:text-properties fo:color="#800000" style:font-name="Liberation Serif" officeooo:rsid="03f50383" style:font-size-asian="10.5pt"/>
    </style:style>
    <style:style style:name="T360" style:family="text">
      <style:text-properties fo:color="#800000" style:font-name="Liberation Serif" officeooo:rsid="03f8b3ec" style:font-size-asian="10.5pt"/>
    </style:style>
    <style:style style:name="T361" style:family="text">
      <style:text-properties officeooo:rsid="0195b04b"/>
    </style:style>
    <style:style style:name="T362" style:family="text">
      <style:text-properties officeooo:rsid="018febf9"/>
    </style:style>
    <style:style style:name="T363" style:family="text">
      <style:text-properties officeooo:rsid="019890b4"/>
    </style:style>
    <style:style style:name="T364" style:family="text">
      <style:text-properties officeooo:rsid="019b8db2"/>
    </style:style>
    <style:style style:name="T365" style:family="text">
      <style:text-properties officeooo:rsid="01a0e420"/>
    </style:style>
    <style:style style:name="T366" style:family="text">
      <style:text-properties officeooo:rsid="01a3c931"/>
    </style:style>
    <style:style style:name="T367" style:family="text">
      <style:text-properties officeooo:rsid="01a58d37"/>
    </style:style>
    <style:style style:name="T368" style:family="text">
      <style:text-properties officeooo:rsid="01ac4515"/>
    </style:style>
    <style:style style:name="T369" style:family="text">
      <style:text-properties officeooo:rsid="01ac9195"/>
    </style:style>
    <style:style style:name="T370" style:family="text">
      <style:text-properties officeooo:rsid="01afcc91"/>
    </style:style>
    <style:style style:name="T371" style:family="text">
      <style:text-properties officeooo:rsid="01b13734"/>
    </style:style>
    <style:style style:name="T372" style:family="text">
      <style:text-properties officeooo:rsid="01b49fbd"/>
    </style:style>
    <style:style style:name="T373" style:family="text">
      <style:text-properties officeooo:rsid="01b861a2"/>
    </style:style>
    <style:style style:name="T374" style:family="text">
      <style:text-properties officeooo:rsid="01bc8a33"/>
    </style:style>
    <style:style style:name="T375" style:family="text">
      <style:text-properties officeooo:rsid="01c04a89"/>
    </style:style>
    <style:style style:name="T376" style:family="text">
      <style:text-properties officeooo:rsid="01c0c2ab"/>
    </style:style>
    <style:style style:name="T377" style:family="text">
      <style:text-properties officeooo:rsid="01c279a1"/>
    </style:style>
    <style:style style:name="T378" style:family="text">
      <style:text-properties officeooo:rsid="01b645b0"/>
    </style:style>
    <style:style style:name="T379" style:family="text">
      <style:text-properties officeooo:rsid="01c6e93e"/>
    </style:style>
    <style:style style:name="T380" style:family="text">
      <style:text-properties officeooo:rsid="01c9601f"/>
    </style:style>
    <style:style style:name="T381" style:family="text">
      <style:text-properties officeooo:rsid="01d9559f"/>
    </style:style>
    <style:style style:name="T382" style:family="text">
      <style:text-properties officeooo:rsid="01e5bcf9"/>
    </style:style>
    <style:style style:name="T383" style:family="text">
      <style:text-properties officeooo:rsid="01e77c8d"/>
    </style:style>
    <style:style style:name="T384" style:family="text">
      <style:text-properties officeooo:rsid="01e9f1db"/>
    </style:style>
    <style:style style:name="T385" style:family="text">
      <style:text-properties officeooo:rsid="01ebbcf4"/>
    </style:style>
    <style:style style:name="T386" style:family="text">
      <style:text-properties officeooo:rsid="01f3917f"/>
    </style:style>
    <style:style style:name="T387" style:family="text">
      <style:text-properties officeooo:rsid="01f6d3ca"/>
    </style:style>
    <style:style style:name="T388" style:family="text">
      <style:text-properties officeooo:rsid="01faadd4"/>
    </style:style>
    <style:style style:name="T389" style:family="text">
      <style:text-properties officeooo:rsid="01fb8183"/>
    </style:style>
    <style:style style:name="T390" style:family="text">
      <style:text-properties officeooo:rsid="01fe1cf0"/>
    </style:style>
    <style:style style:name="T391" style:family="text">
      <style:text-properties officeooo:rsid="01ff8cd5"/>
    </style:style>
    <style:style style:name="T392" style:family="text">
      <style:text-properties officeooo:rsid="01f604d1" style:font-size-asian="10.5pt"/>
    </style:style>
    <style:style style:name="T393" style:family="text">
      <style:text-properties officeooo:rsid="02014ced" style:font-size-asian="10.5pt"/>
    </style:style>
    <style:style style:name="T394" style:family="text">
      <style:text-properties officeooo:rsid="02014ced"/>
    </style:style>
    <style:style style:name="T395" style:family="text">
      <style:text-properties style:font-size-asian="12pt"/>
    </style:style>
    <style:style style:name="T396" style:family="text">
      <style:text-properties officeooo:rsid="016f8962" style:font-size-asian="12pt"/>
    </style:style>
    <style:style style:name="T397" style:family="text">
      <style:text-properties officeooo:rsid="01ff8cd5" style:font-size-asian="12pt"/>
    </style:style>
    <style:style style:name="T398" style:family="text">
      <style:text-properties officeooo:rsid="02124c12" style:font-size-asian="12pt"/>
    </style:style>
    <style:style style:name="T399" style:family="text">
      <style:text-properties officeooo:rsid="02cbdee7" style:font-size-asian="12pt"/>
    </style:style>
    <style:style style:name="T400" style:family="text">
      <style:text-properties officeooo:rsid="02cc32fe" style:font-size-asian="12pt"/>
    </style:style>
    <style:style style:name="T401" style:family="text">
      <style:text-properties officeooo:rsid="02da49da" style:font-size-asian="12pt"/>
    </style:style>
    <style:style style:name="T402" style:family="text">
      <style:text-properties officeooo:rsid="020329a2"/>
    </style:style>
    <style:style style:name="T403" style:family="text">
      <style:text-properties officeooo:rsid="02073a64"/>
    </style:style>
    <style:style style:name="T404" style:family="text">
      <style:text-properties officeooo:rsid="02124c12"/>
    </style:style>
    <style:style style:name="T405" style:family="text">
      <style:text-properties officeooo:rsid="0177a011"/>
    </style:style>
    <style:style style:name="T406" style:family="text">
      <style:text-properties officeooo:rsid="01186fea"/>
    </style:style>
    <style:style style:name="T407" style:family="text">
      <style:text-properties officeooo:rsid="0216e0a3"/>
    </style:style>
    <style:style style:name="T408" style:family="text">
      <style:text-properties officeooo:rsid="02181966"/>
    </style:style>
    <style:style style:name="T409" style:family="text">
      <style:text-properties officeooo:rsid="02216647"/>
    </style:style>
    <style:style style:name="T410" style:family="text">
      <style:text-properties officeooo:rsid="02289604"/>
    </style:style>
    <style:style style:name="T411" style:family="text">
      <style:text-properties officeooo:rsid="022959d7"/>
    </style:style>
    <style:style style:name="T412" style:family="text">
      <style:text-properties officeooo:rsid="022a4aa7"/>
    </style:style>
    <style:style style:name="T413" style:family="text">
      <style:text-properties style:text-position="super 58%" officeooo:rsid="022959d7"/>
    </style:style>
    <style:style style:name="T414" style:family="text">
      <style:text-properties officeooo:rsid="022c3706"/>
    </style:style>
    <style:style style:name="T415" style:family="text">
      <style:text-properties officeooo:rsid="022f230e"/>
    </style:style>
    <style:style style:name="T416" style:family="text">
      <style:text-properties officeooo:rsid="0232738e"/>
    </style:style>
    <style:style style:name="T417" style:family="text">
      <style:text-properties officeooo:rsid="02338d2e"/>
    </style:style>
    <style:style style:name="T418" style:family="text">
      <style:text-properties officeooo:rsid="02354fc3"/>
    </style:style>
    <style:style style:name="T419" style:family="text">
      <style:text-properties officeooo:rsid="02381bb9"/>
    </style:style>
    <style:style style:name="T420" style:family="text">
      <style:text-properties officeooo:rsid="02399c4c"/>
    </style:style>
    <style:style style:name="T421" style:family="text">
      <style:text-properties officeooo:rsid="023a9904"/>
    </style:style>
    <style:style style:name="T422" style:family="text">
      <style:text-properties officeooo:rsid="023cbc51"/>
    </style:style>
    <style:style style:name="T423" style:family="text">
      <style:text-properties officeooo:rsid="023d697b"/>
    </style:style>
    <style:style style:name="T424" style:family="text">
      <style:text-properties officeooo:rsid="024065cc"/>
    </style:style>
    <style:style style:name="T425" style:family="text">
      <style:text-properties fo:color="#f99157" style:font-name="Ubuntu Mono" fo:font-size="10.3999996185303pt" fo:font-weight="bold" style:font-weight-asian="bold" style:font-weight-complex="bold"/>
    </style:style>
    <style:style style:name="T426" style:family="text">
      <style:text-properties fo:color="#f99157" style:font-name="Ubuntu Mono" fo:font-size="10.3999996185303pt" fo:font-weight="bold" officeooo:rsid="02429b07" style:font-weight-asian="bold" style:font-weight-complex="bold"/>
    </style:style>
    <style:style style:name="T427" style:family="text">
      <style:text-properties fo:color="#f99157" style:font-name="Ubuntu Mono" fo:font-size="10.3999996185303pt" fo:font-weight="bold" officeooo:rsid="024345cb" style:font-weight-asian="bold" style:font-weight-complex="bold"/>
    </style:style>
    <style:style style:name="T428" style:family="text">
      <style:text-properties fo:color="#f99157" style:font-name="Ubuntu Mono" fo:font-size="10.3999996185303pt" fo:font-weight="bold" officeooo:rsid="0244111c" style:font-weight-asian="bold" style:font-weight-complex="bold"/>
    </style:style>
    <style:style style:name="T429" style:family="text">
      <style:text-properties fo:color="#f99157" style:font-name="Ubuntu Mono" fo:font-size="10.3999996185303pt" fo:font-weight="bold" officeooo:rsid="024601fe" style:font-weight-asian="bold" style:font-weight-complex="bold"/>
    </style:style>
    <style:style style:name="T430" style:family="text">
      <style:text-properties fo:color="#f99157" fo:font-weight="bold" officeooo:rsid="022d6b2d" fo:background-color="#ffffff" loext:char-shading-value="0" style:font-size-asian="10.5pt" style:font-weight-asian="bold" style:font-size-complex="12pt" style:font-weight-complex="bold"/>
    </style:style>
    <style:style style:name="T431" style:family="text">
      <style:text-properties fo:color="#f99157" fo:font-weight="bold" officeooo:rsid="024601fe" fo:background-color="#ffffff" loext:char-shading-value="0" style:font-size-asian="10.5pt" style:font-weight-asian="bold" style:font-size-complex="12pt" style:font-weight-complex="bold"/>
    </style:style>
    <style:style style:name="T432" style:family="text">
      <style:text-properties fo:color="#000000" fo:font-weight="bold" officeooo:rsid="022d6b2d" fo:background-color="#ffffff" loext:char-shading-value="0" style:font-size-asian="10.5pt" style:font-weight-asian="bold" style:font-size-complex="12pt" style:font-weight-complex="bold"/>
    </style:style>
    <style:style style:name="T433"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434"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435"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436" style:family="text">
      <style:text-properties fo:font-style="normal" officeooo:rsid="01c6e93e" style:font-style-asian="normal" style:font-style-complex="normal"/>
    </style:style>
    <style:style style:name="T437" style:family="text">
      <style:text-properties officeooo:rsid="025c04bd"/>
    </style:style>
    <style:style style:name="T438" style:family="text">
      <style:text-properties officeooo:rsid="025c9a0a"/>
    </style:style>
    <style:style style:name="T439" style:family="text">
      <style:text-properties officeooo:rsid="025e2d4f"/>
    </style:style>
    <style:style style:name="T440" style:family="text">
      <style:text-properties officeooo:rsid="025f618b"/>
    </style:style>
    <style:style style:name="T441" style:family="text">
      <style:text-properties officeooo:rsid="0260e88a"/>
    </style:style>
    <style:style style:name="T442" style:family="text">
      <style:text-properties officeooo:rsid="0262d606"/>
    </style:style>
    <style:style style:name="T443" style:family="text">
      <style:text-properties officeooo:rsid="026697d0"/>
    </style:style>
    <style:style style:name="T444" style:family="text">
      <style:text-properties officeooo:rsid="026cae1c"/>
    </style:style>
    <style:style style:name="T445" style:family="text">
      <style:text-properties officeooo:rsid="026ed9b3"/>
    </style:style>
    <style:style style:name="T446" style:family="text">
      <style:text-properties officeooo:rsid="027783b7"/>
    </style:style>
    <style:style style:name="T447" style:family="text">
      <style:text-properties officeooo:rsid="0277a781"/>
    </style:style>
    <style:style style:name="T448" style:family="text">
      <style:text-properties officeooo:rsid="0278d0db"/>
    </style:style>
    <style:style style:name="T449" style:family="text">
      <style:text-properties officeooo:rsid="028064a6"/>
    </style:style>
    <style:style style:name="T450" style:family="text">
      <style:text-properties officeooo:rsid="0282a36b"/>
    </style:style>
    <style:style style:name="T451" style:family="text">
      <style:text-properties officeooo:rsid="02867117"/>
    </style:style>
    <style:style style:name="T452" style:family="text">
      <style:text-properties officeooo:rsid="02899717"/>
    </style:style>
    <style:style style:name="T453" style:family="text">
      <style:text-properties officeooo:rsid="028e4a94"/>
    </style:style>
    <style:style style:name="T454" style:family="text">
      <style:text-properties officeooo:rsid="029b4ed7"/>
    </style:style>
    <style:style style:name="T455" style:family="text">
      <style:text-properties officeooo:rsid="029cd238"/>
    </style:style>
    <style:style style:name="T456" style:family="text">
      <style:text-properties officeooo:rsid="029d87d7"/>
    </style:style>
    <style:style style:name="T457" style:family="text">
      <style:text-properties officeooo:rsid="02a0eae6"/>
    </style:style>
    <style:style style:name="T458" style:family="text">
      <style:text-properties officeooo:rsid="02a1d2ff"/>
    </style:style>
    <style:style style:name="T459" style:family="text">
      <style:text-properties officeooo:rsid="02a53af0"/>
    </style:style>
    <style:style style:name="T460" style:family="text">
      <style:text-properties style:font-name="Liberation Serif" fo:font-size="12pt"/>
    </style:style>
    <style:style style:name="T461"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462"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463"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464"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465"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466"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467"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468"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469"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470"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471"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472"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473"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474" style:family="text">
      <style:text-properties style:font-name="Liberation Serif" fo:font-size="12pt" officeooo:rsid="03b23f89"/>
    </style:style>
    <style:style style:name="T475" style:family="text">
      <style:text-properties style:font-name="Liberation Serif" officeooo:rsid="03228f61"/>
    </style:style>
    <style:style style:name="T476" style:family="text">
      <style:text-properties style:font-name="Liberation Serif" officeooo:rsid="036a1bd8"/>
    </style:style>
    <style:style style:name="T477" style:family="text">
      <style:text-properties style:font-name="Liberation Serif" officeooo:rsid="036cf71a"/>
    </style:style>
    <style:style style:name="T478" style:family="text">
      <style:text-properties style:font-name="Liberation Serif" fo:font-weight="bold" officeooo:rsid="020bab8e" style:font-weight-asian="bold" style:font-weight-complex="bold"/>
    </style:style>
    <style:style style:name="T479" style:family="text">
      <style:text-properties style:font-name="Liberation Serif" fo:font-weight="bold" officeooo:rsid="01805a53" style:font-weight-asian="bold" style:font-weight-complex="bold"/>
    </style:style>
    <style:style style:name="T480" style:family="text">
      <style:text-properties style:font-name="Liberation Serif" fo:font-weight="bold" officeooo:rsid="020bab8e" style:font-size-asian="12pt" style:font-weight-asian="bold" style:font-weight-complex="bold"/>
    </style:style>
    <style:style style:name="T481" style:family="text">
      <style:text-properties style:font-name="Liberation Serif" fo:font-weight="bold" officeooo:rsid="01805a53" style:font-size-asian="12pt" style:font-weight-asian="bold" style:font-weight-complex="bold"/>
    </style:style>
    <style:style style:name="T482" style:family="text">
      <style:text-properties fo:font-size="12pt" style:font-size-asian="12pt" style:font-size-complex="12pt"/>
    </style:style>
    <style:style style:name="T483" style:family="text">
      <style:text-properties fo:font-size="12pt" officeooo:rsid="027fb1d2" style:font-size-asian="10.5pt" style:font-size-complex="12pt"/>
    </style:style>
    <style:style style:name="T484" style:family="text">
      <style:text-properties fo:font-size="12pt" officeooo:rsid="02a71e18" style:font-size-asian="10.5pt" style:font-size-complex="12pt"/>
    </style:style>
    <style:style style:name="T485"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486" style:family="text">
      <style:text-properties fo:font-size="12pt" fo:font-style="normal" officeooo:rsid="03fc0b72" fo:background-color="#ffffff" loext:char-shading-value="0" style:font-size-asian="10.5pt" style:font-style-asian="normal" style:font-size-complex="12pt" style:font-style-complex="normal"/>
    </style:style>
    <style:style style:name="T487" style:family="text">
      <style:text-properties officeooo:rsid="02a58a47"/>
    </style:style>
    <style:style style:name="T488" style:family="text">
      <style:text-properties officeooo:rsid="02a71e18"/>
    </style:style>
    <style:style style:name="T489" style:family="text">
      <style:text-properties officeooo:rsid="02649100"/>
    </style:style>
    <style:style style:name="T490" style:family="text">
      <style:text-properties officeooo:rsid="02a726ff"/>
    </style:style>
    <style:style style:name="T491" style:family="text">
      <style:text-properties fo:font-size="14pt" style:font-size-asian="14pt" style:font-size-complex="14pt"/>
    </style:style>
    <style:style style:name="T492" style:family="text">
      <style:text-properties fo:font-size="14pt" officeooo:rsid="02a58a47" style:font-size-asian="14pt" style:font-size-complex="14pt"/>
    </style:style>
    <style:style style:name="T493" style:family="text">
      <style:text-properties fo:font-size="14pt" officeooo:rsid="02a726ff" style:font-size-asian="14pt" style:font-size-complex="14pt"/>
    </style:style>
    <style:style style:name="T494" style:family="text">
      <style:text-properties fo:font-size="14pt" officeooo:rsid="02a810dc" style:font-size-asian="14pt" style:font-size-complex="14pt"/>
    </style:style>
    <style:style style:name="T495" style:family="text">
      <style:text-properties officeooo:rsid="0282bf6e"/>
    </style:style>
    <style:style style:name="T496" style:family="text">
      <style:text-properties officeooo:rsid="02a8f638"/>
    </style:style>
    <style:style style:name="T497" style:family="text">
      <style:text-properties officeooo:rsid="02aa29c0"/>
    </style:style>
    <style:style style:name="T498" style:family="text">
      <style:text-properties officeooo:rsid="02aa2dc0"/>
    </style:style>
    <style:style style:name="T499" style:family="text">
      <style:text-properties officeooo:rsid="02ad8dd0"/>
    </style:style>
    <style:style style:name="T500" style:family="text">
      <style:text-properties officeooo:rsid="02aeefd3"/>
    </style:style>
    <style:style style:name="T501" style:family="text">
      <style:text-properties officeooo:rsid="02b50f11"/>
    </style:style>
    <style:style style:name="T502" style:family="text">
      <style:text-properties officeooo:rsid="02be47f1"/>
    </style:style>
    <style:style style:name="T503" style:family="text">
      <style:text-properties officeooo:rsid="02c253a6"/>
    </style:style>
    <style:style style:name="T504" style:family="text">
      <style:text-properties officeooo:rsid="02c390e7"/>
    </style:style>
    <style:style style:name="T505" style:family="text">
      <style:text-properties officeooo:rsid="02c48e0f"/>
    </style:style>
    <style:style style:name="T506" style:family="text">
      <style:text-properties officeooo:rsid="02c50a9d"/>
    </style:style>
    <style:style style:name="T507" style:family="text">
      <style:text-properties officeooo:rsid="02c7868a"/>
    </style:style>
    <style:style style:name="T508" style:family="text">
      <style:text-properties officeooo:rsid="02c96a00"/>
    </style:style>
    <style:style style:name="T509" style:family="text">
      <style:text-properties officeooo:rsid="02cb97ff"/>
    </style:style>
    <style:style style:name="T510" style:family="text">
      <style:text-properties officeooo:rsid="02cbdee7"/>
    </style:style>
    <style:style style:name="T511" style:family="text">
      <style:text-properties officeooo:rsid="02cc32fe"/>
    </style:style>
    <style:style style:name="T512" style:family="text">
      <style:text-properties officeooo:rsid="02cc600f"/>
    </style:style>
    <style:style style:name="T513" style:family="text">
      <style:text-properties officeooo:rsid="02d0a2d2"/>
    </style:style>
    <style:style style:name="T514" style:family="text">
      <style:text-properties officeooo:rsid="02df2240"/>
    </style:style>
    <style:style style:name="T515" style:family="text">
      <style:text-properties officeooo:rsid="02efb63b"/>
    </style:style>
    <style:style style:name="T516" style:family="text">
      <style:text-properties officeooo:rsid="02f5c76f"/>
    </style:style>
    <style:style style:name="T517" style:family="text">
      <style:text-properties officeooo:rsid="02fcd022"/>
    </style:style>
    <style:style style:name="T518" style:family="text">
      <style:text-properties officeooo:rsid="030109dd"/>
    </style:style>
    <style:style style:name="T519" style:family="text">
      <style:text-properties officeooo:rsid="030161fa"/>
    </style:style>
    <style:style style:name="T520" style:family="text">
      <style:text-properties officeooo:rsid="0305e3af"/>
    </style:style>
    <style:style style:name="T521" style:family="text">
      <style:text-properties officeooo:rsid="030761ff"/>
    </style:style>
    <style:style style:name="T522" style:family="text">
      <style:text-properties officeooo:rsid="0308eca5"/>
    </style:style>
    <style:style style:name="T523" style:family="text">
      <style:text-properties officeooo:rsid="0309f13d"/>
    </style:style>
    <style:style style:name="T524" style:family="text">
      <style:text-properties officeooo:rsid="030f50fd"/>
    </style:style>
    <style:style style:name="T525" style:family="text">
      <style:text-properties officeooo:rsid="03125fa5"/>
    </style:style>
    <style:style style:name="T526" style:family="text">
      <style:text-properties officeooo:rsid="0314bcb4"/>
    </style:style>
    <style:style style:name="T527" style:family="text">
      <style:text-properties officeooo:rsid="0316fab6"/>
    </style:style>
    <style:style style:name="T528" style:family="text">
      <style:text-properties officeooo:rsid="0319a2b0"/>
    </style:style>
    <style:style style:name="T529" style:family="text">
      <style:text-properties officeooo:rsid="031f51ce"/>
    </style:style>
    <style:style style:name="T530" style:family="text">
      <style:text-properties officeooo:rsid="0326e7f2"/>
    </style:style>
    <style:style style:name="T531" style:family="text">
      <style:text-properties officeooo:rsid="03271009"/>
    </style:style>
    <style:style style:name="T532" style:family="text">
      <style:text-properties officeooo:rsid="03313a5f"/>
    </style:style>
    <style:style style:name="T533" style:family="text">
      <style:text-properties officeooo:rsid="03359e7c"/>
    </style:style>
    <style:style style:name="T534" style:family="text">
      <style:text-properties officeooo:rsid="03389fa5"/>
    </style:style>
    <style:style style:name="T535" style:family="text">
      <style:text-properties officeooo:rsid="0339c024"/>
    </style:style>
    <style:style style:name="T536" style:family="text">
      <style:text-properties officeooo:rsid="03408135"/>
    </style:style>
    <style:style style:name="T537" style:family="text">
      <style:text-properties officeooo:rsid="03463533"/>
    </style:style>
    <style:style style:name="T538" style:family="text">
      <style:text-properties officeooo:rsid="034bb64f"/>
    </style:style>
    <style:style style:name="T539" style:family="text">
      <style:text-properties officeooo:rsid="034cfac3"/>
    </style:style>
    <style:style style:name="T540" style:family="text">
      <style:text-properties officeooo:rsid="034da132"/>
    </style:style>
    <style:style style:name="T541" style:family="text">
      <style:text-properties officeooo:rsid="034e0c73"/>
    </style:style>
    <style:style style:name="T542" style:family="text">
      <style:text-properties officeooo:rsid="03505f97"/>
    </style:style>
    <style:style style:name="T543" style:family="text">
      <style:text-properties officeooo:rsid="03537aee"/>
    </style:style>
    <style:style style:name="T544" style:family="text">
      <style:text-properties officeooo:rsid="0353a1a6"/>
    </style:style>
    <style:style style:name="T545" style:family="text">
      <style:text-properties officeooo:rsid="0353e13e"/>
    </style:style>
    <style:style style:name="T546" style:family="text">
      <style:text-properties officeooo:rsid="03559951"/>
    </style:style>
    <style:style style:name="T547" style:family="text">
      <style:text-properties officeooo:rsid="0356f429"/>
    </style:style>
    <style:style style:name="T548" style:family="text">
      <style:text-properties officeooo:rsid="035a3008"/>
    </style:style>
    <style:style style:name="T549" style:family="text">
      <style:text-properties officeooo:rsid="035cce46"/>
    </style:style>
    <style:style style:name="T550" style:family="text">
      <style:text-properties officeooo:rsid="035ff8c9"/>
    </style:style>
    <style:style style:name="T551" style:family="text">
      <style:text-properties officeooo:rsid="03604575"/>
    </style:style>
    <style:style style:name="T552" style:family="text">
      <style:text-properties officeooo:rsid="036221e1"/>
    </style:style>
    <style:style style:name="T553" style:family="text">
      <style:text-properties officeooo:rsid="03663c6c"/>
    </style:style>
    <style:style style:name="T554" style:family="text">
      <style:text-properties officeooo:rsid="03686666"/>
    </style:style>
    <style:style style:name="T555" style:family="text">
      <style:text-properties officeooo:rsid="036a1bd8"/>
    </style:style>
    <style:style style:name="T556" style:family="text">
      <style:text-properties officeooo:rsid="036bae16"/>
    </style:style>
    <style:style style:name="T557" style:family="text">
      <style:text-properties officeooo:rsid="036cf71a"/>
    </style:style>
    <style:style style:name="T558" style:family="text">
      <style:text-properties officeooo:rsid="036e8fcd"/>
    </style:style>
    <style:style style:name="T559" style:family="text">
      <style:text-properties officeooo:rsid="036ffc1b"/>
    </style:style>
    <style:style style:name="T560" style:family="text">
      <style:text-properties officeooo:rsid="03700e1b"/>
    </style:style>
    <style:style style:name="T561" style:family="text">
      <style:text-properties officeooo:rsid="037096d2"/>
    </style:style>
    <style:style style:name="T562" style:family="text">
      <style:text-properties officeooo:rsid="03712cd7"/>
    </style:style>
    <style:style style:name="T563" style:family="text">
      <style:text-properties officeooo:rsid="03714113"/>
    </style:style>
    <style:style style:name="T564" style:family="text">
      <style:text-properties officeooo:rsid="03722142"/>
    </style:style>
    <style:style style:name="T565" style:family="text">
      <style:text-properties officeooo:rsid="03735717"/>
    </style:style>
    <style:style style:name="T566" style:family="text">
      <style:text-properties officeooo:rsid="0378079b"/>
    </style:style>
    <style:style style:name="T567" style:family="text">
      <style:text-properties officeooo:rsid="03788551"/>
    </style:style>
    <style:style style:name="T568" style:family="text">
      <style:text-properties officeooo:rsid="037aa301"/>
    </style:style>
    <style:style style:name="T569"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570"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571"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572"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573"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574"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575" style:family="text">
      <style:text-properties officeooo:rsid="03950234"/>
    </style:style>
    <style:style style:name="T576" style:family="text">
      <style:text-properties officeooo:rsid="03a0bdf7"/>
    </style:style>
    <style:style style:name="T577" style:family="text">
      <style:text-properties officeooo:rsid="03a59ccd"/>
    </style:style>
    <style:style style:name="T578" style:family="text">
      <style:text-properties officeooo:rsid="03b5db4d"/>
    </style:style>
    <style:style style:name="T579" style:family="text">
      <style:text-properties officeooo:rsid="03bb2e1b"/>
    </style:style>
    <style:style style:name="T580" style:family="text">
      <style:text-properties officeooo:rsid="03bc5bbd"/>
    </style:style>
    <style:style style:name="T581" style:family="text">
      <style:text-properties officeooo:rsid="03bd9ce8"/>
    </style:style>
    <style:style style:name="T582" style:family="text">
      <style:text-properties officeooo:rsid="03c1340b"/>
    </style:style>
    <style:style style:name="T583" style:family="text">
      <style:text-properties officeooo:rsid="03c59e51"/>
    </style:style>
    <style:style style:name="T584" style:family="text">
      <style:text-properties officeooo:rsid="03c7a24d"/>
    </style:style>
    <style:style style:name="T585" style:family="text">
      <style:text-properties officeooo:rsid="03cb5098"/>
    </style:style>
    <style:style style:name="T586" style:family="text">
      <style:text-properties officeooo:rsid="03d01536"/>
    </style:style>
    <style:style style:name="T587" style:family="text">
      <style:text-properties officeooo:rsid="03d19252"/>
    </style:style>
    <style:style style:name="T588" style:family="text">
      <style:text-properties officeooo:rsid="03d43116"/>
    </style:style>
    <style:style style:name="T589" style:family="text">
      <style:text-properties officeooo:rsid="03d7d797"/>
    </style:style>
    <style:style style:name="T590" style:family="text">
      <style:text-properties officeooo:rsid="03d869c2"/>
    </style:style>
    <style:style style:name="T591" style:family="text">
      <style:text-properties officeooo:rsid="03da5e59"/>
    </style:style>
    <style:style style:name="T592" style:family="text">
      <style:text-properties officeooo:rsid="03dc4bb0"/>
    </style:style>
    <style:style style:name="T593" style:family="text">
      <style:text-properties officeooo:rsid="03deb7c3"/>
    </style:style>
    <style:style style:name="T594" style:family="text">
      <style:text-properties officeooo:rsid="03df6aa8"/>
    </style:style>
    <style:style style:name="T595" style:family="text">
      <style:text-properties officeooo:rsid="03e1419a"/>
    </style:style>
    <style:style style:name="T596" style:family="text">
      <style:text-properties officeooo:rsid="03e62379"/>
    </style:style>
    <style:style style:name="T597" style:family="text">
      <style:text-properties officeooo:rsid="03ed0b08"/>
    </style:style>
    <style:style style:name="T598" style:family="text">
      <style:text-properties officeooo:rsid="03f3141d"/>
    </style:style>
    <style:style style:name="T599" style:family="text">
      <style:text-properties officeooo:rsid="03f50383"/>
    </style:style>
    <style:style style:name="T600" style:family="text">
      <style:text-properties officeooo:rsid="03f8b3ec"/>
    </style:style>
    <style:style style:name="T601" style:family="text">
      <style:text-properties officeooo:rsid="03fcaa7a"/>
    </style:style>
    <style:style style:name="T602" style:family="text">
      <style:text-properties officeooo:rsid="03fd72a3"/>
    </style:style>
    <style:style style:name="T603" style:family="text">
      <style:text-properties officeooo:rsid="03fe454d"/>
    </style:style>
    <style:style style:name="T604" style:family="text">
      <style:text-properties officeooo:rsid="03fee73b"/>
    </style:style>
    <style:style style:name="T605" style:family="text">
      <style:text-properties officeooo:rsid="03ff21cb"/>
    </style:style>
    <style:style style:name="T606" style:family="text">
      <style:text-properties officeooo:rsid="040dfcac"/>
    </style:style>
    <style:style style:name="T607" style:family="text">
      <style:text-properties officeooo:rsid="041f2deb"/>
    </style:style>
    <style:style style:name="T608" style:family="text">
      <style:text-properties officeooo:rsid="0420ac8c"/>
    </style:style>
    <style:style style:name="T609" style:family="text">
      <style:text-properties officeooo:rsid="042bd45f"/>
    </style:style>
    <style:style style:name="T610" style:family="text">
      <style:text-properties officeooo:rsid="042efaf7"/>
    </style:style>
    <style:style style:name="T611" style:family="text">
      <style:text-properties officeooo:rsid="0432d5f4"/>
    </style:style>
    <style:style style:name="T612" style:family="text">
      <style:text-properties officeooo:rsid="043db16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33">and report</text:span>:</text:p>
      <text:p text:style-name="P44"/>
      <text:list xml:id="list3251213498149196227" text:style-name="L1">
        <text:list-item>
          <text:p text:style-name="P980"><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80"><text:span text:style-name="T18">Change the name of</text:span><text:span text:style-name="T19"> the .Rnw </text:span><text:span text:style-name="T18">file and open it.</text:span></text:p>
        </text:list-item>
        <text:list-item>
          <text:p text:style-name="P982">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983">Put WGTS.<text:span text:style-name="T141">Rdata SS.Rdata</text:span> <text:span text:style-name="T162"><text:s/></text:span>and recruitment <text:span text:style-name="T162">(Only WGTS and Output from February 6)</text:span>, <text:span text:style-name="T143">and params.in and optfile</text:span> in the github repository: Copy locally to a new folder in /home/marga/GADGET/Realgadgetgit/gadgetanchovy called Anchovybenchmark(number).</text:p>
        </text:list-item>
      </text:list>
      <text:p text:style-name="P527">In the console locally: cd <text:span text:style-name="T22">GADGET/Realgadgetgit/gadgetanchovy </text:span></text:p>
      <text:p text:style-name="P702"><text:s/><text:tab/>git add Anchovyb*</text:p>
      <text:p text:style-name="P706"><text:span text:style-name="T23">git </text:span>commit -m "Files for benchmark analysis ...”</text:p>
      <text:p text:style-name="P527">git push [mmrinconh Nugr]</text:p>
      <text:p text:style-name="P527"/>
      <text:list xml:id="list235513305472333" text:continue-numbering="true" text:style-name="L1">
        <text:list-item>
          <text:p text:style-name="P1000">Change benchmark(number) appropiately in github calls in the .Rnw file (two lines, one for WGTS, <text:s/>other for Recruitment,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1002">Compilar en Rstudio</text:p>
        </text:list-item>
        <text:list-item>
          <text:p text:style-name="P1002">Abrir el .tex y compilar con PDFlatex...it gives you the chance to change a dash in González – Quirós bibliography entry in .bbl file, save it and compile again.</text:p>
        </text:list-item>
      </text:list>
      <text:p text:style-name="P820"/>
      <text:p text:style-name="P822">Muchos de estos pasos se han automatizado en un fichero que se llama report_generation.r en TEXdocuments/benchmark</text:p>
      <text:p text:style-name="P823">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710"/>
      <text:p text:style-name="P46">OJO, Revisar lengthweight relation ship file!</text:p>
      <text:list xml:id="list3473704757626541486" text:style-name="L2">
        <text:list-header>
          <text:p text:style-name="P985"/>
        </text:list-header>
      </text:list>
      <text:list xml:id="list625228681817719699" text:style-name="L3">
        <text:list-header>
          <text:p text:style-name="P986"/>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30">(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807"/>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5">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31">parece que por la versión de sql</text:span></text:p>
      <text:p text:style-name="P81"/>
      <text:p text:style-name="P140">setupanchovy en /home/marga/Back up de MIPC/Documentos/TEXdocuments/Benchmark/setupanchovy_Prueba_1988_2015_completo_fleet_number_4.r <text:span text:style-name="T154">usado para el allnumbers 4</text:span></text:p>
      <text:p text:style-name="P81"/>
      <text:p text:style-name="P82">Anchovy2017_benchmark_allnumbers_1: Incluye <text:span text:style-name="T56">ALKcatches.ldist (Taleda bruto)</text:span></text:p>
      <text:p text:style-name="P80">arsa.ldist <text:span text:style-name="T132">(con agregación de 1cm)</text:span></text:p>
      <text:p text:style-name="P80">ARSA_biom</text:p>
      <text:p text:style-name="P80">bocadeva_biom</text:p>
      <text:p text:style-name="P75">fleet.allptsp <text:s/><text:span text:style-name="T131">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4">2</text:span>: <text:span text:style-name="T134">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5">3</text:span>: <text:span text:style-name="T135">Igual a allnumbers2 pero sin el grouping de las surveys</text:span></text:p>
      <text:p text:style-name="P93">Submitted batch job 714227</text:p>
      <text:p text:style-name="P93"/>
      <text:p text:style-name="P85">Anchovy2017_benchmark_allnumbers_<text:span text:style-name="T136">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7">lo he mandado a dos nodos</text:span></text:p>
      <text:p text:style-name="P95"/>
      <text:p text:style-name="P86">Anchovy2017_benchmark_allnumbers_<text:span text:style-name="T137">5: Igual al 4 pero he metido manualmente el valor de biomasa para </text:span><text:span text:style-name="T66">2013 survey pelago</text:span><text:span text:style-name="T137">, lo voy a mandar a un nodo, que a lo mejor entra más rápido</text:span></text:p>
      <text:p text:style-name="P96">Submitted batch job 721353</text:p>
      <text:p text:style-name="P96"/>
      <text:p text:style-name="P87">Anchovy201<text:span text:style-name="T139">8</text:span>_benchmark_allnumbers_<text:span text:style-name="T138">6: Igual al 5</text:span></text:p>
      <text:p text:style-name="P87"><text:span text:style-name="T138">anchalpha88<text:tab/>1<text:tab/></text:span><text:span text:style-name="T60">0.1</text:span><text:span text:style-name="T138"><text:tab/>1.1<text:tab/>1 </text:span></text:p>
      <text:p text:style-name="P87"><text:span text:style-name="T138">anchalpha01<text:tab/>1<text:tab/></text:span><text:span text:style-name="T60">0.1</text:span><text:span text:style-name="T138"><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8">constantecorec<text:tab/>random<text:tab/>0.2<text:tab/></text:span><text:span text:style-name="T60">3</text:span><text:span text:style-name="T138"><text:tab/>1 </text:span></text:p>
      <text:p text:style-name="P100">l50ecorec<text:tab/><text:tab/>10<text:tab/>2<text:tab/>20<text:tab/>1 </text:p>
      <text:p text:style-name="P100">constantarsa<text:tab/>random<text:tab/>0.01<text:tab/>1.5<text:tab/>1 </text:p>
      <text:p text:style-name="P87"><text:span text:style-name="T138">l50arsa<text:tab/><text:tab/>random<text:tab/>2<text:tab/></text:span><text:span text:style-name="T60">30</text:span><text:span text:style-name="T138"><text:tab/>1</text:span></text:p>
      <text:p text:style-name="P100">init1<text:tab/>1<text:tab/>1e-06<text:tab/>3<text:tab/>1<text:tab/> </text:p>
      <text:p text:style-name="P87"><text:s/><text:span text:style-name="T139">Y con gadget retro.</text:span></text:p>
      <text:p text:style-name="P98">Submitted batch job 732017</text:p>
      <text:p text:style-name="P87"/>
      <text:p text:style-name="P88">Anchovy201<text:span text:style-name="T139">8</text:span>_benchmark_allnumbers_<text:span text:style-name="T139">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53">a</text:span> pero como del 14 al 19 son iguales, esto lo corro para verificar!<text:span text:style-name="T152">Fatal</text:span></text:p>
      <text:p text:style-name="P129"/>
      <text:p text:style-name="P241">Submitted batch job 836385, 7b=7a pero con fgadget.fit(wgts = "WGTS")</text:p>
      <text:p text:style-name="P129"/>
      <text:p text:style-name="P129"/>
      <text:p text:style-name="P129"/>
      <text:p text:style-name="P130">Otra verificación <text:span text:style-name="T131">Anchovy2018_benchmark_allnumbers_</text:span>200</text:p>
      <text:p text:style-name="P130"><text:span text:style-name="T131"><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7">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9">8</text:span>_benchmark_allnumbers_<text:span text:style-name="T140">8: Igual al 7 pero sin grouping para las surveys</text:span></text:p>
      <text:p text:style-name="P102">Submitted batch job 758207 </text:p>
      <text:p text:style-name="P102"/>
      <text:p text:style-name="P103"><text:span text:style-name="T131">Anchovy2018_benchmark_allnumbers_9: Igual al 8, cambio en el runner: fit&lt;-gadget.fit(wgts = "WGTS",params.file = 'params.in') y con las mortalidades naturales que propone Andrés </text:span>M0=1.5, M1=1 &amp; M2+=1.5 <text:span text:style-name="T142">Submitted batch job 762911 <text:s/></text:span><text:span text:style-name="T63">con estas mortalidades va fatal el fitting</text:span></text:p>
      <text:p text:style-name="P103"/>
      <text:p text:style-name="P104">Con el grouping va mucho mejor</text:p>
      <text:p text:style-name="P104"><text:span text:style-name="T131">Anchovy2018_benchmark_allnumbers_</text:span>10<text:span text:style-name="T131">: Igual al </text:span>9 con grouping</text:p>
      <text:p text:style-name="P104">Submitted batch job 763011</text:p>
      <text:p text:style-name="P111">Con el retro <text:span text:style-name="T144">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31">Anchovy2018_benchmark_allnumbers_</text:span>1<text:span text:style-name="T145">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53">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31">Anchovy2018_benchmark_allnumbers_</text:span>1<text:span text:style-name="T148">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31">Anchovy2018_benchmark_allnumbers_</text:span>1<text:span text:style-name="T148">3: Igual al 7 pero con</text:span></text:p>
      <text:p text:style-name="P107">fittype              fixedloglinearfit  <text:line-break/>slope                <text:span text:style-name="T149">1</text:span><text:line-break/>intercept            <text:span text:style-name="T149">0</text:span></text:p>
      <text:p text:style-name="P256">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31">Anchovy2018_benchmark_allnumbers_</text:span>1<text:span text:style-name="T150">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50"><text:s/>Anchovy2018_benchmark_allnumbers_</text:span>1<text:span text:style-name="T150">5: Igual al 7 pero sin ecocadiz</text:span></text:p>
      <text:p text:style-name="P133">Submitted batch job 809216</text:p>
      <text:p text:style-name="P131">Submitted batch job 796061</text:p>
      <text:p text:style-name="P136">Submitted batch job 816644</text:p>
      <text:p text:style-name="P108"><text:span text:style-name="T150">Anchovy2018_benchmark_allnumbers_</text:span>1<text:span text:style-name="T151">6: Igual al 7 pero sin ecocadizrec</text:span></text:p>
      <text:p text:style-name="P131">Submitted batch job 796062</text:p>
      <text:p text:style-name="P134">Submitted batch job 809359</text:p>
      <text:p text:style-name="P137">Submitted batch job 816645</text:p>
      <text:p text:style-name="P108"><text:span text:style-name="T150">Anchovy2018_benchmark_allnumbers_</text:span>1<text:span text:style-name="T151">7: Igual al 7 pero sin sar</text:span></text:p>
      <text:p text:style-name="P131">Submitted batch job 796063</text:p>
      <text:p text:style-name="P134">Submitted batch job 809373</text:p>
      <text:p text:style-name="P137">Submitted batch job 816646</text:p>
      <text:p text:style-name="P108"><text:span text:style-name="T150">Anchovy2018_benchmark_allnumbers_</text:span>1<text:span text:style-name="T151">8: Igual al 7 pero sin bocadeva</text:span></text:p>
      <text:p text:style-name="P131">Submitted batch job 796064</text:p>
      <text:p text:style-name="P134">Submitted batch job 809376</text:p>
      <text:p text:style-name="P137">Submitted batch job 816647</text:p>
      <text:p text:style-name="P109"><text:span text:style-name="T150">Anchovy2018_benchmark_allnumbers_</text:span>1<text:span text:style-name="T151">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42">preparando run 30 respetando la naturaleza de los datos (I hate Fernando today) pelago casi listo, importados desde excel las ld solas</text:p>
      <text:p text:style-name="P243">pelago.aldist</text:p>
      <text:p text:style-name="P243">ecocadiz.aldist</text:p>
      <text:p text:style-name="P243">ecocadiz.ldistnoage</text:p>
      <text:p text:style-name="P243">pelago.ldistnoage</text:p>
      <text:p text:style-name="P243">bocadeva</text:p>
      <text:p text:style-name="P243">arsa <text:span text:style-name="T156">en dos partes ldist </text:span></text:p>
      <text:p text:style-name="P245">arsa survey index</text:p>
      <text:p text:style-name="P245">pelago survey index</text:p>
      <text:p text:style-name="P245">ecocadiz survey index</text:p>
      <text:p text:style-name="P244">alkcatches</text:p>
      <text:p text:style-name="P244">seine.ldist</text:p>
      <text:p text:style-name="P246">csmdpmrh@fs6803 Anchovy2017_benchmark_allnumbers_30]$ sbatch --time=10:00:00 trabajo.sh</text:p>
      <text:p text:style-name="P246">Submitted batch job 856242</text:p>
      <text:p text:style-name="P246"/>
      <text:p text:style-name="P247">Anchovy201<text:span text:style-name="T157">8</text:span>_benchmark_allnumbers_3<text:span text:style-name="T157">1, igual al anterior pero sin arsa ni en likelihood ni en fleets... en cola corta</text:span></text:p>
      <text:p text:style-name="P249">[csmdpmrh@fs6803 Anchovy2018_benchmark_allnumbers_31]$ sbatch --time=8:00:00 -p cola-corta trabajo.sh <text:s/></text:p>
      <text:p text:style-name="P249">Submitted batch job 863702</text:p>
      <text:p text:style-name="P246"/>
      <text:p text:style-name="P248">32: igual al 31 en un nodo compute</text:p>
      <text:p text:style-name="P248"/>
      <text:p text:style-name="P250">33: <text:span text:style-name="T158">Estaban fijos los parámetros del reclutamiento del segundo quarter y lo he arreglado</text:span></text:p>
      <text:p text:style-name="P251">nodo compute</text:p>
      <text:p text:style-name="P251"/>
      <text:p text:style-name="P251">34: Estaba el reclutamiento del 2 entrando en la edad 1, <text:span text:style-name="T159">arreglado</text:span></text:p>
      <text:p text:style-name="P253">35: Igual al 34 cambiando el timing de las surveys que venía mal desde el setup y cambiando el límite inferior de b<text:span text:style-name="T165">[csmdpmrh@fs6802 Anchovy2018_benchmark_allnumbers_55]$ sbatch --time=8:00:00 -p shared --qos=shared trabajo.sh</text:span></text:p>
      <text:p text:style-name="P253"><text:span text:style-name="T165">Submitted batch job 964841</text:span>beta <text:span text:style-name="T160">bbeta<text:tab/>1<text:tab/>0.01<text:tab/>5000<text:tab/>1, ojo que falta el survey index de pelago 2000</text:span></text:p>
      <text:p text:style-name="P252"/>
      <text:p text:style-name="P254">36:Igual a 34 pero ahora si arreglando el timing de las surveys que es un quarter antes del real</text:p>
      <text:p text:style-name="P255">37: 36 pero en nodo shared</text:p>
      <text:p text:style-name="P255">[csmdpmrh@fs6803 Anchovy2018_benchmark_allnumbers_37]$ sbatch --time=8:00:00 -p shared --qos=shared trabajo.sh</text:p>
      <text:p text:style-name="P255">Submitted batch job 869598</text:p>
      <text:p text:style-name="P255"/>
      <text:p text:style-name="P256">38: Igual a 37 pero con la capturabilidad de bocadeva=1</text:p>
      <text:p text:style-name="P257">39: Igual a 38 con kappa<text:tab/>0.89<text:tab/>0,05 <text:span text:style-name="T58">0.01</text:span><text:tab/>1.2<text:tab/>1</text:p>
      <text:p text:style-name="P258">anchalpha88<text:tab/>1<text:tab/>0.1<text:tab/>1,1<text:span text:style-name="T58">1.5</text:span><text:tab/>1 </text:p>
      <text:p text:style-name="P258">anchalpha01<text:tab/>1<text:tab/>0.1<text:tab/>1,1<text:span text:style-name="T58">1.5</text:span><text:tab/>1 </text:p>
      <text:p text:style-name="P258">anchL5088<text:tab/>8<text:tab/>2<text:span text:style-name="T58">1</text:span><text:tab/>20<text:tab/>1</text:p>
      <text:p text:style-name="P258"/>
      <text:p text:style-name="P259">40: <text:span text:style-name="T161">No voy a corregir</text:span> individuos de edad 0 en quarter 2 para capturas de los años 1992, 2000 y <text:soft-page-break/>2013, <text:span text:style-name="T161">son outliers y se quedan así....Igual al 39 pero dejando k fijo y Linf variable.</text:span></text:p>
      <text:p text:style-name="P260">Linf<text:tab/>19<text:tab/>15<text:tab/>22<text:tab/><text:span text:style-name="T58">1 </text:span></text:p>
      <text:p text:style-name="P260">kappa<text:tab/>0.89<text:tab/>0.01<text:tab/>1.2<text:tab/><text:span text:style-name="T58">0</text:span></text:p>
      <text:p text:style-name="P260"/>
      <text:p text:style-name="P261">41: Igual a 39 pero con dl=0.25, antes 0.5</text:p>
      <text:p text:style-name="P262">42=39 pero con maxlengthgrowt=3</text:p>
      <text:p text:style-name="P263">[csmdpmrh@fs6803 Anchovy2018_benchmark_allnumbers_42]$ sbatch --time=8:00:00 -p shared --qos=shared trabajo.sh</text:p>
      <text:p text:style-name="P263">Submitted batch job 909931</text:p>
      <text:p text:style-name="P264">43=37 pero con naturalmortality <text:s/>1.5 1 1.5 1.5</text:p>
      <text:p text:style-name="P264"/>
      <text:p text:style-name="P265">44=37 pero estimando k y Linf</text:p>
      <text:p text:style-name="P265">Linf<text:tab/>19<text:tab/>14<text:tab/>22<text:tab/>1 </text:p>
      <text:p text:style-name="P265">kappa<text:tab/>0.89<text:tab/>0.05<text:tab/>1.2<text:tab/>1</text:p>
      <text:p text:style-name="P265">45=37 pero con cv.floor =0.5</text:p>
      <text:p text:style-name="P265">46=45 pero estimando k y Linf</text:p>
      <text:p text:style-name="P265">Linf<text:tab/>19<text:tab/>14<text:tab/>22<text:tab/>1 </text:p>
      <text:p text:style-name="P265">kappa<text:tab/>0.89<text:tab/>0.05<text:tab/>1.2<text:tab/>1</text:p>
      <text:p text:style-name="P266">Submitted batch job 921073</text:p>
      <text:p text:style-name="P265"/>
      <text:p text:style-name="P265">47=39 pero estimando k y Linf</text:p>
      <text:p text:style-name="P266">[csmdpmrh@fs6803 Anchovy2018_benchmark_allnumbers_47]$ sbatch --time=8:00:00 -p shared --qos=shared trabajo.sh</text:p>
      <text:p text:style-name="P266">Submitted batch job 921084</text:p>
      <text:p text:style-name="P265">48=39 pero con cv.floor =0.5</text:p>
      <text:p text:style-name="P266">[csmdpmrh@fs6803 Anchovy2018_benchmark_allnumbers_48]$ sbatch --time=8:00:00 -p shared --qos=shared trabajo.sh</text:p>
      <text:p text:style-name="P266">Submitted batch job 921087</text:p>
      <text:p text:style-name="P265">49=48 pero estimando k y Linf</text:p>
      <text:p text:style-name="P266">[csmdpmrh@fs6803 Anchovy2018_benchmark_allnumbers_49]$ sbatch --time=8:00:00 -p shared --qos=shared trabajo.sh</text:p>
      <text:p text:style-name="P266">Submitted batch job 921098</text:p>
      <text:p text:style-name="P266"/>
      <text:p text:style-name="P267">Ojo Report_generation.r para generar varios reports a la vez y Gadget_fit2F.r para crear la F por edades y ver como es el fit de los componentes ldist simultáneamente para varios runs</text:p>
      <text:p text:style-name="P267"/>
      <text:p text:style-name="P268">Run 50: Igual a 49 pero con initial length at age from ecocadiz reclutas and <text:span text:style-name="T58">removing age 0 from ecocadiz</text:span></text:p>
      <text:p text:style-name="P269">Run51: Igual a 50 pero con tmp&lt;-gadget.iterative(params.file = 'params.in',</text:p>
      <text:p text:style-name="P269"><text:s text:c="22"/>optinfofile = 'optfile',</text:p>
      <text:p text:style-name="P269"><text:s text:c="22"/>wgts = 'WGTS',</text:p>
      <text:p text:style-name="P269"><text:s text:c="22"/>rew.sI=TRUE,</text:p>
      <text:p text:style-name="P269"><text:s text:c="22"/>cv.floor=0.05,</text:p>
      <text:p text:style-name="P269"><text:s text:c="22"/>grouping = list(sind=lik$surveyindices$name, seine = c('ldist.seine',<text:span text:style-name="T58">'ldist.alkseine'</text:span>)))</text:p>
      <text:p text:style-name="P270">Run52=Run 51 con M=1.5 1 1.5 1.5</text:p>
      <text:p text:style-name="P274">[csmdpmrh@fs6802 Anchovy2018_benchmark_allnumbers_52]$ sbatch --time=8:00:00 -p shared --qos=shared trabajo.sh</text:p>
      <text:p text:style-name="P274">Submitted batch job 964833</text:p>
      <text:p text:style-name="P272">Run 53=Run 52 con M=1.2 1.2 1.2 1.2</text:p>
      <text:p text:style-name="P274">[csmdpmrh@fs6802 Anchovy2018_benchmark_allnumbers_53]$ sbatch --time=8:00:00 -p shared --qos=shared trabajo.sh</text:p>
      <text:p text:style-name="P272"><text:span text:style-name="T164">Submitted batch job 964838</text:span> </text:p>
      <text:p text:style-name="P271"><text:soft-page-break/>Run 54=Run 52 con M=1.2 0.8 1.2 1.2</text:p>
      <text:p text:style-name="P274">[csmdpmrh@fs6802 Anchovy2018_benchmark_allnumbers_54]$ sbatch --time=8:00:00 -p shared --qos=shared trabajo.sh</text:p>
      <text:p text:style-name="P274">Submitted batch job 964840</text:p>
      <text:p text:style-name="P273">Run 55=Igual 52 Fijas <text:span text:style-name="T163">catchabilities mortalities variables</text:span></text:p>
      <text:p text:style-name="P274">[csmdpmrh@fs6802 Anchovy2018_benchmark_allnumbers_55]$ sbatch --time=8:00:00 -p shared --qos=shared trabajo.sh</text:p>
      <text:p text:style-name="P274">Submitted batch job 964841</text:p>
      <text:p text:style-name="P274"/>
      <text:p text:style-name="P275">He creado una copia del 52 al 55 con _a y un Model comparison que está en "~/Back up de MIPC/Documentos/TEXdocuments/Benchmark/Anchovy2017_benchmark_allnumbers_55" con la figura de stock recruitment</text:p>
      <text:p text:style-name="P275"/>
      <text:p text:style-name="P276">demographic effect on size, </text:p>
      <text:p text:style-name="P276"/>
      <text:p text:style-name="P280">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7"/>
      <text:p text:style-name="P815"><text:span text:style-name="Source_20_Text"><text:span text:style-name="T167">## <text:s text:c="5"/>age <text:s text:c="3"/>m.gis1 <text:s text:c="2"/>m.gis2 <text:s text:c="2"/>m.gis3 <text:s text:c="2"/>m.gis4</text:span></text:span></text:p>
      <text:p text:style-name="P819"><text:span text:style-name="Source_20_Text"><text:span text:style-name="T166">## [1,] <text:s text:c="2"/>0 <text:s text:c="7"/>NA 2.722670 2.892500 2.420441</text:span></text:span></text:p>
      <text:p text:style-name="P819"><text:span text:style-name="Source_20_Text"><text:span text:style-name="T166">## [2,] <text:s text:c="2"/>1 2.1489236 1.595922 2.213295 2.005761</text:span></text:span></text:p>
      <text:p text:style-name="P819"><text:span text:style-name="Source_20_Text"><text:span text:style-name="T166">## [3,] <text:s text:c="2"/>2 1.2522716 1.334262 1.392797 1.488761</text:span></text:span></text:p>
      <text:p text:style-name="P819"><text:span text:style-name="Source_20_Text"><text:span text:style-name="T166">## [4,] <text:s text:c="2"/>3 1.0479043 1.216241 1.320250 1.392797</text:span></text:span></text:p>
      <text:p text:style-name="P277"/>
      <text:p text:style-name="P280">, retrospective, higher Linf.</text:p>
      <text:p text:style-name="P278">Curent biomass estimate</text:p>
      <text:p text:style-name="P278"/>
      <text:p text:style-name="P279">[csmdpmrh@fs6802 Anchovy2018_benchmark_allnumbers_56]$ sbatch --time=8:00:00 -p shared --qos=shared trabajo.sh</text:p>
      <text:p text:style-name="P279">Submitted batch job 972341</text:p>
      <text:p text:style-name="P279"/>
      <text:p text:style-name="P281">Surveys are fleets and al plots compare observed age distributions with model length distributions through mean length at age <text:span text:style-name="T168">Blim=Bpa/1.4</text:span></text:p>
      <text:p text:style-name="P281"/>
      <text:p text:style-name="P282">retrospective analysis</text:p>
      <text:p text:style-name="P283">Weight of likelihood components (restable)</text:p>
      <text:p text:style-name="P283">Try start the model in 2000 2001</text:p>
      <text:p text:style-name="P284">the first period is impossible to model</text:p>
      <text:p text:style-name="P285">The election of natural mortality is basic</text:p>
      <text:p text:style-name="P285">Z_23</text:p>
      <text:p text:style-name="P285"/>
      <text:p text:style-name="P285">In low years you can say that M higher value is 0.7</text:p>
      <text:p text:style-name="P141">M0 1.2 M1=0.8 M2 0.8 M3 0.8</text:p>
      <text:p text:style-name="P141"/>
      <text:p text:style-name="P142">M0=<text:span text:style-name="T170">2.21</text:span> M1=1.3 and the others and scale for age 0 <text:span text:style-name="T169">escalada con ecocadiz reclutas la curva roja</text:span></text:p>
      <text:p text:style-name="P143">Restrospective quitar un año cada vez</text:p>
      <text:p text:style-name="P143"/>
      <text:p text:style-name="P286">59:<text:span text:style-name="T64">M0=</text:span><text:span text:style-name="T65">2.21</text:span><text:span text:style-name="T64"> M1,</text:span><text:span text:style-name="T58">M2,M3</text:span><text:span text:style-name="T64">=1.3</text:span></text:p>
      <text:p text:style-name="P286"><text:soft-page-break/><text:span text:style-name="T64">6</text:span><text:span text:style-name="T58">0:59 but from 2001</text:span></text:p>
      <text:p text:style-name="P283"/>
      <text:p text:style-name="P287">No able to give advise in the West</text:p>
      <text:p text:style-name="P287">a proposal has to be presented to WKLIVE</text:p>
      <text:p text:style-name="P288">We have remove from the table the harvest rate approach, it's neccesary to review it in WKLIVE, <text:span text:style-name="T171">20% cap is good request NO ADVISE</text:span></text:p>
      <text:p text:style-name="P288"/>
      <text:p text:style-name="P288"/>
      <text:p text:style-name="P289">Runs with different M's and check the likelihood score <text:span text:style-name="T174">ver el GADGETbackup en el cesga para la generación de archivos: Guardado en el run 61, mínimo en M1,2,3=2.3</text:span></text:p>
      <text:p text:style-name="P289">Calculate B_lim and B_pa cathegory 5 <text:span text:style-name="T173">in reference points </text:span></text:p>
      <text:p text:style-name="P290">B_lim 500000000 500 millions</text:p>
      <text:p text:style-name="P290"/>
      <text:p text:style-name="P291">Run 62: Con M1,2,3=2.3</text:p>
      <text:p text:style-name="P291"/>
      <text:p text:style-name="P292">Run 59 is the best one!!!!!!!!!!!!!</text:p>
      <text:p text:style-name="P292">Reference points based on 2009 is SSB <text:span text:style-name="T177">Blim=</text:span> Bloss <text:span text:style-name="T177">multiplied by 1.4 is Bpa=Bescapement</text:span></text:p>
      <text:p text:style-name="P292">Report with the M history and removal of Bocadeva</text:p>
      <text:p text:style-name="P293">Cathegory 2 reference points calculated according to cathegory 5, <text:span text:style-name="T175">escapement strategy, retro is within the uncertainty.</text:span></text:p>
      <text:p text:style-name="P294">Change the time of the assessment (Make a draft)</text:p>
      <text:p text:style-name="P295">F no tiene sentido en short lived species, <text:span text:style-name="T176">how much you want to leave out!!!!</text:span></text:p>
      <text:p text:style-name="P296">No hay ejemplos de categotría 2 y nos podemos ver muy jodidos</text:p>
      <text:p text:style-name="P297">Why we don't trust the absolute values coming from the model????</text:p>
      <text:p text:style-name="P298">B escapement</text:p>
      <text:p text:style-name="P298">Avoid cathegory 2 because is very hard to handle with managers</text:p>
      <text:p text:style-name="P298"/>
      <text:p text:style-name="P299">Run59_2015+0.5catchnumbers2016: Run 59 cambiando el time file last step=1 y borrando seinealdist 2016 1 y ldist e incluyendo las capturas del segundo trimestre como si fueran del primero</text:p>
      <text:p text:style-name="P299">Creo que es mejor dejar last step 1</text:p>
      <text:p text:style-name="P299"/>
      <text:p text:style-name="P300">Run59_2015+0.5catchnumbers2016_<text:span text:style-name="T179">retro2014 </text:span>cambiando el time file <text:span text:style-name="T179">2015 </text:span>last step=1 y borrando seinealdist 2016 1 y ldist e incluyendo las capturas del segundo trimestre como si fueran del primero</text:p>
      <text:p text:style-name="P300"/>
      <text:p text:style-name="P300"/>
      <text:p text:style-name="P301">Decido que esto no, las capturas del 2 sumadas al 1 puede ser contraproducente, lo voy a dejar hasta el step 2 quitando <text:span text:style-name="T178"><text:s/>borrando seinealdist 2016 1 </text:span>2016 2<text:span text:style-name="T178"> y ldist </text:span>y quitar la ecocadiz que está en el quarter 2</text:p>
      <text:p text:style-name="P301"/>
      <text:p text:style-name="P302">Run59_inyear2016:<text:span text:style-name="T180">hasta el step 2 quitando <text:s/>borrando seinealdist 2016 1 2016 2 y ldist y quitar la aldist ldist y survey index de ecocadiz que está en el quarter 2</text:span></text:p>
      <text:p text:style-name="P302"/>
      <text:p text:style-name="P303">[csmdpmrh@fs6803 Anchovy2018_benchmark_allnumbers_59_inyear2016]$ sbatch --time=8:00:00 -p shared --qos=shared trabajo.sh</text:p>
      <text:p text:style-name="P303">Submitted batch job 1023708</text:p>
      <text:p text:style-name="P303">[csmdpmrh@fs6803 Anchovy2018_benchmark_allnumbers_59_inyear2016]$ cd ..</text:p>
      <text:p text:style-name="P303">[csmdpmrh@fs6803 GADGET_backup]$ cd Anchovy2018_benchmark_allnumbers_59_inyear2015 </text:p>
      <text:p text:style-name="P303">[csmdpmrh@fs6803 Anchovy2018_benchmark_allnumbers_59_inyear2015]$ sbatch --time=8:00:00 -p shared --qos=shared trabajo.sh</text:p>
      <text:p text:style-name="P303"><text:soft-page-break/>Submitted batch job 1023711</text:p>
      <text:p text:style-name="P303">[csmdpmrh@fs6803 Anchovy2018_benchmark_allnumbers_59_inyear2015]$ cd ..</text:p>
      <text:p text:style-name="P303">[csmdpmrh@fs6803 GADGET_backup]$ cd Anchovy2018_benchmark_allnumbers_59_inyear2014 </text:p>
      <text:p text:style-name="P303">[csmdpmrh@fs6803 Anchovy2018_benchmark_allnumbers_59_inyear2014]$ sbatch --time=8:00:00 -p shared --qos=shared trabajo.sh</text:p>
      <text:p text:style-name="P303">Submitted batch job 1023712</text:p>
      <text:p text:style-name="P303"/>
      <text:p text:style-name="P303"><text:span text:style-name="T181">59_inyear2016</text:span>_<text:span text:style-name="T181">rec: Without the last recruitment</text:span></text:p>
      <text:p text:style-name="P304"><text:span text:style-name="T181">59_inyear2016</text:span>_<text:span text:style-name="T181">rec_a: Without the last recruitment and corrected the times for fleets ECO and PEL</text:span></text:p>
      <text:p text:style-name="P305">[csmdpmrh@fs6802 Anchovy2018_benchmark_allnumbers_59_inyear2016_rec_a]$ sbatch --time=8:00:00 -p shared --qos=shared trabajo.sh</text:p>
      <text:p text:style-name="P305">Submitted batch job 1025020</text:p>
      <text:p text:style-name="P305">[csmdpmrh@fs6802 Anchovy2018_benchmark_allnumbers_59_inyear2016_rec_a]$ cd ..</text:p>
      <text:p text:style-name="P305">[csmdpmrh@fs6802 GADGET_backup]$ cd Anchovy2018_benchmark_allnumbers_59_inyear2015_rec_a </text:p>
      <text:p text:style-name="P305">[csmdpmrh@fs6802 Anchovy2018_benchmark_allnumbers_59_inyear2015_rec_a]$ sbatch --time=8:00:00 -p shared --qos=shared trabajo.sh</text:p>
      <text:p text:style-name="P305">Submitted batch job 1025021</text:p>
      <text:p text:style-name="P305">[csmdpmrh@fs6802 Anchovy2018_benchmark_allnumbers_59_inyear2015_rec_a]$ cd ..</text:p>
      <text:p text:style-name="P305">[csmdpmrh@fs6802 GADGET_backup]$ cd Anchovy2018_benchmark_allnumbers_59_inyear2014_rec_a </text:p>
      <text:p text:style-name="P305">[csmdpmrh@fs6802 Anchovy2018_benchmark_allnumbers_59_inyear2014_rec_a]$ sbatch --time=8:00:00 -p shared --qos=shared trabajo.sh</text:p>
      <text:p text:style-name="P305">Submitted batch job 1025022</text:p>
      <text:p text:style-name="P305"/>
      <text:p text:style-name="P306">Error en el area del fleet estaba Ixa y era 1</text:p>
      <text:p text:style-name="P306">[csmdpmrh@fs6802 Anchovy2018_benchmark_allnumbers_59_inyear2013_rec_a ]$ sbatch --time=8:00:00 -p shared --qos=shared trabajo.sh</text:p>
      <text:p text:style-name="P306">Submitted batch job 1025071</text:p>
      <text:p text:style-name="P306">[csmdpmrh@fs6802 Anchovy2018_benchmark_allnumbers_59_inyear2013_rec_a ]$ cd ..</text:p>
      <text:p text:style-name="P306">[csmdpmrh@fs6802 GADGET_backup]$ cd Anchovy2018_benchmark_allnumbers_59_inyear2014_rec_a </text:p>
      <text:p text:style-name="P306">[csmdpmrh@fs6802 Anchovy2018_benchmark_allnumbers_59_inyear2014_rec_a]$ sbatch --time=8:00:00 -p shared --qos=shared trabajo.sh</text:p>
      <text:p text:style-name="P306">Submitted batch job 1025072</text:p>
      <text:p text:style-name="P306">[csmdpmrh@fs6802 Anchovy2018_benchmark_allnumbers_59_inyear2014_rec_a]$ cd ..</text:p>
      <text:p text:style-name="P306">[csmdpmrh@fs6802 GADGET_backup]$ cd Anchovy2018_benchmark_allnumbers_59_inyear2015_rec_a </text:p>
      <text:p text:style-name="P306">[csmdpmrh@fs6802 Anchovy2018_benchmark_allnumbers_59_inyear2015_rec_a]$ sbatch --time=8:00:00 -p shared --qos=shared trabajo.sh</text:p>
      <text:p text:style-name="P306">Submitted batch job 1025073</text:p>
      <text:p text:style-name="P306">[csmdpmrh@fs6802 Anchovy2018_benchmark_allnumbers_59_inyear2015_rec_a]$ cd ..</text:p>
      <text:p text:style-name="P306">[csmdpmrh@fs6802 GADGET_backup]$ cd Anchovy2018_benchmark_allnumbers_59_inyear2016_rec_a </text:p>
      <text:p text:style-name="P306">[csmdpmrh@fs6802 Anchovy2018_benchmark_allnumbers_59_inyear2016_rec_a]$ sbatch --time=8:00:00 -p shared --qos=shared trabajo.sh</text:p>
      <text:p text:style-name="P306">Submitted batch job 1025074</text:p>
      <text:p text:style-name="P306"/>
      <text:p text:style-name="P316">Conectar al cesga ssh -x csmdpmrh@ft2.cesga.es</text:p>
      <text:p text:style-name="P306"/>
      <text:p text:style-name="P306"/>
      <text:p text:style-name="P306"><text:soft-page-break/></text:p>
      <text:p text:style-name="P307">Forward projection:</text:p>
      <text:p text:style-name="P307">Folder PRE_CUSTOM cambio last year por 2017</text:p>
      <text:p text:style-name="P308"><text:s/>#al final he cogido manualmente y he modificado el anch.rec (tres periodos de reclutamiento), el params. forward, el time en PRE_CUSTOM con el reclutamiento de 2017 fijo e igual a </text:p>
      <text:p text:style-name="P308"><text:s text:c="3"/>#2 <text:s/>2012 <text:s/>1582040890</text:p>
      <text:p text:style-name="P308"><text:s text:c="3"/># 3 <text:s/>2013 <text:s/>2088450903</text:p>
      <text:p text:style-name="P308"><text:s text:c="3"/># 4 <text:s/>2014 <text:s/>1830751816</text:p>
      <text:p text:style-name="P308"><text:s text:c="3"/># 5 <text:s/>2015 <text:s/>3498364363</text:p>
      <text:p text:style-name="P308"><text:s text:c="3"/># 6 <text:s/>2016 <text:s/>3870543437</text:p>
      <text:p text:style-name="P308"><text:s text:c="3"/># 7 <text:s/>2017 <text:s/>3870543437</text:p>
      <text:p text:style-name="P308"><text:s text:c="3"/># 8 <text:s/>2018 <text:s/>1822036821</text:p>
      <text:p text:style-name="P308"><text:s text:c="3"/># </text:p>
      <text:p text:style-name="P308"><text:s text:c="3"/># &gt; geoMean((RECno %&gt;% filter(year&gt;2011 &amp; year&lt;2017))$recruitment)</text:p>
      <text:p text:style-name="P308"><text:s text:c="3"/># [1] <text:span text:style-name="T58">2413579935</text:span></text:p>
      <text:p text:style-name="P308"/>
      <text:p text:style-name="P309">Había algo raro he cogido <text:span text:style-name="T182">debug_gadget_forward.r en TEXdocuments y en github dentro del run 59 con.</text:span></text:p>
      <text:p text:style-name="P310">years = 1;params.file = "WGTS/params.final";</text:p>
      <text:p text:style-name="P310">main.file = 'main'; num.trials = 1;</text:p>
      <text:p text:style-name="P310">fleets = pre.fleet;</text:p>
      <text:p text:style-name="P310">effort = pre.fleet$ratio;</text:p>
      <text:p text:style-name="P310">rec.scalar = NULL;</text:p>
      <text:p text:style-name="P310">check.previous = FALSE;</text:p>
      <text:p text:style-name="P310">save.results = TRUE;</text:p>
      <text:p text:style-name="P310">stochastic = FALSE;</text:p>
      <text:p text:style-name="P310">rec.window = c(2012:2017);</text:p>
      <text:p text:style-name="P310">gd=list(dir='.',rel.dir='PRE_final');</text:p>
      <text:p text:style-name="P310">method = 'custom';</text:p>
      <text:p text:style-name="P311">ref.years=c(1989:2016);<text:span text:style-name="T186">setupanchovy_Prueba_1988_2015_completo_fleet_number_36.r</text:span></text:p>
      <text:p text:style-name="P310">custom.print=NULL;</text:p>
      <text:p text:style-name="P310"/>
      <text:p text:style-name="P313">manualmente he cambiado el anch.fleet <text:span text:style-name="T185">(ojo el problema está en fleets = pre.fleet debe ser <text:s/>pre.fleet[,c(4,5)] o parecido</text:span></text:p>
      <text:p text:style-name="P312"/>
      <text:p text:style-name="P312"/>
      <text:p text:style-name="P312"/>
      <text:p text:style-name="P314">debug_gadget_forward_geomean.r en github para run 59, <text:span text:style-name="T183">no hay que cambiar nada manualmente, todo se corre en mipc salvo el callgadget</text:span></text:p>
      <text:p text:style-name="P315"># gd=list(dir='.',rel.dir='PRE_final_geomean_opt_2')</text:p>
      <text:p text:style-name="P315"># <text:s text:c="2"/>pre &lt;- paste(gd$dir, gd$rel.dir, sep = "/")</text:p>
      <text:p text:style-name="P315"># <text:s/>callGadget(s = 1, i = sprintf("%s/params.forward", pre), </text:p>
      <text:p text:style-name="P315"># <text:s text:c="12"/>main = sprintf("%s/main.pre", pre))</text:p>
      <text:p text:style-name="P315"/>
      <text:p text:style-name="P317">Otro para run59_2016inyear_rec_a en el github con un printfile diferente, <text:span text:style-name="T184">no funciona hay que cambiarlo manualmente antes de callgadget</text:span></text:p>
      <text:p text:style-name="P317"/>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7">anual</text:span> <text:span text:style-name="T187">del segundo trimestre, avísame que datos se necesitan para el SPICT</text:span></text:p>
      <text:p text:style-name="P147"/>
      <text:p text:style-name="P149">Creo en GADGET una carpeta que se llama assessment partiendo de <text:span text:style-name="T186">setupanchovy_Prueba_1988_2015_completo_fleet_number_36.r, </text:span>comparo con el 59 y lo dejo igual: </text:p>
      <text:p text:style-name="P149">Se llama setupanchovy_Prueba_1988_2015_completo_fleet_number_As2018_endyear2017</text:p>
      <text:p text:style-name="P154">El que dice <text:span text:style-name="T191">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9">e</text:span>), <text:span text:style-name="T188">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90">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7">Sacando números para la flota:</text:span> <text:span text:style-name="T203">verificar que BOQUERON_ALK_2017 tiene la biomasa en la fila 2 columna 9 y los números en la fila 40 </text:span><text:span text:style-name="T204">columna 9, Incluir biomasa en kilos de capturas del Algarve por trimestre en Catches_Algarve. </text:span><text:span text:style-name="T205">De paso verificar que la ALK está en <text:s/>startCol = 1, </text:span></text:p>
      <text:p text:style-name="P350"><text:s text:c="29"/>startRow = 5, endCol = 5, </text:p>
      <text:p text:style-name="P350"><text:s text:c="29"/>endRow = 39 incluyendo encabezado</text:p>
      <text:p text:style-name="P355"/>
      <text:p text:style-name="P156"><text:span text:style-name="T196">C</text:span>rear un fichero pelago2017 <text:span text:style-name="T197">con la ALK startCol = 1, startRow = 6, endCol = 5, endRow = 26 y la biomasa en el col 10 fila 5, encontrar la ld y meterla name&lt;-"Pelago2017", no olvidar cambiar el año en <text:s/>a$year&lt;-2017.</text:span></text:p>
      <text:p text:style-name="P155"/>
      <text:p text:style-name="P155"/>
      <text:p text:style-name="P318">Ojo las data.frames que necesito actualizar:</text:p>
      <text:p text:style-name="P319">Sampling types: '<text:span text:style-name="T58">pelago_comp_ld</text:span>': <text:span text:style-name="T197">encontrar la ld y meterla </text:span><text:span text:style-name="T67">name&lt;-"Pelago2017"</text:span><text:span text:style-name="T197">, no olvidar cambiar el año en <text:s/>a$year&lt;-2017</text:span></text:p>
      <text:p text:style-name="P324"><text:span text:style-name="T196">Crear un fichero pelago2017 con la ALK startCol = 1, startRow = 6, endCol = 5, endRow = 27 y la biomasa en el col 10 fila 5</text:span> </text:p>
      <text:p text:style-name="P325"><text:span text:style-name="T58">pelago_comp_ald </text:span>usar el pelago2017, <text:span text:style-name="T202">meterla en </text:span><text:span text:style-name="T68">name&lt;-"alPelago2017"</text:span><text:span text:style-name="T202"> #solo cadiz no hay Algarve</text:span></text:p>
      <text:p text:style-name="P324">y <text:span text:style-name="T58">pelago_comp</text:span> usar el pelago 2017, incluir un año más en el loop <text:s/>(Aunque la mayoría de datos <text:span text:style-name="T199">de otros años</text:span> están ponderados y no sirven en el loop se saca la biomasa que si nos sirve)</text:p>
      <text:p text:style-name="P319"/>
      <text:p text:style-name="P331">Cuadrar el ALK_ECOCADIZ_2017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6">meter en <text:span text:style-name="T69">'ecocadiz_comp_ald'</text:span><text:span text:style-name="T198">:</text:span> <text:span text:style-name="T58">i&lt;-2017</text:span></text:p>
      <text:p text:style-name="P335"><text:soft-page-break/><text:s text:c="2"/><text:span text:style-name="T58">name&lt;-paste("Ecocadiz",i,sep="")</text:span></text:p>
      <text:p text:style-name="P341">Igual para <text:span text:style-name="T256"><text:s/></text:span><text:span text:style-name="T70">'ecocadiz_comp_ld'</text:span><text:span text:style-name="T256"> aprox línea 680</text:span></text:p>
      <text:p text:style-name="P163"><text:s/>i&lt;-2017</text:p>
      <text:p text:style-name="P163"><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345"><text:s text:c="2"/></text:p>
      <text:p text:style-name="P319">, '<text:span text:style-name="T198">, </text:span></text:p>
      <text:p text:style-name="P159">alkcatches_comp' <text:span text:style-name="T205">línea 1025 aprox</text:span></text:p>
      <text:p text:style-name="P167"><text:span text:style-name="T205">for (i in 2014:</text:span><text:span text:style-name="T258">2017</text:span><text:span text:style-name="T205">){</text:span></text:p>
      <text:p text:style-name="P351"><text:s text:c="2"/>for (j in 1:4){</text:p>
      <text:p text:style-name="P351"><text:s text:c="4"/>name&lt;-paste("ALKcatches",i,j,sep="")</text:p>
      <text:p text:style-name="P158"/>
      <text:p text:style-name="P158"/>
      <text:p text:style-name="P349">He descubierto que las capturas LD de los taleda y de los reports son diferentes al menos en 1989, <text:span text:style-name="T259">lo </text:span><text:span text:style-name="T71">he cambiado todo desde el 89 </text:span><text:span text:style-name="T72">(en estesisisi)</text:span><text:span text:style-name="T259"> siguiendo los taledas</text:span> <text:span text:style-name="T58">he dejado como estaba hasta 2013</text:span> <text:span text:style-name="T260">(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63">Anchovy2017_benchmark_allnumbers_59_2018_1</text:span>r 2018 pelago, <text:span text:style-name="T203">como no hay ALK voy a la primera línea donde aparece pelago_biom aprox 791 </text:span><text:span text:style-name="T206">y allí leo del archivo que me mandó Susana</text:span><text:span text:style-name="T203">, </text:span></text:p>
      <text:p text:style-name="P173"><text:span text:style-name="T203">Las capturas estimadas de 2018 1 y de 2018 2 (Junio sólo la mitad, así que se multiplica por dos) están en biomasa, las covierto a </text:span><text:span text:style-name="T206">número #bio2018*Num2017/bio2017 connúmero y biomasa de 2017 1 y 2 respect. Para el 2 sólo hay info de Cádiz. </text:span><text:span text:style-name="T207">Para la ld de pelago buscar pelago_comp_ld y meterla manualmente después del 2017</text:span></text:p>
      <text:p text:style-name="P349"/>
      <text:p text:style-name="P356">Estesisisi no tiene reclutamiento en el step 2 <text:span text:style-name="T261">de 2018</text:span> (preguntar a Bjarki)</text:p>
      <text:p text:style-name="P171"/>
      <text:p text:style-name="P357">[csmdpmrh@c6602 Anchovy2018_benchmark_allnumbers_A2018endyear_estesisisi]$ sbatch --time=6:00:00 -p shared --qos=shared trabajo.sh</text:p>
      <text:p text:style-name="P357">Submitted batch job 1326283</text:p>
      <text:p text:style-name="P357">Con todo lo de 2017 y 2018 (LD pelago, biomass pelago) (Capturas estimadas 1 de Algarve y Cádiz, Capturas estimadas 2 de sólo Cádiz), corregido ecocadiz biomasa sin edad 0 y las ld del cerco sacadas de las ALK y no de los pdfs.</text:p>
      <text:p text:style-name="P320"/>
      <text:p text:style-name="P358">WGTS<text:span text:style-name="T264">1</text:span> había un error con get.gatget.recruitment cuando hacía gadget.fit <text:span text:style-name="T262">porque faltaba un 1 al final de anch.rec, poniéndoselo la cosa funciona, para revisar la salidad está en el folder </text:span><text:soft-page-break/><text:span text:style-name="T262">Anchovy2017_benchmark_allnumbers_59_2018_1 en TEXDocuments</text:span>, en WGTSfv anch.rec con un uno al final que faltaba :)</text:p>
      <text:p text:style-name="P359">[csmdpmrh@c6601 Anchovy2018_benchmark_allnumbers_A2018endyear_estesisisi]$ sbatch --time=6:00:00 -p shared --qos=shared trabajo.sh</text:p>
      <text:p text:style-name="P359">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6">(no es verdad los he graficado ambos y son muy parecidos el problema está en las capturas de 2018</text:span>, <text:span text:style-name="T265">en estesisisi 3 , como estaba antes</text:span></text:p>
      <text:p text:style-name="P182"/>
      <text:p text:style-name="P360">[csmdpmrh@fs6802 Anchovy2018_benchmark_allnumbers_A2018endyear_estesisisi_3]$ sbatch --time=8:00:00 -p shared --qos=shared trabajo.sh</text:p>
      <text:p text:style-name="P360">Submitted batch job 1332943</text:p>
      <text:p text:style-name="P320"/>
      <text:p text:style-name="P158"/>
      <text:p text:style-name="P184">Problema gordo de convergencia cuando se sale de 2017 4, he visto unas capturas gigantes en el 2018, había un error en el archivo de definición, hay que multiplicar por <text:span text:style-name="T267">1000</text:span> las tons <text:span text:style-name="T267">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8">el CESGA en </text:span><text:s/>GADGET_backup/assessment2018/Anchovy2018_benchmark_allnumbers_2_2018_fv</text:p>
      <text:p text:style-name="P158"/>
      <text:p text:style-name="P186">El setup <text:span text:style-name="T269">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70">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6">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text:soft-page-break/>/home/marga/GADGET/Assessment/Assessment2018/setupanchovy_Prueba_1988_2015_completo_fleet_number_As2018_endyear2017_estesi_3_pru2019_2.r</text:p>
      <text:p text:style-name="P191"/>
      <text:p text:style-name="P192">Copio el folder <text:span text:style-name="T271">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2"/>
      <text:p text:style-name="P239">parece que los datos de fleet.seine los he modificado a mano en el 25fv y en el 25fvlocal en el CESGA lo demás todo igual</text:p>
      <text:p text:style-name="P239"/>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72"><text:span text:style-name="T46">M</text:span><text:span text:style-name="T28">ayo 17 de 2019</text:span></text:p>
      <text:p text:style-name="P193">Copio el folder <text:span text:style-name="T271">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3"/>
      <text:p text:style-name="P64">Parece que hubi<text:span text:style-name="T273">e</text:span>se modificado manualmente las entradas del 2018, cambio el archivo fleet.seine de pru2019_2 para que quede igual al de june25fv <text:span text:style-name="T273">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40"><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816">devtools::install_github('hafro/rgadget',lib=paste(Sys.getenv("STORE"),"Rpac",sep="/"))</text:p>
      <text:p text:style-name="P13"/>
      <text:p text:style-name="P13">Ahora hay que cambiar el archivo runner</text:p>
      <text:p text:style-name="P13"/>
      <text:p text:style-name="P15">vpn ver foto <text:span text:style-name="T274">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817"><text:span text:style-name="T45">module load gadget/2.2.00-BETA-f4089fe </text:span><text:s/></text:p>
      <text:p text:style-name="P818">R</text:p>
      <text:p text:style-name="P818">He instalado reshape2 y dplyr para que funcionara</text:p>
      <text:p text:style-name="P817"/>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33">and report</text:span>:</text:p>
      <text:p text:style-name="P45"><text:soft-page-break/></text:p>
      <text:list xml:id="list235513654050820" text:continue-list="list235513305472333" text:style-name="L1">
        <text:list-item text:start-value="1">
          <text:p text:style-name="P981"><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81"><text:span text:style-name="T18">Change the name of</text:span><text:span text:style-name="T19"> the .Rnw </text:span><text:span text:style-name="T18">file and open it.</text:span></text:p>
        </text:list-item>
        <text:list-item>
          <text:p text:style-name="P984">Put WGTS.<text:span text:style-name="T141">Rdata SS.Rdata</text:span> <text:span text:style-name="T162"><text:s/></text:span>and recruitment <text:span text:style-name="T162">(Only WGTS and Output y resbyyear.Rdata)</text:span>, <text:span text:style-name="T143">and params.in and optfile</text:span> in the github repository: Copy locally to a new folder in /home/marga/GADGET/Realgadgetgit/gadgetanchovy called Anchovybenchmark(number).</text:p>
        </text:list-item>
      </text:list>
      <text:p text:style-name="P528">In the console locally: cd <text:span text:style-name="T22">GADGET/Realgadgetgit/gadgetanchovy </text:span></text:p>
      <text:p text:style-name="P703"><text:s/><text:tab/>git add Anchovyb*</text:p>
      <text:p text:style-name="P707"><text:span text:style-name="T23">git </text:span>commit -m "Files for benchmark analysis ...”</text:p>
      <text:p text:style-name="P528">git push [mmrinconh Nugr]</text:p>
      <text:p text:style-name="P528"/>
      <text:list xml:id="list235513937465102" text:continue-numbering="true" text:style-name="L1">
        <text:list-item>
          <text:p text:style-name="P1001">Change benchmark(number) appropiately in github calls in the .Rnw file (two lines, one for WGTS, <text:s/>other for Recruitment, <text:span text:style-name="T281">other for resbyyear</text:span>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1003">Compilar en Rstudio</text:p>
        </text:list-item>
        <text:list-item>
          <text:p text:style-name="P1003">Abrir el .tex y compilar con PDFlatex...it gives you the chance to change a dash in González – Quirós bibliography entry in .bbl file, save it and compile again.</text:p>
        </text:list-item>
      </text:list>
      <text:p text:style-name="P821"/>
      <text:p text:style-name="P824">Muchos de estos pasos se han automatizado en un fichero que se llama report_generation.r en TEXdocuments/benchmark</text:p>
      <text:p text:style-name="P825">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825"/>
      <text:p text:style-name="P825"/>
      <text:p text:style-name="P826">Versión Rgadget 0.5 <text:span text:style-name="T275">en mi pc</text:span></text:p>
      <text:p text:style-name="P887">This is just to tell you about some errors I'm getting with Rgadget version 0.5. in my pc but I guess in cesga the latest version is installed.</text:p>
      <text:p text:style-name="P888">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35">Actualizo Rgadget a la última versión <text:span text:style-name="T276">sin actualizar ningún otro paquete. No funciona </text:span></text:p>
      <text:p text:style-name="P836"/>
      <text:p text:style-name="P837">problema en resildist <text:span text:style-name="T277">solucionado con bubbles siguiendo las instrucciones que hay para Rgadget en la página de github</text:span></text:p>
      <text:p text:style-name="P838">El gadget.fit fallaba porque no generaba el res.by.year <text:s/>correctamente, por eso hice mi propia versión gadget_fit4_2step.r que creo que era lo mismo que el gadget.fit <text:span text:style-name="T278">después de llamar al Gadget</text:span></text:p>
      <text:p text:style-name="P839">Comparo GADGET/gadget_fit_2019.r (este es el real y más reciente) y GADGET/gadget_fit4_2step_2019.r (este el mío modificado <text:span text:style-name="T279">cambiando nombres de filas porque ahora las cosas no se llaman number.consumed sino number_consumed o biomass.consumed es biomass_consumed)</text:span></text:p>
      <text:p text:style-name="P827"><text:soft-page-break/></text:p>
      <text:p text:style-name="P840">Ahora cambio la última línea del runner para que llame a gadget_fit4_2step_2019.r <text:span text:style-name="T280">y ese es el que voy a usar de base para el del assessment 2019</text:span></text:p>
      <text:p text:style-name="P841">Ya se ha reproducido el del año pasado.</text:p>
      <text:p text:style-name="P841">Ahora creo la carpeta GADGET/Assessment/Assessment2019 y meto ahí una copia de <text:span text:style-name="T271">setupanchovy_Prueba_1988_2015_completo_fleet_number_As2018_endyear2017_estesi_3_pru2019_2.r </text:span>que ahora se llama <text:span text:style-name="T271">setupanchovy_Prueba_1988_2015_completo_fleet_number_As2018_endyear2017_estesi_3_2019_2.r</text:span></text:p>
      <text:p text:style-name="P842">Cambio wd a Assessment2019 y el nombre del Gadget directory Anchovy2018_benchmark_allnumbers_A2018endyear_estesisisi_3_2019_2</text:p>
      <text:p text:style-name="P842"/>
      <text:p text:style-name="P842">Cambio en <text:span text:style-name="T282">(Línea 537) </text:span>for (i in c(2015:2017)){ </text:p>
      <text:p text:style-name="P842"><text:s text:c="2"/>name&lt;-paste("Ecocadiz",i,sep="") <text:span text:style-name="T282">que me interesa biomasa y bioage0</text:span></text:p>
      <text:p text:style-name="P842"/>
      <text:p text:style-name="P842">2017 por 2018</text:p>
      <text:p text:style-name="P828"/>
      <text:p text:style-name="P829"/>
      <text:p text:style-name="P828"/>
      <text:p text:style-name="P214">Ojo BOQUERON_ALK_año debe tener números totales en la columna 9 fila 40 en las 4 hojas</text:p>
      <text:p text:style-name="P332">Cuadrar el ALK_ECOCADIZ_201<text:span text:style-name="T282">8</text:span>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8">meter en <text:span text:style-name="T69">'ecocadiz_comp_ald'</text:span><text:span text:style-name="T198">:</text:span> <text:span text:style-name="T58">i&lt;-201</text:span><text:span text:style-name="T73">8 </text:span><text:span text:style-name="T256">aprox línea 655</text:span></text:p>
      <text:p text:style-name="P337"><text:s text:c="2"/><text:span text:style-name="T58">name&lt;-paste("Ecocadiz",i,sep="")</text:span></text:p>
      <text:p text:style-name="P196"/>
      <text:p text:style-name="P342">Igual para <text:span text:style-name="T256"><text:s/></text:span><text:span text:style-name="T70">'ecocadiz_comp_ld'</text:span><text:span text:style-name="T256"> línea 775</text:span></text:p>
      <text:p text:style-name="P164"><text:s/>i&lt;-2017</text:p>
      <text:p text:style-name="P164"><text:s text:c="2"/>name&lt;-paste("Ecocadiz",i,sep="")</text:p>
      <text:p text:style-name="P346"><text:span text:style-name="T58"><text:s text:c="2"/>a&lt;-readWorksheetFromFile(paste("/home/marga/GADGET/DATOS/ECOCADIZ/ALK_ECOCADIZ_"</text:span>,i,".xls",sep=""), sheet = "ALK_GENERAL_BOQUERON", </text:p>
      <text:p text:style-name="P346"><text:s text:c="27"/>header = TRUE, startCol = 8, </text:p>
      <text:p text:style-name="P346"><text:s text:c="27"/>startRow = 6, endCol = 9, </text:p>
      <text:p text:style-name="P346"><text:s text:c="27"/>endRow = 38, useCachedValues=TRUE)</text:p>
      <text:p text:style-name="P346"><text:s text:c="2"/>names(a)&lt;-c("length","count")</text:p>
      <text:p text:style-name="P346"><text:s text:c="2"/>a$year&lt;-i</text:p>
      <text:p text:style-name="P346"><text:s text:c="2"/>a$month&lt;-7-3</text:p>
      <text:p text:style-name="P346"><text:s text:c="2"/>a$type&lt;-<text:span text:style-name="T58">"ecocadiz_comp_ld"</text:span></text:p>
      <text:p text:style-name="P164"/>
      <text:p text:style-name="P160">alkcatches_comp' <text:span text:style-name="T205">línea 1</text:span><text:span text:style-name="T208">171</text:span><text:span text:style-name="T205"> aprox</text:span></text:p>
      <text:p text:style-name="P168"><text:span text:style-name="T205">for (i in 2014:</text:span><text:span text:style-name="T258">2018</text:span><text:span text:style-name="T205">){</text:span></text:p>
      <text:p text:style-name="P352"><text:s text:c="2"/>for (j in 1:4){</text:p>
      <text:p text:style-name="P199"><text:s text:c="4"/>name&lt;-paste("ALKcatches",i,j,sep="")</text:p>
      <text:p text:style-name="P199"/>
      <text:p text:style-name="P361"><text:span text:style-name="T74">No es necesario q</text:span><text:span text:style-name="T58">uitar edades cero de la ecocadiz </text:span><text:span text:style-name="T74">se hace solo en la aldist</text:span></text:p>
      <text:p text:style-name="P202"/>
      <text:p text:style-name="P364"><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5"><text:span text:style-name="T76">V</text:span><text:span text:style-name="T58">eo que falta ALK de Pelago 2017 sólo está cádiz, </text:span><text:span text:style-name="T77">ojo que en Pelago no hay edad 0, </text:span><text:span text:style-name="T78">buscar</text:span></text:p>
      <text:p text:style-name="P204"/>
      <text:p text:style-name="P205"><text:soft-page-break/>########Cambiar con 2018 cuando lo haga</text:p>
      <text:p text:style-name="P205"/>
      <text:p text:style-name="P321"><text:span text:style-name="T58">pelago_comp_ld</text:span>': <text:span text:style-name="T197">encontrar la ld y meterla </text:span><text:span text:style-name="T67">name&lt;-"Pelago2017"</text:span><text:span text:style-name="T197">, no olvidar cambiar el año en <text:s/>a$year&lt;-2017</text:span></text:p>
      <text:p text:style-name="P326"><text:span text:style-name="T196">Crear un fichero pelago2017 con la ALK startCol = 1, startRow = 6, endCol = 5, endRow = 27 y la biomasa en el col 10 fila 5</text:span> </text:p>
      <text:p text:style-name="P326"><text:span text:style-name="T58">pelago_comp_ald </text:span>usar el pelago2017, <text:span text:style-name="T202">meterla en </text:span><text:span text:style-name="T68">name&lt;-"alPelago2017"</text:span><text:span text:style-name="T202"> #solo cadiz no hay Algarve</text:span></text:p>
      <text:p text:style-name="P326"><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7"><text:span text:style-name="T80">pelago_comp solo no se usa sólo </text:span><text:bookmark text:name="rstudio_console_output2"/><text:span text:style-name="T284">pelago_bio_pre</text:span></text:p>
      <text:p text:style-name="P206"><text:span text:style-name="T207">A</text:span><text:span text:style-name="T203">ctualizar CatchesAlgarve hasta 2018 </text:span><text:span text:style-name="T210">(LandingsPortugal2018 Folja1</text:span><text:span text:style-name="T203">, 2019 1 y 2 es 0 tons</text:span></text:p>
      <text:p text:style-name="P366">B</text:p>
      <text:p text:style-name="P174"><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7"/>
      <text:p text:style-name="P368">Year4bio2num uno menos que el año en curso</text:p>
      <text:p text:style-name="P368">Year4bio2num&lt;-2018</text:p>
      <text:p text:style-name="P373">Actualizar NUMPT y BIOMTOT</text:p>
      <text:p text:style-name="P374">uscar catchesallfleetsPTSP y actualizar el loop hasta el año en curso menos 1, en este caso 2018</text:p>
      <text:p text:style-name="P374"/>
      <text:p text:style-name="P374"/>
      <text:p text:style-name="P207"><text:span text:style-name="T203">Busco catches20181cakg y copio y pego </text:span><text:span text:style-name="T211">y comento</text:span><text:span text:style-name="T203"> para repetir con el 2019</text:span></text:p>
      <text:p text:style-name="P175"><text:span text:style-name="T203">las covierto a </text:span><text:span text:style-name="T206">número #bio2018*Num2017/bio2017 connúmero y biomasa de 2017 1 y 2 respect.</text:span></text:p>
      <text:p text:style-name="P376">Ojo que como no hay Algarve, mejor NUm 2018 de Cadiz y bio 2018 de cadiz</text:p>
      <text:p text:style-name="P376"/>
      <text:p text:style-name="P381">Comentar esta línea y repetirla con 2019</text:p>
      <text:p text:style-name="P381">fleet.allptsp&lt;-add_row(fleet.allptsp,year=2018,month=c(3,6),count=c(Numb20181,Numb20182))</text:p>
      <text:p text:style-name="P381"/>
      <text:p text:style-name="P386">Cambiar el año en defaults</text:p>
      <text:p text:style-name="P212"><text:span text:style-name="T203">Correr </text:span><text:span text:style-name="T212">el que está en el cesga</text:span><text:span text:style-name="T203"> hasta la linea 2664</text:span></text:p>
      <text:p text:style-name="P388">Lo que salga compararlo con Anchovy2018_benchmark_allnumbers_A2018endyear_estesisisi_3_pru2019_2 del cesga</text:p>
      <text:p text:style-name="P388"/>
      <text:p text:style-name="P389">Errores NA’s en áld de pelago, los numeros de ld pelago muy raros hay algo raro</text:p>
      <text:p text:style-name="P390">El definitivo está en el cesga <text:span text:style-name="T361">y en GADGET/Assessment/Assessment2019 el que acaba en from cesga son iguales</text:span></text:p>
      <text:p text:style-name="P390"/>
      <text:p text:style-name="P391">El que sale está en Anchovy2018_benchmark_allnumbers_A2018endyear_estesisisi_3_2019_2 le hago una copia que voy a completar y termina en “completo” comparo con Copyde2019_2enassessment2018delcesga <text:s/>que es copia local de <text:s/><text:span text:style-name="T362">Anchovy2018_benchmark_allnumbers_A2018endyear_estesisisi_3_pru2019_2</text:span></text:p>
      <text:p text:style-name="P391"/>
      <text:p text:style-name="P396">La comparación se hace en el folder local y luego pego el _completo en el cesga </text:p>
      <text:p text:style-name="P391"/>
      <text:p text:style-name="P392">Capturasld de 2018 con muchos decimales</text:p>
      <text:p text:style-name="P393">Ojo que en los archivos <text:s/>Pelago,i hay una biomasa y se repite luego en los results-PELAGO <text:span text:style-name="T363">duermo pelagobiom2018 y 2019 para evitar el duplicado</text:span></text:p>
      <text:p text:style-name="P393"/>
      <text:p text:style-name="P394">Reclutamiento solo2 3 4 de 2018 no hay en 2019 averiguar con calma why</text:p>
      <text:p text:style-name="P397">OJO a agregar parámetros en params.in de rec</text:p>
      <text:p text:style-name="P395">El area debería ir hasta 2019 <text:span text:style-name="T364">la completo manualmente pero debería arreglarlo en el setup</text:span></text:p>
      <text:p text:style-name="P395"><text:soft-page-break/></text:p>
      <text:p text:style-name="P400"/>
      <text:p text:style-name="P398">[csmdpmrh@fs6803 Anchovy2018_benchmark_allnumbers_A2018endyear_estesisisi_3_2019_2_completo]$ sbatch --time=8:00:00 -p shared --qos=shared trabajo.shSubmitted batch job 2655360</text:p>
      <text:p text:style-name="P390"/>
      <text:p text:style-name="P391">Anchovy2018_benchmark_allnumbers_A2018endyear_estesisisi_3_2019_2</text:p>
      <text:p text:style-name="P391"/>
      <text:p text:style-name="P399">problema con ecocadiz_ld está sólo hasta 2017 <text:span text:style-name="T365">y lo mismo con la ecocadiz_ald</text:span></text:p>
      <text:p text:style-name="P400">corro <text:span text:style-name="T58">fromcesga_mejorado</text:span> pero sólo para robarme las <text:span text:style-name="T366">tres</text:span> ecocadiz <text:span text:style-name="T366">ld ald y bio, ojo al los nombres de las <text:s/>hojas en los ficheros de pelago y ecocadiz (esto seguramente lo he hecho manualmente y hay un error los datos de ald y ld del 2017 están repetidos en el 2018)</text:span></text:p>
      <text:p text:style-name="P400"/>
      <text:p text:style-name="P401">[csmdpmrh@fs6803 Anchovy2019_completo_ecocadiz2018]$ sbatch --time=8:00:00 -p shared --qos=shared trabajo.sh</text:p>
      <text:p text:style-name="P401">Submitted batch job 2657406, Este completo ecocadiz es igual a completo pero me he robado las ecocadiz de Anchovy2018_benchmark_allnumbers_A2018endyear_estesisisi_3_2019_2_ecocadiz en Assessment2019 local</text:p>
      <text:p text:style-name="P401"/>
      <text:p text:style-name="P403">Problema: <text:span text:style-name="T369">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3"/>
      <text:p text:style-name="P403">Error en las salidas de ecocadiz ld y ald en el 2018, el problema es que en el file fleet.ECO.data no está el año 2018 <text:s/>porque copié manualmente desde el folder local ver párrafo anterior (<text:span text:style-name="T367">me he robado las ecocadiz de Anchovy2018_benchmark_allnumbers_A2018endyear_estesisisi_3_2019_2_ecocadiz en Assessment2019 local) y no copié el archivo fleet.ECO.data.</text:span></text:p>
      <text:p text:style-name="P402"/>
      <text:p text:style-name="P404">En el cesga <text:span text:style-name="T368">carpeta $STORE, GADGET_backup, assessment2019</text:span>he copiado el anterior (Anchovy2019_completo_ecocadiz2018) y manualmente he puesto el año 2018 en el archivo fleet.ECO.data y se llama <text:s/>Anchovy2019_completo_ecocadiz2018_estesi</text:p>
      <text:p text:style-name="P404">[csmdpmrh@fs6803 Anchovy2019_completo_ecocadiz2018_estesi]$ sbatch --time=8:00:00 -p shared --qos=shared trabajo.sh</text:p>
      <text:p text:style-name="P404">Submitted batch job 2673132</text:p>
      <text:p text:style-name="P404"/>
      <text:p text:style-name="P405">Mientras corre voy a ver si puedo dejarlo listo para calcular la cuota</text:p>
      <text:p text:style-name="P406">Buscar “biomassests” <text:s/>en el Rnw que genera el report y cambiar el año </text:p>
      <text:p text:style-name="P411">Definir B2019&lt;-fit$res.by.year$total.biomass[fit$res.by.year$year==2019]</text:p>
      <text:p text:style-name="P409">Actualizar RatioB2019 <text:s/><text:span text:style-name="T370">y Latestadvice&lt;-3760</text:span></text:p>
      <text:p text:style-name="P409"/>
      <text:p text:style-name="P409">y cambiarlo en la línea Advice&lt;-</text:p>
      <text:p text:style-name="P408"><text:span text:style-name="T371">#</text:span>Advice&lt;-RatioB*landsydisc2018</text:p>
      <text:p text:style-name="P413">Advice&lt;-RatioB2019*Latestadvice</text:p>
      <text:p text:style-name="P417">cambiar</text:p>
      <text:p text:style-name="P417">ylimrecruitment&lt;-max(rec_order.by.year$recruitment[rec_order.by.year$year&lt;2018] /1e+06)</text:p>
      <text:p text:style-name="P419">Cambiar 2018 por 2019 en ICESplots <text:span text:style-name="T372">y ver los ylims</text:span></text:p>
      <text:p text:style-name="P413"/>
      <text:p text:style-name="P415">Duplicar toda esta sección: \section{Catch advice for July 2018 to June 2019} y comentar el anterior</text:p>
      <text:p text:style-name="P415"><text:soft-page-break/></text:p>
      <text:p text:style-name="P421">Error en el cálculo de puntos de referencia hemos asumido que los mayores del 1+ son maduros pero no <text:s/>he quitado los de edad cero para multiplicar por propmat</text:p>
      <text:p text:style-name="P423">Cambiar 2018 por 2019 en recSSB</text:p>
      <text:p text:style-name="P423">recSSB&lt;-merge(SSBbyyear,rec_order.by.year,by="year")%&gt;%mutate(rect=c(recruitment[2:length(recruitment)],0))%&gt;%filter(year&lt;2018)</text:p>
      <text:p text:style-name="P423"/>
      <text:p text:style-name="P423"/>
      <text:p text:style-name="P423"/>
      <text:p text:style-name="P217">Final github Assessment2019_27may_ecocadiz2018_estesi</text:p>
      <text:p text:style-name="P425"/>
      <text:p text:style-name="P426">He metido un reclutamiento en el trimestre 2 de 2019 <text:span text:style-name="T373">se llama <text:s/>Anchovy2019_completo_ecocadiz2018_estesi_Rec2019</text:span></text:p>
      <text:p text:style-name="P427"><text:s/>[csmdpmrh@fs6803 Anchovy2019_completo_ecocadiz2018_estesi_Rec2019]$ sbatch --time=8:00:00 -p shared --qos=shared trabajo.sh</text:p>
      <text:p text:style-name="P427">Submitted batch job 2675237</text:p>
      <text:p text:style-name="P427"/>
      <text:p text:style-name="P428">He enviado uno <text:span text:style-name="T376">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374">sftp://csmdpmrh@ft2.cesga.es/mnt/netapp1/Store_CSIC/home/csic/mdp/mrh/GADGET_backup/assessment2019/Anchovy2019_completo_ecocadiz2018_estesi_Rec2019_onlyuntil2018_2</text:span></text:a><text:span text:style-name="T374"> </text:span></text:p>
      <text:p text:style-name="P428"/>
      <text:p text:style-name="P429">Este hay que pasarlo por uno del assessment 2018</text:p>
      <text:p text:style-name="P430">[csmdpmrh@fs6803 Anchovy2019_completo_ecocadiz2018_estesi_Rec2019_onlyuntil2018_2]$ sbatch --time=8:00:00 -p shared --qos=shared trabajo.sh</text:p>
      <text:p text:style-name="P430">Submitted batch job 2675416</text:p>
      <text:p text:style-name="P430"/>
      <text:p text:style-name="P431">Hay que correr el assessment del 2018 con la pelago alk 2017 y 2018, cojo como referencia “Anchovy2018_benchmark_allnumbers_A2018endyear_estesisisi_3_pru2019_2” de la carpeta Assessment2018 en el CESGA <text:span text:style-name="T375">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32">[csmdpmrh@fs6803 Anchovy2018_benchmark_allnumbers_A2018endyear_estesisisi_3_pru2019_2_fromcesgaplusaldpelago20172018]$ sbatch --time=8:00:00 -p shared --qos=shared trabajo.sh</text:p>
      <text:p text:style-name="P432">Submitted batch job 2680241</text:p>
      <text:p text:style-name="P432"/>
      <text:p text:style-name="P218">Final github Assessment2019_27may_ecocadiz2018_estesi <text:span text:style-name="T377">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379">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378">Assessment2019_27may_ecocadiz2018_estesi_</text:span>junio30</text:p>
      <text:p text:style-name="P222">[csmdpmrh@fs6803 Anchovy2019_completo_ecocadiz2018_estesi_junio30]$ sbatch --time=8:00:00 -p shared --qos=shared trabajo.sh</text:p>
      <text:p text:style-name="P222">Submitted batch job 2680375</text:p>
      <text:p text:style-name="P222"><text:soft-page-break/></text:p>
      <text:p text:style-name="P433">Modelcomparison en ecocadiz2018_estesi en TEX documents</text:p>
      <text:p text:style-name="P833"><text:s/><text:span text:style-name="T380">/home/marga/Back up de MIPC/Documentos/TEXdocuments/Benchmark/Assessment2019/Anchovy2017_benchmark_allnumbers_59_2018_2_fv_june25_2019_27may_ecocadiz2018_estesi/Modelcomparison_estesi2019_2018pluspelagoALK1718.Rmd</text:span></text:p>
      <text:p text:style-name="P833"/>
      <text:p text:style-name="P833"/>
      <text:p text:style-name="P850">In the text check “Remarkable Model Assumptions”</text:p>
      <text:p text:style-name="P851">“Overview of the likelihood” </text:p>
      <text:p text:style-name="P851"/>
      <text:p text:style-name="P852">Copia del junio 30 [csmdpmrh@fs6804 Anchovy2019_completo_ecocadiz2018_estesi_junio30_replica]$ sbatch --time=8:00:00 -p shared --qos=shared trabajo.sh</text:p>
      <text:p text:style-name="P852">Submitted batch job 2686909</text:p>
      <text:p text:style-name="P852"/>
      <text:p text:style-name="P854">Quitar ecocadiz</text:p>
      <text:p text:style-name="P853">[csmdpmrh@fs6804 Anchovy2019_completo_ecocadiz2018_sinecocadiz2018]$ sbatch --time=8:00:00 -p shared --qos=shared trabajo.sh</text:p>
      <text:p text:style-name="P853">Submitted batch job 2687663</text:p>
      <text:p text:style-name="P853"/>
      <text:p text:style-name="P854">Para los retros tengo que quitar el reclutamiento del año en curso</text:p>
      <text:p text:style-name="P854"/>
      <text:p text:style-name="P855">[csmdpmrh@fs6804 Anchovy2019_completo_ecocadiz2018_estesi_junio30_retro17]$ sbatch --time=8:00:00 -p shared --qos=shared trabajo.sh</text:p>
      <text:p text:style-name="P855">Submitted batch job 2689255</text:p>
      <text:p text:style-name="P855">[csmdpmrh@fs6804 Anchovy2019_completo_ecocadiz2018_estesi_junio30_retro17]$ cd ..</text:p>
      <text:p text:style-name="P855">[csmdpmrh@fs6804 assessment2019]$ cd Anchovy2019_completo_ecocadiz2018_estesi_junio30_retro16</text:p>
      <text:p text:style-name="P855">[csmdpmrh@fs6804 Anchovy2019_completo_ecocadiz2018_estesi_junio30_retro16]$ sbatch --time=8:00:00 -p shared --qos=shared trabajo.sh</text:p>
      <text:p text:style-name="P855">Submitted batch job 2689256</text:p>
      <text:p text:style-name="P855"/>
      <text:p text:style-name="P856">Error en la fórmula porque B del último año no incluye bichos de edad cero mientras que las B del denominador si. </text:p>
      <text:p text:style-name="P856">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8">Ultimas versiones:</text:p>
      <text:p text:style-name="P469">/home/marga/Back up de MIPC/Documentos/TEXdocuments/Benchmark/Assessment2019/Anchovy2017_benchmark_allnumbers_59_2018_2_fv_june25_2019_27may_ecocadiz2018_estesi_30junio/Gadgetbenchmark_run59_2018_2fv_june25_4report_2019_27may_ecocadiz2018_estesi_junio30.pdf</text:p>
      <text:p text:style-name="P469">que se ha pegado con I love pdf con </text:p>
      <text:p text:style-name="P469">Modelcomparison_estesi2019_2018pluspelagoALK1718_biomasscorrected.pdf que ha sido <text:soft-page-break/>generado con un Rnw</text:p>
      <text:p text:style-name="P471">El resultado es WD_Assessment2019_ane9aSouth.pdf en Assessment2019</text:p>
      <text:p text:style-name="P469"/>
      <text:p text:style-name="P470">Generador de archivos para Gadget</text:p>
      <text:p text:style-name="P470"/>
      <text:p text:style-name="P470">/home/marga/GADGET/Assessment/Assessment2019/setupanchovy_Prueba_1988_2015_completo_fleet_number_As2018_endyear2017_estesi_3_2019_2_fvmay27_fromcesga_mejorado.r</text:p>
      <text:p text:style-name="Standard"/>
      <text:p text:style-name="P857">Hay que corregirle algunas cosas manualmente como unos NA’s en la Pelago</text:p>
      <text:p text:style-name="P857"/>
      <text:p text:style-name="P857">Útimo run del Gadget:</text:p>
      <text:p text:style-name="P857"><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57"/>
      <text:p text:style-name="P857"/>
      <text:p text:style-name="P858">No olvidar pasarle a Andrés el std con </text:p>
      <text:p text:style-name="P858">require(XLConnect)</text:p>
      <text:p text:style-name="P858">writeWorksheetToFile("/home/marga/Documents/ICES grupos/WGHANSA/WGHANSA2019/anchovystd.xlsx", sheet="Hoja1", data = fit$stock.std%&gt;%filter(year&gt;1988))</text:p>
      <text:p text:style-name="P858"/>
      <text:p text:style-name="P860">OJO: Abrir el proyecto R del TAF desde aquí:</text:p>
      <text:p text:style-name="P865">/home/marga/Documents/ICES grupos/TAF/2020_ane.27.9a_assessment</text:p>
      <text:p text:style-name="P859">For the TAF, it is done now for 2019 it produces a .tex document <text:span text:style-name="T381">it is neccesary to put .bib .bst and .cls in the report folder manually but it works (No he hecho push al poner esos archivos es decir están solo localmente)</text:span></text:p>
      <text:p text:style-name="P859"/>
      <text:p text:style-name="P886">2020 Asessment (año de la pandemia) <text:span text:style-name="T386">Mayo 7</text:span></text:p>
      <text:p text:style-name="P862">Primero en el CESGA en la carpeta Asessment busco el último folder del Gadget:</text:p>
      <text:p text:style-name="P862">Anchovy2019_completo_ecocadiz2018_estesi_junio30, hago una copia con el mismo nombre pero con prueba2020 al final:</text:p>
      <text:p text:style-name="P861"><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834">[csmdpmrh@fs6803 GADGET_backup]$ cd assessment2019</text:p>
      <text:p text:style-name="P863">[csmdpmrh@fs6803 assessment2019]$ cd Anchovy2019_completo_ecocadiz2018_estesi_junio30_prueba2020</text:p>
      <text:p text:style-name="P863">[csmdpmrh@fs6803 Anchovy2019_completo_ecocadiz2018_estesi_junio30_prueba2020]$ sbatch --time=8:00:00 -p shared --qos=shared trabajo.sh</text:p>
      <text:p text:style-name="P863">Submitted batch job 3938103</text:p>
      <text:p text:style-name="P863"/>
      <text:p text:style-name="P864">Voy a intentar la prueba de correr el assessmnet del año pasado con el TAF:</text:p>
      <text:p text:style-name="P866">Esta no es la forma:</text:p>
      <text:p text:style-name="P867">Voy a Documentos/ICES grupos/TAF/2020_ane.27.9a_assessment y creo un nuevo folder llamado <text:span text:style-name="T382">P</text:span>rueba1 copiando todo lo que había salvo el .git y el Rproject.</text:p>
      <text:p text:style-name="P868">Copio el TAF_code.r en Prueba1 y modifico el setwd</text:p>
      <text:list xml:id="list2083325296129785386" text:style-name="L4">
        <text:list-item>
          <text:p text:style-name="P987"><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95"><text:soft-page-break/>In the console locally: cd <text:span text:style-name="T22">GADGET/Realgadgetgit/gadgetanchovy </text:span></text:p>
      <text:p text:style-name="P704"><text:s/><text:tab/>git add .</text:p>
      <text:p text:style-name="P708"><text:span text:style-name="T23">git </text:span>commit -m "Files for benchmark analysis ...”</text:p>
      <text:p text:style-name="P535">git push [mmrinconh Nugr]</text:p>
      <text:p text:style-name="P537">Cambio en /home/marga/Documents/ICES grupos/TAF/2020_ane.27.9a_assessment/Prueba1/bootstrap/DATA.bib el source por </text:p>
      <text:p text:style-name="P529"><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41">siguiendo el TAF_code hago un run del setwd y luego taf.bootstrap<text:span text:style-name="T383">()</text:span></text:p>
      <text:p text:style-name="P542">TAF_code_4prueba.r guarda los pasos de lo que hice aunque estuviera mal</text:p>
      <text:p text:style-name="P541"/>
      <text:p text:style-name="P647">Usar releases mejor <text:span text:style-name="T387">NOOOOOO</text:span></text:p>
      <text:p text:style-name="P545">Creo un release desde github en el repositorio del assessment le doy a releases y me pregunta si creo un nuevo release <text:span text:style-name="T384">le digo que si le pongo un tag que es v0.0 y se llama Prueba 1</text:span></text:p>
      <text:p text:style-name="P545"/>
      <text:p text:style-name="P648">ESTE SI</text:p>
      <text:p text:style-name="P650">He subido a github los archivos de <text:span text:style-name="T213">Anchovy2019_completo_ecocadiz2018_estesi_junio30_prueba2020:</text:span></text:p>
      <text:list xml:id="list235513947650538" text:continue-numbering="true" text:style-name="L4">
        <text:list-item>
          <text:p text:style-name="P988"><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96">In the console locally: cd <text:span text:style-name="T22">GADGET/Realgadgetgit/gadgetanchovy </text:span></text:p>
      <text:p text:style-name="P705"><text:s/><text:tab/>git add .</text:p>
      <text:p text:style-name="P709"><text:span text:style-name="T23">git </text:span>commit -m "Files for benchmark analysis ...”</text:p>
      <text:p text:style-name="P536">git push [mmrinconh Nugr]</text:p>
      <text:p text:style-name="P540"/>
      <text:p text:style-name="P711">Copiar localmente el repositorio: <text:span text:style-name="T388">Ahora se llama: 2020_ane.27.9a_assessment_prueba</text:span></text:p>
      <text:p text:style-name="P711">sin el .git y sin el Rproject, borrar las carpetas bootstrap/data <text:s/><text:span text:style-name="T385">library SOFTWARE.bib and software, modificar las entradas </text:span></text:p>
      <text:p text:style-name="P713">(aquí lo mismo pero en inglés por si acaso entiendo más en inglés que en español el día que relea:</text:p>
      <text:p text:style-name="P711">I deleted everything in the bootstrap folder except the initial folder and DATA.bib where I put the right path to the new sources<text:span text:style-name="T388">)</text:span></text:p>
      <text:p text:style-name="P711"/>
      <text:p text:style-name="P538">Cambio en /home/marga/Documents/ICES grupos/TAF/2020_ane.27.9a_assessment_<text:span text:style-name="T388">p</text:span>rueba/bootstrap/DATA.bib el source por </text:p>
      <text:p text:style-name="P553"><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46"/>
      <text:p text:style-name="P548">No es necesario crear un documento vacío que se llame param.in (no sé por qué tengo eso en las notas)</text:p>
      <text:p text:style-name="P546">...run TAFbootstrap() and bootstrap/data folder was created with the right files, then I copy the original SOFTWARE.bib into bootstrap folder and again run  TAFbootstrap() it creates the "software" and "library" folders </text:p>
      <text:p text:style-name="P550">A veces no funciona y saca un error en bubbles, cerrar y abrir de nuevo Rstudio su<text:span text:style-name="T388">e</text:span>le funcionar</text:p>
      <text:p text:style-name="P651">Esto teóricam<text:span text:style-name="T389">e</text:span>n<text:span text:style-name="T389">te</text:span> funciona pero no reproduce el assessment del año pasado tal cual hay 200 toneladas de más en la cuota <text:span text:style-name="T390">es normal y es debido al algoritmo de optimización de Gadget ver </text:span><text:a xlink:type="simple" xlink:href="https://hafro.github.io/gadget2/userguide/chap-optim.html#sec:repeat" text:style-name="Internet_20_link" text:visited-style-name="Visited_20_Internet_20_Link"><text:span text:style-name="T390">https://hafro.github.io/gadget2/userguide/chap-optim.html#sec:repeat</text:span></text:a></text:p>
      <text:p text:style-name="P652">Voy a usar el run <text:bookmark-start text:name="__DdeLink__3216_11775245111"/><text:span text:style-name="T214">Anchovy2019_completo_ecocadiz2018_estesi_junio30</text:span><text:bookmark-end text:name="__DdeLink__3216_11775245111"/><text:span text:style-name="T214">_prueba2020 </text:span><text:span text:style-name="T203">de referencia que ahora tiene una línea en el optfile que dice</text:span></text:p>
      <text:p text:style-name="P652"><text:soft-page-break/>seed <text:s text:c="6"/>5 <text:s text:c="4"/>;</text:p>
      <text:p text:style-name="P550"/>
      <text:p text:style-name="P551">Plan B</text:p>
      <text:p text:style-name="P551">El antiguo funciona si se instala el Rgadget de la época:</text:p>
      <text:p text:style-name="P551">remotes::install_github('hafro/rgadget', ref = '0949c54') </text:p>
      <text:p text:style-name="P551">y si se define </text:p>
      <text:p text:style-name="P889">matageyeardf&lt;-data.frame(year=rep(1988:2016,times=4),age=rep(0:3,each=29),propmat=1) en la línea 977 y se borra todo lo referente a matageyear</text:p>
      <text:p text:style-name="P889"/>
      <text:p text:style-name="P890">El Rnw funciona correctamente! :)</text:p>
      <text:p text:style-name="P890"/>
      <text:p text:style-name="P890">Ahora <text:span text:style-name="T391">parto de </text:span></text:p>
      <text:p text:style-name="P891"><text:span text:style-name="T391">home/marga/GADGET/Assessment/Assessment2019/</text:span>setupanchovy_Prueba_1988_2015_completo_fleet_number_As2018_endyear2017_estesi_3_2019_2_fvmay27_fromcesga_mejorado</text:p>
      <text:p text:style-name="P891"/>
      <text:p text:style-name="P869">Ahora creo la carpeta GADGET/Assessment/Assessment2<text:span text:style-name="T391">020_pandemia</text:span> y meto ahí una copia de <text:span text:style-name="T392">setupanchovy_Prueba_1988_2015_completo_fleet_number_As2018_endyear2017_estesi_3_2019_2_fvmay27_fromcesga_mejorado </text:span><text:span text:style-name="T393">que ahora se llama</text:span></text:p>
      <text:p text:style-name="P893">setupanchovy_Prueba_1988_2015_completo_fleet_number_As2018_endyear2017_estesi_3_2019_2_fvmay27_fromcesga_mejorado_2020</text:p>
      <text:p text:style-name="P892"/>
      <text:p text:style-name="P893">Creo un proyecto en R para el assessment del 2020 en <text:s/><text:span text:style-name="T396">GADGET/Assessment/Assessment2</text:span><text:span text:style-name="T397">020_pandemia</text:span></text:p>
      <text:p text:style-name="P946"/>
      <text:p text:style-name="P946"/>
      <text:p text:style-name="P946"/>
      <text:p text:style-name="P844">Cambio <text:span text:style-name="T394">en set</text:span>wd a Assessment20<text:span text:style-name="T394">20_pandemia</text:span> y el nombre del Gadget directory <text:span text:style-name="T402">cambiando</text:span> Anchovy2018_benchmark_allnumbers_A2018endyear_estesisisi_3_2019_2 <text:span text:style-name="T402">por gadget_directory("Anchovy2020")</text:span></text:p>
      <text:p text:style-name="P843"/>
      <text:p text:style-name="P845">Cambio en <text:span text:style-name="T282">(Línea 611) </text:span></text:p>
      <text:p text:style-name="P846">for (i in c(2015:2018)) 2018 por 2019</text:p>
      <text:p text:style-name="P848">for (i in c(2015:2019)){</text:p>
      <text:p text:style-name="P848"><text:s text:c="2"/><text:bookmark-start text:name="__DdeLink__37320_1177524511"/><text:bookmark-start text:name="__DdeLink__37318_1177524511"/>name&lt;-paste("Ecocadiz",i,sep="")<text:bookmark-end text:name="__DdeLink__37320_1177524511"/><text:bookmark-end text:name="__DdeLink__37318_1177524511"/> <text:span text:style-name="T282">que me interesa biomasa y bioage0</text:span></text:p>
      <text:p text:style-name="P831"/>
      <text:p text:style-name="P830"/>
      <text:p text:style-name="P215"/>
      <text:p text:style-name="P333"><text:span text:style-name="T403">Revisar que </text:span>el ALK_ECOCADIZ_201<text:span text:style-name="T416">9</text:span> <text:span text:style-name="T403">cumpla los formatos. Ver </text:span></text:p>
      <text:p text:style-name="P473">/home/marga/GADGET/DATOS/Guiaparaformatodedatos4gadget.doc <text:span text:style-name="T421">y agregar el sop de la edad 0 de la ecocadiz debe estar en la fila 103 columna 5</text:span></text:p>
      <text:p text:style-name="P333">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9">meter en <text:span text:style-name="T69">'ecocadiz_comp_ald'</text:span><text:span text:style-name="T198">:</text:span> <text:span text:style-name="T58">i&lt;-201</text:span><text:span text:style-name="T81">9</text:span><text:span text:style-name="T73"> </text:span><text:span text:style-name="T256">aprox línea 745 copiando la del año anterior y cambiando el año</text:span></text:p>
      <text:p text:style-name="P339"><text:s text:c="2"/><text:span text:style-name="T58">name&lt;-paste("Ecocadiz",i,sep="")</text:span></text:p>
      <text:p text:style-name="P197"/>
      <text:p text:style-name="P343">Igual para <text:span text:style-name="T256"><text:s/></text:span><text:span text:style-name="T70">'ecocadiz_comp_ld'</text:span><text:span text:style-name="T256"> línea 877 copiando el año anterior y poniendo 2019, aquí un ejemplo con 2017:</text:span></text:p>
      <text:p text:style-name="P165"><text:s/>i&lt;-2017</text:p>
      <text:p text:style-name="P165"><text:soft-page-break/><text:s text:c="2"/>name&lt;-paste("Ecocadiz",i,sep="")</text:p>
      <text:p text:style-name="P347"><text:span text:style-name="T58"><text:s text:c="2"/>a&lt;-readWorksheetFromFile(paste("/home/marga/GADGET/DATOS/ECOCADIZ/ALK_ECOCADIZ_"</text:span>,i,".xls",sep=""), sheet = "ALK_GENERAL_BOQUERON", </text:p>
      <text:p text:style-name="P347"><text:s text:c="27"/>header = TRUE, startCol = 8, </text:p>
      <text:p text:style-name="P347"><text:s text:c="27"/>startRow = 6, endCol = 9, </text:p>
      <text:p text:style-name="P347"><text:s text:c="27"/>endRow = 38, useCachedValues=TRUE)</text:p>
      <text:p text:style-name="P347"><text:s text:c="2"/>names(a)&lt;-c("length","count")</text:p>
      <text:p text:style-name="P347"><text:s text:c="2"/>a$year&lt;-i</text:p>
      <text:p text:style-name="P347"><text:s text:c="2"/>a$month&lt;-7-3</text:p>
      <text:p text:style-name="P347"><text:s text:c="2"/>a$type&lt;-<text:span text:style-name="T58">"ecocadiz_comp_ld"</text:span></text:p>
      <text:p text:style-name="P165"/>
      <text:p text:style-name="P161">alkcatches_comp' <text:span text:style-name="T205">línea 1</text:span><text:span text:style-name="T215">327</text:span><text:span text:style-name="T205"> aprox</text:span></text:p>
      <text:p text:style-name="P169"><text:span text:style-name="T205">for (i in 2014:</text:span><text:span text:style-name="T258">2019</text:span><text:span text:style-name="T205">){</text:span></text:p>
      <text:p text:style-name="P353"><text:s text:c="2"/>for (j in 1:4){</text:p>
      <text:p text:style-name="P200"><text:s text:c="4"/>name&lt;-paste("ALKcatches",i,j,sep="")</text:p>
      <text:p text:style-name="P200"/>
      <text:p text:style-name="P362"><text:span text:style-name="T405">No es necesario q</text:span>uitar edades cero de la ecocadiz <text:span text:style-name="T405">se hace solo en la aldist</text:span></text:p>
      <text:p text:style-name="P441">Susana en un correo: Las ALK de landings del algarve no hay</text:p>
      <text:p text:style-name="P362"/>
      <text:p text:style-name="P530"><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6"> con la ALK </text:span></text:p>
      <text:p text:style-name="P533"><text:s/>header = TRUE, startCol = 1, </text:p>
      <text:p text:style-name="P533"><text:s text:c="25"/>startRow = 5, endCol = 4, </text:p>
      <text:p text:style-name="P533"><text:s text:c="25"/>endRow = 26, useCachedValues=TRUE</text:p>
      <text:p text:style-name="P530"/>
      <text:p text:style-name="P533">startCol = 1, startRow = 6, endCol = 5, endRow = 27 y la biomasa en el col 10 fila 5 </text:p>
      <text:p text:style-name="P531"><text:span text:style-name="T58">pelago_comp_ald </text:span>usar el pelago201<text:span text:style-name="T418">9</text:span>, <text:span text:style-name="T202">meterla en </text:span><text:span text:style-name="T68">name&lt;-"alPelago20</text:span><text:span text:style-name="T87">20</text:span><text:span text:style-name="T68">"</text:span><text:span text:style-name="T202"> #hay cadiz y Algarve</text:span></text:p>
      <text:p text:style-name="P434"><text:span text:style-name="T74">O</text:span><text:span text:style-name="T58">jo con pelago_comp_ld que estoy haciendo una versión provisional </text:span>porque aún no tengo los datos línea 361 <text:span text:style-name="T404">es necesario actualizar el archivo</text:span><text:span text:style-name="T85"> /home/marga/GADGET/DATOS/PELAGO/results-ANE-PEL20.xlsx con lo que me mande Susana</text:span></text:p>
      <text:p text:style-name="P322"><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685"/>
      <text:p text:style-name="P948"><text:span text:style-name="T397">H</text:span><text:span text:style-name="T395">e puesto el mismo número del año pasado multiplicado por 10 en </text:span><text:span text:style-name="T398">p</text:span><text:span text:style-name="T395">elago2020</text:span></text:p>
      <text:p text:style-name="P327"><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0"><text:span text:style-name="T82">de </text:span><text:span text:style-name="T80">pelago_comp solo <text:s/>se usa </text:span><text:bookmark text:name="rstudio_console_output21"/><text:span text:style-name="T283">pelago_bio_pre</text:span></text:p>
      <text:p text:style-name="P869"/>
      <text:p text:style-name="P871"><text:s/><text:span text:style-name="T406">Actualizar Catches_Algarve hasta 2019 que están en /home/marga/GADGET/DATOS/Algarve/Landings_Metier_9aS_alg_2019.xlsx, están en tons así que no hay que multiplicar</text:span></text:p>
      <text:p text:style-name="P871"/>
      <text:p text:style-name="P871"/>
      <text:p text:style-name="P879"><text:s/>(LandingsPortugal2018 Folja1, 2019 1 y 2 es 0 tons</text:p>
      <text:p text:style-name="P369">B</text:p>
      <text:p text:style-name="P176"><text:span text:style-name="T219">#</text:span><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9"/>
      <text:p text:style-name="P369">Year4bio2num uno menos que el año en curso <text:span text:style-name="T408">(Recordar que lo que quiero es saber números de las </text:span><text:soft-page-break/><text:span text:style-name="T408">capturas del año pasado en el Algarve</text:span></text:p>
      <text:p text:style-name="P437">Year4bio2num&lt;-2019 <text:span text:style-name="T407">cambiando esto se actualiza NUMPT y BIOMTOT y <text:s/>catchesallfleetsPTSP</text:span></text:p>
      <text:p text:style-name="P436"/>
      <text:p text:style-name="P375"/>
      <text:p text:style-name="P375"/>
      <text:p text:style-name="P375"/>
      <text:p text:style-name="P208"><text:span text:style-name="T203">Busco catches201</text:span><text:span text:style-name="T218">8</text:span><text:span text:style-name="T203">1cakg y copio y pego , </text:span><text:span text:style-name="T218">usualmente debería coger el pedazo que empieza con </text:span><text:span text:style-name="T203">catches201</text:span><text:span text:style-name="T218">9</text:span><text:span text:style-name="T203">1cakg <text:s/></text:span><text:span text:style-name="T218">pero cojo el 2018 porque tiene capturas el Algarve, en el 2019 no hubo capturas entonces era diferente </text:span><text:span text:style-name="T211">y comento</text:span><text:span text:style-name="T203"> para repetir con el 20</text:span><text:span text:style-name="T216">20 </text:span><text:span text:style-name="T218">(</text:span><text:span text:style-name="T203">catches20</text:span><text:span text:style-name="T218">20</text:span><text:span text:style-name="T203">1cakg</text:span><text:span text:style-name="T218">)</text:span><text:span text:style-name="T216">, </text:span><text:span text:style-name="T217">para la prueba no he cambiado el archivo de datos, cambio el año pero con los datos del año </text:span><text:span text:style-name="T218">2018</text:span><text:span text:style-name="T217">.</text:span></text:p>
      <text:p text:style-name="P443"/>
      <text:p text:style-name="P223"><text:span text:style-name="T217">c</text:span><text:span text:style-name="T203">ambio el año en catches...cakg y catches20202cakgpre y catches20201alton y catches20202altonpre</text:span></text:p>
      <text:p text:style-name="P227"><text:span text:style-name="T217">Numb20</text:span><text:span text:style-name="T220">20</text:span><text:span text:style-name="T217">1=(catches20</text:span><text:span text:style-name="T203">20</text:span><text:span text:style-name="T217">1cakg[1,1]+catches20</text:span><text:span text:style-name="T203">20</text:span><text:span text:style-name="T217">1alton[1,1]*1000)*(CatchesAllFleetsPTSP$ALL[CatchesAllFleetsPTSP$YEAR==201</text:span><text:span text:style-name="T203">9</text:span><text:span text:style-name="T217"> &amp; CatchesAllFleetsPTSP$SEASON==1])/((BIOMTOT$TONPT+BIOMTOT$TONSP)[BIOMTOT$YEAR==201</text:span><text:span text:style-name="T220">9</text:span><text:span text:style-name="T217"> &amp; BIOMTOT$SEASON==1])</text:span></text:p>
      <text:p text:style-name="P443"/>
      <text:p text:style-name="P176"><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7"/>
      <text:p text:style-name="P382">Comentar esta línea y repetirla con 20<text:span text:style-name="T409">20</text:span></text:p>
      <text:p text:style-name="P382">fleet.allptsp&lt;-add_row(fleet.allptsp,year=2018,month=c(3,6),count=c(Numb20181,Numb20182))</text:p>
      <text:p text:style-name="P876"/>
      <text:p text:style-name="P387">Cambiar el año en defaults</text:p>
      <text:p text:style-name="P213"><text:span text:style-name="T203">Correr </text:span><text:span text:style-name="T212">el que está en </text:span><text:span text:style-name="T223">assessment2020_pandemia</text:span><text:span text:style-name="T212"> </text:span><text:span text:style-name="T223">(local)</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342</text:span><text:span text:style-name="T224"> </text:span><text:span text:style-name="T225">y se generará un archivo que se llama Anchovy2020</text:span></text:p>
      <text:p text:style-name="P448"/>
      <text:p text:style-name="P229"><text:span text:style-name="T225">E</text:span><text:span text:style-name="T203">rrores de mfdb, instalo la versión 3.x :</text:span></text:p>
      <text:p text:style-name="P449">devtools::install_github("mareframe/mfdb", ref="3.x")</text:p>
      <text:p text:style-name="P450">También da errores</text:p>
      <text:p text:style-name="P450">Busco un commit de antes de agosto de 2019</text:p>
      <text:p text:style-name="P230"><text:a xlink:type="simple" xlink:href="https://github.com/mareframe/mfdb/commit/d4bbd4ee6a6d704eb65b3367dc82ff99531d11ee" text:style-name="Internet_20_link" text:visited-style-name="Visited_20_Internet_20_Link"><text:span text:style-name="T203">d4bbd4e</text:span></text:a></text:p>
      <text:p text:style-name="P552">remotes::install_github('<text:span text:style-name="T410">mareframe/mfdb</text:span>', ref = '<text:a xlink:type="simple" xlink:href="https://github.com/mareframe/mfdb/commit/d4bbd4ee6a6d704eb65b3367dc82ff99531d11ee" text:style-name="Internet_20_link" text:visited-style-name="Visited_20_Internet_20_Link"><text:span text:style-name="T411">d4bbd4</text:span></text:a><text:a xlink:type="simple" xlink:href="https://github.com/mareframe/mfdb/commit/d4bbd4ee6a6d704eb65b3367dc82ff99531d11ee" text:style-name="Internet_20_link" text:visited-style-name="Visited_20_Internet_20_Link"><text:span text:style-name="T413">e</text:span></text:a>')</text:p>
      <text:p text:style-name="P555">Errores sobre todo en fleets</text:p>
      <text:p text:style-name="P475">Lo que salga compararlo co<text:span text:style-name="T436">Taleda</text:span>n <text:span text:style-name="T412">Anchovy2019_completo_ecocadiz2018_estesi_junio30</text:span> del cesga</text:p>
      <text:p text:style-name="P476">Lo de fleet lo voy a cambiar manualmente en el meld, <text:span text:style-name="T414">me preocupa el fleet.seine</text:span></text:p>
      <text:p text:style-name="P478">Lo he solucionado haciendo restart R removiendo el mfdb que era una versión 6 updating devtools</text:p>
      <text:p text:style-name="P478">devtools::install_github("mareframe/mfdb", ref="3.x")</text:p>
      <text:p text:style-name="P477">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9">Sólo había que coger el archivo de las ld que me mandó Susana y reemplazar el anterior, además en Pelago2020 actualizar la biomasa total. <text:span text:style-name="T415">Busco catches <text:s/>catches20201alton y actualizo con un correo de Susana que se llama Fwd: Re: wd e apresentação pelago20</text:span></text:p>
      <text:p text:style-name="P479"/>
      <text:p text:style-name="P480">Hay un error en el la ecocadiz ld y ald del año pasado <text:span text:style-name="T417">los valores no corresponden a los reales, se repiten los del 2017. Corriendo el setup con la pelago incluida ya no pasa eso. Hay algunos NA en la ald y me falta el 2020 de la pelago porque el Pelago2020 terminaba en .xlxs y debía terminar en .xls</text:span></text:p>
      <text:p text:style-name="P475"/>
      <text:p text:style-name="P481"><text:soft-page-break/>Aggfiles identical</text:p>
      <text:p text:style-name="P481">aldist.ecocadiz <text:span text:style-name="T420">y ldist.ecocadiz</text:span> se ve el error del año pasado pero ya está bien y está el 2019 también</text:p>
      <text:p text:style-name="P481"/>
      <text:p text:style-name="P481">aldist.pelago NA en 2017 <text:span text:style-name="T419">(corregido)</text:span></text:p>
      <text:p text:style-name="P482">Ojo que las alk del 2019 son las mismas que del 2018 <text:span text:style-name="T420">para el primer trimestre (error o posible error que viene de los archivos)</text:span></text:p>
      <text:p text:style-name="P483">initfiles copiados tal cual <text:span text:style-name="T423">recordar cambiar anch.rec poniendo 1 año más de reclutamiento 2019 2,3 y 4</text:span></text:p>
      <text:p text:style-name="P483">area, <text:span text:style-name="T422">main</text:span> y time arreglados manualmente</text:p>
      <text:p text:style-name="P486">no olvidar cambiar params.in <text:span text:style-name="T424">rec19 P319 P419 y P218 </text:span>y el archivo del reclutamiento </text:p>
      <text:p text:style-name="P491"><text:span text:style-name="T255">Como ya he cambiado varias cosas manualmente en Anchovy2020 pero veo que no hay capturas del 2020 corro otra vez </text:span><text:span text:style-name="T126">setupanchovy_fromcesga_mejorado_2020_conpelago.r </text:span><text:span text:style-name="T127">que ya genera las capturas el error era que estaba llamando </text:span><text:bookmark text:name="rstudio_console_output3"/><text:span text:style-name="T425">catches20201alton[1, 1] </text:span><text:span text:style-name="T426">y ahora es sólo un número sacado de un correo de Susana pero lo pongo en Anchovy2020_2 para robarme sólo el archivo de capturas, </text:span><text:span text:style-name="T427">la nueva carpeta es Anchovy2020_2 pero sólo es para robarme las capturas </text:span><text:span text:style-name="T428">(que además no están bien todavía, es sólo para hacer la prueba</text:span><text:span text:style-name="T429">) me las he robado manualmente pero el <text:s/></text:span><text:span text:style-name="T432">setupanchovy_fromcesga_mejorado_2020_conpelago.r</text:span><text:span text:style-name="T430"> </text:span><text:span text:style-name="T431">es el más completo a la fecha</text:span></text:p>
      <text:p text:style-name="P487"><text:span text:style-name="T58">Copio anchovy2020 con los cambios que hice manualmente </text:span><text:span text:style-name="T90">en assessment2020 en el cesga</text:span></text:p>
      <text:p text:style-name="P492">[csmdpmrh@fs6802 Anchovy2020]$ sbatch --time=8:00:00 -p shared --qos=shared trabajo.sh</text:p>
      <text:p text:style-name="P492">Submitted batch job 3987928</text:p>
      <text:p text:style-name="P492"/>
      <text:p text:style-name="P493">Voy a intentar hacerlo por el TAF: </text:p>
      <text:p text:style-name="P488"><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93">en el repositorio git local </text:p>
      <text:p text:style-name="P494">/home/marga/GADGET/Realgadgetgit/gadgetanchovy/Assessment2020_prueba1</text:p>
      <text:p text:style-name="P490">Voy a /home/marga/Documents/ICES grupos/TAF</text:p>
      <text:p text:style-name="P490"/>
      <text:p text:style-name="P489"/>
      <text:p text:style-name="P712">Copiar localmente el repositorio: <text:span text:style-name="T388">Ahora se llama: </text:span><text:span text:style-name="T93">2020_ane.27.9a_assessment_prueba1</text:span></text:p>
      <text:p text:style-name="P712">sin el .git y sin el Rproject, borrar las carpetas bootstrap/data <text:s/><text:span text:style-name="T385">library SOFTWARE.bib and software, modificar las entradas, borrar también el folder report </text:span></text:p>
      <text:p text:style-name="P714">(aquí lo mismo pero en inglés por si acaso entiendo más en inglés que en español el día que relea:</text:p>
      <text:p text:style-name="P712">I deleted everything in the bootstrap folder except the initial folder and DATA.bib where I put the right path to the new sources<text:span text:style-name="T388">)</text:span></text:p>
      <text:p text:style-name="P712"/>
      <text:p text:style-name="P539">Cambio en /home/marga/Documents/ICES grupos/TAF/2020_ane.27.9a_assessment_<text:span text:style-name="T388">p</text:span>rueba/bootstrap/DATA.bib el source por </text:p>
      <text:p text:style-name="P554"><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47"/>
      <text:p text:style-name="P549">No es necesario crear un documento vacío que se llame param.in (no sé por qué tengo eso en las notas)</text:p>
      <text:p text:style-name="P556">cambiar el folder con setwd("~/Documents/ICES grupos/TAF/2020_ane.27.9a_assessment_prueba1")</text:p>
      <text:p text:style-name="P649">...run TAFbootstrap() and bootstrap/data folder was created with the right files, then I copy the original SOFTWARE.bib into bootstrap folder and again run  TAFbootstrap() it creates the "software" and "library" folders </text:p>
      <text:p text:style-name="P649"/>
      <text:p text:style-name="P653">Cosas a cambiar en el .Rnw</text:p>
      <text:p text:style-name="P654">Ahora voy a report.r</text:p>
      <text:p text:style-name="P683"><text:soft-page-break/><text:span text:style-name="T433">y corro el código, error: </text:span><text:bookmark text:name="rstudio_console_output4"/><text:span text:style-name="T425">Error: <text:s/>chunk 1 </text:span></text:p>
      <text:p text:style-name="P972">Error : Column `newyear` must be length 126 (the number of rows) or one, not 122</text:p>
      <text:p text:style-name="P972">In addition: There were 50 or more warnings (use warnings() to see the first 50)</text:p>
      <text:p text:style-name="P655">en newyear he cambiado </text:p>
      <text:p text:style-name="P655">newyear=c(1988,1988,rep(1989:2018,each=4))</text:p>
      <text:p text:style-name="P557"><text:span text:style-name="T58">newyear=c(1988,1988,rep(1989:(last(fit$stock.prey$year)-1),each=4)) </text:span><text:span text:style-name="T91">está definido dos veces así que lo he cambiado dos veces</text:span></text:p>
      <text:p text:style-name="P656">es necesario revisar y actualizar los datos que calculan fvSUMARYplots que es el archivo que le suelo mandar a Ruth</text:p>
      <text:p text:style-name="P657">Recordar despertar</text:p>
      <text:p text:style-name="P558"><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684"><text:span text:style-name="T434">s</text:span><text:span text:style-name="T435">i da eror </text:span><text:bookmark text:name="rstudio_console_output5"/><text:span text:style-name="T425">rror in rename(., name = Component) : unused argument (name = Component)</text:span></text:p>
      <text:p text:style-name="P658">slir y correr de nuevo</text:p>
      <text:p text:style-name="P659">Ya funciona ahora hacemos el update</text:p>
      <text:p text:style-name="P660">Agregar</text:p>
      <text:p text:style-name="P660">matageyeardf&lt;- add_row(matageyeardf,year=2020,age=c(0,1,2,3),propmat=1)</text:p>
      <text:p text:style-name="P661">ylimrecruitment&lt;-max(rec_order.by.year$recruitment[rec_order.by.year$year&lt;2019] /1e+06)</text:p>
      <text:p text:style-name="P661">recSSB&lt;-merge(SSBbyyear,rec_order.by.year,by="year")%&gt;%mutate(rect=c(recruitment[2:length(recruitment)],0))%&gt;%filter(year&lt;2020)</text:p>
      <text:p text:style-name="P559">Cambiar primero SSBbyyear</text:p>
      <text:p text:style-name="P407">Buscar “biomassests” <text:s/>en el Rnw que genera el report y cambiar el año </text:p>
      <text:p text:style-name="P439">g&lt;-arrangeGrob cambiar los años</text:p>
      <text:p text:style-name="P407"/>
      <text:p text:style-name="P407"/>
      <text:p text:style-name="P412">Definir B20<text:span text:style-name="T437">20</text:span>&lt;-fit$res.by.year$total.biomass[fit$res.by.year$year==20<text:span text:style-name="T437">20</text:span>] <text:span text:style-name="T438">ya no es así en los dos años anteriores ya ahora se saca de la SSB by year</text:span></text:p>
      <text:p text:style-name="P440">B2019&lt;-SSBbyyear$SSByearly[SSBbyyear$year==2019]</text:p>
      <text:p text:style-name="P410">Actualizar RatioB20<text:span text:style-name="T437">20</text:span> <text:s/><text:span text:style-name="T370">y Latestadvice&lt;-6290</text:span></text:p>
      <text:p text:style-name="P410"/>
      <text:p text:style-name="P410">y cambiarlo en la línea Advice&lt;-</text:p>
      <text:p text:style-name="P410"><text:span text:style-name="T371">#</text:span>Advice&lt;-RatioB*landsydisc2018</text:p>
      <text:p text:style-name="P414">Advice&lt;-RatioB20<text:span text:style-name="T439">20</text:span>*Latestadvice</text:p>
      <text:p text:style-name="P418">cambiar</text:p>
      <text:p text:style-name="P418">ylimrecruitment&lt;-max(rec_order.by.year$recruitment[rec_order.by.year$year&lt;2018] /1e+06)</text:p>
      <text:p text:style-name="P420">Cambiar 2018 por 2019 en ICESplots <text:span text:style-name="T372">y ver los ylims</text:span></text:p>
      <text:p text:style-name="P414"/>
      <text:p text:style-name="P416">Duplicar toda esta sección: \section{Catch advice for July 2018 to June 2019} y comentar el anterior</text:p>
      <text:p text:style-name="P416"/>
      <text:p text:style-name="P422"/>
      <text:p text:style-name="P424">Cambiar 201<text:span text:style-name="T441">9</text:span> por 20<text:span text:style-name="T441">20</text:span> en recSSB</text:p>
      <text:p text:style-name="P424">recSSB&lt;-merge(SSBbyyear,rec_order.by.year,by="year")%&gt;%mutate(rect=c(recruitment[2:length(recruitment)],0))%&gt;%filter(year&lt;201<text:span text:style-name="T441">9</text:span>)</text:p>
      <text:p text:style-name="P424"/>
      <text:p text:style-name="P451">Hay un patrón retrospectivo y quiero ver qué tanto ha influido el error de la ecocadiz, <text:span text:style-name="T440">creo uno en assessment2019 en el cesga igual al definitivo que termina en conecocadizcorregido, con el meld y comparando con el del 2020 corrijo lo que está mal ld y ald ecocadiz2018, sigue el patrón retrospectivo no tiene nada que ver el error.</text:span></text:p>
      <text:p text:style-name="P452">[csmdpmrh@fs6803 <text:soft-page-break/>Anchovy2019_completo_ecocadiz2018_estesi_junio30_prueba2020_conecocadizcorregida]$ sbatch --time=8:00:00 -p shared --qos=shared trabajo.sh</text:p>
      <text:p text:style-name="P452">Submitted batch job 3991686</text:p>
      <text:p text:style-name="P424"/>
      <text:p text:style-name="P662">Ojo en el TAF </text:p>
      <text:p text:style-name="P662">2020_ane.27.9a_assessment_prueba tiene el Rnw de 2019</text:p>
      <text:p text:style-name="P662">y 2020_ane.27.9a_assessment_prueba1 tiene el Rnw de 2020</text:p>
      <text:p text:style-name="P662"/>
      <text:p text:style-name="P664"/>
      <text:p text:style-name="P663"/>
      <text:p text:style-name="P665">Error en 2019 el taleda incluye descartes y no debería (parece que pasa lo mismo en el 2016) hay que revisar desde el 2014 que se incluyeron discards</text:p>
      <text:p text:style-name="P665">2014 mal </text:p>
      <text:p text:style-name="P665">2015 mal</text:p>
      <text:p text:style-name="P665">2016 mal</text:p>
      <text:p text:style-name="P665">2017 landings bien</text:p>
      <text:p text:style-name="P665">2018 landings</text:p>
      <text:p text:style-name="P665">2019 mal</text:p>
      <text:p text:style-name="P665">Resulta que las capturasdel año en curso son solo landings y entonces se calcula el porcentaje de junio rrspecto a enero-mayo usando landings</text:p>
      <text:p text:style-name="P665"/>
      <text:p text:style-name="P665">voy a cambiar 2017 y 2018 para que quede todo con discards es decir que quede todo mal, <text:span text:style-name="T443">hecho...ahora todo son discards y landings, los archivos viejos de 2017 y 2018 se llaman igual pero al final dice solo_landings</text:span></text:p>
      <text:p text:style-name="P667">Tengo que generar un nuevo archivo y aprovecho para meter las landings de españa 2020 bien</text:p>
      <text:p text:style-name="P667"/>
      <text:p text:style-name="P569">corro <text:s/>setupanchovy_fromcesga_mejorado_2020_conpelago_ycatches2020.r</text:p>
      <text:p text:style-name="P560">que tiene datos de capturas 2020 <text:span text:style-name="T443">y corregidos los ALK de 2017 y 2018 para que incluyan discards</text:span></text:p>
      <text:p text:style-name="P561">El nuevo folder de datos de base se llama <text:span text:style-name="T94">anchovy2020_3 </text:span><text:span text:style-name="T95">(definitivo)</text:span></text:p>
      <text:p text:style-name="P563"><text:span text:style-name="T442">buscar </text:span>catches20202altonpre</text:p>
      <text:p text:style-name="P564">Asumo que discards de 2020 del primer y segundo trimestre son 0 y lo que tengo de landings del 2020 se convierte en catches del 2020 y así puedo pasar a número multiplicando por catches 2019/biomasa 2019</text:p>
      <text:p text:style-name="P571">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72">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61"/>
      <text:p text:style-name="P565">Con el meld comparo con anchovy2020 en el cesga <text:span text:style-name="T444">y lo dejo listo a nivel local, lo copio al cesga</text:span></text:p>
      <text:p text:style-name="P566">[csmdpmrh@fs6803 assessment2020]$ cd Anchovy2020_3</text:p>
      <text:p text:style-name="P566">[csmdpmrh@fs6803 Anchovy2020_3]$ sbatch --time=8:00:00 -p shared --qos=shared trabajo.sh</text:p>
      <text:p text:style-name="P566">Submitted batch job 4010056</text:p>
      <text:p text:style-name="P567"><text:soft-page-break/>en el TAF he copiado el que termina en prueba1 y lo he renombrado, termina en allinalmosthere</text:p>
      <text:p text:style-name="P567"/>
      <text:p text:style-name="P568">he despertado las writesheet to file que antes iban a un directorio local, <text:s/><text:span text:style-name="T445">no funcionan porque necesita los taledas que son internal</text:span></text:p>
      <text:p text:style-name="P562"/>
      <text:p text:style-name="P562"/>
      <text:p text:style-name="P573">Retrospective pattern</text:p>
      <text:p text:style-name="P573">el del 2018 está en /home/marga/Back up de MIPC/Documentos/TEXdocuments/Benchmark/Assessment2018/Anchovy2017_benchmark_allnumbers_59_2018_2_fv_june25_output_corrected</text:p>
      <text:p text:style-name="P573"/>
      <text:p text:style-name="P573"/>
      <text:p text:style-name="P666">2014 mal </text:p>
      <text:p text:style-name="P666">2015 mal</text:p>
      <text:p text:style-name="P666">2016 mal</text:p>
      <text:p text:style-name="P666">2017 landings bien</text:p>
      <text:p text:style-name="P666">2018 landings</text:p>
      <text:p text:style-name="P666">2019 mal</text:p>
      <text:p text:style-name="P666"/>
      <text:p text:style-name="P666"/>
      <text:p text:style-name="P574">Uno con los datos de 2020 pero con 2017 y 2018 como estaban antes</text:p>
      <text:p text:style-name="P574">El del 2019 añadiendo discards</text:p>
      <text:p text:style-name="P574"/>
      <text:p text:style-name="P575">[csmdpmrh@fs6804 Anchovy2020_4expsindiscards]$ sbatch --time=8:00:00 -p shared --qos=shared trabajo.sh</text:p>
      <text:p text:style-name="P575">Submitted batch job 4031176</text:p>
      <text:p text:style-name="P575"/>
      <text:p text:style-name="P575">[csmdpmrh@fs6804 Anchovy2019_completo_ecocadiz2018_estesi_junio30_prueba2020_conecocadizcorregida_condiscards]$ sbatch --time=8:00:00 -p shared --qos=shared trabajo.sh</text:p>
      <text:p text:style-name="P575">Submitted batch job 4031178</text:p>
      <text:p text:style-name="P575"/>
      <text:p text:style-name="P576">En las comparaciones el reclutamiento está bien</text:p>
      <text:p text:style-name="P577">newF la F anual es la media de las mortalidades de las edades 3 de cada año</text:p>
      <text:p text:style-name="P577"/>
      <text:p text:style-name="P578">Hay un reclutamiento gigante en el 2012 no consistente con el run del año pasado</text:p>
      <text:p text:style-name="P578">Buscando de donde viene <text:span text:style-name="T446">desde el assessment del 2020</text:span></text:p>
      <text:p text:style-name="P578">No pelago2020</text:p>
      <text:p text:style-name="P578">[csmdpmrh@fs6804 Anchovy2020_3_nopelago]$ sbatch --time=8:00:00 -p shared --qos=shared trabajo.sh</text:p>
      <text:p text:style-name="P578">Submitted batch job 4034367</text:p>
      <text:p text:style-name="P579">No ecocadiz 2019</text:p>
      <text:p text:style-name="P579">[csmdpmrh@fs6804 Anchovy2020_3_noecocadiz]$ sbatch --time=8:00:00 -p shared --qos=shared trabajo.sh</text:p>
      <text:p text:style-name="P579">Submitted batch job 4034430</text:p>
      <text:p text:style-name="P580">No catches 2019 3 2019 4 2020 1 2020 2no ldist catches 2019 no alk catches 2019</text:p>
      <text:p text:style-name="P580">[csmdpmrh@fs6804 Anchovy2020_3_nocatches]$ sbatch --time=8:00:00 -p shared --qos=shared trabajo.sh</text:p>
      <text:p text:style-name="P580">Submitted batch job 4034446</text:p>
      <text:p text:style-name="P580"/>
      <text:p text:style-name="P580">Ahora desde el 2019 (corregida ldist ecocadiz<text:span text:style-name="T447">)</text:span></text:p>
      <text:p text:style-name="P581"><text:soft-page-break/>Veo que hay una diferencia gorda en el archivo area, debería estar hasta el 2020 <text:span text:style-name="T448">en el de ayer sin discards (no es que no estaba mirando bien)</text:span></text:p>
      <text:p text:style-name="P581"/>
      <text:p text:style-name="P582">el del 2019 con ecocadiz corrected (que no tiene problemas con ese reclutamiento y le he agregado la pelago y el reclutamiento.</text:p>
      <text:p text:style-name="P582"/>
      <text:p text:style-name="P582">[csmdpmrh@fs6804 2019conecocor_maspelago2020]$ sbatch --time=8:00:00 -p shared --qos=shared trabajo.sh</text:p>
      <text:p text:style-name="P582">Submitted batch job 4034716</text:p>
      <text:p text:style-name="P582"/>
      <text:p text:style-name="P583">[csmdpmrh@fs6804 2019conecocor_mascatches]$ sbatch --time=8:00:00 -p shared --qos=shared trabajo.sh</text:p>
      <text:p text:style-name="P583">Submitted batch job 4034814</text:p>
      <text:p text:style-name="P583"/>
      <text:p text:style-name="P584">[csmdpmrh@fs6804 2019conecocor_mascatches_maseco2020]$ sbatch --time=8:00:00 -p shared --qos=shared trabajo.sh</text:p>
      <text:p text:style-name="P584">Submitted batch job 4034866</text:p>
      <text:p text:style-name="P584"/>
      <text:p text:style-name="P585">anchovy2020_4 cambié el límite superior del reclutamiento del 2012 <text:span text:style-name="T449">usando</text:span> la de 2020 sin pelago</text:p>
      <text:p text:style-name="P585"/>
      <text:p text:style-name="P585"/>
      <text:p text:style-name="P585"/>
      <text:p text:style-name="P586">length distribution de la ecocadiz incluye la edad 0 </text:p>
      <text:p text:style-name="P587">he usado el archivo de Jorge DATOS_NOEDAD_=.csv que está en el folder DATOS/ECOCADIZ <text:span text:style-name="T449">y ahora se </text:span></text:p>
      <text:p text:style-name="P587"/>
      <text:p text:style-name="P678">Copia de anchovy 2020_3 cambio el seed a 10 y uso el archivo de Jorge ahora se llama anchovy2020_5</text:p>
      <text:p text:style-name="P589"/>
      <text:p text:style-name="P589"/>
      <text:p text:style-name="P591">Copio Anchovy2019_completo_ecocadiz2018_estesi_junio30_prueba2020_conecocadizcorregida_condiscards y ahora se llama 2019conecoldistsinedad0_2020 <text:span text:style-name="T450">le cambio el seed a 10 y le meto el ldist de ecocadiz de Jorge</text:span></text:p>
      <text:p text:style-name="P591"/>
      <text:p text:style-name="P592">Run con límite al reclutamiento sacado de noecocadiz</text:p>
      <text:p text:style-name="P592"/>
      <text:p text:style-name="P592"/>
      <text:p text:style-name="P668">Para sacar las tablas voy al folder TAF y las genero <text:span text:style-name="T451">en el Rnw </text:span>aquí: <text:span text:style-name="T191">2020_ane.27.9a_assessment_allin_ecoldistcorrected</text:span></text:p>
      <text:p text:style-name="P543"/>
      <text:p text:style-name="P669">Con el setup mejorado y catches<text:span text:style-name="T453">2020 y sumarryplots</text:span> en GADGET/Assessment/...pandemia genero un BIOMTOT<text:span text:style-name="T452">newyeardiscards</text:span>.Rdata <text:span text:style-name="T226">le pido a Ferni un fichero como este Landings and Discards_9aN and 9a S_2014 on_2019.xlsx que está en Taledas all fleets, </text:span><text:span text:style-name="T227">recordar cambiar la ruta para guardar BIOMTOTnewyeardiscards </text:span><text:span text:style-name="T457">ojo BIOMTOT incluye discards, después se las tengo que restar</text:span></text:p>
      <text:p text:style-name="P595"/>
      <text:p text:style-name="P595"/>
      <text:p text:style-name="P593">La versión de e<text:span text:style-name="T453">l</text:span> fichero <text:span text:style-name="T453">Rnw en el TAF</text:span>tiene esto despierto writeWorksheetToFile(paste(m,"_Summaryplots.xlsx",sep=""), sheet="Hoja1", data = <text:soft-page-break/>fvSUMARYplots)</text:p>
      <text:p text:style-name="P594">El código de las summaryplots después de correr el fichero del assessment:</text:p>
      <text:p text:style-name="P671">load("~/GADGET/Assessment/Assessment2020_pandemia/BIOMTOTnewyeardiscards.Rdata") <text:span text:style-name="T453">ojo </text:span></text:p>
      <text:p text:style-name="P671">SUMARYplotsnewFBio&lt;-inner_join(newF, BIOMTOTnewyear)%&gt;%filter(newyear&gt;1988)%&gt;%mutate(year=newyear)</text:p>
      <text:p text:style-name="P671"/>
      <text:p text:style-name="P671">SUMMARYplots2019&lt;-full_join(SUMARYplotsnewFBio,SSBbyyear)%&gt;%select(year,Fyear,SSByearly,catonsur)</text:p>
      <text:p text:style-name="P673">DISCARDS&lt;-DISCARDS%&gt;%filter(year&gt;2013)</text:p>
      <text:p text:style-name="P673">fvSUMARYplots&lt;-full_join(SUMMARYplots2019,DISCARDS)%&gt;% select(year, Fyear, SSByearly,catonsur,newyeardiscardsouth)</text:p>
      <text:p text:style-name="P673">writeWorksheetToFile(paste(m,"_Summaryplots.xlsx",sep=""), sheet="Hoja1", data = fvSUMARYplots)</text:p>
      <text:p text:style-name="P674">Se ha guaradado en el folder report <text:span text:style-name="T458">del assessment que termina en que es donde se puede correr el Rnw </text:span><text:span text:style-name="T193">2020_ane.27.9a_assessment_allin_ecoldistcorrected</text:span></text:p>
      <text:p text:style-name="P544"/>
      <text:p text:style-name="P673"/>
      <text:p text:style-name="P676">recordar que el assessment es <text:span text:style-name="T228">anchovy 2020_</text:span><text:span text:style-name="T203">5</text:span></text:p>
      <text:p text:style-name="P596"/>
      <text:p text:style-name="P597">En el TAF hay que darle al Sweave tres veces, ahí deja de sacar errores</text:p>
      <text:p text:style-name="P598">Para deshacerel último cambio git checkout – report</text:p>
      <text:p text:style-name="P598"/>
      <text:p text:style-name="P599">Reunión con Andrés sobre data input y output</text:p>
      <text:p text:style-name="P600">Sugerencia: Las del second quarter no pasarlas al primero</text:p>
      <text:p text:style-name="P677">2000 pelago ajuste LD no aparece <text:span text:style-name="T456">esto es un problema de l función gadget.fit</text:span></text:p>
      <text:p text:style-name="P601">Quitar el 2014 ALK de la pelago</text:p>
      <text:p text:style-name="P601">Residuos más separaditos</text:p>
      <text:p text:style-name="P601">bubble plots residuos surveys</text:p>
      <text:p text:style-name="P601">Cambiar los límites del eje y que empiece en 0</text:p>
      <text:p text:style-name="P602">Selectividades estimadas de cada periodo</text:p>
      <text:p text:style-name="P602">F multiplicada por la población <text:span text:style-name="T456">por quarters</text:span></text:p>
      <text:p text:style-name="P603">Caption figura 13 especificar que es B1 plus</text:p>
      <text:p text:style-name="P604">Predicted catches tabla</text:p>
      <text:p text:style-name="P604">weight at age</text:p>
      <text:p text:style-name="P604">proportion of </text:p>
      <text:p text:style-name="P604">Fitted selection pattern</text:p>
      <text:p text:style-name="P604">weigth de los likelihood components</text:p>
      <text:p text:style-name="P604">residuos en tabla </text:p>
      <text:p text:style-name="P604">reproducir las tablas <text:span text:style-name="T454">del documento que me manda Andrés y que guardo en el disco duro porque pesa mucho</text:span></text:p>
      <text:p text:style-name="P605">ver gráfica log residuals, residuals por quarter y year.</text:p>
      <text:p text:style-name="P607">Seeds uncertainty</text:p>
      <text:p text:style-name="P607">verificar con diferent seeds</text:p>
      <text:p text:style-name="P607">Selectividad por tallas de este assessment y del anterior</text:p>
      <text:p text:style-name="P606"><text:span text:style-name="T455">ICES plots para este año y el anterior together</text:span> </text:p>
      <text:p text:style-name="P606"/>
      <text:p text:style-name="P687">Anchovy 2021 (pandemia más pérdida de datos)</text:p>
      <text:p text:style-name="P947">home/marga/GADGET/GADGETGIT/gadgetanchovy/Anchovy2018_benchmark_allnumbers_56.zip</text:p>
      <text:p text:style-name="P688">Aquí hay una versión que puede ser cercana a la del benchmark, <text:span text:style-name="T459">ahora en el github Anchovy_2020_3_all copia de </text:span><text:span text:style-name="T482">home/marga/GADGET/</text:span><text:span text:style-name="T459">Assessment</text:span></text:p>
      <text:p text:style-name="P689"><text:soft-page-break/>/home/marga/GADGET/Assessment/Assessment2020_pandemia/ Anchovy_2020_3</text:p>
      <text:p text:style-name="P690">ver video Abril 14 de 2021 donde comparo la likelihood del 3 con la likelihood del 5 (el que se usó en el assessment) hay problemas en <text:span text:style-name="T487">ldist.ecocadiz.noage, los datos de surveys iguales.</text:span></text:p>
      <text:p text:style-name="P693">Abril 15/2021</text:p>
      <text:p text:style-name="P692">Las diferencias son porque no habíamos quitado la edad 0 de las ldist para la ecocadiz. Yorch me envía <text:span text:style-name="T488">en un correo </text:span>un <text:span text:style-name="T483">DATOS_NOEDAD_</text:span><text:span text:style-name="T484">0</text:span>.rar <text:span text:style-name="T488">donde tiene un archivo <text:s/></text:span><text:span text:style-name="T483">DATOS_NOEDAD_</text:span><text:span text:style-name="T484">0</text:span><text:span text:style-name="T483">.csv </text:span><text:span text:style-name="T484">y que es igual al que generamos en los videos para <text:s/></text:span><text:span text:style-name="T487">ldist.ecocadiz.noage</text:span></text:p>
      <text:p text:style-name="P691"/>
      <text:p text:style-name="P693">Esto que escribí antes:</text:p>
      <text:p text:style-name="P693"/>
      <text:list xml:id="list6271301398141681586" text:style-name="L5">
        <text:list-item>
          <text:p text:style-name="P989">corro <text:s/>setupanchovy_fromcesga_mejorado_2020_conpelago_ycatches2020.r <text:span text:style-name="T489">que tiene datos de capturas 2020 y corregidos los ALK de 2017 y 2018 para que incluyan discards</text:span></text:p>
          <text:p text:style-name="P990">El nuevo folder de datos de base se llama <text:span text:style-name="T94">anchovy2020_3 </text:span><text:span text:style-name="T95">(definitivo)</text:span></text:p>
        </text:list-item>
        <text:list-item>
          <text:p text:style-name="P991">“length distribution de la ecocadiz incluye la edad 0 </text:p>
        </text:list-item>
      </text:list>
      <text:p text:style-name="P588">he usado el archivo de Jorge DATOS_NOEDAD_=.csv que está en el folder DATOS/ECOCADIZ <text:span text:style-name="T449">y ahora se </text:span></text:p>
      <text:p text:style-name="P588"/>
      <text:list xml:id="list1600026232415579157" text:style-name="L6">
        <text:list-item>
          <text:p text:style-name="P992">Copia de anchovy 2020_3 cambio el seed a 10 y uso el archivo de Jorge ahora se llama anchovy2020_5”</text:p>
        </text:list-item>
      </text:list>
      <text:p text:style-name="P590"/>
      <text:p text:style-name="P608">Me hace pensar <text:span text:style-name="T490">que el 2020_3 que tengo es el mismo <text:s/>que el 2020_5 salvo por ese archivo </text:span></text:p>
      <text:p text:style-name="P609"><text:span text:style-name="T492">ldist.ecocadiz.noage </text:span><text:span text:style-name="T493">y el seed.</text:span></text:p>
      <text:p text:style-name="P610"><text:span text:style-name="T493">D</text:span><text:span text:style-name="T491">igo también: “</text:span><text:span text:style-name="T495">Run con límite al reclutamiento sacado de noecocadiz” </text:span>no sé que quería decir, no es un cambio en el params.in porque son iguales el del Anchovy_2020_3 y el del output del 2020_5 a lo mejor en el archivo del reclutamiento como tal,</text:p>
      <text:p text:style-name="P611">existe la posibilidad de que no haya quedado guardado en el params.in y que le haya puesto un límite usando los datos de params.final del run sin la ecocadiz2019, eso lo puedo ver con SS<text:span text:style-name="T496">$data que está en el output de ese run.</text:span> </text:p>
      <text:p text:style-name="P611"/>
      <text:p text:style-name="P612">Voy a hacer dos experimentos <text:span text:style-name="T497">mandar un gadget igual al 2020_3 cambiando el archivo <text:s/>length distribution de la ecocadiz y usando el optfile y el params.in de 2020_5 </text:span></text:p>
      <text:p text:style-name="P613">Y otro usando <text:span text:style-name="T498">el params.out de un run anterior, sin embargo en el github hay un Anchovy2020_5_limrec lo que me hace pensar que efectivamente no le puse límite al reclutamiento</text:span></text:p>
      <text:p text:style-name="P613"/>
      <text:p text:style-name="P697"><text:span text:style-name="T461">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498">también tiene toda la configuración del modelo</text:span></text:p>
      <text:p text:style-name="P614"/>
      <text:p text:style-name="P694"/>
      <text:p text:style-name="P609"><text:span text:style-name="T494">Se puede recuperar todo el modelos a partir de los outputs salvo por las capturas</text:span><text:span text:style-name="T490"> (no, no es posible ahora, ni era posible antes)</text:span></text:p>
      <text:p text:style-name="P609"/>
      <text:p text:style-name="P617">En el CESGA en una sesión compute a través del link que hay en herramientas/SSH en el portal de usuarios del CESGA instalo devtools y Rgadget y así puedo correr el trabajo.sh, de lo contrario me salía error.</text:p>
      <text:p text:style-name="P617"><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615">Envío al CESGA <text:span text:style-name="T499">el modelo que está en Asessment2020_5_recovery que es</text:span> uno igual al <text:span text:style-name="T497">2020_3 cambiando el archivo <text:s/>length distribution de la ecocadiz y usando el optfile y el params.in de 2020_5</text:span></text:p>
      <text:p text:style-name="P616">invitamr@fs6802 gadgetanchovy-master]$ cd Asessment2020_5_recovery</text:p>
      <text:p text:style-name="P616">[invitamr@fs6802 Asessment2020_5_recovery]$ sbatch --time=8:00:00 -p shared --qo</text:p>
      <text:p text:style-name="P616">s=shared trabajo.sh</text:p>
      <text:p text:style-name="P616">Submitted batch job 5702156</text:p>
      <text:p text:style-name="P616"/>
      <text:p text:style-name="P617">Para sacar los resultados, creo un repositorio nuevo en el Github <text:span text:style-name="T500">y lo clono en el CESGA sin problema:</text:span></text:p>
      <text:p text:style-name="P618">git clone <text:a xlink:type="simple" xlink:href="https://github.com/mmrinconh/recovery-results-2020.git" text:style-name="Internet_20_link" text:visited-style-name="Visited_20_Internet_20_Link">https://github.com/mmrinconh/recovery-results-2020.git</text:a></text:p>
      <text:p text:style-name="P618"/>
      <text:p text:style-name="P619">En esa carpeta que se ha creado en Gadget2021 meto el WGTS.Rdata, el Output.Rdata, el resbyyear.Rdata el params.in y el optfile y hago un push</text:p>
      <text:p text:style-name="P618">[invitamr@fs6802 Gadget2021]$ cd re*</text:p>
      <text:p text:style-name="P618">[invitamr@fs6802 recovery-results-2020]$ git add .</text:p>
      <text:p text:style-name="P618">[invitamr@fs6802 recovery-results-2020]$ git config user.email "mmrinconh@hotmai</text:p>
      <text:p text:style-name="P618">l.com"</text:p>
      <text:p text:style-name="P618">[invitamr@fs6802 recovery-results-2020]$ git config user.name "mmrinconh"</text:p>
      <text:p text:style-name="P618">[invitamr@fs6802 recovery-results-2020]$ git commit -m "Resultados del run recov</text:p>
      <text:p text:style-name="P618">ery, configuraciónn guardada en gadgetanchovy/Asessment2020_5_recovery, estos res</text:p>
      <text:p text:style-name="P618">ultados permiten crear el report"</text:p>
      <text:p text:style-name="P618">[invitamr@fs6802 recovery-results-2020]$ git push</text:p>
      <text:p text:style-name="P618"/>
      <text:p text:style-name="P618"/>
      <text:p text:style-name="P618"/>
      <text:p text:style-name="P620">He tenido que genearar un token en el github para poder descargar archivos del TAF es este:</text:p>
      <text:p text:style-name="P620">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</text:p>
      <text:p text:style-name="P620"/>
      <text:p text:style-name="P621">No he tenido que generarlo pero por si acaso y además caduca el password para github en junio</text:p>
      <text:p text:style-name="P621"/>
      <text:p text:style-name="P622">Abril 27 de 2021</text:p>
      <text:p text:style-name="P621"/>
      <text:p text:style-name="P570">corro setupanchovy_fromcesga_mejorado_2020_conpelago_ycatches2020.r <text:span text:style-name="T501">y el generado se llama Anchovy2021_recovery</text:span> <text:span text:style-name="T501">la diferencia del que se genera con Asessment2020_5_recovery (en el otro pc) sólo está en la ldist de la ecocadiz, las capturas son iguales, algún cambio en el area file que incluyes el trimestre 3 y 4 de 2020.</text:span></text:p>
      <text:p text:style-name="P570"/>
      <text:p text:style-name="P623">Me doy cuenta que debe de haber un seed por cada método de optimización, no es suficiente tener un solo seed, para comprobarlo haré una copia de anchovy recovery <text:s/><text:span text:style-name="T501">Asessment2020_5_recovery y otras dos copias con el mismo seed en cada uno de los métodos, los correré en el cesga y en el TAF para ver las diferencias</text:span><text:span text:style-name="T96"> (No es verdad, ver más adelante)</text:span></text:p>
      <text:p text:style-name="P623"/>
      <text:p text:style-name="P625">Lo voy a correr desde el otro PC</text:p>
      <text:p text:style-name="P626"><text:soft-page-break/>En el CESGA en </text:p>
      <text:p text:style-name="P626"><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626"/>
      <text:p text:style-name="P626">Asessment2020_5_recovery_exp igual al Asessment2020_5_recovery, estructura en gadgetanchovy en github</text:p>
      <text:p text:style-name="P626">Asessment2020_5_recovery_exp_withseed1 poniendo seed a todos los optimizadores</text:p>
      <text:p text:style-name="P626">Asessment2020_5_recovery_exp_withseed2 poniendo seed a todos los optimizadores igual al anterior</text:p>
      <text:p text:style-name="P626"/>
      <text:p text:style-name="P627">[invitamr@fs6803 experimentos_con_el _2020]$ cd Asessment2020_5_recovery_exp</text:p>
      <text:p text:style-name="P627">[invitamr@fs6803 Asessment2020_5_recovery_exp]$ sbatch --time=8:00:00 -p shared --qos=shared trabajo.sh</text:p>
      <text:p text:style-name="P627">Submitted batch job 5749669</text:p>
      <text:p text:style-name="P627">[invitamr@fs6803 Asessment2020_5_recovery_exp]$ cd ..</text:p>
      <text:p text:style-name="P627">[invitamr@fs6803 experimentos_con_el _2020]$ cd Asessment2020_5_recovery_exp_withseed1</text:p>
      <text:p text:style-name="P627">[invitamr@fs6803 Asessment2020_5_recovery_exp_withseed1]$ sbatch --time=8:00:00 -p shared --qos=shared trabajo.sh</text:p>
      <text:p text:style-name="P627">Submitted batch job 5749672</text:p>
      <text:p text:style-name="P627">[invitamr@fs6803 Asessment2020_5_recovery_exp_withseed1]$ cd ..</text:p>
      <text:p text:style-name="P627">[invitamr@fs6803 experimentos_con_el _2020]$ cd Asessment2020_5_recovery_exp_withseed2</text:p>
      <text:p text:style-name="P627">[invitamr@fs6803 Asessment2020_5_recovery_exp_withseed2]$ sbatch --time=8:00:00 -p shared --qos=shared trabajo.sh</text:p>
      <text:p text:style-name="P627">Submitted batch job 5749674</text:p>
      <text:p text:style-name="P627">[invitamr@fs6803 Asessment2020_5_recovery_exp_withseed2]$ squeue -u $USER</text:p>
      <text:p text:style-name="P627"/>
      <text:p text:style-name="P627"/>
      <text:p text:style-name="P895">Este año estoy copiando los archivos en un folder del cesga recovery_2020 que está a su vez en github y hago push desde el cesga directamente.</text:p>
      <text:p text:style-name="P896">Estas notas están en gadgetanchovy en github también</text:p>
      <text:p text:style-name="P896"/>
      <text:p text:style-name="P898">NOTA: Hay más experimentos con el seed usando la última versión del gadget en /home/margarita/Documents/GADGET/experimentos_con_el_2020 en el pc local</text:p>
      <text:p text:style-name="P896"/>
      <text:p text:style-name="P631">En mi PC puedo correr <text:span text:style-name="T506">el gadget</text:span> y quiero pasar los resultados por el Rnw pero al ser nueva la versión del Gadget todo cambia, he creado mis propias funciones para sacar el reclutamiento y ya no uso el Res.by.year, porque fit&lt;-gadget.fit(wgts = "WGTS", steps = 2, printatstart = 0) <text:span text:style-name="T503">funciona.</text:span></text:p>
      <text:p text:style-name="P628">El Rnw está en mi PC, me pide que instale tinytex tinytex::install_tinytex() <text:span text:style-name="T504">y los paquetes de latex que faltan se instalan con una función parse algo del tinytex usando el archivo log </text:span></text:p>
      <text:p text:style-name="P896"/>
      <text:p text:style-name="P896"/>
      <text:p text:style-name="P897">Los optfiles con semillas iguales no funcionan, los resultados son diferentes, puede ser por la versión de Gadget que hay en el CESGA</text:p>
      <text:p text:style-name="P621"/>
      <text:p text:style-name="P624"><text:span text:style-name="T502">E</text:span>s suficiente tener un solo seed <text:span text:style-name="T502">para simulated annealing pero hay algo con la versión del Gadget del CESGA que no deja</text:span>, para comprobarlo haré una copia de <text:span text:style-name="T502">las dos copias con el mismo seed en cada uno de los métodos, los correré el PC de atrás para ver las diferencias </text:span><text:soft-page-break/><text:span text:style-name="T502">(~/Documents/GADGET/experimentos_con_el_2020/Asessment2020_5_recovery_exp_withseed1_2, y ~/Documents/GADGET/experimentos_con_el_2020/Asessment2020_5_recovery_exp_withseed2_2)</text:span></text:p>
      <text:p text:style-name="P634">El withseed1_2 me da la misma cuota (el ratio está por encima de 1.8) con un likelihood score de 10683</text:p>
      <text:p text:style-name="P629"/>
      <text:p text:style-name="P629"/>
      <text:p text:style-name="P629">He visto que lo del seed no funciona tampoco con la última versión del Gadget, <text:span text:style-name="T505">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629"/>
      <text:p text:style-name="P630">Creo una copia de este modelo: <text:span text:style-name="T502">~/Documents/GADGET/experimentos_con_el_2020/Asessment2020_5_recovery_exp_withseed1_2_</text:span>1</text:p>
      <text:p text:style-name="P630">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30"/>
      <text:p text:style-name="P679">Con esta versión se obtiene el mejor likelihood <text:span text:style-name="T507">score </text:span>general:</text:p>
      <text:p text:style-name="P633">Simulated Annealing algorithm ran for 1000001 function evaluations</text:p>
      <text:p text:style-name="P633">; and stopped when the likelihood value was 11638.424</text:p>
      <text:p text:style-name="P633">; because the maximum number of function evaluations was reached</text:p>
      <text:p text:style-name="P633">; Hooke &amp; Jeeves algorithm ran for 108213 function evaluations</text:p>
      <text:p text:style-name="P633">; and stopped when the likelihood value was 9527.1809</text:p>
      <text:p text:style-name="P633">; because the convergence criteria were met</text:p>
      <text:p text:style-name="P633">; BFGS algorithm ran for 13340 function evaluations</text:p>
      <text:p text:style-name="P633">; and stopped when the likelihood value was 9473.967</text:p>
      <text:p text:style-name="P633">; because the accuracy limit for the gradient calculation was reached</text:p>
      <text:p text:style-name="P630"/>
      <text:p text:style-name="P634">Sin embargo el valor del ratio para la cuota es 1.56</text:p>
      <text:p text:style-name="P632">La versión <text:span text:style-name="T502">Asessment2020_5_recovery_exp_withseed1_2_1_</text:span>1 es con el número de iteraciones de Simulated annealing igual a 3000000, el ordenador ha petado, lo voy a correr con 2000000, se llama <text:span text:style-name="T502">Asessment2020_5_recovery_exp_withseed1_2_1_</text:span>1_1</text:p>
      <text:p text:style-name="P974"><text:span text:style-name="T508">con </text:span><text:s/>este run no se obtiene un likelihood <text:span text:style-name="T507">tan bueno, sin embargo he visto que las capturas empiezan en 1989 según el fleet file del seine y que la ld empieza en 1988, lo voy a quitar y lo vuelvo a correr el archivo se llama Asessment2020_5_recovery_exp_withseed1_2_1_1_1_nozerocatches</text:span></text:p>
      <text:p text:style-name="P974"/>
      <text:p text:style-name="P894">Creo un proyecto en R para el assessment del 202<text:span text:style-name="T510">1</text:span> en <text:s/><text:span text:style-name="T396">GADGET/Assessment/Assessment2</text:span><text:span text:style-name="T397">02</text:span><text:span text:style-name="T399">1</text:span></text:p>
      <text:p text:style-name="P974"/>
      <text:p text:style-name="P976">Creando archivos para run <text:span text:style-name="T509">gd &lt;- gadget_directory("Anchovy2021_withoutLDandALK2020_1_2_data")</text:span></text:p>
      <text:p text:style-name="P975">gd &lt;- gadget_directory("Anchovy2021_withoutLDandALK2020_1_2_data")</text:p>
      <text:p text:style-name="P975"/>
      <text:p text:style-name="P977">Todos los <text:span text:style-name="T511">datos en folder </text:span><text:span text:style-name="T396">GADGET/Assessment/Assessment2</text:span><text:span text:style-name="T397">02</text:span><text:span text:style-name="T395">1/</text:span><text:span text:style-name="T400">Datos2021, </text:span><text:span text:style-name="T401">al final no han quedado bien esos archivos, los definitivos están en las rutas que usa el setup.</text:span></text:p>
      <text:p text:style-name="P978"><text:soft-page-break/><text:span text:style-name="T401">L</text:span><text:span text:style-name="T395">os datos de la ecocadiz y alk de boquerón 2020 están en un correo que se llama </text:span><text:span text:style-name="T129">“</text:span><text:span text:style-name="T128">ficheros datos modelo”</text:span></text:p>
      <text:p text:style-name="P715"/>
      <text:p text:style-name="P715"/>
      <text:p text:style-name="P803">Cambio en <text:span text:style-name="T282">(Línea 611) </text:span></text:p>
      <text:p text:style-name="P847">for (i in c(2015:2018)) 2018 por 2019</text:p>
      <text:p text:style-name="P849">for (i in c(2015:2019)){</text:p>
      <text:p text:style-name="P849"><text:s text:c="2"/><text:bookmark-start text:name="__DdeLink__37320_11775245111"/><text:bookmark-start text:name="__DdeLink__37318_11775245111"/>name&lt;-paste("Ecocadiz",i,sep="")<text:bookmark-end text:name="__DdeLink__37320_11775245111"/><text:bookmark-end text:name="__DdeLink__37318_11775245111"/> <text:span text:style-name="T282">que me interesa biomasa (fila 3 col9) y bioage0 (fila103, col5)</text:span></text:p>
      <text:p text:style-name="P832"/>
      <text:p text:style-name="P832"/>
      <text:p text:style-name="P216"/>
      <text:p text:style-name="P334"><text:span text:style-name="T403">Revisar que </text:span>el ALK_ECOCADIZ_20<text:span text:style-name="T512">20</text:span> <text:span text:style-name="T403">cumpla los formatos y que tenga una tabla al lado superior derecho con tallas y número de individuos</text:span><text:span text:style-name="T97"> sin individuos de edad 0</text:span><text:span text:style-name="T403">.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4"/>
      <text:p text:style-name="P453">Esto está corregido en /home/marga/GADGET/Assessment/Assessment_2021/setupanchovy_fromcesga_mejorado_2020_conpelago_ycatches2020_ysumarryplots_noLDyALK2020_1_2.r</text:p>
      <text:p text:style-name="P453">No hacerle mucho caso a la carpeta Datos2021 no están bien los formatos</text:p>
      <text:p text:style-name="P334"/>
      <text:p text:style-name="P334"/>
      <text:p text:style-name="P474">/home/marga/GADGET/DATOS/Guiaparaformatodedatos4gadget.doc <text:span text:style-name="T421">y agregar el sop de la edad 0 de la ecocadiz debe estar en la fila 103 columna 5</text:span></text:p>
      <text:p text:style-name="P522">Este año no cumplía losnúmeros donde deberían ir las filas, tuve que agregarle una fila vacía y cambiarle el nombre <text:span text:style-name="T513">(he reescrito alguno sin querer, recordar que en el otro pc tengo un back up de los datos usados para el assessment de 2020.)</text:span></text:p>
      <text:p text:style-name="P334">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18,19 con header empezando en la col 6 hasta la 38</text:span></text:p>
      <text:p text:style-name="P340">meter en <text:span text:style-name="T69">'ecocadiz_comp_ald'</text:span><text:span text:style-name="T198">:</text:span> <text:span text:style-name="T58">i&lt;-20</text:span><text:span text:style-name="T98">20</text:span><text:span text:style-name="T73"> </text:span><text:span text:style-name="T256">aprox línea 745 copiando la del año anterior y cambiando el año</text:span></text:p>
      <text:p text:style-name="P340"><text:s text:c="2"/><text:span text:style-name="T58">name&lt;-paste("Ecocadiz",i,sep="")</text:span></text:p>
      <text:p text:style-name="P198"/>
      <text:p text:style-name="P344">Igual para <text:span text:style-name="T256"><text:s/></text:span><text:span text:style-name="T70">'ecocadiz_comp_ld'</text:span><text:span text:style-name="T256"> línea 877 copiando el año anterior y poniendo </text:span><text:span text:style-name="T70">2020</text:span><text:span text:style-name="T256"> y cambiando el Col=8 y Col=9 por 18 y 19 que es la LD sin edad 0, aquí un ejemplo con 2017:</text:span></text:p>
      <text:p text:style-name="P166"><text:s/>i&lt;-2017</text:p>
      <text:p text:style-name="P166"><text:s text:c="2"/>name&lt;-paste("Ecocadiz",i,sep="")</text:p>
      <text:p text:style-name="P348"><text:span text:style-name="T58"><text:s text:c="2"/>a&lt;-readWorksheetFromFile(paste("/home/marga/GADGET/DATOS/ECOCADIZ/ALK_ECOCADIZ_"</text:span>,i,".xls",sep=""), sheet = "ALK_GENERAL_BOQUERON", </text:p>
      <text:p text:style-name="P348"><text:s text:c="27"/>header = TRUE, startCol = 8, </text:p>
      <text:p text:style-name="P348"><text:s text:c="27"/>startRow = 6, endCol = 9, </text:p>
      <text:p text:style-name="P348"><text:s text:c="27"/>endRow = 38, useCachedValues=TRUE)</text:p>
      <text:p text:style-name="P348"><text:s text:c="2"/>names(a)&lt;-c("length","count")</text:p>
      <text:p text:style-name="P348"><text:s text:c="2"/>a$year&lt;-i</text:p>
      <text:p text:style-name="P348"><text:s text:c="2"/>a$month&lt;-7-3</text:p>
      <text:p text:style-name="P348"><text:s text:c="2"/>a$type&lt;-<text:span text:style-name="T58">"ecocadiz_comp_ld"</text:span></text:p>
      <text:p text:style-name="P166"/>
      <text:p text:style-name="P162">alkcatches_comp' <text:span text:style-name="T205">línea 1</text:span><text:span text:style-name="T215">327</text:span><text:span text:style-name="T205"> aprox</text:span></text:p>
      <text:p text:style-name="P170"><text:span text:style-name="T205">for (i in 2014:</text:span><text:span text:style-name="T258">2020</text:span><text:span text:style-name="T205">){</text:span></text:p>
      <text:p text:style-name="P354"><text:soft-page-break/><text:s text:c="2"/>for (j in 1:4){</text:p>
      <text:p text:style-name="P201"><text:s text:c="4"/>name&lt;-paste("ALKcatches",i,j,sep="")</text:p>
      <text:p text:style-name="P201"/>
      <text:p text:style-name="P363"/>
      <text:p text:style-name="P442">Susana en un correo: Las ALK de landings del algarve no hay</text:p>
      <text:p text:style-name="P363"/>
      <text:p text:style-name="P532"><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6"> con la ALK </text:span></text:p>
      <text:p text:style-name="P534"><text:s/>header = TRUE, startCol = 1, </text:p>
      <text:p text:style-name="P534"><text:s text:c="25"/>startRow = 5, endCol = 4, </text:p>
      <text:p text:style-name="P534"><text:s text:c="25"/>endRow = <text:span text:style-name="T99">29</text:span>, useCachedValues=TRUE</text:p>
      <text:p text:style-name="P532"/>
      <text:p text:style-name="P534">startCol = 1, startRow = 6, endCol = 5, endRow = 27 y la biomasa en el col 10 fila 5 </text:p>
      <text:p text:style-name="P532"><text:span text:style-name="T58">pelago_comp_ald </text:span>usar el pelago201<text:span text:style-name="T418">9</text:span>, <text:span text:style-name="T202">meterla en </text:span><text:span text:style-name="T68">name&lt;-"alPelago20</text:span><text:span text:style-name="T87">20</text:span><text:span text:style-name="T68">"</text:span><text:span text:style-name="T202"> #hay cadiz y Algarve</text:span></text:p>
      <text:p text:style-name="P435"><text:span text:style-name="T74">O</text:span><text:span text:style-name="T58">jo con pelago_comp_ld que estoy haciendo una versión provisional </text:span>porque aún no tengo los datos línea 361 <text:span text:style-name="T404">es necesario actualizar el archivo</text:span><text:span text:style-name="T85"> /home/marga/GADGET/DATOS/PELAGO/results-ANE-PEL20.xlsx con lo que me mande Susana</text:span></text:p>
      <text:p text:style-name="P231"/>
      <text:p text:style-name="P454"><text:span text:style-name="T404">H</text:span>e comentado los datos de la Pelago2000, hemos visto que son datos de una campaña de Noviembreque no hace parte de la serie y lo he quitado <text:span text:style-name="T514">(línea 409)</text:span></text:p>
      <text:p text:style-name="P323"><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686"/>
      <text:p text:style-name="P949"><text:span text:style-name="T397">H</text:span><text:span text:style-name="T395">e puesto el mismo número del año pasado multiplicado por 10 en </text:span><text:span text:style-name="T398">p</text:span><text:span text:style-name="T395">elago2020</text:span></text:p>
      <text:p text:style-name="P328"><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2"><text:span text:style-name="T82">de </text:span><text:span text:style-name="T80">pelago_comp solo <text:s/>se usa </text:span><text:bookmark text:name="rstudio_console_output211"/><text:span text:style-name="T283">pelago_bio_pre</text:span></text:p>
      <text:p text:style-name="P872"/>
      <text:p text:style-name="P873"><text:s/><text:span text:style-name="T406">Actualizar Catches_Algarve hasta 2020 que están en /home/marga/GADGET/DATOS/Algarve/landings_ANE_2020_9aS_PT.xlsx, están en KG así que hay que multiplicar</text:span></text:p>
      <text:p text:style-name="P872"/>
      <text:p text:style-name="P872"/>
      <text:p text:style-name="P880"><text:s/>(LandingsPortugal2018 Folja1, 2019 1 y 2 es 0 tons</text:p>
      <text:p text:style-name="P370"/>
      <text:p text:style-name="P370">Year4bio2num uno menos que el año en curso <text:span text:style-name="T408">(Recordar que lo que quiero es saber números de las capturas del año pasado en el Algarve</text:span></text:p>
      <text:p text:style-name="P438">Year4bio2num&lt;-2019 <text:span text:style-name="T407">cambiando esto se actualiza NUMPT y BIOMTOT y <text:s/>catchesallfleetsPTSP</text:span></text:p>
      <text:p text:style-name="P438"/>
      <text:p text:style-name="P455">Agrego catches_Algarve:</text:p>
      <text:p text:style-name="P455">Catches_Algarve&lt;-add_row(Catches_Algarve, YEAR=2020, SEASON=1:4, totalton=c(1.6059,67.2002,<text:tab/>73.5084,12.23))</text:p>
      <text:p text:style-name="P455"/>
      <text:p text:style-name="P456">Pedir a Yorch el histórico de capturas mensuales para saber el % de junio respecto a Enero-Mayo</text:p>
      <text:p text:style-name="P456">Un archivo parecido a este: HISTORICO_CAPTURAS_MENSUALES_2009_2019</text:p>
      <text:p text:style-name="P209"><text:span text:style-name="T203">Busco catches201</text:span><text:span text:style-name="T218">8</text:span><text:span text:style-name="T203">1cakg y copio y pego , </text:span><text:span text:style-name="T229">recordar cambiar 2020 por 2021 </text:span><text:span text:style-name="T218">(</text:span><text:span text:style-name="T203">catches20</text:span><text:span text:style-name="T218">2</text:span><text:span text:style-name="T230">1</text:span><text:span text:style-name="T203">1cakg</text:span><text:span text:style-name="T218">)</text:span><text:span text:style-name="T216">, </text:span><text:span text:style-name="T230">provisional por ahora 20212 porque no tengo el hisótrico de 2020.</text:span></text:p>
      <text:p text:style-name="P224"><text:span text:style-name="T217">c</text:span><text:span text:style-name="T203">ambio el año en catches...cakg y catches202</text:span><text:span text:style-name="T231">1</text:span><text:span text:style-name="T203">2cakgpre y catches202</text:span><text:span text:style-name="T231">1</text:span><text:span text:style-name="T203">1alton y catches202</text:span><text:span text:style-name="T231">1</text:span><text:span text:style-name="T203">2altonpre</text:span></text:p>
      <text:p text:style-name="P228"><text:span text:style-name="T217">Numb20</text:span><text:span text:style-name="T220">2</text:span><text:span text:style-name="T232">1</text:span><text:span text:style-name="T217">1=(catches20</text:span><text:span text:style-name="T203">2</text:span><text:span text:style-name="T232">1</text:span><text:span text:style-name="T217">1cakg[1,1]+catches20</text:span><text:span text:style-name="T203">2</text:span><text:span text:style-name="T232">1</text:span><text:span text:style-name="T217">1alton[1,1]*1000)*(CatchesAllFleetsPTSP$AL</text:span><text:soft-page-break/><text:span text:style-name="T217">L[CatchesAllFleetsPTSP$YEAR==20</text:span><text:span text:style-name="T233">20</text:span><text:span text:style-name="T217"> &amp; CatchesAllFleetsPTSP$SEASON==1])/((BIOMTOT$TONPT+BIOMTOT$TONSP)[BIOMTOT$YEAR==20</text:span><text:span text:style-name="T233">20</text:span><text:span text:style-name="T217"> &amp; BIOMTOT$SEASON==1])</text:span></text:p>
      <text:p text:style-name="P444"/>
      <text:p text:style-name="P177"><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8"/>
      <text:p text:style-name="P383">Comentar esta línea y repetirla con 20<text:span text:style-name="T409">21</text:span></text:p>
      <text:p text:style-name="P383"><text:span text:style-name="T515">#</text:span>fleet.allptsp&lt;-add_row(fleet.allptsp,year=2018,month=c(3,6),count=c(Numb20181,Numb20182))</text:p>
      <text:p text:style-name="P459">fleet.allptsp&lt;-add_row(fleet.allptsp,year=2021,month=c(3,6),count=c(Numb20211,Numb20212))</text:p>
      <text:p text:style-name="P877"/>
      <text:p text:style-name="P234">Cambiar el año en defaults</text:p>
      <text:p text:style-name="P720"/>
      <text:p text:style-name="P794"><text:span text:style-name="T233">#</text:span><text:span text:style-name="T203">Correr </text:span><text:span text:style-name="T212">el que está en </text:span><text:span text:style-name="T223">assessment202</text:span><text:span text:style-name="T234">1</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34">473 </text:span><text:span text:style-name="T225">y se generará un </text:span><text:span text:style-name="T234">folder</text:span><text:span text:style-name="T225"> que se llama </text:span><text:span text:style-name="T234">Anchovy2021_withLDandALK2020_1_2_data</text:span></text:p>
      <text:p text:style-name="P722"/>
      <text:p text:style-name="P796"><text:span text:style-name="T203">Comparo ese folder con experimentowithseed1_2, </text:span><text:span text:style-name="T235">ecocadizldist no se crea bien desde el setup, es necesario importarlo, el importado es el archivo que me pasó Yorch hace tiempo es un csv que dice algo de NOEDAD dentro de un .rar</text:span></text:p>
      <text:p text:style-name="P798"><text:span text:style-name="T235">Q</text:span><text:span text:style-name="T203">uito manualmente los datos del 88 del ldist.seine el fleet empieza en 1989</text:span></text:p>
      <text:p text:style-name="P799"><text:span text:style-name="T203">No me ha cogido los datos de 2021 en el fleet.seine, </text:span><text:span text:style-name="T236">faltaba un 1 en Numb20211 ahora si</text:span></text:p>
      <text:p text:style-name="P484"/>
      <text:p text:style-name="P484"><text:span text:style-name="T58">initfiles copiados tal cual </text:span><text:span text:style-name="T423">recordar cambiar </text:span><text:span text:style-name="T100">anch.rec poniendo 1 año más de reclutamiento 20</text:span><text:span text:style-name="T101">20</text:span><text:span text:style-name="T100"> 2,3 y 4</text:span></text:p>
      <text:p text:style-name="P484"><text:span text:style-name="T58">area, </text:span><text:span text:style-name="T102">main</text:span> <text:span text:style-name="T58">y time arreglados manualmente </text:span><text:span text:style-name="T103">Modelfiles también</text:span></text:p>
      <text:p text:style-name="P716"><text:span text:style-name="T516">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424"> y el archivo del reclutamiento </text:span></text:p>
      <text:p text:style-name="P724"/>
      <text:p text:style-name="P718"><text:span text:style-name="T516">8 </text:span>runs en el cesga 4 con ALKy LD 2020_1_2 y 4 sin ellas, uno de cada con el optfile de Bjarki</text:p>
      <text:p text:style-name="P727">uno local en mi PC con el optfile de Bjarki</text:p>
      <text:p text:style-name="P729"/>
      <text:p text:style-name="P730">2 runs en Gadget antiguo beta-2.2.0 con 3M iteraciones</text:p>
      <text:p text:style-name="P730">intento 2 runs en gadget nuevo que se carga escribiendo</text:p>
      <text:p text:style-name="P730"><text:s/>touch $HOME/.cesga2020 y lo que sea en otra terminal, igual cuando se remueve con <text:s/>rm $HOME/.cesga2020, lo que sea en otra terminal <text:span text:style-name="T517">problemas para instalar Rgadget en una sesión compute porque no deja instalar RpostgreSQL que necesita una librería: libpsq, he abierto ticket en CESGA para que me ayuden.</text:span></text:p>
      <text:p text:style-name="P730"/>
      <text:p text:style-name="P731">Comparación de Gadgets 2021 para asesorar los del 2020 el output y el usado para el nuevo input <text:span text:style-name="T518">y los del 2021 respecto a la convergencia ya que el seed no funciona.</text:span></text:p>
      <text:p text:style-name="P732">Empiezo con este folder de base:</text:p>
      <text:p text:style-name="P732">/home/marga/Back up de MIPC/Documentos/TEXdocuments/Benchmark/Assessment2020/Comparison4report</text:p>
      <text:p text:style-name="P732"/>
      <text:p text:style-name="P733">Ver comparison_assessment2019_conecocadizldistcorrected20192020differentseeds2410.pdf en ese archivo donde se comparan diferentes seeds, me lo llevo para mi pc local.</text:p>
      <text:p text:style-name="P734">Si el modelo se corre con gadget2 no es necesario redefinir la F para que pille la F de junio a julio como lo tengo en el file de comparison, eso sólo si se hace con el Gadget viejo.</text:p>
      <text:p text:style-name="P735">En el pc local creo el folder <text:span text:style-name="T519">Comparison4report</text:span></text:p>
      <text:p text:style-name="P735"/>
      <text:p text:style-name="P735">Comparo todas las runs del 2020 recovery y presento una que tiene un likelihood similar al Assessment_2020_5 que es 2020_5_recoveryin2021_expseed1_2.</text:p>
      <text:p text:style-name="P735"/>
      <text:p text:style-name="P736"><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520">y hago una copia para correrla de nuevo pero la lanzo con el gadget2 sin querer, hago una copia de esa para correrla con el gadget normal se llama Anchovy2021_withoutLDandALK2020_1_2_data_optBjarki_copy2_gadget2_2</text:span></text:p>
      <text:p text:style-name="P737">[invitamr@fs6804 Anchovy2021_withoutLDandALK2020_1_2_data_optBjarki_copy2_gadget2_2]$ sbatch --time=20:00:00 -p shared --qos=shared trabajo.sh</text:p>
      <text:p text:style-name="P737">Submitted batch job 5913166</text:p>
      <text:p text:style-name="P738">Este run resulta con un score <text:span text:style-name="T521">de </text:span><text:span text:style-name="T106">9982</text:span></text:p>
      <text:p text:style-name="P737"/>
      <text:p text:style-name="P737">Sacar los resultados del gadget2 para compararlos con el gadget1 me da un error en el reclutamiento, el orden del reclutamiento que sale del gadget2 es más pequeño.</text:p>
      <text:p text:style-name="P737"/>
      <text:p text:style-name="P768">Hay un archivo de r para copiar los archivos desde el CESGA al repositorio recovery-2020 para sacar los resultados copyfilesfromconsole_2021.r está en mi PC local</text:p>
      <text:p text:style-name="P739">el copy2 en el github es Anchovy2021_withLDandALK2020_1_2_data_copy2M <text:span text:style-name="T522">(aunque no tiene 2 millones de iteraciones)</text:span></text:p>
      <text:p text:style-name="P739">yla opt Bjarki (Anchovy2021_withLDandALK2020_1_2_data_optBjarki) en el github es Anchovy2021_withLDandALK2020_1_2_data_optBjarki2M</text:p>
      <text:p text:style-name="P739"/>
      <text:p text:style-name="P740">y el without en el github es Anchovy2021_withoutLDandALK2020_1_2_data_optBjarki2M</text:p>
      <text:p text:style-name="P741">y Anchovy2021_withoutLDandALK2020_1_2_data_optBjarki_copy2_gadget2_2 es en github <text:span text:style-name="T523">Anchovy2021_withoutLDandALK2020_1_2_data_optBjarki2M_</text:span>copy</text:p>
      <text:p text:style-name="P742">problema con mkdir, correr los mkdir primero</text:p>
      <text:p text:style-name="P742"/>
      <text:p text:style-name="P743">hacer un git <text:span text:style-name="T524">pull y luego git </text:span>push desde el folder recovery en el cesga</text:p>
      <text:p text:style-name="P743"/>
      <text:p text:style-name="P744">[invitamr@fs6802 2021]$ cd Anchovy2021_withoutLDandALK2020_1_2_data_copy2_1</text:p>
      <text:p text:style-name="P744">[invitamr@fs6802 Anchovy2021_withoutLDandALK2020_1_2_data_copy2_1]$ sbatch --time=20:00:00 -p shared --qos=shared trabajo.sh</text:p>
      <text:p text:style-name="P744">Submitted batch job 5919373</text:p>
      <text:p text:style-name="P744">[invitamr@fs6802 Anchovy2021_withoutLDandALK2020_1_2_data_copy2_1]$ cd ..</text:p>
      <text:p text:style-name="P744">[invitamr@fs6802 2021]$ cd Anchovy2021_withoutLDandALK2020_1_2_data_copy2_1_2M</text:p>
      <text:p text:style-name="P744">[invitamr@fs6802 Anchovy2021_withoutLDandALK2020_1_2_data_copy2_1_2M]$ sbatch --time=20:00:00 -p shared --qos=shared trabajo.sh</text:p>
      <text:p text:style-name="P744">Submitted batch job 5919374</text:p>
      <text:p text:style-name="P744">[invitamr@fs6802 Anchovy2021_withoutLDandALK2020_1_2_data_copy2_1_2M]$ cd ..</text:p>
      <text:p text:style-name="P744">[invitamr@fs6802 2021]$ cd Anchovy2021_withLDandALK2020_1_2_data_copy2_1</text:p>
      <text:p text:style-name="P744">[invitamr@fs6802 Anchovy2021_withLDandALK2020_1_2_data_copy2_1]$ sbatch --time=20:00:00 -p shared --qos=shared trabajo.sh</text:p>
      <text:p text:style-name="P744">Submitted batch job 5919375</text:p>
      <text:p text:style-name="P744">[invitamr@fs6802 Anchovy2021_withLDandALK2020_1_2_data_copy2_1]$ cd ..</text:p>
      <text:p text:style-name="P744">[invitamr@fs6802 2021]$ cd Anchovy2021_withLDandALK2020_1_2_data_copy2_1_2M</text:p>
      <text:p text:style-name="P744">[invitamr@fs6802 Anchovy2021_withLDandALK2020_1_2_data_copy2_1_2M]$ sbatch --time=20:00:00 -p shared --qos=shared trabajo.sh</text:p>
      <text:p text:style-name="P744">Submitted batch job 5919376</text:p>
      <text:p text:style-name="P735"/>
      <text:p text:style-name="P745">En términos relativos el withoptBjarki2M <text:span text:style-name="T525">es diferente los otros dan alrededor de 0.4.</text:span></text:p>
      <text:p text:style-name="P746"><text:soft-page-break/></text:p>
      <text:p text:style-name="P746">Agrego a la comparación:</text:p>
      <text:p text:style-name="P746">"Anchovy2021_withLDandALK2020_1_2_data_copy1" <text:s text:c="22"/>10550 LikelihoddScore</text:p>
      <text:p text:style-name="P746">en el github "/Anchovy2021_withLDandALK2020_1_2_data_copy1M"</text:p>
      <text:p text:style-name="P746"/>
      <text:p text:style-name="P746"><text:s/>"Anchovy2021_withLDandALK2020_1_2_data_copy2_1" <text:tab/><text:tab/>10485 LS</text:p>
      <text:p text:style-name="P746">en el github Anchovy2021_withLDandALK2020_1_2_data_copy2M_1" aunque no tenga 2M de iteraciones</text:p>
      <text:p text:style-name="P746"/>
      <text:p text:style-name="P746">"Anchovy2021_withoutLDandALK2020_1_2_data" <text:s text:c="25"/>LS 10422</text:p>
      <text:p text:style-name="P747">en el github es <text:span text:style-name="T526">/Anchovy2021_withoutLDandALK2020_1_2_data_1M</text:span></text:p>
      <text:p text:style-name="P747"/>
      <text:p text:style-name="P746">"Anchovy2021_withoutLDandALK2020_1_2_data_copy2_1"<text:tab/><text:tab/>LS 10484</text:p>
      <text:p text:style-name="P748">en github /Anchovy2021_withoutLDandALK2020_1_2_data_copy2M_1</text:p>
      <text:p text:style-name="P748"/>
      <text:p text:style-name="P749">En el folder de comparison el fit5 es para salidas del Gadget2, <text:span text:style-name="T527">pero sólo en el folder de comparison Gadget1_gadget2.</text:span></text:p>
      <text:p text:style-name="P749"/>
      <text:p text:style-name="P750">~/Documents/GADGET/Comparison4report/comparison_with_without_2021_morecomplete/comparison_with_without_2021_2runs.pdf definitivo con dos runs de cada uno que son consistentes en términos relativos</text:p>
      <text:p text:style-name="P751"/>
      <text:p text:style-name="P752"><text:span text:style-name="T58">Hay que cambiar el Taleda de 2020 poniendo en la ALK la ALK de la Pelago</text:span>, <text:span text:style-name="T107">lo he hecho manualmente</text:span> <text:span text:style-name="T528">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53">he hecho una copia de Assessment y de DATOS al pc hp porque también ha cambiado el taleda del 2020 primer y segundo trimestres.</text:p>
      <text:p text:style-name="P754">Ahora comparo el nuevo folder creado con el último del cesga </text:p>
      <text:p text:style-name="P754"/>
      <text:p text:style-name="P754">Recordar que el escogido por ahora es el copy2 con lk 10116</text:p>
      <text:p text:style-name="P754"/>
      <text:p text:style-name="P755">De mi hp hago meld con el cesga copy 2 <text:span text:style-name="T537">(ojo ldist.ecocadiz que tiene que estar actualizado con datos del último año))</text:span></text:p>
      <text:p text:style-name="P756">Recordar que el ldist.ecocadiz hay que cambiarlo manualmente y ojo hay que quitar la ldist seine 1988 manualmente tb. <text:span text:style-name="T529">Ha quedado completado el folder listo para correr en el hp GADGET/Assessment/Asessment_2021/Anchovy2021_withLD2018_2019_1_2_andALKpelago2020 y lo copio manualmente al CESGA Gadget2021/2021</text:span></text:p>
      <text:p text:style-name="P756"/>
      <text:p text:style-name="P757">invitamr@fs6803 2021]$ cd Anchovy2021_withLD2018_2019_1_2_andALKpelago2020</text:p>
      <text:p text:style-name="P757">[invitamr@fs6803 Anchovy2021_withLD2018_2019_1_2_andALKpelago2020]$ sbatch --time=10:00:00 -p shared --qos=shared trabajo.sh</text:p>
      <text:p text:style-name="P757">Submitted batch job 5933294</text:p>
      <text:p text:style-name="P757">[invitamr@fs6803 Anchovy2021_withLD2018_2019_1_2_andALKpelago2020]$ cd ..</text:p>
      <text:p text:style-name="P757">[invitamr@fs6803 2021]$ cd Anchovy2021_withLD2018_2019_1_2_andALKpelago2020_copy1</text:p>
      <text:p text:style-name="P757">[invitamr@fs6803 Anchovy2021_withLD2018_2019_1_2_andALKpelago2020_copy1]$ sbatch --time=10:00:00 -p shared --qos=shared trabajo.sh</text:p>
      <text:p text:style-name="P757">Submitted batch job 5933295</text:p>
      <text:p text:style-name="P757">[invitamr@fs6803 Anchovy2021_withLD2018_2019_1_2_andALKpelago2020_copy1]$ cd ..</text:p>
      <text:p text:style-name="P757">[invitamr@fs6803 2021]$ cd Anchovy2021_withLD2018_2019_1_2_andALKpelago2020_copy2</text:p>
      <text:p text:style-name="P757">[invitamr@fs6803 Anchovy2021_withLD2018_2019_1_2_andALKpelago2020_copy2]$ sbatch <text:soft-page-break/>--time=10:00:00 -p shared --qos=shared trabajo.sh</text:p>
      <text:p text:style-name="P757">Submitted batch job 5933297</text:p>
      <text:p text:style-name="P757">[invitamr@fs6803 Anchovy2021_withLD2018_2019_1_2_andALKpelago2020_copy2]$ cd ..</text:p>
      <text:p text:style-name="P757">[invitamr@fs6803 2021]$ cd Anchovy2021_withLD2018_2019_1_2_andALKpelago2020_copy2M</text:p>
      <text:p text:style-name="P757">[invitamr@fs6803 Anchovy2021_withLD2018_2019_1_2_andALKpelago2020_copy2M]$ sbatch --time=30:00:00 -p shared --qos=shared trabajo.sh</text:p>
      <text:p text:style-name="P757">Submitted batch job 5933299</text:p>
      <text:p text:style-name="P757">[invitamr@fs6803 Anchovy2021_withLD2018_2019_1_2_andALKpelago2020_copy2M]$ cd ..</text:p>
      <text:p text:style-name="P757">[invitamr@fs6803 2021]$ cd Anchovy2021_withLD2018_2019_1_2_andALKpelago2020_copy2M_copy</text:p>
      <text:p text:style-name="P757">[invitamr@fs6803 Anchovy2021_withLD2018_2019_1_2_andALKpelago2020_copy2M_copy]$ sbatch --time=30:00:00 -p shared --qos=shared trabajo.sh</text:p>
      <text:p text:style-name="P757">Submitted batch job 5933300</text:p>
      <text:p text:style-name="P757">[invitamr@fs6803 Anchovy2021_withLD2018_2019_1_2_andALKpelago2020_copy2M_copy]$ cd ..</text:p>
      <text:p text:style-name="P757">[invitamr@fs6803 2021]$ cd Anchovy2021_withLD2018_2019_1_2_andALKpelago2020_optBjarki2M</text:p>
      <text:p text:style-name="P757">[invitamr@fs6803 Anchovy2021_withLD2018_2019_1_2_andALKpelago2020_optBjarki2M]$ sbatch --time=40:00:00 -p shared --qos=shared trabajo.sh</text:p>
      <text:p text:style-name="P757">Submitted batch job 5933303</text:p>
      <text:p text:style-name="P757">[invitamr@fs6803 Anchovy2021_withLD2018_2019_1_2_andALKpelago2020_optBjarki2M]$ cd ..</text:p>
      <text:p text:style-name="P757">[invitamr@fs6803 2021]$ cd Anchovy2021_withLD2018_2019_1_2_andALKpelago2020_optBjarki2M_copy</text:p>
      <text:p text:style-name="P757">[invitamr@fs6803 Anchovy2021_withLD2018_2019_1_2_andALKpelago2020_optBjarki2M_copy]$ sbatch --time=40:00:00 -p shared --qos=shared trabajo.sh</text:p>
      <text:p text:style-name="P757">Submitted batch job 5933310</text:p>
      <text:p text:style-name="P757">[invitamr@fs6803 Anchovy2021_withLD2018_2019_1_2_andALKpelago2020_optBjarki2M_copy]$ cd ..</text:p>
      <text:p text:style-name="P757">[invitamr@fs6803 2021]$ cd Anchovy2021_withLD2018_2019_1_2_andALKpelago2020_optBjarki3M</text:p>
      <text:p text:style-name="P757">[invitamr@fs6803 Anchovy2021_withLD2018_2019_1_2_andALKpelago2020_optBjarki3M]$ sbatch --time=60:00:00 -p shared --qos=shared trabajo.sh</text:p>
      <text:p text:style-name="P757">Submitted batch job 5933315</text:p>
      <text:p text:style-name="P757"/>
      <text:p text:style-name="P758">Estos son los folders de configuración y se llaman igual en el github</text:p>
      <text:p text:style-name="P758"># [1] "Anchovy2021_withLD2018_2019_1_2_andALKpelago2020" <text:s text:c="18"/>"Anchovy2021_withLD2018_2019_1_2_andALKpelago2020_copy1" <text:s text:c="11"/></text:p>
      <text:p text:style-name="P758"># [3] "Anchovy2021_withLD2018_2019_1_2_andALKpelago2020_copy2" <text:s text:c="13"/>"Anchovy2021_withLD2018_2019_1_2_andALKpelago2020_optBjarki2M" <text:s text:c="5"/></text:p>
      <text:p text:style-name="P758"># [7] "Anchovy2021_withLD2018_2019_1_2_andALKpelago2020_optBjarki2M_copy" <text:s/>"Anchovy2021_withLD2018_2019_1_2_andALKpelago2020_optBjarki3M" <text:s text:c="2"/></text:p>
      <text:p text:style-name="P758"/>
      <text:p text:style-name="P760">Recordar que el paso de archivos ya no lo hago manual sino con <text:span text:style-name="T555">home/margarita/Documents/GADGET/</text:span><text:bookmark-start text:name="__DdeLink__6066_414035641"/>copyfromconsole_2021.r<text:bookmark-end text:name="__DdeLink__6066_414035641"/> <text:span text:style-name="T555">en el HP, los paso a un folder en el cesga y luego hago un push (hacer pull primero por si acaso) en recovery_results_2020 </text:span></text:p>
      <text:p text:style-name="P759"/>
      <text:p text:style-name="P761">Run definitivo: <text:span text:style-name="T58">Anchovy2021_withLD2018_2019_1_2_andALKpelago2020_optBjarki2M_copy</text:span></text:p>
      <text:p text:style-name="P762">Lo he metido en el TAF del 2021, en el Rnw del WD hay que buscar 2020 e ir cambiando o agregando lo que surja <text:span text:style-name="T531">y el Latestadvice</text:span></text:p>
      <text:p text:style-name="P746"><text:s/><text:span text:style-name="T530">El error al compilar =Component es de la línea bubbles sale por un problema con dplyr, la función </text:span><text:soft-page-break/><text:span text:style-name="T194">dplyr::rename</text:span><text:span text:style-name="T530"> se arregla con salir y volver a entrar:</text:span></text:p>
      <text:p text:style-name="P764">No olvidar cambiar los links a los params.in y al optfile.</text:p>
      <text:p text:style-name="P769">Genero tablas para elemento del gadget_fit y lo guardo en un folder que se llama results en el TAF y lo copio tb al repositorio dónde están las salidas del modelo.</text:p>
      <text:p text:style-name="P764"/>
      <text:p text:style-name="P765">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65"/>
      <text:p text:style-name="P766">For the next year <text:span text:style-name="T532">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66"/>
      <text:p text:style-name="P767">Las summary plots:</text:p>
      <text:p text:style-name="P672">load("~/GADGET/Assessment/Assessment2020_pandemia/BIOMTOTnewyeardiscards.Rdata") <text:span text:style-name="T453">ojo </text:span></text:p>
      <text:p text:style-name="P672">SUMARYplotsnewFBio&lt;-inner_join(newF, BIOMTOTnewyear)%&gt;%filter(newyear&gt;1988)%&gt;%mutate(year=newyear)</text:p>
      <text:p text:style-name="P672"/>
      <text:p text:style-name="P672">SUMMARYplots2019&lt;-full_join(SUMARYplotsnewFBio,SSBbyyear)%&gt;%select(year,Fyear,SSByearly,catonsur)</text:p>
      <text:p text:style-name="P675">DISCARDS&lt;-DISCARDS%&gt;%filter(year&gt;2013)</text:p>
      <text:p text:style-name="P675">fvSUMARYplots&lt;-full_join(SUMMARYplots2019,DISCARDS)%&gt;% select(year, Fyear, SSByearly,catonsur,newyeardiscardsouth)</text:p>
      <text:p text:style-name="P675">writeWorksheetToFile(paste(m,"_Summaryplots.xlsx",sep=""), sheet="Hoja1", data = fvSUMARYplots)</text:p>
      <text:p text:style-name="P675"/>
      <text:p text:style-name="P635">meto este código en el Rnw del TAF (en el pc <text:span text:style-name="T533">hp</text:span>) para luego comentarlo</text:p>
      <text:p text:style-name="P636">He puesto 105 toneladas a mano de discards después de haber generado el archivo de las summaryplots, <text:span text:style-name="T534">problemas con pull en mi pc</text:span></text:p>
      <text:p text:style-name="P636"/>
      <text:p text:style-name="P636">#Código desde pc hp load("~/Documents/GADGET/Assessment/Assessment_2021/BIOMTOTnewyeardiscards.Rdata") <text:s/></text:p>
      <text:p text:style-name="P636"># SUMARYplotsnewFBio&lt;-inner_join(newF, BIOMTOTnewyear)%&gt;%filter(newyear&gt;1988)%&gt;%mutate(year=newyear)</text:p>
      <text:p text:style-name="P636"># #For 2021 is 2020</text:p>
      <text:p text:style-name="P636"># SUMMARYplots2020&lt;-full_join(SUMARYplotsnewFBio,SSBbyyear)%&gt;%select(year,Fyear,SSByearly,catonsur)</text:p>
      <text:p text:style-name="P636"># DISCARDS&lt;-DISCARDS%&gt;%filter(year&gt;2013)</text:p>
      <text:p text:style-name="P636"># fvSUMARYplots&lt;-full_join(SUMMARYplots2020,DISCARDS)%&gt;% select(year, Fyear, SSByearly,catonsur,newyeardiscardsouth)</text:p>
      <text:p text:style-name="P636"># writeWorksheetToFile(paste("../results/",m,"_Summaryplots.xlsx",sep=""), sheet="Hoja1", data = fvSUMARYplots)</text:p>
      <text:p text:style-name="P636"/>
      <text:p text:style-name="P637">Ojo revisar en el setup esta fórmula que estaba mal catches20212cakgpre&lt;-catches20212cakgpre+0.37*(catches20211cakg+catches20212cakgpre)+catches20211cakg <text:span text:style-name="T535">última versión en mi pc lenovo </text:span><text:span text:style-name="T108">NO no estaba mal ver que solo son las catches del second trim </text:span><text:span text:style-name="T109">recordar que a caton hay que restarle las discards porque la columna son landings</text:span></text:p>
      <text:p text:style-name="P637"/>
      <text:p text:style-name="P638"><text:soft-page-break/>Ojo las tablas del advice van en números relativos, tengo un código para eso en la comparison final:</text:p>
      <text:p text:style-name="P638">Biom1plusbyageyear&lt;-fit$stock.std%&gt;%filter(year&gt;1988)%&gt;%mutate(biomass1plus=number*mean_weight)%&gt;% <text:s/>filter(age&gt;0) %&gt;% <text:s text:c="56"/>group_by(year,model)%&gt;%summarize(B1=sum(biomass1plus))</text:p>
      <text:p text:style-name="P638">require(gridExtra)</text:p>
      <text:p text:style-name="P638">fit$res.by.year &lt;- </text:p>
      <text:p text:style-name="P638"><text:s text:c="2"/>fit$res.by.year %&gt;% </text:p>
      <text:p text:style-name="P638"><text:s text:c="2"/>group_by(model,year) %&gt;% </text:p>
      <text:p text:style-name="P638"><text:s text:c="2"/>summarise(stock='anch',area=1,catch=sum(catch),num.catch = sum(num.catch), F=max(F),</text:p>
      <text:p text:style-name="P638"><text:s text:c="12"/>total.number = sum(total.number),total.biomass=sum(total.biomass),ssb = sum(ssb),</text:p>
      <text:p text:style-name="P638"><text:s text:c="12"/>recruitment = exp(-0.15)*max(recruitment,na.rm=TRUE)) #%&gt;% </text:p>
      <text:p text:style-name="P638">#ungroup() %&gt;% </text:p>
      <text:p text:style-name="P638">#mutate(recruitment = lag(recruitment)) %&gt;% filter(year&gt;1988)</text:p>
      <text:p text:style-name="P638">fit$res.by.year&lt;-inner_join(fit$res.by.year, Biom1plusbyageyear)</text:p>
      <text:p text:style-name="P638">fit$res.by.year&lt;-fit$res.by.year%&gt;%group_by(model)%&gt;%mutate(B1mean=mean(B1), B2021=ifelse(year==2021,B1,0), B2020=ifelse(year==2020,B1,0), B2019=ifelse(year==2019,B1,0),Bratio=2*sum(B2021)/(sum(B2019)+sum(B2020)))</text:p>
      <text:p text:style-name="P638"/>
      <text:p text:style-name="P639">Ojo El B2021 es decir el del último año es con fit$res.by year pero los dos anteriores no </text:p>
      <text:p text:style-name="P641">Para el próximo año meter BIOMtot creado en el setup en el folder data del TAF</text:p>
      <text:p text:style-name="P641"/>
      <text:p text:style-name="P643">Hay un error en la LD de la ecocadiz está bien traerla del modelo anterior pero hay que <text:span text:style-name="T536">actualizarla</text:span> con el último año sin la edad 0.</text:p>
      <text:p text:style-name="P643"/>
      <text:p text:style-name="P644">Ojo para el summary recordar que hay que restar discards, que están incluidos en BIOMtot</text:p>
      <text:p text:style-name="P682">ojo BIOMTOT incluye discards, después se las tengo que restar</text:p>
      <text:p text:style-name="P670"/>
      <text:p text:style-name="P680">Ojo el BIOMTOTdiscards... en 2021 dice 5682 tons y debería ser 5784, si lo corro de nuevo en el lenovo queda bien, no sé de dónde ha salido el 5682</text:p>
      <text:p text:style-name="P680"/>
      <text:p text:style-name="P681">Creo que viene de restar 5784-catches Algarve 2021: <text:span text:style-name="T537">Nope me faltan 100 tons</text:span></text:p>
      <text:p text:style-name="P681"/>
      <text:p text:style-name="P701"><text:bookmark text:name="rstudio_console_output6"/>BIOMTOTnewyear$catonsur[33]-0.059-1.669</text:p>
      <text:p text:style-name="P973">[1] 5781.978</text:p>
      <text:p text:style-name="P681"><text:s/><text:span text:style-name="T537">Importante revisar el BIOMtot porque a veces se genera y se duerme el save sin tener todos los datos</text:span></text:p>
      <text:p text:style-name="P681"/>
      <text:p text:style-name="P699">Hola Leire,</text:p>
      <text:p text:style-name="P808">He visto que hay un error de 3 tons en las landings de la 9aS, donde dice 5682 (landings de 2020 management year) debería decir 5679</text:p>
      <text:p text:style-name="P808">El raising con el 37% se hace para el segundo trimestre de 2021 en los datos de España, </text:p>
      <text:p text:style-name="P808">Siendo estos son los valores por trimestre incluyendo discards:</text:p>
      <text:p text:style-name="P808">Year  Quarter PtCatches     Spcatches     Sp+pt catches</text:p>
      <text:p text:style-name="P808"><text:soft-page-break/>2020      3      73.50840     2529.7990     2603.30740<text:line-break/> 2020      4      12.23000     1100.7980     1113.02800<text:line-break/> 2021      1       1.66900      616.2161      617.88514<text:line-break/> 2021      2       0.05900     <text:span text:style-name="T57">1449.4260</text:span>     1449.48503</text:p>
      <text:p text:style-name="P808">1449.4260=2021_(abril y mayo)+0.37*(2021_(enero a marzo)+2021_(abril y mayo)) y esto es igual a:</text:p>
      <text:p text:style-name="P808">1449.4260=891,552+0.37*(616,216+891,552)</text:p>
      <text:p text:style-name="P808">El valor de las catches SP+PT del management year es 5783.706 tons (sumando la columna Sp+pt catches) , para obtener las landings le restamos 105 tons de discards del management year y queda 5678.706 (redondeando 5679)</text:p>
      <text:p text:style-name="P698">Assessment 2022 mayo 3</text:p>
      <text:p text:style-name="P645">Para correr el assessment de 2021 que está en el TAF en el 2022 ha sido necesario reinstalar una versión previa de R lo he hecho con este código en la terminal, y he instalado la versión 3.6.0</text:p>
      <text:p text:style-name="P645"/>
      <text:p text:style-name="P645">Lo he hecho con este comando:</text:p>
      <text:p text:style-name="P645"><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45"><text:span text:style-name="Source_20_Text"/></text:p>
      <text:p text:style-name="P645"><text:span text:style-name="Source_20_Text">siguiendo las instrucciones aquí:</text:span></text:p>
      <text:p text:style-name="P645"><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45"><text:span text:style-name="Source_20_Text"/></text:p>
      <text:p text:style-name="P646"><text:span text:style-name="Source_20_Text"><text:span text:style-name="T538">Y para instalar Rjava</text:span></text:span></text:p>
      <text:p text:style-name="P899"><text:span text:style-name="Source_20_Text"><text:span text:style-name="T538">primero en la terminal </text:span></text:span></text:p>
      <text:p text:style-name="P899"><text:span text:style-name="Source_20_Text"><text:span text:style-name="T538">sudo /opt/R/3.6.0/bin/R CMD javareconf</text:span></text:span></text:p>
      <text:p text:style-name="P899"><text:span text:style-name="Source_20_Text"/></text:p>
      <text:p text:style-name="P900"><text:span text:style-name="Source_20_Text"><text:span text:style-name="T539">Hay que borrar todos los units = c("in", "cm", "mm") en los ggsave</text:span></text:span></text:p>
      <text:p text:style-name="P900"><text:span text:style-name="Source_20_Text"/></text:p>
      <text:p text:style-name="P901"><text:span text:style-name="Source_20_Text"><text:span text:style-name="T540">Si sale este error: Couldn’t find font “-adobe-helvetica-medium</text:span></text:span></text:p>
      <text:p text:style-name="P901"><text:span text:style-name="Source_20_Text"/></text:p>
      <text:p text:style-name="P901"><text:span text:style-name="Source_20_Text"><text:span text:style-name="T540">se soluciona en bash con: </text:span></text:span></text:p>
      <text:p text:style-name="P901"><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901"><text:span text:style-name="Source_20_Text"/></text:p>
      <text:p text:style-name="P901"><text:span text:style-name="Source_20_Text"><text:span text:style-name="T540">y restart</text:span></text:span></text:p>
      <text:p text:style-name="P901"><text:span text:style-name="Source_20_Text"/></text:p>
      <text:p text:style-name="P902"><text:span text:style-name="Source_20_Text"><text:span text:style-name="T541">Hay un problema con el paquete FSA pero no es necesario para el report, se soluciona haciendo &lt;&lt;</text:span></text:span><text:span text:style-name="Source_20_Text"><text:span text:style-name="T110">eval = F</text:span></text:span><text:span text:style-name="Source_20_Text"><text:span text:style-name="T541">, echo = F, include=F, results= hide <text:s/>,fig=false&gt;&gt;=</text:span></text:span></text:p>
      <text:p text:style-name="P902"><text:soft-page-break/><text:span text:style-name="Source_20_Text">library(FSA)</text:span></text:p>
      <text:p text:style-name="P902"><text:span text:style-name="Source_20_Text"/></text:p>
      <text:p text:style-name="P903"><text:span text:style-name="Source_20_Text"><text:span text:style-name="T542">Para correr el Gadget del assessment aceptado en el CESGA:</text:span></text:span></text:p>
      <text:p text:style-name="P903"><text:span text:style-name="Source_20_Text"><text:span text:style-name="T542">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542">csepcmrh@ft2.cesga.es</text:span></text:span></text:a></text:p>
      <text:p text:style-name="P904"><text:span text:style-name="Source_20_Text"/></text:p>
      <text:p text:style-name="P904"><text:span text:style-name="Source_20_Text"><text:span text:style-name="T543">module load cesga/2018</text:span></text:span></text:p>
      <text:p text:style-name="P904"><text:span text:style-name="Source_20_Text"/></text:p>
      <text:p text:style-name="P904"><text:span text:style-name="Source_20_Text"><text:span text:style-name="T543">module load gcc/6.4.0</text:span></text:span></text:p>
      <text:p text:style-name="P904"><text:span text:style-name="Source_20_Text"/></text:p>
      <text:p text:style-name="P904"><text:span text:style-name="Source_20_Text"><text:span text:style-name="T543">module load R/3.6.0 </text:span></text:span></text:p>
      <text:p text:style-name="P904"><text:span text:style-name="Source_20_Text"><text:span text:style-name="T543">module load gadget</text:span></text:span></text:p>
      <text:p text:style-name="P904"><text:span text:style-name="Source_20_Text"/></text:p>
      <text:p text:style-name="P904"><text:span text:style-name="Source_20_Text"><text:span text:style-name="T543">Para reproducir el del año pasado </text:span></text:span></text:p>
      <text:p text:style-name="P905"><text:span text:style-name="Source_20_Text"><text:span text:style-name="T544">Hay un error en la instalación del paquete Rpostgres que no pasa con la última versión de R 4.0.4 que pide la librería cesga/2020 voy a intentar con esa a ver cómo va</text:span></text:span></text:p>
      <text:p text:style-name="P906"><text:span text:style-name="Source_20_Text"><text:span text:style-name="T545">Intento en el ft3 porque el ft2 va a desaparecer</text:span></text:span></text:p>
      <text:p text:style-name="P906"><text:span text:style-name="Source_20_Text"><text:span text:style-name="T545">compute</text:span></text:span></text:p>
      <text:p text:style-name="P906"><text:span text:style-name="Source_20_Text"><text:span text:style-name="T545">module load cesga/2020</text:span></text:span></text:p>
      <text:p text:style-name="P906"><text:span text:style-name="Source_20_Text"><text:span text:style-name="T545">R</text:span></text:span></text:p>
      <text:p text:style-name="P906"><text:span text:style-name="Source_20_Text"><text:span text:style-name="T545">Pero hay un problema con los paquetes</text:span></text:span></text:p>
      <text:p text:style-name="P906"><text:span text:style-name="Source_20_Text"/></text:p>
      <text:p text:style-name="P952"><text:span text:style-name="Source_20_Text"><text:span text:style-name="T485">En el cesga muchos problemas con la instalación de Rgadget usando </text:span></text:span><text:span text:style-name="Source_20_Text">devtools::install_github("gadget-framework/rgadget")</text:span></text:p>
      <text:p text:style-name="P907"><text:span text:style-name="Source_20_Text"/></text:p>
      <text:p text:style-name="P907"><text:span text:style-name="Source_20_Text"><text:span text:style-name="T546">Me entero que el ft2 va a morir, hay que pasarse al ft3, y Carlos Mouriño me instala el Rgadget porque el error está en una librería stringi.so que no la encuentra.</text:span></text:span></text:p>
      <text:p text:style-name="P907"><text:span text:style-name="Source_20_Text"><text:span text:style-name="T546">En el ft3 sólo hay que escribir R, no hay que cargar ningún módulo, creo Anchovy2022_2 que es copia de la configuración aceptada hace un año y modifico el runner para poder mandarlo al sistema de colas</text:span></text:span></text:p>
      <text:p text:style-name="P908"><text:span text:style-name="Source_20_Text"><text:span text:style-name="T547">hay que instalar también gadget2 como paquete de R:</text:span></text:span></text:p>
      <text:p text:style-name="P956"><text:span text:style-name="Source_20_Text">remotes::install_github("gadget-framework/gadget2")</text:span></text:p>
      <text:p text:style-name="P956"><text:span text:style-name="Source_20_Text"/></text:p>
      <text:p text:style-name="P957"><text:span text:style-name="Source_20_Text"><text:span text:style-name="T548">Pruebas Anchovy2022_1 perdida la conexión</text:span></text:span></text:p>
      <text:p text:style-name="P958"><text:span text:style-name="Source_20_Text"><text:span text:style-name="T548">Anchovy2022_2 con 10 horas perdido </text:span></text:span></text:p>
      <text:p text:style-name="P958"><text:span text:style-name="Source_20_Text"><text:span text:style-name="T548">Anchovy2022_3 con 20 horas </text:span></text:span></text:p>
      <text:p text:style-name="P958"><text:span text:style-name="Source_20_Text"><text:span text:style-name="T548">Anchovy2022_4 con 60 horas </text:span></text:span></text:p>
      <text:p text:style-name="P958"><text:span text:style-name="Source_20_Text"><text:span text:style-name="T548">Anchovy2022_5 con 60 horas pero con menos iteraciones simaniter= 1000000 en vez de 2000000 y simanneps=1e-03 en vez de 1e-06 el objetivo es obtener al menos unos resultados que pueda correr en el entorno TAF</text:span></text:span></text:p>
      <text:p text:style-name="P958"><text:span text:style-name="Source_20_Text"/></text:p>
      <text:p text:style-name="P959"><text:span text:style-name="Source_20_Text"><text:span text:style-name="T549">Me pongo con el setup mientras corren estos en el cesga en el folder Gadget_2022</text:span></text:span></text:p>
      <text:p text:style-name="P959"><text:span text:style-name="Source_20_Text"/></text:p>
      <text:p text:style-name="P961"><text:span text:style-name="Source_20_Text"><text:span text:style-name="T551">He metido el setup último en el folder initial/software del TAF sin meterlo en el .bib</text:span></text:span></text:p>
      <text:p text:style-name="P961"><text:span text:style-name="Source_20_Text"/></text:p>
      <text:p text:style-name="P961"><text:span text:style-name="Source_20_Text"><text:span text:style-name="T551">Clono repositorio TAF en el HP</text:span></text:span></text:p>
      <text:p text:style-name="P962"><text:span text:style-name="Source_20_Text"><text:span text:style-name="T552">y clono repositorio gitlab boqueron_assessment en </text:span></text:span><text:soft-page-break/><text:span text:style-name="Source_20_Text"><text:span text:style-name="T552">ICES_grupos del hp y del lenovo en GADGET/Assessment/Assessment_2022</text:span></text:span></text:p>
      <text:p text:style-name="P959"><text:span text:style-name="Source_20_Text"/></text:p>
      <text:p text:style-name="P960"><text:span text:style-name="Source_20_Text"><text:span text:style-name="T550">1. Correr el setup con datos actualizados y ver las diferencias con el modelo del año pasado</text:span></text:span></text:p>
      <text:p text:style-name="P960"><text:span text:style-name="Source_20_Text"/></text:p>
      <text:p text:style-name="P963"><text:span text:style-name="Source_20_Text"><text:span text:style-name="T553">He visto un video tutorial del taf y lo he puesto en gitlab en boqueron_assessment</text:span></text:span></text:p>
      <text:p text:style-name="P963"><text:span text:style-name="Source_20_Text"><text:span text:style-name="T553">He conectado archivos por ssh usando ssh://</text:span></text:span><text:a xlink:type="simple" xlink:href="mailto:marga@XXX.XXX.XX.XXX" text:style-name="Internet_20_link" text:visited-style-name="Visited_20_Internet_20_Link"><text:span text:style-name="Source_20_Text"><text:span text:style-name="T553">marga@XXX.XXX.XX.XXX</text:span></text:span></text:a><text:span text:style-name="Source_20_Text"><text:span text:style-name="T553"> donde las equis son la IP de donde me quiero conectar que se ve con ifconfig 168...etc</text:span></text:span></text:p>
      <text:p text:style-name="P963"><text:span text:style-name="Source_20_Text"/></text:p>
      <text:p text:style-name="P963"><text:span text:style-name="Source_20_Text"><text:span text:style-name="T553">Ha terminado de correr el Anchovy2022_5 que es realmente copia del de 2021, la versión de Rgadget no me deja crear ni el objeto stock ni el objeto recruitment</text:span></text:span></text:p>
      <text:p text:style-name="P904"><text:span text:style-name="Source_20_Text"/></text:p>
      <text:p text:style-name="P909"><text:span text:style-name="Source_20_Text"><text:span text:style-name="T554">Intento instalar las versiones de los paquetes que dice el TAF</text:span></text:span></text:p>
      <text:p text:style-name="P909"><text:span text:style-name="Source_20_Text"><text:span text:style-name="T554"><text:s/>remotes::install_github('hafro/rgadget', ref = '40ff4d6')</text:span></text:span></text:p>
      <text:p text:style-name="P910"><text:span text:style-name="Source_20_Text"><text:span text:style-name="T556">Me da un error con la librería xml2.so que lo ha solucionado Carlos del CESGA pero que en teoría se solucionaba con install.packages(“xml2”). Instalada esta versión de Rgadget</text:span></text:span></text:p>
      <text:p text:style-name="P910"><text:span text:style-name="Source_20_Text"/></text:p>
      <text:p text:style-name="P910"><text:span text:style-name="Source_20_Text"><text:span text:style-name="T556">Para que funcione el código que va desde la línea del gadget.fit hasta source en el runner es necesario cargar el módulo Gadget por fuera de R.module load gadget, lanzar R y llamar a la librería Rgadget.</text:span></text:span></text:p>
      <text:p text:style-name="P910"><text:span text:style-name="Source_20_Text"/></text:p>
      <text:p text:style-name="P911"><text:span text:style-name="Source_20_Text"><text:span text:style-name="T475">Recordar que el paso de archivos ya no lo hago manual sino con </text:span></text:span><text:span text:style-name="Source_20_Text"><text:span text:style-name="T476">home/margarita/Documents/GADGET/</text:span></text:span><text:bookmark-start text:name="__DdeLink__6066_4140356411"/><text:span text:style-name="Source_20_Text"><text:span text:style-name="T475">copyfromconsole_202</text:span></text:span><text:span text:style-name="Source_20_Text"><text:span text:style-name="T477">2</text:span></text:span><text:span text:style-name="Source_20_Text"><text:span text:style-name="T475">.r</text:span></text:span><text:bookmark-end text:name="__DdeLink__6066_4140356411"/><text:span text:style-name="Source_20_Text"><text:span text:style-name="T475"> </text:span></text:span><text:span text:style-name="Source_20_Text"><text:span text:style-name="T476">en el HP, los paso a un folder en el cesga y luego hago un push (hacer pull primero por si acaso) en recovery_results_2020 </text:span></text:span><text:span text:style-name="Source_20_Text"><text:span text:style-name="T557"><text:s/></text:span></text:span></text:p>
      <text:p text:style-name="P911"><text:span text:style-name="Source_20_Text"/></text:p>
      <text:p text:style-name="P912"><text:span text:style-name="Source_20_Text"><text:span text:style-name="T558">He decidido mezclar el copyfromconsole y el runner para que directamente cuando corra en el CESGA me pase los archivos que necesito al </text:span></text:span><text:span text:style-name="Source_20_Text"><text:span text:style-name="T476">recovery_results_2020</text:span></text:span><text:span text:style-name="Source_20_Text"><text:span text:style-name="T558"> (me faltaría decirle que hiciera push desde el cesga)</text:span></text:span></text:p>
      <text:p text:style-name="P912"><text:span text:style-name="Source_20_Text"><text:span text:style-name="T558">Para eso he instalado el paquete icesTAF en el cesga</text:span></text:span></text:p>
      <text:p text:style-name="P913"><text:span text:style-name="Source_20_Text"><text:span text:style-name="T559">Nuevo runner en /run/user/1000/gvfs/sftp:host=ft3.cesga.es,user=csepcmrh/mnt/netapp2/Home_FT2/home/csic/epc/mrh/Gadget_2022/Anchovy2022_5/Runner.r</text:span></text:span></text:p>
      <text:p text:style-name="P904"><text:span text:style-name="Source_20_Text"/></text:p>
      <text:p text:style-name="P914"><text:span text:style-name="Source_20_Text"><text:span text:style-name="T560">Creo un TAFfromscratch2022 en mi pc lenovo, al correrlo me da unos errores que se que ya he solucionado en el pc de sobremesa.</text:span></text:span></text:p>
      <text:p text:style-name="P903"><text:span text:style-name="Source_20_Text"/></text:p>
      <text:p text:style-name="P914"><text:span text:style-name="Source_20_Text"><text:span text:style-name="T560">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560">Gadgetoutputs2TAF me ha ayudado bastante.</text:span></text:span></text:p>
      <text:p text:style-name="P903"><text:span text:style-name="Source_20_Text"/></text:p>
      <text:p text:style-name="P915"><text:span text:style-name="Source_20_Text"><text:span text:style-name="T561">Escribo correo a Susana, copia de uno antiguo para el formato de datos de la pelago Fwd: Formato length distribution pelago</text:span></text:span></text:p>
      <text:p text:style-name="P915"><text:span text:style-name="Source_20_Text"/></text:p>
      <text:p text:style-name="P916"><text:span text:style-name="Source_20_Text"><text:span text:style-name="T562">También pido capturas de Algarve, su archivo está en GADGET/Assessment/Assessment2022 </text:span></text:span></text:p>
      <text:p text:style-name="P916"><text:span text:style-name="Source_20_Text"/></text:p>
      <text:p text:style-name="P916"><text:span text:style-name="Source_20_Text"><text:span text:style-name="T562">Agrego una línea en la línea 73:</text:span></text:span></text:p>
      <text:p text:style-name="P916"><text:span text:style-name="Source_20_Text"><text:span text:style-name="T562">Catches_Algarve&lt;-add_row(Catches_Algarve, YEAR=2021, SEASON=1:4, totalton=c(1669, 1204.8,106140,110)*0.001)</text:span></text:span></text:p>
      <text:p text:style-name="P903"><text:span text:style-name="Source_20_Text"/></text:p>
      <text:p text:style-name="P917"><text:span text:style-name="Source_20_Text"><text:span text:style-name="T563">Me invento datos de la Pelago que aún no han llegado</text:span></text:span></text:p>
      <text:p text:style-name="P918"><text:span text:style-name="Source_20_Text"><text:span text:style-name="T564">en /home/marga/GADGET/DATOS/PELAGO/results-ANE-PEL22.xlsx</text:span></text:span></text:p>
      <text:p text:style-name="P918"><text:span text:style-name="Source_20_Text"/></text:p>
      <text:p text:style-name="P918"><text:span text:style-name="Source_20_Text"><text:span text:style-name="T564"><text:s text:c="2"/>name&lt;-"Pelago2022" #en miles</text:span></text:span></text:p>
      <text:p text:style-name="P918"><text:span text:style-name="Source_20_Text"><text:span text:style-name="T564"><text:s text:c="2"/>a&lt;-readWorksheetFromFile("/home/marga/GADGET/DATOS/PELAGO/results-ANE-PEL22.xlsx", sheet = "algarve+cadiz", </text:span></text:span></text:p>
      <text:p text:style-name="P918"><text:span text:style-name="Source_20_Text"><text:span text:style-name="T564"><text:s text:c="27"/>header = TRUE, startCol = 1, </text:span></text:span></text:p>
      <text:p text:style-name="P918"><text:span text:style-name="Source_20_Text"><text:span text:style-name="T564"><text:s text:c="27"/>startRow = 1, endCol = 2, </text:span></text:span></text:p>
      <text:p text:style-name="P918"><text:span text:style-name="Source_20_Text"><text:span text:style-name="T564"><text:s text:c="27"/>endRow = 30, useCachedValues=TRUE)</text:span></text:span></text:p>
      <text:p text:style-name="P918"><text:span text:style-name="Source_20_Text"><text:span text:style-name="T564"><text:s text:c="2"/>i&lt;-2022</text:span></text:span></text:p>
      <text:p text:style-name="P918"><text:span text:style-name="Source_20_Text"><text:span text:style-name="T564"><text:s text:c="2"/># b&lt;-readWorksheetFromFile(paste("/home/marga/GADGET/DATOS/PELAGO/Pelago",i,".xls",sep=""), sheet = "Sheet1",</text:span></text:span></text:p>
      <text:p text:style-name="P918"><text:span text:style-name="Source_20_Text"><text:span text:style-name="T564"><text:s text:c="2"/># header = F, startCol = 10,</text:span></text:span></text:p>
      <text:p text:style-name="P918"><text:span text:style-name="Source_20_Text"><text:span text:style-name="T564"><text:s text:c="2"/># startRow = 5, endCol = 10,</text:span></text:span></text:p>
      <text:p text:style-name="P918"><text:span text:style-name="Source_20_Text"><text:span text:style-name="T564"><text:s text:c="2"/># endRow = 5, useCachedValues=TRUE)</text:span></text:span></text:p>
      <text:p text:style-name="P918"><text:span text:style-name="Source_20_Text"><text:span text:style-name="T564"><text:s text:c="2"/>names(a)&lt;-c("length","count")</text:span></text:span></text:p>
      <text:p text:style-name="P918"><text:span text:style-name="Source_20_Text"><text:span text:style-name="T564"><text:s text:c="2"/>a$year&lt;-2022</text:span></text:span></text:p>
      <text:p text:style-name="P918"><text:span text:style-name="Source_20_Text"><text:span text:style-name="T564"><text:s text:c="2"/>a$month&lt;-4-3</text:span></text:span></text:p>
      <text:p text:style-name="P918"><text:span text:style-name="Source_20_Text"><text:span text:style-name="T564"><text:s text:c="2"/>a$type&lt;-"pelago_comp_ld"</text:span></text:span></text:p>
      <text:p text:style-name="P918"><text:span text:style-name="Source_20_Text"><text:span text:style-name="T564"><text:s text:c="2"/>#a$total&lt;-b[1,1]</text:span></text:span></text:p>
      <text:p text:style-name="P918"><text:span text:style-name="Source_20_Text"><text:span text:style-name="T564"><text:s text:c="2"/>a[is.na(a)] &lt;- 0</text:span></text:span></text:p>
      <text:p text:style-name="P918"><text:span text:style-name="Source_20_Text"><text:span text:style-name="T564"><text:s text:c="2"/>a$count&lt;-a$count*1000</text:span></text:span></text:p>
      <text:p text:style-name="P918"><text:span text:style-name="Source_20_Text"><text:span text:style-name="T564"><text:s text:c="2"/></text:span></text:span></text:p>
      <text:p text:style-name="P918"><text:span text:style-name="Source_20_Text"><text:span text:style-name="T564"><text:s text:c="2"/>mybiglist[[name]] &lt;- a </text:span></text:span></text:p>
      <text:p text:style-name="P918"><text:span text:style-name="Source_20_Text"/></text:p>
      <text:p text:style-name="P919"><text:span text:style-name="Source_20_Text"><text:span text:style-name="T565">Y creo un archivo </text:span></text:span><text:span text:style-name="Source_20_Text"><text:span text:style-name="T113">provisional</text:span></text:span><text:span text:style-name="Source_20_Text"><text:span text:style-name="T565"> Pelago2022</text:span></text:span></text:p>
      <text:p text:style-name="P919"><text:span text:style-name="Source_20_Text"><text:span text:style-name="T565">i&lt;-2022</text:span></text:span></text:p>
      <text:p text:style-name="P919"><text:span text:style-name="Source_20_Text"><text:span text:style-name="T565">name&lt;-"alPelago2022" #cadiz y Algarve</text:span></text:span></text:p>
      <text:p text:style-name="P919"><text:span text:style-name="Source_20_Text"><text:span text:style-name="T565">a&lt;-readWorksheetFromFile(paste("/home/marga/GADGET/DATOS/PELAGO/Pelago",i,".xls",sep=""), sheet = "Sheet1", </text:span></text:span></text:p>
      <text:p text:style-name="P919"><text:span text:style-name="Source_20_Text"><text:span text:style-name="T565"><text:s text:c="25"/>header = TRUE, startCol = 1, </text:span></text:span></text:p>
      <text:p text:style-name="P919"><text:span text:style-name="Source_20_Text"><text:span text:style-name="T565"><text:s text:c="25"/>startRow = 5, endCol = 4, </text:span></text:span></text:p>
      <text:p text:style-name="P919"><text:span text:style-name="Source_20_Text"><text:span text:style-name="T565"><text:s text:c="25"/>endRow = 29 , useCachedValues=TRUE)</text:span></text:span></text:p>
      <text:p text:style-name="P919"><text:span text:style-name="Source_20_Text"><text:span text:style-name="T565">#a&lt;-data.frame(cbind(a$Col1,0,a$X1,a$X2,a$X3))</text:span></text:span></text:p>
      <text:p text:style-name="P919"><text:span text:style-name="Source_20_Text"><text:span text:style-name="T565">a&lt;-data.frame(cbind(a[,1],0,a$X1,a$X2,a$X3))</text:span></text:span></text:p>
      <text:p text:style-name="P919"><text:span text:style-name="Source_20_Text"><text:span text:style-name="T565">names(a)&lt;-c("length", "0","1", "2", "3")</text:span></text:span></text:p>
      <text:p text:style-name="P919"><text:soft-page-break/><text:span text:style-name="Source_20_Text"><text:span text:style-name="T565">#names(a)&lt;-c("length", "1", "2", "3")</text:span></text:span></text:p>
      <text:p text:style-name="P919"><text:span text:style-name="Source_20_Text"><text:span text:style-name="T565">a$year&lt;-2022</text:span></text:span></text:p>
      <text:p text:style-name="P919"><text:span text:style-name="Source_20_Text"><text:span text:style-name="T565">a$month&lt;-4-3</text:span></text:span></text:p>
      <text:p text:style-name="P919"><text:span text:style-name="Source_20_Text"><text:span text:style-name="T565">a$type&lt;-"pelago_comp_ald"</text:span></text:span></text:p>
      <text:p text:style-name="P919"><text:span text:style-name="Source_20_Text"/></text:p>
      <text:p text:style-name="P919"><text:span text:style-name="Source_20_Text"><text:span text:style-name="T565">a[is.na(a)] &lt;- 0</text:span></text:span></text:p>
      <text:p text:style-name="P919"><text:span text:style-name="Source_20_Text"><text:span text:style-name="T565">mybiglist[[name]] &lt;- a</text:span></text:span></text:p>
      <text:p text:style-name="P919"><text:span text:style-name="Source_20_Text"/></text:p>
      <text:p text:style-name="P925"><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25"><text:span text:style-name="Source_20_Text"><text:span text:style-name="T111"/></text:span></text:p>
      <text:p text:style-name="P951"/>
      <text:p text:style-name="P329"><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4"><text:span text:style-name="Source_20_Text"><text:span text:style-name="T478">de </text:span></text:span><text:span text:style-name="Source_20_Text"><text:span text:style-name="T479">pelago_comp solo <text:s/>se usa </text:span></text:span><text:bookmark text:name="rstudio_console_output2111"/><text:span text:style-name="Source_20_Text"><text:span text:style-name="T283">pelago_bio_pre</text:span></text:span></text:p>
      <text:p text:style-name="P874"><text:span text:style-name="Source_20_Text"><text:span text:style-name="T285"/></text:span></text:p>
      <text:p text:style-name="P371">Year4bio2num uno menos que el año en curso <text:span text:style-name="T408">(Recordar que lo que quiero es saber números de las capturas del año pasado) Year4bio2num es lo que conecta con las ALK y las ld de capturas, he guardado el archivo BOQUERON_ALK_2021 en la carpeta GADGET/DATOS</text:span></text:p>
      <text:p text:style-name="P881"><text:span text:style-name="Source_20_Text"><text:span text:style-name="T283">Year4bio2num&lt;-</text:span></text:span><text:span text:style-name="Source_20_Text"><text:span text:style-name="T290">2021</text:span></text:span><text:span text:style-name="Source_20_Text"><text:span text:style-name="T283"> </text:span></text:span><text:span text:style-name="Source_20_Text"><text:span text:style-name="T289">cambiando esto se actualiza NUMPT y BIOMTOT y <text:s/>catchesallfleetsPTSP</text:span></text:span></text:p>
      <text:p text:style-name="P881"><text:span text:style-name="Source_20_Text"><text:span text:style-name="T289"/></text:span></text:p>
      <text:p text:style-name="P881"><text:span text:style-name="Source_20_Text"><text:span text:style-name="T289"/></text:span></text:p>
      <text:p text:style-name="P881"><text:span text:style-name="Source_20_Text"><text:span text:style-name="T289"/></text:span></text:p>
      <text:p text:style-name="P881"><text:span text:style-name="Source_20_Text"><text:span text:style-name="T289"/></text:span></text:p>
      <text:p text:style-name="P457">Pedir a Yorch el histórico de capturas mensuales para saber el % de junio respecto a Enero-Mayo</text:p>
      <text:p text:style-name="P457">Un archivo parecido a este: HISTORICO_CAPTURAS_MENSUALES_2009_2019 <text:span text:style-name="T566">con esto veo que junio 2022 será igual al </text:span><text:span text:style-name="T115">36 porciento</text:span><text:span text:style-name="T566"> NO de las capturas enero-mayo 2022</text:span></text:p>
      <text:p text:style-name="P461">Hay un error en el archivo porque la media no se calcula teniendo en cuenta los datos desde 2009 sino que empieza en 2011, <text:span text:style-name="T584">así sale un </text:span><text:span text:style-name="T117">39% </text:span><text:span text:style-name="T118">hay que corregirlo en el setup...</text:span></text:p>
      <text:p text:style-name="P232">Repito provisionalmente los valores de 2021 <text:span text:style-name="T567">utilizo el mismo archivo que se usaba para 2021, ahora para 2022 por ahora</text:span> </text:p>
      <text:p text:style-name="P210"><text:span text:style-name="T203">Busco catches</text:span><text:span text:style-name="T238">2021</text:span><text:span text:style-name="T203">1cakg </text:span><text:span text:style-name="T239">ojo que no es copiar y pegar</text:span><text:span text:style-name="T203">, </text:span><text:span text:style-name="T239">es</text:span><text:span text:style-name="T229"> cambiar 202</text:span><text:span text:style-name="T238">1</text:span><text:span text:style-name="T229"> por 202</text:span><text:span text:style-name="T238">2</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5"><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46"><text:s/>Numb20221=(catches20221cakg[1,1]+catches20221alton*1000)*(CatchesAllFleetsPTSP$ALL[CatchesAllFleetsPTSP$YEAR==2021 &amp; CatchesAllFleetsPTSP$SEASON==1])/((BIOMTOT$TONPT+BIOMTOT$TONSP)[BIOMTOT$YEAR==2021 &amp; BIOMTOT$SEASON==1]*1000)</text:p>
      <text:p text:style-name="P445"/>
      <text:p text:style-name="P178"><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9"/>
      <text:p text:style-name="P384">Comentar esta línea y repetirla con 20<text:span text:style-name="T409">22</text:span></text:p>
      <text:p text:style-name="P384"><text:span text:style-name="T515">#</text:span>fleet.allptsp&lt;-add_row(fleet.allptsp,year=2018,month=c(3,6),count=c(Numb20181,Numb20182))</text:p>
      <text:p text:style-name="P460">fleet.allptsp&lt;-add_row(fleet.allptsp,year=202<text:span text:style-name="T568">2</text:span>,month=c(3,6),count=c(Numb202<text:span text:style-name="T568">2</text:span>1,Numb202<text:span text:style-name="T568">2</text:span>2))</text:p>
      <text:p text:style-name="P878"/>
      <text:p text:style-name="P883">Este año no hay ECOCADIZ pero si hubiera ojo a las ldist que vayan sin edad 0, y verificar que en la columna NOEDAD0 esté la cosa redondeada el ECOCADIZ_ALK_2020 es buen ejemplo</text:p>
      <text:p text:style-name="P885">Agregar la fila de discards (pedírselo a Ferni en management year) <text:span text:style-name="T586">un año menos al del assessment al ser management year 2021 y corregir 2020 que para el año anterior siempre </text:span><text:soft-page-break/><text:span text:style-name="T586">los dos últimos trimestres del management year (1 y 2 del calendar) son provisionales.</text:span></text:p>
      <text:p text:style-name="P884"><text:s/>DISCARDS&lt;-add_row(DISCARDS, newyear=2020, newyeardiscardsouth=87, year=2020)</text:p>
      <text:p text:style-name="P235">Cambiar el año en defaults <text:span text:style-name="T575">1989:2022 en este caso</text:span></text:p>
      <text:p text:style-name="P721"/>
      <text:p text:style-name="P795"><text:span text:style-name="T233">#</text:span><text:span text:style-name="T203">Correr </text:span><text:span text:style-name="T212">el que está en </text:span><text:span text:style-name="T223">assessment202</text:span><text:span text:style-name="T242">2</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41">521</text:span><text:span text:style-name="T234"> </text:span><text:span text:style-name="T225">y se generará un </text:span><text:span text:style-name="T234">folder</text:span><text:span text:style-name="T225"> que se llama </text:span><text:span text:style-name="T234">Anchovy202</text:span><text:span text:style-name="T242">2</text:span></text:p>
      <text:p text:style-name="P723"/>
      <text:p text:style-name="P797"><text:span text:style-name="T203">Comparo ese folder con </text:span><text:span text:style-name="T243">Anchovy2021_withLD2018_2019_1_2_andALKpelago2020_copy2M_copy</text:span><text:span text:style-name="T203">, </text:span><text:span text:style-name="T235">ecocadizldist no se crea bien desde el setup, es necesario importarlo, el importado es el archivo que me pasó Yorch hace tiempo es un csv que dice algo de NOEDAD dentro de un .rar, </text:span><text:span text:style-name="T244">sin embargo veo que faltan los datos de la LD de la ecocadiz del 2020 </text:span><text:span text:style-name="T245">en la configuración final </text:span><text:span text:style-name="T246">del año pasado</text:span><text:span text:style-name="T245">. El setup actual setupanchovy_fromcesga_mejorado_2020_conpelago_ycatches2020_ysumarryplots_noLDyALK2020_1_2_for2022</text:span></text:p>
      <text:p text:style-name="P804"><text:span text:style-name="T462">no coge los datos de edad 0 desde 2014 hasta 201</text:span><text:span text:style-name="T463">8</text:span><text:span text:style-name="T462"> </text:span><text:span text:style-name="T464">pero si en </text:span><text:span text:style-name="T463">2019 y</text:span><text:span text:style-name="T464"> 2020 :), </text:span><text:span text:style-name="T463">manualmente </text:span><text:span text:style-name="T469">lo cojo </text:span><text:span text:style-name="T465">de</text:span><text:span text:style-name="T463"> los otros años, ojo que los datos de 2019 y 2020 tienen decimales, corrijo para que no sea así </text:span><text:span text:style-name="T466">multiplicando por mil </text:span><text:span text:style-name="T467">y redondeando (</text:span><text:span text:style-name="T569">=ROUND(Q20*1000)</text:span><text:span text:style-name="T574">)</text:span><text:span text:style-name="T466"> en los archivos ALK columna 19 </text:span><text:span text:style-name="T465">de los años 2019 y 2020</text:span><text:span text:style-name="T466">, porque no sé por qué están divididos por 10</text:span><text:span text:style-name="T467">0</text:span><text:span text:style-name="T466">0 respecto a la columna de la LD, </text:span><text:span text:style-name="T468">ojo que en del 2019 ya estaban multiplicados por mil (Margarita del pasado habrá pensado esto mismo), sólo hay que redondear</text:span><text:span text:style-name="T466"> </text:span><text:span text:style-name="T465">(aunque para efectos de la LD de igual porque los números los coge en términos relativos)</text:span></text:p>
      <text:p text:style-name="P800"><text:span text:style-name="T203">Hay un problema con las LD, no me coge las de 2021, </text:span><text:span text:style-name="T247">solucionado cambiando por Year4bio2num aquí:</text:span></text:p>
      <text:p text:style-name="P778">for (i in 2014:Year4bio2num){</text:p>
      <text:p text:style-name="P778"><text:s text:c="2"/>for (j in 1:4){</text:p>
      <text:p text:style-name="P778"><text:s text:c="4"/>name&lt;-paste("ALKcatches",i,j,sep="")</text:p>
      <text:p text:style-name="P778"><text:s text:c="4"/>name1&lt;-paste("LDcatches",i,j,sep="") </text:p>
      <text:p text:style-name="P801"><text:span text:style-name="T247">C</text:span><text:span text:style-name="T203">orro de nuevo el setup y se crea Anchovy2022_1, hago una copia que es la que voy a completar con los otros archivos</text:span></text:p>
      <text:p text:style-name="P779">El setup, el Anchovy2022_1 y el folder de datos actualizados están en el gitlab del CSIC carpeta boqueron_assessment</text:p>
      <text:p text:style-name="P802"><text:span text:style-name="T203">Anchovy2022_1</text:span><text:span text:style-name="T248">(copy) </text:span></text:p>
      <text:p text:style-name="P726"/>
      <text:p text:style-name="P485"><text:span text:style-name="T58">initfiles copiados tal cual </text:span><text:span text:style-name="T423">recordar cambiar </text:span><text:span text:style-name="T100">anch.rec poniendo 1 año más de reclutamiento 20</text:span><text:span text:style-name="T101">20</text:span><text:span text:style-name="T100"> 2,3 y 4</text:span></text:p>
      <text:p text:style-name="P485"><text:span text:style-name="T58">area, </text:span><text:span text:style-name="T102">main</text:span> <text:span text:style-name="T58">y time arreglados manualmente </text:span><text:span text:style-name="T103">Modelfiles también</text:span></text:p>
      <text:p text:style-name="P717"><text:span text:style-name="T516">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424"> y el archivo del reclutamiento </text:span></text:p>
      <text:p text:style-name="P770">cambio el optfile con <text:span text:style-name="T516">con el optfile de Bjarki sacado de la configuración final que está ahora en el TAF/</text:span>bootstrap/software<text:span text:style-name="T516">.</text:span></text:p>
      <text:p text:style-name="P725"/>
      <text:p text:style-name="P719"><text:span text:style-name="T516">8 </text:span>runs en el cesga 4 con ALKy LD 2020_1_2 y 4 sin ellas, uno de cada con el optfile de Bjarki</text:p>
      <text:p text:style-name="P725">uno local en mi PC con el optfile de Bjarki sacado de la configuración final que está ahora en el TAF.</text:p>
      <text:p text:style-name="P728"/>
      <text:p text:style-name="P771">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71"/>
      <text:p text:style-name="P772">Un problema con el params.in que faltaba el valor de beta (no sé por qué) y con el main que no se habían guardado <text:span text:style-name="T576">los cambios que hice en el meld</text:span></text:p>
      <text:p text:style-name="P772"/>
      <text:p text:style-name="P773"><text:soft-page-break/>Intento este del 2022 sin datos definitivos por probar el tiempo de run que necesita,</text:p>
      <text:p text:style-name="P773">[csepcmrh@login209-18 Anchovy2022_1_condatos2022]$ sbatch --mem-per-cpu=2G --time=60:00:00 trabajo.sh</text:p>
      <text:p text:style-name="P773">sbatch: slurm_job_submit: setting QoS to Partition QoS value: medium</text:p>
      <text:p text:style-name="P773">Submitted batch job 168955</text:p>
      <text:p text:style-name="P773"/>
      <text:p text:style-name="P773">El Anchovy2022_6 es igual al 2022_5 pero quiero ponerle el mismo optfile del condatos2022 (el de Bjarki) a ver qué pasa</text:p>
      <text:p text:style-name="P773">Recordar que faltaba la ld de la ecocadiz de 2020, ese Gadget será el que compararé con el de los datos definitivos.</text:p>
      <text:p text:style-name="P774">Uno igual al del año pasado con los datos de la ecocadiz<text:span text:style-name="T577">ld hasta 2020 y el optfile de Bjarki y el runner y el trabajo.sh del condatos2022</text:span></text:p>
      <text:p text:style-name="P774"/>
      <text:p text:style-name="P775">[csepcmrh@login209-18 Anchovy2022_6]$ sbatch --mem-per-cpu=1G --time=60:00:00 trabajo.sh</text:p>
      <text:p text:style-name="P775">sbatch: slurm_job_submit: setting QoS to Partition QoS value: medium</text:p>
      <text:p text:style-name="P775">Submitted batch job 168956</text:p>
      <text:p text:style-name="P775"/>
      <text:p text:style-name="P775">Y una copia del condatos2022 que pedí 2G de CPU y se ha quedado en la cola</text:p>
      <text:p text:style-name="P775">[csepcmrh@login209-18 Anchovy2022_1_condatos2022_2]$ sbatch --mem-per-cpu=1G --time=60:00:00 trabajo.sh</text:p>
      <text:p text:style-name="P775">sbatch: slurm_job_submit: setting QoS to Partition QoS value: medium</text:p>
      <text:p text:style-name="P775">Submitted batch job 168957</text:p>
      <text:p text:style-name="P775"/>
      <text:p text:style-name="P777">Hago una copia del 2022_6 con el optfile que no es el de Bjarki 2022_7 y tiene un optfile más relajado</text:p>
      <text:p text:style-name="P777"/>
      <text:p text:style-name="P780">No olvidar hacer push de lo que se corra en el cesga al recovery</text:p>
      <text:p text:style-name="P780"/>
      <text:p text:style-name="P781">el 2022_7 termina antes de 4 horas y el resultado es bastante parecido al del año pasado.</text:p>
      <text:p text:style-name="P781"/>
      <text:p text:style-name="P782">Corro el TAF, <text:span text:style-name="T578">el setup</text:span> y las comparisons aquí con <text:span text:style-name="T578">mfdb (3.x) </text:span>R 3.6.3 y el Rgadget <text:span text:style-name="Source_20_Text"><text:span text:style-name="T554">remotes::install_github('hafro/rgadget', ref = '40ff4d6')</text:span></text:span></text:p>
      <text:p text:style-name="P775"/>
      <text:p text:style-name="P783">Anchovy2022_8 tiene ya las capturas oficiales de España <text:span text:style-name="T592">pero ojo que el runner es viejo</text:span></text:p>
      <text:p text:style-name="P783"/>
      <text:p text:style-name="P784">Falta una versión que tenga arreglado un error en el tercer trimestre de la LD de las capturas, lo correré todo cuando tenga también la pelago.</text:p>
      <text:p text:style-name="P784"/>
      <text:p text:style-name="P785">El 2022_6 y 7 son iguales excepto por el optfile y reproducen lo del año pasado añadiéndole la ld ecocadiz 2020.</text:p>
      <text:p text:style-name="P785"/>
      <text:p text:style-name="P776">condatos2022 <text:span text:style-name="T579">y <text:s/></text:span>condatos2022_2 <text:span text:style-name="T579">son iguales excepto por la memoria que he pedido al cesga.</text:span></text:p>
      <text:p text:style-name="P786">Voy a hacer un TAF provisional del 2022 para ir viendo que necesito cambiar en el WD.</text:p>
      <text:p text:style-name="P788">El TAF se corre con R 3.6.3 y Rgadget 0.5 cargado con taflibrary en el pc lenovo</text:p>
      <text:p text:style-name="P763">en el <text:span text:style-name="T581">TAF un error que no encuentra likelihood_value, se soluciona </text:span></text:p>
      <text:p text:style-name="P787">escribiendo names(fit$likelihoodsummary)[6]&lt;-"likelihood_value"</text:p>
      <text:p text:style-name="P763"><text:span text:style-name="T582">En el </text:span>Rnw del WD hay que buscar 202<text:span text:style-name="T580">1</text:span> e ir cambiando o agregando lo que surja <text:span text:style-name="T531">y el Latestadvice</text:span></text:p>
      <text:p text:style-name="P789">Entre esos:</text:p>
      <text:p text:style-name="P789">agregar B2022 copiando B2021</text:p>
      <text:p text:style-name="P640">Ojo El B202<text:span text:style-name="T583">2</text:span> es decir el del último año es con fit$res.by year pero los dos anteriores no </text:p>
      <text:p text:style-name="P642">Para el próximo año meter BIOMtot creado en el setup en el folder data del TAF</text:p>
      <text:p text:style-name="P642"/>
      <text:p text:style-name="P700"><text:soft-page-break/>los discards <text:span text:style-name="T585">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585">Sin embargo el archivo </text:span>"Landings and discards ...._2019.xls <text:span text:style-name="T585">es un resumen del otro de 2014 más datos adicionales.</text:span></text:p>
      <text:p text:style-name="P809">Pedir a Ferni discards en management year, hay un error en las summaryplots del año pasado es necesario restar las discards de caton porque en la tabla del advice aparecen como landings y no lo son :(, <text:span text:style-name="T587">ya está corregido en el setup que genera un archivo BIOMTOTnewyeardiscards.Rdata que debería entrar como datos en el TAF y se llama ahora la columna landings y ya tiene restados los descartes :)</text:span></text:p>
      <text:p text:style-name="P810">Ya está generado ese archivo y lo he puesto en el TAF initial data con su respectiva entrada en el bib, antes había que despertar un pedazo de código en el Rnw y dormirlo luego porque este archivo se cogía de una ruta local.</text:p>
      <text:p text:style-name="P810">He comparado los Rnw del año pasado y de este para ver diferencias en los cambios, ya que casi todos los cambios de año los hago manualmente, <text:span text:style-name="T588">la comparación la he hecho buscando los 2021 en el Rnw de 2021 y los 2022 en el Rnw de 2022.</text:span></text:p>
      <text:p text:style-name="P811">También he puesto el setup y el SessionInfoen el TAF</text:p>
      <text:p text:style-name="P927">Como el gadget con datos de 2022 lo he corrido con el Rgadget antiguo cargando Gadget como módulo y no como paquete de R el error <text:s/>que aparece ahora es </text:p>
      <text:p text:style-name="P964"><text:bookmark text:name="rstudio_console_output7"/>object 'likelihood.value' not found</text:p>
      <text:p text:style-name="P964"/>
      <text:p text:style-name="P805">He creado un setup que incluya la ecocadiz reclutas y los datos provisionales de la pelago de 2022, el <text:span text:style-name="T589">creado por el setup</text:span> está en GADGET/Assessment/A<text:span text:style-name="T589">ss</text:span>essment_2022 <text:span text:style-name="T589">y se llama Anchovy2022_conecocadizrecyprovpelago hago una copia Anchovy2022_conecocadizrecyprovpelago4cesga y comparo con la copia que ha ido para el cesga Anchovy2022_8_forcesga</text:span></text:p>
      <text:p text:style-name="P806">Recordar que hay que modificar manualmente los datos de la ecocadiz.ldist <text:span text:style-name="T590">y hay una diferencia en la catchdistribution.ldist.seine por el cambio que me mandó Yorch </text:span></text:p>
      <text:p text:style-name="P965">2021<text:tab/>3<text:tab/>IXa<text:tab/>all<text:tab/>len17.5<text:tab/>4547 este es el dato que si! Y en fleet.seine.data por lo mismo.</text:p>
      <text:p text:style-name="P967">Veo que el Runner de Anchovy2022_8 no es el más actualizado así que mejor comparo directamente con uno del cesga pero no me deja conectar porque la licencia del forticlient ha expirado.</text:p>
      <text:p text:style-name="P966">Tengo que instalar el forticlient antiguo <text:span text:style-name="T591">(</text:span>en el hp que es el que estoy usando para conectarme al cesga<text:span text:style-name="T591">)</text:span> siguiendo las instrucciones del portal de usuarios del cesga porque el forticlient nuevo ya no funciona por un problema con la licencia</text:p>
      <text:p text:style-name="P966">En el cesga veo que no está el <text:s/><text:span text:style-name="T589">Anchovy2022_8, </text:span>así que copio <text:span text:style-name="T589">Anchovy2022_conecocadizrecyprovpelago4cesga </text:span>del lenovo al cesga usando el hp que está conectado al lenovo con sftp://marga@192.168.43.104/ comparo mejor con Anchovy2022_1_condatos2022 abriendo el meld en el hp y comparando directamente con el del cesga</text:p>
      <text:p text:style-name="P966"/>
      <text:p text:style-name="P968">Mandados uno con el opt file de Bjarki y otro con el del <text:s/><text:span text:style-name="T474">2022_7 </text:span><text:span text:style-name="T460">que terminó en 4 horas.</text:span></text:p>
      <text:p text:style-name="P969"/>
      <text:p text:style-name="P968">[csepcmrh@login210-18 Anchovy2022_conecocadizrecyprovpelagoforcesga]$ sbatch --mem-per-cpu=1G --time=60:00:00 trabajo.sh</text:p>
      <text:p text:style-name="P968"><text:soft-page-break/>sbatch: slurm_job_submit: setting QoS to Partition QoS value: medium</text:p>
      <text:p text:style-name="P968">Submitted batch job 196859</text:p>
      <text:p text:style-name="P968">[csepcmrh@login210-18 Anchovy2022_conecocadizrecyprovpelagoforcesga]$ cd ..</text:p>
      <text:p text:style-name="P968">[csepcmrh@login210-18 Gadget_2022]$ cd Anchovy2022_conecocadizrecyprovpelagoforcesga_s*</text:p>
      <text:p text:style-name="P968">[csepcmrh@login210-18 Anchovy2022_conecocadizrecyprovpelagoforcesga_shortopt]$ sbatch --mem-per-cpu=1G --time=60:00:00 trabajo.sh</text:p>
      <text:p text:style-name="P968">sbatch: slurm_job_submit: setting QoS to Partition QoS value: medium</text:p>
      <text:p text:style-name="P968">Submitted batch job 196862</text:p>
      <text:p text:style-name="P927"/>
      <text:p text:style-name="P927"/>
      <text:p text:style-name="P928">Llegan los datos de la pelago, actualizo la carpeta y me doy cuenta que no había puesto 0 capturas en el Algarve para 2022_1 y 2022_2</text:p>
      <text:p text:style-name="P928"/>
      <text:p text:style-name="P928">Se llama Anchovy2022_def_estesi_4run</text:p>
      <text:p text:style-name="P928">Lo comparo con el de la ecocadiz de ayer, <text:span text:style-name="T593">cambio manualmente el ecocadiz.ldist y pongo los archivos que faltan</text:span></text:p>
      <text:p text:style-name="P929">Corriendo:</text:p>
      <text:p text:style-name="P929">[csepcmrh@login211-1 Anchovy2022_def_estesi_4run]$ sbatch --mem-per-cpu=1G --time=60:00:00 trabajo.sh</text:p>
      <text:p text:style-name="P929">sbatch: slurm_job_submit: setting QoS to Partition QoS value: medium</text:p>
      <text:p text:style-name="P929">Submitted batch job 200086</text:p>
      <text:p text:style-name="P929">[csepcmrh@login211-1 Anchovy2022_def_estesi_4run]$ cd Anchovy2022_def_estesi_4run_shortopt</text:p>
      <text:p text:style-name="P929">-bash: cd: Anchovy2022_def_estesi_4run_shortopt: No such file or directory</text:p>
      <text:p text:style-name="P929">[csepcmrh@login211-1 Anchovy2022_def_estesi_4run]$ cd ..</text:p>
      <text:p text:style-name="P929">[csepcmrh@login211-1 Gadget_2022]$ cd Anchovy2022_def_estesi_4run_shortopt</text:p>
      <text:p text:style-name="P929">[csepcmrh@login211-1 Anchovy2022_def_estesi_4run_shortopt]$ sbatch --mem-per-cpu=1G --time=60:00:00 trabajo.sh</text:p>
      <text:p text:style-name="P929">sbatch: slurm_job_submit: setting QoS to Partition QoS value: medium</text:p>
      <text:p text:style-name="P929">Submitted batch job 200087</text:p>
      <text:p text:style-name="P929"/>
      <text:p text:style-name="P930">Manualmente hago uno con pelago def y ecorec</text:p>
      <text:p text:style-name="P930">[csepcmrh@login211-1 Gadget_2022]$ cd Anchovy2022_conecocadizrecyoelagodef </text:p>
      <text:p text:style-name="P930">[csepcmrh@login211-1 Anchovy2022_conecocadizrecyoelagodef]$ sbatch --mem-per-cpu=1G --time=60:00:00 trabajo.sh</text:p>
      <text:p text:style-name="P930">sbatch: slurm_job_submit: setting QoS to Partition QoS value: medium</text:p>
      <text:p text:style-name="P930">Submitted batch job 200602</text:p>
      <text:p text:style-name="P930">[csepcmrh@login211-1 Anchovy2022_conecocadizrecyoelagodef]$ cd ..</text:p>
      <text:p text:style-name="P930">[csepcmrh@login211-1 Gadget_2022]$ cd Anchovy2022_conecocadizrecyoelagodef_shortopt</text:p>
      <text:p text:style-name="P930">[csepcmrh@login211-1 Anchovy2022_conecocadizrecyoelagodef_shortopt]$ sbatch --mem-per-cpu=1G --time=60:00:00 trabajo.sh</text:p>
      <text:p text:style-name="P930">sbatch: slurm_job_submit: setting QoS to Partition QoS value: medium</text:p>
      <text:p text:style-name="P930">Submitted batch job 200604</text:p>
      <text:p text:style-name="P930"/>
      <text:p text:style-name="P932">Ha muerto por falta de memoria <text:span text:style-name="T595">este Anchovy2022_def_estesi_4run_shortopt, lo he vuelto a correr con 2G de memoria (ahora si)</text:span></text:p>
      <text:p text:style-name="P932"/>
      <text:p text:style-name="P933">Me da miedo que muera <text:s/><text:span text:style-name="T595">Anchovy2022_def_estesi_4run </text:span>así que hago una copia y lo lanzo con 2G</text:p>
      <text:p text:style-name="P934">Y uno de estos <text:s/><text:span text:style-name="T594">Anchovy2022_conecocadizrecyoelagodef </text:span>y de estos</text:p>
      <text:p text:style-name="P931"><text:soft-page-break/>Anchovy2022_conecocadizrecyoelagodef_<text:span text:style-name="T596">shortrun</text:span></text:p>
      <text:p text:style-name="P931"/>
      <text:p text:style-name="P935">[csepcmrh@login211-1 Anchovy2022_def_estesi_4run_copy]$ sbatch --mem-per-cpu=2G --time=60:00:00 trabajo.sh</text:p>
      <text:p text:style-name="P935">sbatch: slurm_job_submit: setting QoS to Partition QoS value: medium</text:p>
      <text:p text:style-name="P935">Submitted batch job 202926</text:p>
      <text:p text:style-name="P935">[csepcmrh@login211-1 Anchovy2022_def_estesi_4run_copy]$ cd ..</text:p>
      <text:p text:style-name="P935">[csepcmrh@login211-1 Gadget_2022]$ cd Anchovy2022_conecocadizrecyoelagodef_shortopt_copy</text:p>
      <text:p text:style-name="P935">[csepcmrh@login211-1 Anchovy2022_conecocadizrecyoelagodef_shortopt_copy]$ sbatch --mem-per-cpu=2G --time=60:00:00 trabajo.sh</text:p>
      <text:p text:style-name="P935">sbatch: slurm_job_submit: setting QoS to Partition QoS value: medium</text:p>
      <text:p text:style-name="P935">Submitted batch job 202928</text:p>
      <text:p text:style-name="P935">[csepcmrh@login211-1 Anchovy2022_conecocadizrecyoelagodef_shortopt_copy]$ cd ..</text:p>
      <text:p text:style-name="P935">[csepcmrh@login211-1 Gadget_2022]$ cd Anchovy2022_conecocadizrecyoelagodef_copy</text:p>
      <text:p text:style-name="P935">[csepcmrh@login211-1 Anchovy2022_conecocadizrecyoelagodef_copy]$ sbatch --mem-per-cpu=2G --time=60:00:00 trabajo.sh</text:p>
      <text:p text:style-name="P935">sbatch: slurm_job_submit: setting QoS to Partition QoS value: medium</text:p>
      <text:p text:style-name="P935">Submitted batch job 202929</text:p>
      <text:p text:style-name="P933"/>
      <text:p text:style-name="P936">El setupfinal y la configuración final usada para el report está en el TAF en bootstrap/initial/data/GADGET</text:p>
      <text:p text:style-name="P936"/>
      <text:p text:style-name="P936"/>
      <text:p text:style-name="P936">SessionInfo for running the report en TAF:</text:p>
      <text:p text:style-name="P970"><text:bookmark text:name="rstudio_console_output8"/>R version 3.6.3 (2020-02-29)</text:p>
      <text:p text:style-name="P973">Platform: x86_64-pc-linux-gnu (64-bit)</text:p>
      <text:p text:style-name="P973">Running under: Ubuntu 16.04.7 LTS</text:p>
      <text:p text:style-name="P971"/>
      <text:p text:style-name="P973">Matrix products: default</text:p>
      <text:p text:style-name="P973">BLAS: <text:s text:c="2"/>/usr/lib/openblas-base/libblas.so.3</text:p>
      <text:p text:style-name="P973">LAPACK: /usr/lib/libopenblasp-r0.2.18.so</text:p>
      <text:p text:style-name="P971"/>
      <text:p text:style-name="P973">locale:</text:p>
      <text:p text:style-name="P971"><text:s/><text:span text:style-name="T47">[1] LC_CTYPE=en_US.UTF-8 <text:s text:c="9"/>LC_NUMERIC=C <text:s text:c="17"/>LC_TIME=en_US.UTF-8 <text:s text:c="9"/></text:span></text:p>
      <text:p text:style-name="P971"><text:s/><text:span text:style-name="T47">[4] LC_COLLATE=en_US.UTF-8 <text:s text:c="7"/>LC_MONETARY=en_US.UTF-8 <text:s text:c="6"/>LC_MESSAGES=en_US.UTF-8 <text:s text:c="5"/></text:span></text:p>
      <text:p text:style-name="P971"><text:s/><text:span text:style-name="T47">[7] LC_PAPER=en_US.UTF-8 <text:s text:c="9"/>LC_NAME=en_US.UTF-8 <text:s text:c="10"/>LC_ADDRESS=en_US.UTF-8 <text:s text:c="6"/></text:span></text:p>
      <text:p text:style-name="P973">[10] LC_TELEPHONE=en_US.UTF-8 <text:s text:c="5"/>LC_MEASUREMENT=en_US.UTF-8 <text:s text:c="3"/>LC_IDENTIFICATION=en_US.UTF-8</text:p>
      <text:p text:style-name="P971"/>
      <text:p text:style-name="P973">attached base packages:</text:p>
      <text:p text:style-name="P973">[1] stats <text:s text:c="4"/>graphics <text:s/>grDevices utils <text:s text:c="4"/>datasets <text:s/>methods <text:s text:c="2"/>base <text:s text:c="4"/></text:p>
      <text:p text:style-name="P971"/>
      <text:p text:style-name="P973">other attached packages:</text:p>
      <text:p text:style-name="P971"><text:s/><text:span text:style-name="T47">[1] FSA_0.8.31 <text:s text:c="7"/>reshape_0.8.8 <text:s text:c="4"/>writexl_1.4.0 <text:s text:c="4"/>gridExtra_2.3 <text:s text:c="4"/>repmis_0.5 <text:s text:c="6"/></text:span></text:p>
      <text:p text:style-name="P971"><text:s/><text:span text:style-name="T47">[6] knitr_1.30 <text:s text:c="7"/>icesTAF_3.6.0 <text:s text:c="4"/>ggpmisc_0.3.7 <text:s text:c="4"/>Rgadget_0.5 <text:s text:c="6"/>gdata_2.18.0 <text:s text:c="4"/></text:span></text:p>
      <text:p text:style-name="P973">[11] mfdb_3.2-0 <text:s text:c="7"/>forcats_0.5.0 <text:s text:c="4"/>stringr_1.4.0 <text:s text:c="4"/>dplyr_1.0.7 <text:s text:c="6"/>purrr_0.3.4 <text:s text:c="5"/></text:p>
      <text:p text:style-name="P973">[16] readr_1.4.0 <text:s text:c="6"/>tidyr_1.1.4 <text:s text:c="6"/>tibble_3.1.5 <text:s text:c="5"/>tidyverse_1.3.0 <text:s text:c="2"/>viridis_0.5.1 <text:s text:c="3"/></text:p>
      <text:p text:style-name="P973"><text:soft-page-break/>[21] viridisLite_0.4.0 reshape2_1.4.4 <text:s text:c="3"/>XLConnect_1.0.1 <text:s text:c="2"/>latex2exp_0.4.0 <text:s text:c="2"/>hrbrthemes_0.8.0 </text:p>
      <text:p text:style-name="P973">[26] here_0.1 <text:s text:c="9"/>ggpubr_0.4.0 <text:s text:c="5"/>ggplot2_3.3.5 <text:s text:c="4"/>DEGreport_1.22.0 </text:p>
      <text:p text:style-name="P971"/>
      <text:p text:style-name="P973">loaded via a namespace (and not attached):</text:p>
      <text:p text:style-name="P971"><text:s text:c="2"/><text:span text:style-name="T47">[1] utf8_1.2.2 <text:s text:c="17"/>R.utils_2.10.1 <text:s text:c="13"/>tidyselect_1.1.1 <text:s text:c="10"/></text:span></text:p>
      <text:p text:style-name="P971"><text:s text:c="2"/><text:span text:style-name="T47">[4] RSQLite_2.2.1 <text:s text:c="14"/>AnnotationDbi_1.48.0 <text:s text:c="7"/>htmlwidgets_1.5.2 <text:s text:c="9"/></text:span></text:p>
      <text:p text:style-name="P971"><text:s text:c="2"/><text:span text:style-name="T47">[7] grid_3.6.3 <text:s text:c="17"/>BiocParallel_1.20.1 <text:s text:c="8"/>devtools_2.4.2 <text:s text:c="12"/></text:span></text:p>
      <text:p text:style-name="P971"><text:s/><text:span text:style-name="T47">[10] munsell_0.5.0 <text:s text:c="14"/>withr_2.4.2 <text:s text:c="16"/>colorspace_2.0-2 <text:s text:c="10"/></text:span></text:p>
      <text:p text:style-name="P971"><text:s/><text:span text:style-name="T47">[13] Biobase_2.46.0 <text:s text:c="13"/>rstudioapi_0.13 <text:s text:c="12"/>stats4_3.6.3 <text:s text:c="14"/></text:span></text:p>
      <text:p text:style-name="P971"><text:s/><text:span text:style-name="T47">[16] ggsignif_0.6.0 <text:s text:c="13"/>rJava_0.9-13 <text:s text:c="15"/>Rttf2pt1_1.3.8 <text:s text:c="12"/></text:span></text:p>
      <text:p text:style-name="P971"><text:s/><text:span text:style-name="T47">[19] labeling_0.4.2 <text:s text:c="13"/>lasso2_1.2-20 <text:s text:c="14"/>GenomeInfoDbData_1.2.2 <text:s text:c="4"/></text:span></text:p>
      <text:p text:style-name="P971"><text:s/><text:span text:style-name="T47">[22] mnormt_2.0.2 <text:s text:c="15"/>bit64_4.0.5 <text:s text:c="16"/>farver_2.1.0 <text:s text:c="14"/></text:span></text:p>
      <text:p text:style-name="P971"><text:s/><text:span text:style-name="T47">[25] rprojroot_1.3-2 <text:s text:c="12"/>vctrs_0.3.8 <text:s text:c="16"/>generics_0.1.0 <text:s text:c="12"/></text:span></text:p>
      <text:p text:style-name="P971"><text:s/><text:span text:style-name="T47">[28] xfun_0.19 <text:s text:c="18"/>R6_2.5.1 <text:s text:c="19"/>GenomeInfoDb_1.22.1 <text:s text:c="7"/></text:span></text:p>
      <text:p text:style-name="P971"><text:s/><text:span text:style-name="T47">[31] clue_0.3-57 <text:s text:c="16"/>locfit_1.5-9.4 <text:s text:c="13"/>bitops_1.0-6 <text:s text:c="14"/></text:span></text:p>
      <text:p text:style-name="P971"><text:s/><text:span text:style-name="T47">[34] cachem_1.0.6 <text:s text:c="15"/>DelayedArray_0.12.3 <text:s text:c="8"/>assertthat_0.2.1 <text:s text:c="10"/></text:span></text:p>
      <text:p text:style-name="P971"><text:s/><text:span text:style-name="T47">[37] scales_1.1.1 <text:s text:c="15"/>nnet_7.3-14 <text:s text:c="16"/>gtable_0.3.0 <text:s text:c="14"/></text:span></text:p>
      <text:p text:style-name="P971"><text:s/><text:span text:style-name="T47">[40] processx_3.5.2 <text:s text:c="13"/>rlang_0.4.11 <text:s text:c="15"/>genefilter_1.68.0 <text:s text:c="9"/></text:span></text:p>
      <text:p text:style-name="P971"><text:s/><text:span text:style-name="T47">[43] systemfonts_0.3.2 <text:s text:c="10"/>GlobalOptions_0.1.2 <text:s text:c="8"/>splines_3.6.3 <text:s text:c="13"/></text:span></text:p>
      <text:p text:style-name="P971"><text:s/><text:span text:style-name="T47">[46] rstatix_0.6.0 <text:s text:c="14"/>extrafontdb_1.0 <text:s text:c="12"/>broom_0.7.2 <text:s text:c="15"/></text:span></text:p>
      <text:p text:style-name="P971"><text:s/><text:span text:style-name="T47">[49] checkmate_2.0.0 <text:s text:c="12"/>abind_1.4-5 <text:s text:c="16"/>modelr_0.1.8 <text:s text:c="14"/></text:span></text:p>
      <text:p text:style-name="P971"><text:s/><text:span text:style-name="T47">[52] backports_1.2.0 <text:s text:c="12"/>Hmisc_4.4-1 <text:s text:c="16"/>extrafont_0.17 <text:s text:c="12"/></text:span></text:p>
      <text:p text:style-name="P971"><text:s/><text:span text:style-name="T47">[55] usethis_2.0.1 <text:s text:c="14"/>tools_3.6.3 <text:s text:c="16"/>psych_2.0.9 <text:s text:c="15"/></text:span></text:p>
      <text:p text:style-name="P971"><text:s/><text:span text:style-name="T47">[58] RPostgreSQL_0.6-2 <text:s text:c="10"/>logging_0.10-108 <text:s text:c="11"/>ellipsis_0.3.2 <text:s text:c="12"/></text:span></text:p>
      <text:p text:style-name="P971"><text:s/><text:span text:style-name="T47">[61] RColorBrewer_1.1-2 <text:s text:c="9"/>ggdendro_0.1.22 <text:s text:c="12"/>BiocGenerics_0.32.0 <text:s text:c="7"/></text:span></text:p>
      <text:p text:style-name="P971"><text:s/><text:span text:style-name="T47">[64] sessioninfo_1.1.1 <text:s text:c="10"/>polynom_1.4-0 <text:s text:c="14"/>Rcpp_1.0.7 <text:s text:c="16"/></text:span></text:p>
      <text:p text:style-name="P971"><text:s/><text:span text:style-name="T47">[67] plyr_1.8.6 <text:s text:c="17"/>base64enc_0.1-3 <text:s text:c="12"/>zlibbioc_1.32.0 <text:s text:c="11"/></text:span></text:p>
      <text:p text:style-name="P971"><text:s/><text:span text:style-name="T47">[70] RCurl_1.98-1.2 <text:s text:c="13"/>prettyunits_1.1.1 <text:s text:c="10"/>ps_1.4.0 <text:s text:c="18"/></text:span></text:p>
      <text:p text:style-name="P971"><text:s/><text:span text:style-name="T47">[73] rpart_4.1-15 <text:s text:c="15"/>GetoptLong_1.0.4 <text:s text:c="11"/>cowplot_1.1.0 <text:s text:c="13"/></text:span></text:p>
      <text:p text:style-name="P971"><text:s/><text:span text:style-name="T47">[76] S4Vectors_0.24.4 <text:s text:c="11"/>SummarizedExperiment_1.16.1 haven_2.3.1 <text:s text:c="15"/></text:span></text:p>
      <text:p text:style-name="P971"><text:s/><text:span text:style-name="T47">[79] ggrepel_0.8.2 <text:s text:c="14"/>cluster_2.1.0 <text:s text:c="14"/>fs_1.5.0 <text:s text:c="18"/></text:span></text:p>
      <text:p text:style-name="P971"><text:s/><text:span text:style-name="T47">[82] magrittr_2.0.1 <text:s text:c="13"/>data.table_1.13.2 <text:s text:c="10"/>openxlsx_4.2.3 <text:s text:c="12"/></text:span></text:p>
      <text:p text:style-name="P971"><text:s/><text:span text:style-name="T47">[85] circlize_0.4.11 <text:s text:c="12"/>reprex_0.3.0 <text:s text:c="15"/>tmvnsim_1.0-2 <text:s text:c="13"/></text:span></text:p>
      <text:p text:style-name="P971"><text:s/><text:span text:style-name="T47">[88] R.cache_0.14.0 <text:s text:c="13"/>matrixStats_0.57.0 <text:s text:c="9"/>pkgload_1.2.2 <text:s text:c="13"/></text:span></text:p>
      <text:p text:style-name="P971"><text:s/><text:span text:style-name="T47">[91] hms_1.1.1 <text:s text:c="18"/>evaluate_0.14 <text:s text:c="14"/>xtable_1.8-4 <text:s text:c="14"/></text:span></text:p>
      <text:p text:style-name="P971"><text:s/><text:span text:style-name="T47">[94] XML_3.99-0.3 <text:s text:c="15"/>rio_0.5.16 <text:s text:c="17"/>jpeg_0.1-8.1 <text:s text:c="14"/></text:span></text:p>
      <text:p text:style-name="P971"><text:s/><text:span text:style-name="T47">[97] readxl_1.3.1 <text:s text:c="15"/>IRanges_2.20.2 <text:s text:c="13"/>shape_1.4.5 <text:s text:c="15"/></text:span></text:p>
      <text:p text:style-name="P973">[100] testthat_3.0.4 <text:s text:c="13"/>compiler_3.6.3 <text:s text:c="13"/>crayon_1.4.1 <text:s text:c="14"/></text:p>
      <text:p text:style-name="P973">[103] R.oo_1.24.0 <text:s text:c="16"/>htmltools_0.5.2 <text:s text:c="12"/>mgcv_1.8-33 <text:s text:c="15"/></text:p>
      <text:p text:style-name="P973">[106] Formula_1.2-4 <text:s text:c="14"/>geneplotter_1.64.0 <text:s text:c="9"/>lubridate_1.7.9 <text:s text:c="11"/></text:p>
      <text:p text:style-name="P973">[109] DBI_1.1.0 <text:s text:c="18"/>dbplyr_2.0.0 <text:s text:c="15"/>ComplexHeatmap_2.2.0 <text:s text:c="6"/></text:p>
      <text:p text:style-name="P973">[112] MASS_7.3-53 <text:s text:c="16"/>Matrix_1.2-18 <text:s text:c="14"/>car_3.0-10 <text:s text:c="16"/></text:p>
      <text:p text:style-name="P973">[115] cli_3.0.1 <text:s text:c="18"/>R.methodsS3_1.8.1 <text:s text:c="10"/>parallel_3.6.3 <text:s text:c="12"/></text:p>
      <text:p text:style-name="P973">[118] GenomicRanges_1.38.0 <text:s text:c="7"/>pkgconfig_2.0.3 <text:s text:c="12"/>foreign_0.8-76 <text:s text:c="12"/></text:p>
      <text:p text:style-name="P973">[121] roxygen2_7.1.1 <text:s text:c="13"/>xml2_1.3.2 <text:s text:c="17"/>annotate_1.64.0 <text:s text:c="11"/></text:p>
      <text:p text:style-name="P973">[124] XVector_0.26.0 <text:s text:c="13"/>rvest_0.3.6 <text:s text:c="16"/>callr_3.7.0 <text:s text:c="15"/></text:p>
      <text:p text:style-name="P973"><text:soft-page-break/>[127] digest_0.6.28 <text:s text:c="14"/>ConsensusClusterPlus_1.50.0 rmarkdown_2.5 <text:s text:c="13"/></text:p>
      <text:p text:style-name="P973">[130] cellranger_1.1.0 <text:s text:c="11"/>htmlTable_2.1.0 <text:s text:c="12"/>edgeR_3.28.1 <text:s text:c="14"/></text:p>
      <text:p text:style-name="P973">[133] gdtools_0.2.2 <text:s text:c="14"/>curl_4.3 <text:s text:c="19"/>gtools_3.8.2 <text:s text:c="14"/></text:p>
      <text:p text:style-name="P973">[136] rjson_0.2.20 <text:s text:c="15"/>lifecycle_1.0.1 <text:s text:c="12"/>nlme_3.1-150 <text:s text:c="14"/></text:p>
      <text:p text:style-name="P973">[139] jsonlite_1.7.2 <text:s text:c="13"/>carData_3.0-4 <text:s text:c="14"/>desc_1.3.0 <text:s text:c="16"/></text:p>
      <text:p text:style-name="P973">[142] limma_3.42.2 <text:s text:c="15"/>fansi_0.5.0 <text:s text:c="16"/>pillar_1.6.3 <text:s text:c="14"/></text:p>
      <text:p text:style-name="P973">[145] lattice_0.20-41 <text:s text:c="12"/>Nozzle.R1_1.1-1 <text:s text:c="12"/>pkgbuild_1.2.0 <text:s text:c="12"/></text:p>
      <text:p text:style-name="P973">[148] fastmap_1.1.0 <text:s text:c="14"/>httr_1.4.2 <text:s text:c="17"/>survival_3.2-7 <text:s text:c="12"/></text:p>
      <text:p text:style-name="P973">[151] remotes_2.4.0 <text:s text:c="14"/>glue_1.4.2 <text:s text:c="17"/>zip_2.1.1 <text:s text:c="17"/></text:p>
      <text:p text:style-name="P973">[154] png_0.1-7 <text:s text:c="18"/>bit_4.0.4 <text:s text:c="18"/>stringi_1.5.3 <text:s text:c="13"/></text:p>
      <text:p text:style-name="P973">[157] blob_1.2.1 <text:s text:c="17"/>DESeq2_1.26.0 <text:s text:c="14"/>latticeExtra_0.6-29 <text:s text:c="7"/></text:p>
      <text:p text:style-name="P973">[160] memoise_2.0.0 <text:s text:c="3"/></text:p>
      <text:p text:style-name="P936"/>
      <text:p text:style-name="P950">Assessment 2023</text:p>
      <text:p text:style-name="P950"/>
      <text:p text:style-name="P937">Empiezo a finales de marzo porque necesitamos hacer un experimento para el MSE correr el Gadget de 2022 pero cambiando los datos de las capturas, aumentándolas x1.5 x2 x2.5 y ver si la capturabilidad cambia</text:p>
      <text:p text:style-name="P937"/>
      <text:p text:style-name="P937">Para eso lo primero correr el .Rnw en el pc HP, <text:span text:style-name="T597">errores varios y para correr con rjava tenía que iniciar rstudio desde la consola</text:span></text:p>
      <text:p text:style-name="P937"/>
      <text:p text:style-name="P937">margarita@pc-cdieo-linux-1:~/Documents/ICES groups/2022_ane.27.9a_south_assessment/report$ sudo R CMD javareconf JAVA_HOME=/usr/lib/jvm/java-1.8.0-openjdk-amd64</text:p>
      <text:p text:style-name="P937"/>
      <text:p text:style-name="P953"><text:span text:style-name="T471">margarita@pc-cdieo-linux-1:~/Documents/ICES groups/2022_ane.27.9a_south_assessment/report$ </text:span><text:span text:style-name="T472">rstudio</text:span></text:p>
      <text:p text:style-name="P938"/>
      <text:p text:style-name="P954"><text:span text:style-name="T470">Muchos errores decido correrlo en el lenovo con R 3.6.0, </text:span><text:span text:style-name="T473">me da el error de likelihood.value que soluciono cambiando likelihood_value por likelihood.value en la línea 265 antes de crear la gráfica likelihood.pdf </text:span></text:p>
      <text:p text:style-name="P939"/>
      <text:p text:style-name="P955"><text:span text:style-name="T473">R</text:span><text:span text:style-name="T470">nw corre en el lenovo</text:span></text:p>
      <text:p text:style-name="P940">Entro al cesga por el hp <text:span text:style-name="T598">usando el forticlient_cli que está en Descargas</text:span></text:p>
      <text:p text:style-name="P940"/>
      <text:p text:style-name="P941">Código para cuadrar los archivos del experimento de aumentar las capturas en la carpeta Gadget2023 <text:s/>/run/user/1000/gvfs/sftp:host=ft3.cesga.es,user=csepcmrh/home/csic/epc/mrh/Gadget2023/capturabilityexp4MSE.R</text:p>
      <text:p text:style-name="P941"/>
      <text:p text:style-name="P941">Gadgets mandados al cesga</text:p>
      <text:p text:style-name="P941">[csepcmrh@login209-18 Gadget2023]$ cd Anchovy2022_def_estesi_4run_shortopt</text:p>
      <text:p text:style-name="P941">[csepcmrh@login209-18 Anchovy2022_def_estesi_4run_shortopt]$ sbatch --mem-per-cpu=2G --time=60:00:00 trabajo.sh</text:p>
      <text:p text:style-name="P941">sbatch: slurm_job_submit: setting QoS to Partition QoS value: medium</text:p>
      <text:p text:style-name="P941">Submitted batch job 2424962</text:p>
      <text:p text:style-name="P941">[csepcmrh@login209-18 Anchovy2022_def_estesi_4run_shortopt]$ cd ..</text:p>
      <text:p text:style-name="P941">[csepcmrh@login209-18 Gadget2023]$ cd Anchovy2022_def_estesi_4run_shortopt_2</text:p>
      <text:p text:style-name="P941">[csepcmrh@login209-18 Anchovy2022_def_estesi_4run_shortopt_2]$ sbatch --mem-per-cpu=2G --time=60:00:00 trabajo.sh</text:p>
      <text:p text:style-name="P941">sbatch: slurm_job_submit: setting QoS to Partition QoS value: medium</text:p>
      <text:p text:style-name="P941">Submitted batch job 2424964</text:p>
      <text:p text:style-name="P941"><text:soft-page-break/>[csepcmrh@login209-18 Anchovy2022_def_estesi_4run_shortopt_2]$ cd ..</text:p>
      <text:p text:style-name="P941">[csepcmrh@login209-18 Gadget2023]$ cd Anchovy2022_def_estesi_4run_shortopt_3</text:p>
      <text:p text:style-name="P941">[csepcmrh@login209-18 Anchovy2022_def_estesi_4run_shortopt_3]$ sbatch --mem-per-cpu=2G --time=60:00:00 trabajo.sh</text:p>
      <text:p text:style-name="P941">sbatch: slurm_job_submit: setting QoS to Partition QoS value: medium</text:p>
      <text:p text:style-name="P941">Submitted batch job 2424972</text:p>
      <text:p text:style-name="P941">[csepcmrh@login209-18 Anchovy2022_def_estesi_4run_shortopt_3]$ cd ..</text:p>
      <text:p text:style-name="P941">[csepcmrh@login209-18 Gadget2023]$ cd Anchovy2022_def_estesi_4run_shortopt_4</text:p>
      <text:p text:style-name="P941">[csepcmrh@login209-18 Anchovy2022_def_estesi_4run_shortopt_4]$ sbatch --mem-per-cpu=2G --time=60:00:00 trabajo.sh</text:p>
      <text:p text:style-name="P941">sbatch: slurm_job_submit: setting QoS to Partition QoS value: medium</text:p>
      <text:p text:style-name="P941">Submitted batch job 2424977</text:p>
      <text:p text:style-name="P941"/>
      <text:p text:style-name="P942">STEP BY STEP <text:span text:style-name="T119">26 de abril</text:span></text:p>
      <text:p text:style-name="P942">1. Git pull the notes on lenovo PC</text:p>
      <text:p text:style-name="P942">marga@Marganchovy:~/GADGET/Realgadgetgit/gadgetanchovy/Notes$ git pull</text:p>
      <text:p text:style-name="P942">(if I need token, look for token in hotmail)</text:p>
      <text:p text:style-name="P942">2. Write on Benchmark_evolution_fvfv2022_2.odt file</text:p>
      <text:p text:style-name="P942">3. Ask for data to Jorge and save it in marga@Marganchovy:~/GADGET/DATOS/Taledas_allfleets_1988_2016$</text:p>
      <text:p text:style-name="P942">4. Create this folder marga@Marganchovy:~/GADGET/Assessment/Assessment_2023$</text:p>
      <text:p text:style-name="P943">5. <text:span text:style-name="T599">C</text:span>opy last setup from Assessment_2022 folder <text:span text:style-name="T600">y renombrar: setupanchovy_fromcesga_mejorado_2020_conpelago_ycatches2020_ysumarryplots_noLDyALK2020_1_2_for2023</text:span></text:p>
      <text:p text:style-name="P943"/>
      <text:p text:style-name="P920"><text:span text:style-name="Source_20_Text"><text:span text:style-name="T562">También pido capturas de Algarve, su archivo debería estar en GADGET/Assessment/Assessment_2023 </text:span></text:span></text:p>
      <text:p text:style-name="P923"><text:span text:style-name="Source_20_Text"><text:span text:style-name="T122">Apunte Mayo 26</text:span></text:span><text:span text:style-name="Source_20_Text"><text:span text:style-name="T610"> Susana mandó unas capturas provisionales de 2022 y luego dijo que estaban mal, hacer caso al correo de Ferni “Fwd: Desembarcos boquerón 2022 en componente oeste por subdivisión” de hoy donde dice que las capturas del Algarve son 0.09 tons en el tercer trimestre, guardado correo en esa carpeta</text:span></text:span></text:p>
      <text:p text:style-name="P920"><text:span text:style-name="Source_20_Text"/></text:p>
      <text:p text:style-name="P920"><text:span text:style-name="Source_20_Text"><text:span text:style-name="T562">Agrego una línea </text:span></text:span><text:span text:style-name="Source_20_Text"><text:span text:style-name="T120">provisional</text:span></text:span><text:span text:style-name="Source_20_Text"><text:span text:style-name="T562"> mientras llega el dato real en la línea 76 igual a los datos de 2021:</text:span></text:span></text:p>
      <text:p text:style-name="P920"><text:span text:style-name="Source_20_Text"><text:span text:style-name="T562">Catches_Algarve&lt;-add_row(Catches_Algarve, YEAR=2022, SEASON=1:4, totalton=c(1669, 1204.8,106140,110)*0.001)</text:span></text:span></text:p>
      <text:p text:style-name="P920"><text:span text:style-name="Source_20_Text"/></text:p>
      <text:p text:style-name="P924"><text:span text:style-name="Source_20_Text"><text:span text:style-name="T122">Apunte Mayo 26:</text:span></text:span><text:span text:style-name="Source_20_Text"><text:span text:style-name="T610"> Catches_Algarve&lt;-add_row(Catches_Algarve, YEAR=2022, SEASON=1:4, totalton=c(0, 0,0.09,0))</text:span></text:span></text:p>
      <text:p text:style-name="P372">Year4bio2num uno menos que el año en curso <text:span text:style-name="T408">(Recordar que lo que quiero es saber números de las capturas del año pasado) Year4bio2num es lo que conecta con las ALK y las ld de capturas, he guardado el archivo BOQUERON_ALK_2021 en la carpeta GADGET/DATOS</text:span></text:p>
      <text:p text:style-name="P882"><text:span text:style-name="Source_20_Text"><text:span text:style-name="T286">Year4bio2num&lt;-</text:span></text:span><text:span text:style-name="Source_20_Text"><text:span text:style-name="T287">2021</text:span></text:span><text:span text:style-name="Source_20_Text"><text:span text:style-name="T286"> </text:span></text:span><text:span text:style-name="Source_20_Text"><text:span text:style-name="T288">cambiando esto se actualiza NUMPT y BIOMTOT y <text:s/>catchesallfleetsPTSP</text:span></text:span></text:p>
      <text:p text:style-name="P920"><text:span text:style-name="Source_20_Text"/></text:p>
      <text:p text:style-name="P791"><text:span text:style-name="Source_20_Text"><text:span text:style-name="T563">Me invento datos de la Pelago que aún no han llegado</text:span></text:span></text:p>
      <text:p text:style-name="P792"><text:span text:style-name="Source_20_Text"><text:span text:style-name="T124">Apunte Mayo 29: </text:span></text:span><text:span text:style-name="Source_20_Text"><text:span text:style-name="T612">Los datos han llegado en un correo de Ana Moreno “Pelago 23 File by Pablo” guardo el fichero en GADGET/DATOS/PELAGO </text:span></text:span></text:p>
      <text:p text:style-name="P793"><text:span text:style-name="Source_20_Text"><text:span text:style-name="T612"><text:s text:c="2"/>/ANE-assess-PELAGOS0323.xls <text:s/>paso a Pelago2023 y a results-ANE-PEL23, hay que cambiar el formato para que queden enteros y no decimales en la ALK</text:span></text:span></text:p>
      <text:p text:style-name="P920"><text:span text:style-name="Source_20_Text"><text:span text:style-name="T564">en /home/marga/GADGET/DATOS/PELAGO/results-ANE-PEL23.xlsx </text:span></text:span><text:soft-page-break/><text:span text:style-name="Source_20_Text"><text:span text:style-name="T564">igual a los datos de 2022</text:span></text:span></text:p>
      <text:p text:style-name="P920"><text:span text:style-name="Source_20_Text"/></text:p>
      <text:p text:style-name="P922"><text:span text:style-name="Source_20_Text"><text:span text:style-name="T601"><text:s/>name&lt;-"Pelago2023" #en miles</text:span></text:span></text:p>
      <text:p text:style-name="P922"><text:span text:style-name="Source_20_Text"><text:span text:style-name="T601"><text:s text:c="2"/>a&lt;-readWorksheetFromFile("/home/marga/GADGET/DATOS/PELAGO/results-ANE-PEL23.xlsx", sheet = "algarve+cadiz", </text:span></text:span></text:p>
      <text:p text:style-name="P922"><text:span text:style-name="Source_20_Text"><text:span text:style-name="T601"><text:s text:c="27"/>header = TRUE, startCol = 1, </text:span></text:span></text:p>
      <text:p text:style-name="P922"><text:span text:style-name="Source_20_Text"><text:span text:style-name="T601"><text:s text:c="27"/>startRow = 1, endCol = 2, </text:span></text:span></text:p>
      <text:p text:style-name="P922"><text:span text:style-name="Source_20_Text"><text:span text:style-name="T601"><text:s text:c="27"/>endRow = 30, useCachedValues=TRUE)</text:span></text:span></text:p>
      <text:p text:style-name="P922"><text:span text:style-name="Source_20_Text"><text:span text:style-name="T601"><text:s text:c="2"/>i&lt;-2023</text:span></text:span></text:p>
      <text:p text:style-name="P922"><text:span text:style-name="Source_20_Text"><text:span text:style-name="T601"><text:s text:c="2"/>names(a)&lt;-c("length","count")</text:span></text:span></text:p>
      <text:p text:style-name="P922"><text:span text:style-name="Source_20_Text"><text:span text:style-name="T601"><text:s text:c="2"/>a$year&lt;-2023</text:span></text:span></text:p>
      <text:p text:style-name="P922"><text:span text:style-name="Source_20_Text"><text:span text:style-name="T601"><text:s text:c="2"/>a$month&lt;-4-3</text:span></text:span></text:p>
      <text:p text:style-name="P922"><text:span text:style-name="Source_20_Text"><text:span text:style-name="T601"><text:s text:c="2"/>a$type&lt;-"pelago_comp_ld"</text:span></text:span></text:p>
      <text:p text:style-name="P922"><text:span text:style-name="Source_20_Text"><text:span text:style-name="T601"><text:s text:c="2"/>#a$total&lt;-b[1,1]</text:span></text:span></text:p>
      <text:p text:style-name="P922"><text:span text:style-name="Source_20_Text"><text:span text:style-name="T601"><text:s text:c="2"/>a[is.na(a)] &lt;- 0</text:span></text:span></text:p>
      <text:p text:style-name="P922"><text:span text:style-name="Source_20_Text"><text:span text:style-name="T601"><text:s text:c="2"/>a$count&lt;-a$count*1000</text:span></text:span></text:p>
      <text:p text:style-name="P922"><text:span text:style-name="Source_20_Text"><text:span text:style-name="T601"><text:s text:c="2"/></text:span></text:span></text:p>
      <text:p text:style-name="P922"><text:span text:style-name="Source_20_Text"><text:span text:style-name="T601"><text:s text:c="2"/>mybiglist[[name]] &lt;- a </text:span></text:span></text:p>
      <text:p text:style-name="P922"><text:span text:style-name="Source_20_Text"><text:span text:style-name="T601"><text:s text:c="2"/></text:span></text:span></text:p>
      <text:p text:style-name="P920"><text:span text:style-name="Source_20_Text"/></text:p>
      <text:p text:style-name="P920"><text:span text:style-name="Source_20_Text"><text:span text:style-name="T565">Y creo un archivo </text:span></text:span><text:span text:style-name="Source_20_Text"><text:span text:style-name="T113">provisional</text:span></text:span><text:span text:style-name="Source_20_Text"><text:span text:style-name="T565"> Pelago2023 igual al del 2022</text:span></text:span></text:p>
      <text:p text:style-name="P921"><text:span text:style-name="Source_20_Text"/></text:p>
      <text:p text:style-name="P495"><text:span text:style-name="Source_20_Text"><text:span text:style-name="T291"/></text:span></text:p>
      <text:p text:style-name="P330"><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486">Línea 186</text:span></text:span><text:span text:style-name="T58"> (Aunque la mayoría de datos </text:span><text:span text:style-name="T79">de otros años</text:span><text:span text:style-name="T58"> están ponderados y no sirven en el loop se saca la biomasa que si nos sirve)</text:span></text:p>
      <text:p text:style-name="P875"><text:span text:style-name="Source_20_Text"><text:span text:style-name="T480">de </text:span></text:span><text:span text:style-name="Source_20_Text"><text:span text:style-name="T481">pelago_comp solo <text:s/>se usa </text:span></text:span><text:bookmark text:name="rstudio_console_output21111"/><text:span text:style-name="Source_20_Text"><text:span text:style-name="T285">pelago_bio_pre</text:span></text:span></text:p>
      <text:p text:style-name="P920"/>
      <text:p text:style-name="P790"><text:span text:style-name="Source_20_Text"><text:span text:style-name="T565"><text:s text:c="6"/>i&lt;-2023</text:span></text:span></text:p>
      <text:p text:style-name="P790"><text:span text:style-name="Source_20_Text"><text:span text:style-name="T602">name&lt;-"alPelago2023" #cadiz y Algarve</text:span></text:span></text:p>
      <text:p text:style-name="P790"><text:span text:style-name="Source_20_Text"><text:span text:style-name="T602">a&lt;-readWorksheetFromFile(paste("/home/marga/GADGET/DATOS/PELAGO/Pelago",i,".xls",sep=""), sheet = "Sheet1", </text:span></text:span></text:p>
      <text:p text:style-name="P790"><text:span text:style-name="Source_20_Text"><text:span text:style-name="T602"><text:s text:c="25"/>header = TRUE, startCol = 1, </text:span></text:span></text:p>
      <text:p text:style-name="P790"><text:span text:style-name="Source_20_Text"><text:span text:style-name="T602"><text:s text:c="25"/>startRow = 5, endCol = 4, </text:span></text:span></text:p>
      <text:p text:style-name="P790"><text:span text:style-name="Source_20_Text"><text:span text:style-name="T602"><text:s text:c="25"/>endRow = 29 , useCachedValues=TRUE)</text:span></text:span></text:p>
      <text:p text:style-name="P790"><text:span text:style-name="Source_20_Text"><text:span text:style-name="T602">#a&lt;-data.frame(cbind(a$Col1,0,a$X1,a$X2,a$X3))</text:span></text:span></text:p>
      <text:p text:style-name="P790"><text:span text:style-name="Source_20_Text"><text:span text:style-name="T602">a&lt;-data.frame(cbind(a[,1],0,a$X1,a$X2,a$X3))</text:span></text:span></text:p>
      <text:p text:style-name="P790"><text:span text:style-name="Source_20_Text"><text:span text:style-name="T602">names(a)&lt;-c("length", "0","1", "2", "3")</text:span></text:span></text:p>
      <text:p text:style-name="P790"><text:span text:style-name="Source_20_Text"><text:span text:style-name="T602">#names(a)&lt;-c("length", "1", "2", "3")</text:span></text:span></text:p>
      <text:p text:style-name="P790"><text:span text:style-name="Source_20_Text"><text:span text:style-name="T602">a$year&lt;-2023</text:span></text:span></text:p>
      <text:p text:style-name="P790"><text:span text:style-name="Source_20_Text"><text:span text:style-name="T602">a$month&lt;-4-3</text:span></text:span></text:p>
      <text:p text:style-name="P790"><text:span text:style-name="Source_20_Text"><text:span text:style-name="T602">a$type&lt;-"pelago_comp_ald"</text:span></text:span></text:p>
      <text:p text:style-name="P790"><text:span text:style-name="Source_20_Text"/></text:p>
      <text:p text:style-name="P790"><text:span text:style-name="Source_20_Text"><text:span text:style-name="T602">a[is.na(a)] &lt;- 0</text:span></text:span></text:p>
      <text:p text:style-name="P790"><text:span text:style-name="Source_20_Text"/></text:p>
      <text:p text:style-name="P790"><text:span text:style-name="Source_20_Text"><text:span text:style-name="T602">mybiglist[[name]] &lt;- a</text:span></text:span></text:p>
      <text:p text:style-name="P920"><text:span text:style-name="Source_20_Text"/></text:p>
      <text:p text:style-name="P926"><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45"/>
      <text:p text:style-name="P943"><text:soft-page-break/></text:p>
      <text:p text:style-name="P944"><text:span text:style-name="T603">Segundo</text:span> cambiar una a una todas las estancias donde diga 2022 por 2023 <text:span text:style-name="T603">(sólo cambié dos relativas a los nombres del folder padre y del folder que se va a crear y he parado porque tenía que seguir con la pelago</text:span></text:p>
      <text:p text:style-name="P942"/>
      <text:p text:style-name="P496"><text:span text:style-name="Source_20_Text"><text:span text:style-name="T289"/></text:span></text:p>
      <text:p text:style-name="P458">Pedir a Yorch el histórico de capturas mensuales para saber el % de junio respecto a Enero-Mayo</text:p>
      <text:p text:style-name="P462">Se lo pido en un correo con título: HISTORICO_CAPTURAS_MENSUALES_2009_2022</text:p>
      <text:p text:style-name="P458">Un archivo parecido a este: HISTORICO_CAPTURAS_MENSUALES_2009_20<text:span text:style-name="T604">21</text:span> <text:span text:style-name="T604">que está en el folder de los Taledas</text:span></text:p>
      <text:p text:style-name="P523"><text:span text:style-name="T251">Yorch me manda el de este año, recordar que debo agregar </text:span><text:span text:style-name="T252">sólo una celda con </text:span><text:span text:style-name="T251">lo siguiente a lo que me manda Yorch y ya está: </text:span><text:span text:style-name="T570">=AVERAGE(B29:O29) </text:span><text:span text:style-name="T571">porque quiero la media de los porcentajes reales </text:span><text:span text:style-name="T572">(que es lo que me manda él) </text:span><text:span text:style-name="T573">y se queda igual que el año pasado en un 39%</text:span></text:p>
      <text:p text:style-name="P463"/>
      <text:p text:style-name="P458"/>
      <text:p text:style-name="P233">Repito provisionalmente los valores de 202<text:span text:style-name="T605">2</text:span> <text:span text:style-name="T567">utilizo el mismo archivo que se usaba para 2022: Taledas_allfleets_1988_2016/Ane279a_9aS_Prov Landings Jan-June 2023.xls" copia del de 2022, <text:s/>por ahora</text:span> </text:p>
      <text:p text:style-name="P465">Mando correo a jap (Isa Riveiro) a 2 de mayo de 2023 con el formato de landings provisionales porque el que nos ha enviado no está separado 9aS 9aN <text:span text:style-name="T606">y diciendo que mejor nos lo envíen el 17 de mayo.</text:span></text:p>
      <text:p text:style-name="P211"><text:span text:style-name="T203">Busco catches</text:span><text:span text:style-name="T238">202</text:span><text:span text:style-name="T249">2</text:span><text:span text:style-name="T203">1cakg </text:span><text:span text:style-name="T239">ojo que no es copiar y pegar</text:span><text:span text:style-name="T203">, </text:span><text:span text:style-name="T239">es</text:span><text:span text:style-name="T229"> cambiar 202</text:span><text:span text:style-name="T250">2</text:span><text:span text:style-name="T229"> por 202</text:span><text:span text:style-name="T250">3</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6"><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64"/>
      <text:p text:style-name="P526"><text:span text:style-name="T123">Apunte Mayo 2026: </text:span><text:a xlink:type="simple" xlink:href="mailto:jap@ieo.csic.es" text:style-name="Internet_20_link" text:visited-style-name="Visited_20_Internet_20_Link"><text:span text:style-name="T123">jap@ieo.csic.es</text:span></text:a><text:span text:style-name="T123"> ha enviado los datos en un correo del 18 de mayo “capturas oficiales primer semestre 2023 anchoa_hasta 17/05” hoy le he pedido a Yorch que me envíe un archivo </text:span>que tenga las capturas del primer trimestre Col=7, Row = 20, y las del segundo trimestre hasta 17 de mayo en la Col = 8, row=20, <text:span text:style-name="T611">el correo está en el hilo del que envió Isabel!</text:span></text:p>
      <text:p text:style-name="P525">Apunte Mayo 29: Jorge me manda los datos como los necesito en un correo “capturas oficiales primer semestre 2023 anchoa_hasta 17/05” se llama AVANCE CAPTURAS y lo rebautizo como Ane279a_9aS_Prov Landings Jan-June 2023.xls (guardado en Taledas).</text:p>
      <text:p text:style-name="P447"><text:s/>Numb20221=(catches20221cakg[1,1]+catches20221alton*1000)*(CatchesAllFleetsPTSP$ALL[CatchesAllFleetsPTSP$YEAR==2021 &amp; CatchesAllFleetsPTSP$SEASON==1])/((BIOMTOT$TONPT+BIOMTOT$TONSP)[BIOMTOT$YEAR==2021 &amp; BIOMTOT$SEASON==1]*1000)</text:p>
      <text:p text:style-name="P447"/>
      <text:p text:style-name="P179"><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236"><text:span text:style-name="T206"><text:s/>BIOMTOTnewyear&lt;-BIOMTOT %&gt;% mutate(newyear=c(1988,1988,rep(1989:2022,each=4))) %&gt;%group_by(newyear)%&gt;%summarise(catonsur=sum(ALL)) #</text:span><text:span text:style-name="T195">cuidado aquí el último año es el año anterior al assessment porque va en management calendar</text:span></text:p>
      <text:p text:style-name="P380"/>
      <text:p text:style-name="P236">Faltan discards en management calendar! Pedir a Ferni para línea 1427 <text:span text:style-name="T609">(me lo pasó Jorge para actualizar las de 2021 y poner las de 2022 finales, las de 2023 se asumen 0</text:span></text:p>
      <text:p text:style-name="P236"/>
      <text:p text:style-name="P237"><text:s/>#sacado de Landings and Discards_9aN and 9a S_2014 on_2022.xlsx que a su vez se ha sacado de /home/marga/GADGET/DATOS/Taledas_allfleets_1988_2016/2022_ANE_discards_279as.xls <text:soft-page-break/>(este me lo mandó Jorge por correo el 8 de mayo de 2023), semestres 1 y 2 de 2023 igual a 0 y los otros se suman de ahí, ojo que se actualiza la del año pasado también</text:p>
      <text:p text:style-name="P238">Apunte Mayo 26: <text:span text:style-name="T203">Ferni me ha mandado otro que he guardado como </text:span><text:span text:style-name="T253">/home/marga/GADGET/DATOS/Taledas_allfleets_1988_2016/2022_ANE_discards_279as_</text:span><text:span text:style-name="T203">2</text:span><text:span text:style-name="T253">.xls y coincide con lo que me ha mandado Jorge </text:span><text:span text:style-name="T254">44,211 tons. Correo de Ferni “Datos de la 9a S: Descartes en HY2_2022”: T</text:span><text:span text:style-name="T203">e adjunto archivo-libro Excel conteniendo la información que me solicitas, que está en la Hoja &lt;IXaS&gt; , en la celda </text:span>M43</text:p>
      <text:p text:style-name="P380"/>
      <text:p text:style-name="P385">Comentar esta línea y repetirla con 20<text:span text:style-name="T409">23</text:span></text:p>
      <text:p text:style-name="P385"><text:span text:style-name="T515">#</text:span>fleet.allptsp&lt;-add_row(fleet.allptsp,year=2018,month=c(3,6),count=c(Numb20181,Numb20182))</text:p>
      <text:p text:style-name="P497"><text:span text:style-name="Source_20_Text"><text:span text:style-name="T295">#</text:span></text:span><text:span text:style-name="Source_20_Text"><text:span text:style-name="T283">fleet.allptsp&lt;-add_row(fleet.allptsp,year=202</text:span></text:span><text:span text:style-name="Source_20_Text"><text:span text:style-name="T294">2</text:span></text:span><text:span text:style-name="Source_20_Text"><text:span text:style-name="T283">,month=c(3,6),count=c(Numb202</text:span></text:span><text:span text:style-name="Source_20_Text"><text:span text:style-name="T294">2</text:span></text:span><text:span text:style-name="Source_20_Text"><text:span text:style-name="T283">1,Numb202</text:span></text:span><text:span text:style-name="Source_20_Text"><text:span text:style-name="T294">2</text:span></text:span><text:span text:style-name="Source_20_Text"><text:span text:style-name="T283">2))</text:span></text:span></text:p>
      <text:p text:style-name="P498"><text:span text:style-name="Source_20_Text"><text:span text:style-name="T295">fleet.allptsp&lt;-add_row(fleet.allptsp,year=2023,month=c(3,6),count=c(Numb20231,Numb20232))</text:span></text:span></text:p>
      <text:p text:style-name="P498"><text:span text:style-name="Source_20_Text"><text:span text:style-name="T295"/></text:span></text:p>
      <text:p text:style-name="P499"><text:span text:style-name="Source_20_Text"><text:span text:style-name="T296">Error en el taleda de capturas total num no está en la fila 40, arreglado manualmente </text:span></text:span><text:span text:style-name="Source_20_Text"><text:span text:style-name="T297">en todos los quarters</text:span></text:span><text:span text:style-name="Source_20_Text"><text:span text:style-name="T296">!</text:span></text:span></text:p>
      <text:p text:style-name="P499"><text:span text:style-name="Source_20_Text"><text:span text:style-name="T296"/></text:span></text:p>
      <text:p text:style-name="P501"><text:span text:style-name="Source_20_Text"><text:span text:style-name="T299">Antes de correr verificar que se ha cambiado el año aquí: </text:span></text:span></text:p>
      <text:p text:style-name="P501"><text:span text:style-name="Source_20_Text"><text:span text:style-name="T299">defaults &lt;- list(</text:span></text:span></text:p>
      <text:p text:style-name="P501"><text:span text:style-name="Source_20_Text"><text:span text:style-name="T299"><text:s text:c="2"/>area = "IXa",</text:span></text:span></text:p>
      <text:p text:style-name="P501"><text:span text:style-name="Source_20_Text"><text:span text:style-name="T299"><text:s text:c="2"/>timestep = mfdb_timestep_quarterly,</text:span></text:span></text:p>
      <text:p text:style-name="P501"><text:span text:style-name="Source_20_Text"><text:span text:style-name="T299"><text:s text:c="2"/>year = 1989:2022, species="ANE")</text:span></text:span></text:p>
      <text:p text:style-name="P502"><text:span text:style-name="Source_20_Text"><text:span text:style-name="T292">Cambiar 2022 por 2023</text:span></text:span></text:p>
      <text:p text:style-name="P499"><text:span text:style-name="Source_20_Text"><text:span text:style-name="T296"/></text:span></text:p>
      <text:p text:style-name="P500"><text:span text:style-name="Source_20_Text"><text:span text:style-name="T298">Correr el setup hasta esta línea</text:span></text:span></text:p>
      <text:p text:style-name="P500"><text:span text:style-name="Source_20_Text"><text:span text:style-name="T298">gadget_dir_write(gd, gadget_file("Aggfiles/surveyindices.ecocadiz.survey.len.agg", list(list(all=c(3,22)))))</text:span></text:span></text:p>
      <text:p text:style-name="P500"><text:span text:style-name="Source_20_Text"><text:span text:style-name="T298"/></text:span></text:p>
      <text:p text:style-name="P503"><text:span text:style-name="Source_20_Text"><text:span text:style-name="T300">Copia de datos provisionales y carpeta Assessment del lenovo en una USB de CEPSA</text:span></text:span></text:p>
      <text:p text:style-name="P503"><text:span text:style-name="Source_20_Text"><text:span text:style-name="T300"/></text:span></text:p>
      <text:p text:style-name="P504"><text:span text:style-name="Source_20_Text"><text:span text:style-name="T301">Comparo con la conf inicial del 2022, cambios en aldist.pelago (datos de 2023), alkseine (datos de 2022), ldist.pelago (2023), ldist.seine (2022), fleet pel(2023), seine (2022 y 2 de 2023),</text:span></text:span><text:span text:style-name="Source_20_Text"><text:span text:style-name="T302">pelago survey (2023), </text:span></text:span><text:span text:style-name="Source_20_Text"><text:span text:style-name="T303">area (2023)</text:span></text:span></text:p>
      <text:p text:style-name="P504"><text:span text:style-name="Source_20_Text"><text:span text:style-name="T303"/></text:span></text:p>
      <text:p text:style-name="P505"><text:span text:style-name="Source_20_Text"><text:span text:style-name="T303">Creo una copia de la conf ini igual en la USB pero se llama al final 4run_prov </text:span></text:span><text:span text:style-name="Source_20_Text"><text:span text:style-name="T304">para conparar con </text:span></text:span><text:span text:style-name="Source_20_Text"><text:span text:style-name="T293">conf final</text:span></text:span><text:span text:style-name="Source_20_Text"><text:span text:style-name="T304"> y reajustarla para correrla</text:span></text:span></text:p>
      <text:p text:style-name="P506"><text:span text:style-name="Source_20_Text"><text:span text:style-name="T301">cambios en aldist.pelago (datos de 2023), alkseine (datos de 2022), </text:span></text:span><text:span text:style-name="Source_20_Text"><text:span text:style-name="T304">ecocadiz.ldist muchos cambios cojo el archivo del año pasado</text:span></text:span><text:span text:style-name="Source_20_Text"><text:span text:style-name="T301"> ldist.pelago (2023), ldist.seine (2022), fleet pel(2023), seine (2022 y 2 de 2023),</text:span></text:span><text:span text:style-name="Source_20_Text"><text:span text:style-name="T302">pelago survey (2023), </text:span></text:span><text:span text:style-name="Source_20_Text"><text:span text:style-name="T303">area (2023), </text:span></text:span><text:span text:style-name="Source_20_Text"><text:span text:style-name="T307">time (cambiar el año final</text:span></text:span><text:span text:style-name="Source_20_Text"><text:span text:style-name="T308">)</text:span></text:span></text:p>
      <text:p text:style-name="P506"><text:span text:style-name="Source_20_Text"><text:span text:style-name="T303"/></text:span></text:p>
      <text:p text:style-name="P506"><text:span text:style-name="Source_20_Text"><text:span text:style-name="T304">Agregar el reclutamiento nuevo <text:s/>(2022) en Initfiles/anc.rec </text:span></text:span><text:span text:style-name="Source_20_Text"><text:span text:style-name="T305">y los parámetros respectivos en params.in</text:span></text:span></text:p>
      <text:p text:style-name="P507"><text:span text:style-name="Source_20_Text"><text:span text:style-name="T306">Listo para correr en el CESGA forticlient ya no funciona</text:span></text:span></text:p>
      <text:p text:style-name="P506"><text:span text:style-name="Source_20_Text"><text:span text:style-name="T311"/></text:span></text:p>
      <text:h text:style-name="P979" text:outline-level="2"><text:span text:style-name="Source_20_Text"><text:span text:style-name="T310">Installation and configuration of Checkpoint on Linux</text:span></text:span><text:a xlink:type="simple" xlink:href="https://cesga-docs.gitlab.io/ft3-user-guide/how_to_connect.html#installation-and-configuration-of-checkpoint-on-linux" text:style-name="Internet_20_link" text:visited-style-name="Visited_20_Internet_20_Link"><text:span text:style-name="Source_20_Text"></text:span></text:a></text:h>
      <text:p text:style-name="Text_20_body">As explained above, <text:span text:style-name="Strong_20_Emphasis">Checkpoint is the exclusive tool available for activating the VPN connection with our facilities.</text:span> The installation will be carried out with the <text:span text:style-name="Strong_20_Emphasis">snx file</text:span> following the steps explained below:</text:p>
      <text:p text:style-name="Text_20_body">1. From the command line of your computer, download the snx file executing: <text:span text:style-name="Source_20_Text">wget http://bigdata.cesga.es/files/snx</text:span> If the wget command fails, you can download the file from <text:a xlink:type="simple" xlink:href="https://portalusuarios.cesga.es/layout/download/VPN/snx" text:style-name="Internet_20_link" text:visited-style-name="Visited_20_Internet_20_Link">here.</text:a></text:p>
      <text:list xml:id="list8699775344383469251" text:style-name="L7">
        <text:list-item>
          <text:p text:style-name="P1005">Change the permissions of the file to make it executable: <text:span text:style-name="Source_20_Text">chmod a+x snx</text:span></text:p>
        </text:list-item>
        <text:list-item>
          <text:p text:style-name="P1005">Install the <text:span text:style-name="Strong_20_Emphasis">required dependencies</text:span>, multiarch must be enable because snx is a i386 binary:</text:p>
        </text:list-item>
      </text:list>
      <text:list xml:id="list3560198421880835801" text:style-name="L8">
        <text:list-item>
          <text:p text:style-name="P1006"><text:span text:style-name="Source_20_Text">sudo dpkg --add-architecture i386</text:span></text:p>
        </text:list-item>
        <text:list-item>
          <text:p text:style-name="P1006"><text:soft-page-break/><text:span text:style-name="Source_20_Text">sudo apt update</text:span></text:p>
        </text:list-item>
        <text:list-item>
          <text:p text:style-name="P1006"><text:span text:style-name="Source_20_Text">sudo apt install libaudit1:i386 libbsd0:i386 libc6:i386 libcap-ng0:i386 libgcc-s1:i386 libpam0g:i386 libstdc++5:i386 libx11-6:i386 libxau6:i386 libxcb1:i386 libxdmcp6:i386</text:span></text:p>
        </text:list-item>
      </text:list>
      <text:list xml:id="list4261703795292297978" text:style-name="L9">
        <text:list-item>
          <text:p text:style-name="P1007">Once the installation is complete, to start the VPN connection you must execute the following command: <text:span text:style-name="Source_20_Text">sudo ./snx -s pasarela.cesga.es -u </text:span><text:span text:style-name="Source_20_Text"><text:span text:style-name="T607">csepcmrh</text:span></text:span></text:p>
        </text:list-item>
        <text:list-item>
          <text:p text:style-name="P1007"><text:s/>You will need to enter your username and password.</text:p>
        </text:list-item>
      </text:list>
      <text:p text:style-name="P812"/>
      <text:p text:style-name="P813">Ojo como empiezo con sudo me pide password del pc y luego password del cesga <text:span text:style-name="T608">UGRNabirth y luego hacer</text:span></text:p>
      <text:p text:style-name="P814">ssh -x csepcmrh@ft3.cesga.es</text:p>
      <text:p text:style-name="P508"><text:span text:style-name="Source_20_Text"><text:span text:style-name="T321">h</text:span></text:span><text:span text:style-name="Source_20_Text"><text:span text:style-name="T317">Corriendo en el CESGA versión provisional.</text:span></text:span><text:span text:style-name="Source_20_Text"><text:span text:style-name="T318"> Recordar hacer un push al recovery desde el CESGA.</text:span></text:span></text:p>
      <text:p text:style-name="P508"><text:span text:style-name="Source_20_Text"><text:span text:style-name="T318"/></text:span></text:p>
      <text:p text:style-name="P508"><text:span text:style-name="Source_20_Text"><text:span text:style-name="T319">Veo el video del TAF que quiero poner en boqueron_assessment en el gitlab</text:span></text:span></text:p>
      <text:p text:style-name="P508"><text:span text:style-name="Source_20_Text"><text:span text:style-name="T319"/></text:span></text:p>
      <text:p text:style-name="P524"><text:span text:style-name="Source_20_Text"><text:span text:style-name="T312">Hago todo igual pero respecto al TAF del año pasado hay un par de archivos que no tengo aún y son uno de modelcomp (pdf) y el BIOMTOT que se genera con el setup definitivo, pero para que corra es necesario poner uno así no tenga aún los datos de discards de finales de 2022 principios 2023, así que cojo el biomtot de /home/marga/GADGET/Assessment/Assessment_2023 y lo meto en el TAFfromscratch2023 con su respectiva entrada en el data.bib, y también este para que se produzca el </text:span></text:span><text:span text:style-name="Source_20_Text"><text:span text:style-name="T313">pdf: </text:span></text:span><text:bookmark text:name="rstudio_console_output9"/><text:span text:style-name="Source_20_Text"><text:span text:style-name="T309">ICESplots_modelcomp.pdf</text:span></text:span></text:p>
      <text:p text:style-name="P509"><text:span text:style-name="Source_20_Text"><text:span text:style-name="T318"/></text:span></text:p>
      <text:p text:style-name="P510"><text:span text:style-name="Source_20_Text"><text:span text:style-name="T320">hanges in Rnw file change everyplace where it says 2022 by Assyear</text:span></text:span></text:p>
      <text:p text:style-name="P510"><text:span text:style-name="Source_20_Text"><text:span text:style-name="T320"/></text:span></text:p>
      <text:p text:style-name="P511"><text:span text:style-name="Source_20_Text"><text:span text:style-name="T322">Mayo 29 copia de seguridad de datos y Assesment creado con el setup en usb </text:span></text:span><text:span text:style-name="Source_20_Text"><text:span text:style-name="T323"><text:s/></text:span></text:span><text:span text:style-name="Source_20_Text"><text:span text:style-name="T322">CEPSA <text:s/></text:span></text:span><text:span text:style-name="Source_20_Text"><text:span text:style-name="T323">junto con la conf final, la comparación con meld la hago en el lenovo </text:span></text:span><text:span text:style-name="Source_20_Text"><text:span text:style-name="T324">creando en Asessment_2023 una carpeta llamada Anchovy2023_def_estesi_conpelago_4run que es igual a la que creé con el setup y que se llama <text:s/>Anchovy2023_def_estesi_conpelago, </text:span></text:span><text:span text:style-name="Source_20_Text"><text:span text:style-name="T325">el4run es para incorporar los cambios con el meld</text:span></text:span></text:p>
      <text:p text:style-name="P511"><text:span text:style-name="Source_20_Text"><text:span text:style-name="T325"/></text:span></text:p>
      <text:p text:style-name="P512"><text:span text:style-name="Source_20_Text"><text:span text:style-name="T326">Había un error en los datos porque la ALK incluía individuos de tallas no muestreadas, así que había que filtrar primero </text:span></text:span><text:span text:style-name="Source_20_Text"><text:span text:style-name="T327">con las tallas muestreadas y Ana dijo que había un error así que el último archivo es: ANE-assess-PELAGOS0323_revisedAMoreno.xls</text:span></text:span></text:p>
      <text:p text:style-name="P512"><text:span text:style-name="Source_20_Text"><text:span text:style-name="T327"/></text:span></text:p>
      <text:p text:style-name="P513"><text:span text:style-name="Source_20_Text"><text:span text:style-name="T328">El nuevo folder se llama <text:s/></text:span></text:span><text:span text:style-name="Source_20_Text"><text:span text:style-name="T324">Anchovy2023_def_estesi_conpelago_</text:span></text:span><text:span text:style-name="Source_20_Text"><text:span text:style-name="T328">def y la copia <text:s/></text:span></text:span><text:span text:style-name="Source_20_Text"><text:span text:style-name="T324">Anchovy2023_def_estesi_conpelago_</text:span></text:span><text:span text:style-name="Source_20_Text"><text:span text:style-name="T328">def_4run </text:span></text:span><text:span text:style-name="Source_20_Text"><text:span text:style-name="T329">lo convierto con el meld y lo paso de la USB al CESGA directamente en el pc hp</text:span></text:span></text:p>
      <text:p text:style-name="P513"><text:span text:style-name="Source_20_Text"><text:span text:style-name="T329"/></text:span></text:p>
      <text:p text:style-name="P514"><text:span text:style-name="Source_20_Text"><text:span text:style-name="T330">Lo he pegado usando el remmina pc hp Durango es la conexión psw ugr</text:span></text:span></text:p>
      <text:p text:style-name="P514"><text:span text:style-name="Source_20_Text"><text:span text:style-name="T330">[csepcmrh@login210-18 Anchovy2023_def_estesi_conpelago_def_4run]$ sbatch --mem-per-cpu=2G --time=60:00:00 trabajo.sh</text:span></text:span></text:p>
      <text:p text:style-name="P514"><text:span text:style-name="Source_20_Text"><text:span text:style-name="T330">sbatch: slurm_job_submit: setting QoS to Partition QoS value: medium</text:span></text:span></text:p>
      <text:p text:style-name="P514"><text:span text:style-name="Source_20_Text"><text:span text:style-name="T330">Submitted batch job 2954296</text:span></text:span></text:p>
      <text:p text:style-name="P514"><text:span text:style-name="Source_20_Text"><text:span text:style-name="T330">[csepcmrh@login210-18 Anchovy2023_def_estesi_conpelago_def_4run]$ cd ..</text:span></text:span></text:p>
      <text:p text:style-name="P514"><text:span text:style-name="Source_20_Text"><text:span text:style-name="T330">[csepcmrh@login210-18 Assessment_2023]$ cd Anchovy2023_def_estesi_conpelago_def_4run_2</text:span></text:span></text:p>
      <text:p text:style-name="P514"><text:span text:style-name="Source_20_Text"><text:span text:style-name="T330">[csepcmrh@login210-18 Anchovy2023_def_estesi_conpelago_def_4run_2]$ sbatch --mem-per-cpu=2G --time=60:00:00 trabajo.sh</text:span></text:span></text:p>
      <text:p text:style-name="P514"><text:soft-page-break/><text:span text:style-name="Source_20_Text"><text:span text:style-name="T330">sbatch: slurm_job_submit: setting QoS to Partition QoS value: medium</text:span></text:span></text:p>
      <text:p text:style-name="P514"><text:span text:style-name="Source_20_Text"><text:span text:style-name="T330">Submitted batch job 2954310</text:span></text:span></text:p>
      <text:p text:style-name="P514"><text:span text:style-name="Source_20_Text"><text:span text:style-name="T330">[csepcmrh@login210-18 Anchovy2023_def_estesi_conpelago_def_4run_2]$ cd ..</text:span></text:span></text:p>
      <text:p text:style-name="P514"><text:span text:style-name="Source_20_Text"><text:span text:style-name="T330">[csepcmrh@login210-18 Assessment_2023]$ cd Anchovy2023_def_estesi_conpelago_def_4run_3</text:span></text:span></text:p>
      <text:p text:style-name="P514"><text:span text:style-name="Source_20_Text"><text:span text:style-name="T330">[csepcmrh@login210-18 Anchovy2023_def_estesi_conpelago_def_4run_3]$ sbatch --mem-per-cpu=2G --time=60:00:00 trabajo.sh</text:span></text:span></text:p>
      <text:p text:style-name="P514"><text:span text:style-name="Source_20_Text"><text:span text:style-name="T330">sbatch: slurm_job_submit: setting QoS to Partition QoS value: medium</text:span></text:span></text:p>
      <text:p text:style-name="P514"><text:span text:style-name="Source_20_Text"><text:span text:style-name="T330">Submitted batch job 2954314</text:span></text:span></text:p>
      <text:p text:style-name="P514"><text:span text:style-name="Source_20_Text"><text:span text:style-name="T330"/></text:span></text:p>
      <text:p text:style-name="P515"><text:span text:style-name="Source_20_Text"><text:span text:style-name="T331">Prueba run sin la distribución por edades del 2023 para la pelago!</text:span></text:span></text:p>
      <text:p text:style-name="P515"><text:span text:style-name="Source_20_Text"><text:span text:style-name="T331"/></text:span></text:p>
      <text:p text:style-name="P516"><text:span text:style-name="Source_20_Text"><text:span text:style-name="T332">3 runs</text:span></text:span></text:p>
      <text:p text:style-name="P516"><text:span text:style-name="Source_20_Text"><text:span text:style-name="T332"/></text:span></text:p>
      <text:p text:style-name="P517"><text:span text:style-name="Source_20_Text"><text:span text:style-name="T333">Hago el push en el cesga y copio el folder del TAF tal cual tres veces sin la carpeta report, </text:span></text:span><text:span text:style-name="Source_20_Text"><text:span text:style-name="T334">borro en bootstrap/data los archivos que han sido exportados desde github, </text:span></text:span><text:span text:style-name="Source_20_Text"><text:span text:style-name="T335">cambio en DATA.bib las rutas</text:span></text:span><text:span text:style-name="Source_20_Text"><text:span text:style-name="T334"> y corro report.R en la carpeta que esté (verificar la carpeta)</text:span></text:span></text:p>
      <text:p text:style-name="P517"><text:span text:style-name="Source_20_Text"><text:span text:style-name="T334"/></text:span></text:p>
      <text:p text:style-name="P518"><text:span text:style-name="Source_20_Text"><text:span text:style-name="T336">Las comparaciones se hacen con un markdown que está en el hp en Documents/GADGET/Comparison4report</text:span></text:span></text:p>
      <text:p text:style-name="P518"><text:span text:style-name="Source_20_Text"><text:span text:style-name="T336"/></text:span></text:p>
      <text:p text:style-name="P519"><text:span text:style-name="Source_20_Text"><text:span text:style-name="T337">He descubierto un error en el cálculo del blim relativo, ya que la media de la SSB en el denominador no incluía el último año, ya está arreglado en la línea </text:span></text:span><text:span text:style-name="Source_20_Text"><text:span text:style-name="T338">1071 de TAF2023_sinagecomp2023pelago_2 que tiene pinta que va a ser el definitivo para el assessment, </text:span></text:span><text:span text:style-name="Source_20_Text"><text:span text:style-name="T339">pero es un cambio mínimo al orden del tercer decimal.</text:span></text:span></text:p>
      <text:p text:style-name="P519"><text:span text:style-name="Source_20_Text"><text:span text:style-name="T339"/></text:span></text:p>
      <text:p text:style-name="P521"><text:span text:style-name="Source_20_Text"><text:span text:style-name="T342">Los datos para las summary plots están en la carpeta Results</text:span></text:span></text:p>
      <text:p text:style-name="P519"><text:span text:style-name="Source_20_Text"><text:span text:style-name="T339"/></text:span></text:p>
      <text:p text:style-name="P520"><text:span text:style-name="Source_20_Text"><text:span text:style-name="T340">He pasado los archivos desde </text:span></text:span><text:span text:style-name="Source_20_Text"><text:span text:style-name="T338">TAF2023_sinagecomp2023pelago_2 </text:span></text:span><text:span text:style-name="Source_20_Text"><text:span text:style-name="T340">al repositorio TAF oficial, he agregado que se ha eliminado la age composition de la PELAGO en 2023 y he agregado el cálculo de la captura recomendada usando la constant harvest rate, </text:span></text:span><text:span text:style-name="Source_20_Text"><text:span text:style-name="T341">hago un push del TAF en el lenovo para retomarlo en el hp y poner la configuración final de Gadget y las gráficas de la comparación con el run de años anteriores.</text:span></text:span></text:p>
      <text:p text:style-name="P518"><text:span text:style-name="Source_20_Text"><text:span text:style-name="T336"/></text:span></text:p>
      <text:p text:style-name="P995"><text:span text:style-name="Source_20_Text"><text:span text:style-name="T346">Preparación benchmark 2023</text:span></text:span></text:p>
      <text:p text:style-name="P995"><text:span text:style-name="Source_20_Text"><text:span text:style-name="T346"/></text:span></text:p>
      <text:p text:style-name="P995"><text:span text:style-name="Source_20_Text"><text:span text:style-name="T346">El archivo ~/Documents/ICES groups/2023_ane.27.9a_south_assessment/bootstrap/initial/data/GADGET/Assessment_2023/setupanchovy_fromcesga_mejorado_2020_conpelago_ycatches2020_ysumarryplots_noLDyALK2020_1_2_for2023_def_automatic.r </text:span></text:span><text:span text:style-name="Source_20_Text"><text:span text:style-name="T347">en el hp contiene el setup y corre bien. </text:span></text:span></text:p>
      <text:p text:style-name="P995"><text:span text:style-name="Source_20_Text"><text:span text:style-name="T347"/></text:span></text:p>
      <text:p text:style-name="P995"><text:span text:style-name="Source_20_Text"><text:span text:style-name="T347">Lo he corrido y he comparado el archivo resultante que termina en autom con el archivo que termina en conf_final_definitiva y el cambio importante está en la ecocadiz ldist, </text:span></text:span><text:span text:style-name="Source_20_Text"><text:span text:style-name="T345">que normalmente se toma del archivo anterior tal cual,</text:span></text:span><text:span text:style-name="Source_20_Text"><text:span text:style-name="T347"> manualmente hay que cambiar también el main.</text:span></text:span></text:p>
      <text:p text:style-name="P995"><text:span text:style-name="Source_20_Text"><text:span text:style-name="T347"/></text:span></text:p>
      <text:p text:style-name="P995"><text:span text:style-name="Source_20_Text"><text:span text:style-name="T345">Voy a meter la info de la ecocadiz reclutas </text:span></text:span><text:span text:style-name="Source_20_Text"><text:span text:style-name="T348">(metida)</text:span></text:span></text:p>
      <text:p text:style-name="P995"><text:span text:style-name="Source_20_Text"><text:span text:style-name="T348"/></text:span></text:p>
      <text:p text:style-name="P995"><text:span text:style-name="Source_20_Text"><text:span text:style-name="T348">En la comparación he quitado la aldist de la pelago 2023 manualmente y corrijo la ecocadiz.ldist manualmente, </text:span></text:span><text:span text:style-name="Source_20_Text"><text:span text:style-name="T349">eliminado bocadeva.survey.lengths que es la bocadeva hasta 2017! Pero el setup la genera! </text:span></text:span><text:span text:style-name="Source_20_Text"><text:span text:style-name="T350">Igual la quito del likelihood!</text:span></text:span></text:p>
      <text:p text:style-name="P995"><text:span text:style-name="Source_20_Text"><text:span text:style-name="T350"/></text:span></text:p>
      <text:p text:style-name="P995"><text:span text:style-name="Source_20_Text"><text:span text:style-name="T351">Gadget listo para correr</text:span></text:span></text:p>
      <text:p text:style-name="P995"><text:soft-page-break/><text:span text:style-name="Source_20_Text"><text:span text:style-name="T351"/></text:span></text:p>
      <text:p text:style-name="P995"><text:span text:style-name="Source_20_Text"><text:span text:style-name="T352">Error en como entra la ECO-REC porque al extraer de la base de datos grande no contempla la edad cero, ya está correjido en el que termina en autom, corro de nuevo y hago la comparación </text:span></text:span><text:span text:style-name="Source_20_Text"><text:span text:style-name="T347">con el archivo que termina en conf_final_definitiva </text:span></text:span><text:span text:style-name="Source_20_Text"><text:span text:style-name="T352">para poder correrlo. </text:span></text:span><text:span text:style-name="Source_20_Text"><text:span text:style-name="T353">Quería sacar la edad cero de la biomasa de la survey pero no es posible hacerlo directamente porque los datos de esad están en número! Así que la ecocadiz survey hay que copiarla del anterior assessment!</text:span></text:span></text:p>
      <text:p text:style-name="P995"><text:span text:style-name="Source_20_Text"><text:span text:style-name="T352"/></text:span></text:p>
      <text:p text:style-name="P999"><text:span text:style-name="Source_20_Text"><text:span text:style-name="T314">El que termina en autom le hago una copia y se llama autom_ready2run2, </text:span></text:span><text:span text:style-name="Source_20_Text"><text:span text:style-name="T315">con el meld comparo con ready</text:span></text:span><text:span text:style-name="Source_20_Text"><text:span text:style-name="T316">4</text:span></text:span><text:span text:style-name="Source_20_Text"><text:span text:style-name="T315">run y esa carpeta ready2run2 se convertirá en el </text:span></text:span><text:span text:style-name="Source_20_Text"><text:span text:style-name="T316">definitivo para correrlo, recordar quitar las al de la pelago en 2023 que nos fiamos!</text:span></text:span></text:p>
      <text:p text:style-name="P995"><text:span text:style-name="Source_20_Text"><text:span text:style-name="T311"/></text:span></text:p>
      <text:p text:style-name="P518"><text:span text:style-name="Source_20_Text"><text:span text:style-name="T336"/></text:span></text:p>
      <text:p text:style-name="P993"><text:span text:style-name="Source_20_Text"><text:span text:style-name="T344">Assessment 2024</text:span></text:span></text:p>
      <text:p text:style-name="P993"><text:span text:style-name="Source_20_Text"><text:span text:style-name="T344"/></text:span></text:p>
      <text:p text:style-name="P993"><text:span text:style-name="Source_20_Text"><text:span text:style-name="T343">Estoy con unos Gadgets del paper de crecimiento, quería hacerlos con Gadget3 pero obtengo unos resultados muy extraños con los retros y con un gadget en particular, además en Gadget3 hay t0 y en Gadget2 no. Se corre bien el .Rnw en el lenovo sin errores. Para probarlo creo una carpeta</text:span></text:span></text:p>
      <text:p text:style-name="P993"><text:span text:style-name="Source_20_Text"><text:span text:style-name="T343">~/Documents/ICES grupos/TAF/2024_ane.27.9a_south_assessment_prueba$ </text:span></text:span></text:p>
      <text:p text:style-name="P993"><text:span text:style-name="Source_20_Text"><text:span text:style-name="T343">Para empezar debo coger del último assessment la carpeta bootstrap, el scrip report.R y el archivo terminado en .Rnw y pegarlos en la nueva carpeta (recordar que internet en el lenovo sólo va con mi teléfono).</text:span></text:span></text:p>
      <text:p text:style-name="P518"><text:span text:style-name="Source_20_Text"><text:span text:style-name="T336"/></text:span></text:p>
      <text:p text:style-name="P996"><text:span text:style-name="Source_20_Text"><text:span text:style-name="T357">Me he dado cuenta que en </text:span></text:span><text:span text:style-name="Source_20_Text"><text:span text:style-name="T346">~/Documents/ICES groups/2023_ane.27.9a_south_assessment/bootstrap/initial/data/GADGET/Assessment_2023 </text:span></text:span><text:span text:style-name="Source_20_Text"><text:span text:style-name="T354">hay un folder que termina en ready2run2 que tiene la ecocadiz reclutas y que me sirve para correrlo en el CESGA</text:span></text:span></text:p>
      <text:p text:style-name="P996"><text:span text:style-name="Source_20_Text"><text:span text:style-name="T354"/></text:span></text:p>
      <text:p text:style-name="P997"><text:span text:style-name="Source_20_Text"><text:span text:style-name="T355">En el CESGA siguiendo las instrucciones del checkpoint que están aquí arriba me conecto y creo un folder Gadget2024/experimento_crecimiento donde meto la carpeta que termina en ready2run2</text:span></text:span></text:p>
      <text:p text:style-name="P997"><text:span text:style-name="Source_20_Text"><text:span text:style-name="T355"/></text:span></text:p>
      <text:p text:style-name="P998"><text:span text:style-name="Source_20_Text"><text:span text:style-name="T356">Al correrlo veo que no funciona, lo comparo con el del año pasado que termina en sinagecomp2023pelago_2 y veo que hay diferencias en el main file, lo corrijo y ahora si corre</text:span></text:span></text:p>
      <text:p text:style-name="P518"><text:span text:style-name="Source_20_Text"><text:span text:style-name="T336"/></text:span></text:p>
      <text:p text:style-name="P1004">STEP BY STEP <text:span text:style-name="T119">26 de abril </text:span><text:span text:style-name="T125">2023</text:span></text:p>
      <text:p text:style-name="P1004">1. Git pull the notes on lenovo PC</text:p>
      <text:p text:style-name="P1004">marga@Marganchovy:~/GADGET/Realgadgetgit/gadgetanchovy/Notes$ git pull</text:p>
      <text:p text:style-name="P1004">(if I need token, look for token in hotmail)</text:p>
      <text:p text:style-name="P1004">2. Write on Benchmark_evolution_fvfv2022_2.odt file</text:p>
      <text:p text:style-name="P1004">3. Ask for data to Jorge and save it in marga@Marganchovy:~/GADGET/DATOS/Taledas_allfleets_1988_2016$</text:p>
      <text:p text:style-name="P1004">4. Create this folder marga@Marganchovy:~/GADGET/Assessment/Assessment_2023$</text:p>
      <text:p text:style-name="P1004"><text:span text:style-name="Source_20_Text"><text:span text:style-name="T358">5. </text:span></text:span><text:span text:style-name="Source_20_Text"><text:span text:style-name="T359">C</text:span></text:span><text:span text:style-name="Source_20_Text"><text:span text:style-name="T358">opy last setup from Assessment_2022 folder </text:span></text:span><text:span text:style-name="Source_20_Text"><text:span text:style-name="T360">y renombrar: setupanchovy_fromcesga_mejorado_2020_conpelago_ycatches2020_ysumarryplots_noLDyALK2020_1_2_for2023</text:span></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oft-page-break/><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3"><text:span text:style-name="Source_20_Text"><text:span text:style-name="T3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6DT8H55M12S</meta:editing-duration>
    <meta:editing-cycles>182</meta:editing-cycles>
    <meta:generator>LibreOffice/5.1.6.2$Linux_X86_64 LibreOffice_project/10m0$Build-2</meta:generator>
    <dc:date>2024-05-09T17:39:48.173176135</dc:date>
    <meta:document-statistic meta:table-count="0" meta:image-count="1" meta:object-count="0" meta:page-count="68" meta:paragraph-count="1853" meta:word-count="20621" meta:character-count="157980" meta:non-whitespace-character-count="134214"/>
  </office:meta>
</office:document-meta>
</file>